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3394in" svg:height="6.9406in" svg:x="4.8094in" svg:y="0.8236in">
            <draw:object draw:notify-on-update-of-ranges="Sheet1.D2:Sheet1.D8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2"/>
          <table:table-cell table:formula="of:=AVERAGE([.B2:.B86])" office:value-type="float" office:value="-0.000122105276470588" calcext:value-type="float">
            <text:p>-0.000122105276471</text:p>
          </table:table-cell>
          <table:table-cell/>
        </table:table-row>
        <table:table-row table:style-name="ro1">
          <table:table-cell office:value-type="float" office:value="-1.221067" calcext:value-type="float">
            <text:p>-1.221067</text:p>
          </table:table-cell>
          <table:table-cell table:formula="of:=[.A2]/10000" office:value-type="float" office:value="-0.0001221067" calcext:value-type="float">
            <text:p>-0.0001221067</text:p>
          </table:table-cell>
          <table:table-cell/>
          <table:table-cell table:formula="of:=[.B2]-[.$C$1]" office:value-type="float" office:value="-0.00000000142352941177979" calcext:value-type="float">
            <text:p>-1.42352941177979E-09</text:p>
          </table:table-cell>
        </table:table-row>
        <table:table-row table:style-name="ro1">
          <table:table-cell office:value-type="float" office:value="-1.221036" calcext:value-type="float">
            <text:p>-1.221036</text:p>
          </table:table-cell>
          <table:table-cell table:formula="of:=[.A3]/10000" office:value-type="float" office:value="-0.0001221036" calcext:value-type="float">
            <text:p>-0.0001221036</text:p>
          </table:table-cell>
          <table:table-cell/>
          <table:table-cell table:formula="of:=[.B3]-[.$C$1]" office:value-type="float" office:value="0.00000000167647058822024" calcext:value-type="float">
            <text:p>1.67647058822024E-09</text:p>
          </table:table-cell>
        </table:table-row>
        <table:table-row table:style-name="ro1">
          <table:table-cell office:value-type="float" office:value="-1.221051" calcext:value-type="float">
            <text:p>-1.221051</text:p>
          </table:table-cell>
          <table:table-cell table:formula="of:=[.A4]/10000" office:value-type="float" office:value="-0.0001221051" calcext:value-type="float">
            <text:p>-0.0001221051</text:p>
          </table:table-cell>
          <table:table-cell/>
          <table:table-cell table:formula="of:=[.B4]-[.$C$1]" office:value-type="float" office:value="0.000000000176470588196618" calcext:value-type="float">
            <text:p>1.76470588196618E-10</text:p>
          </table:table-cell>
        </table:table-row>
        <table:table-row table:style-name="ro1">
          <table:table-cell office:value-type="float" office:value="-1.221092" calcext:value-type="float">
            <text:p>-1.221092</text:p>
          </table:table-cell>
          <table:table-cell table:formula="of:=[.A5]/10000" office:value-type="float" office:value="-0.0001221092" calcext:value-type="float">
            <text:p>-0.0001221092</text:p>
          </table:table-cell>
          <table:table-cell/>
          <table:table-cell table:formula="of:=[.B5]-[.$C$1]" office:value-type="float" office:value="-0.00000000392352941179204" calcext:value-type="float">
            <text:p>-3.92352941179204E-09</text:p>
          </table:table-cell>
        </table:table-row>
        <table:table-row table:style-name="ro1">
          <table:table-cell office:value-type="float" office:value="-1.221097" calcext:value-type="float">
            <text:p>-1.221097</text:p>
          </table:table-cell>
          <table:table-cell table:formula="of:=[.A6]/10000" office:value-type="float" office:value="-0.0001221097" calcext:value-type="float">
            <text:p>-0.0001221097</text:p>
          </table:table-cell>
          <table:table-cell/>
          <table:table-cell table:formula="of:=[.B6]-[.$C$1]" office:value-type="float" office:value="-0.00000000442352941177281" calcext:value-type="float">
            <text:p>-4.42352941177281E-09</text:p>
          </table:table-cell>
        </table:table-row>
        <table:table-row table:style-name="ro1">
          <table:table-cell office:value-type="float" office:value="-1.221021" calcext:value-type="float">
            <text:p>-1.221021</text:p>
          </table:table-cell>
          <table:table-cell table:formula="of:=[.A7]/10000" office:value-type="float" office:value="-0.0001221021" calcext:value-type="float">
            <text:p>-0.0001221021</text:p>
          </table:table-cell>
          <table:table-cell/>
          <table:table-cell table:formula="of:=[.B7]-[.$C$1]" office:value-type="float" office:value="0.00000000317647058821675" calcext:value-type="float">
            <text:p>3.17647058821675E-09</text:p>
          </table:table-cell>
        </table:table-row>
        <table:table-row table:style-name="ro1">
          <table:table-cell office:value-type="float" office:value="-1.221011" calcext:value-type="float">
            <text:p>-1.221011</text:p>
          </table:table-cell>
          <table:table-cell table:formula="of:=[.A8]/10000" office:value-type="float" office:value="-0.0001221011" calcext:value-type="float">
            <text:p>-0.0001221011</text:p>
          </table:table-cell>
          <table:table-cell/>
          <table:table-cell table:formula="of:=[.B8]-[.$C$1]" office:value-type="float" office:value="0.00000000417647058820539" calcext:value-type="float">
            <text:p>4.17647058820539E-09</text:p>
          </table:table-cell>
        </table:table-row>
        <table:table-row table:style-name="ro1">
          <table:table-cell office:value-type="float" office:value="-1.220976" calcext:value-type="float">
            <text:p>-1.220976</text:p>
          </table:table-cell>
          <table:table-cell table:formula="of:=[.A9]/10000" office:value-type="float" office:value="-0.0001220976" calcext:value-type="float">
            <text:p>-0.0001220976</text:p>
          </table:table-cell>
          <table:table-cell/>
          <table:table-cell table:formula="of:=[.B9]-[.$C$1]" office:value-type="float" office:value="0.00000000767647058820629" calcext:value-type="float">
            <text:p>7.67647058820629E-09</text:p>
          </table:table-cell>
        </table:table-row>
        <table:table-row table:style-name="ro1">
          <table:table-cell office:value-type="float" office:value="-1.220976" calcext:value-type="float">
            <text:p>-1.220976</text:p>
          </table:table-cell>
          <table:table-cell table:formula="of:=[.A10]/10000" office:value-type="float" office:value="-0.0001220976" calcext:value-type="float">
            <text:p>-0.0001220976</text:p>
          </table:table-cell>
          <table:table-cell/>
          <table:table-cell table:formula="of:=[.B10]-[.$C$1]" office:value-type="float" office:value="0.00000000767647058820629" calcext:value-type="float">
            <text:p>7.67647058820629E-09</text:p>
          </table:table-cell>
        </table:table-row>
        <table:table-row table:style-name="ro1">
          <table:table-cell office:value-type="float" office:value="-1.221041" calcext:value-type="float">
            <text:p>-1.221041</text:p>
          </table:table-cell>
          <table:table-cell table:formula="of:=[.A11]/10000" office:value-type="float" office:value="-0.0001221041" calcext:value-type="float">
            <text:p>-0.0001221041</text:p>
          </table:table-cell>
          <table:table-cell/>
          <table:table-cell table:formula="of:=[.B11]-[.$C$1]" office:value-type="float" office:value="0.00000000117647058821236" calcext:value-type="float">
            <text:p>1.17647058821236E-09</text:p>
          </table:table-cell>
        </table:table-row>
        <table:table-row table:style-name="ro1">
          <table:table-cell office:value-type="float" office:value="-1.221092" calcext:value-type="float">
            <text:p>-1.221092</text:p>
          </table:table-cell>
          <table:table-cell table:formula="of:=[.A12]/10000" office:value-type="float" office:value="-0.0001221092" calcext:value-type="float">
            <text:p>-0.0001221092</text:p>
          </table:table-cell>
          <table:table-cell/>
          <table:table-cell table:formula="of:=[.B12]-[.$C$1]" office:value-type="float" office:value="-0.00000000392352941179204" calcext:value-type="float">
            <text:p>-3.92352941179204E-09</text:p>
          </table:table-cell>
        </table:table-row>
        <table:table-row table:style-name="ro1">
          <table:table-cell office:value-type="float" office:value="-1.221077" calcext:value-type="float">
            <text:p>-1.221077</text:p>
          </table:table-cell>
          <table:table-cell table:formula="of:=[.A13]/10000" office:value-type="float" office:value="-0.0001221077" calcext:value-type="float">
            <text:p>-0.0001221077</text:p>
          </table:table-cell>
          <table:table-cell/>
          <table:table-cell table:formula="of:=[.B13]-[.$C$1]" office:value-type="float" office:value="-0.00000000242352941179553" calcext:value-type="float">
            <text:p>-2.42352941179553E-09</text:p>
          </table:table-cell>
        </table:table-row>
        <table:table-row table:style-name="ro1">
          <table:table-cell office:value-type="float" office:value="-1.221067" calcext:value-type="float">
            <text:p>-1.221067</text:p>
          </table:table-cell>
          <table:table-cell table:formula="of:=[.A14]/10000" office:value-type="float" office:value="-0.0001221067" calcext:value-type="float">
            <text:p>-0.0001221067</text:p>
          </table:table-cell>
          <table:table-cell/>
          <table:table-cell table:formula="of:=[.B14]-[.$C$1]" office:value-type="float" office:value="-0.00000000142352941177979" calcext:value-type="float">
            <text:p>-1.42352941177979E-09</text:p>
          </table:table-cell>
        </table:table-row>
        <table:table-row table:style-name="ro1">
          <table:table-cell office:value-type="float" office:value="-1.221102" calcext:value-type="float">
            <text:p>-1.221102</text:p>
          </table:table-cell>
          <table:table-cell table:formula="of:=[.A15]/10000" office:value-type="float" office:value="-0.0001221102" calcext:value-type="float">
            <text:p>-0.0001221102</text:p>
          </table:table-cell>
          <table:table-cell/>
          <table:table-cell table:formula="of:=[.B15]-[.$C$1]" office:value-type="float" office:value="-0.00000000492352941178068" calcext:value-type="float">
            <text:p>-4.92352941178068E-09</text:p>
          </table:table-cell>
        </table:table-row>
        <table:table-row table:style-name="ro1">
          <table:table-cell office:value-type="float" office:value="-1.221057" calcext:value-type="float">
            <text:p>-1.221057</text:p>
          </table:table-cell>
          <table:table-cell table:formula="of:=[.A16]/10000" office:value-type="float" office:value="-0.0001221057" calcext:value-type="float">
            <text:p>-0.0001221057</text:p>
          </table:table-cell>
          <table:table-cell/>
          <table:table-cell table:formula="of:=[.B16]-[.$C$1]" office:value-type="float" office:value="-0.000000000423529411791145" calcext:value-type="float">
            <text:p>-4.23529411791145E-10</text:p>
          </table:table-cell>
        </table:table-row>
        <table:table-row table:style-name="ro1">
          <table:table-cell office:value-type="float" office:value="-1.221062" calcext:value-type="float">
            <text:p>-1.221062</text:p>
          </table:table-cell>
          <table:table-cell table:formula="of:=[.A17]/10000" office:value-type="float" office:value="-0.0001221062" calcext:value-type="float">
            <text:p>-0.0001221062</text:p>
          </table:table-cell>
          <table:table-cell/>
          <table:table-cell table:formula="of:=[.B17]-[.$C$1]" office:value-type="float" office:value="-0.000000000923529411771913" calcext:value-type="float">
            <text:p>-9.23529411771913E-10</text:p>
          </table:table-cell>
        </table:table-row>
        <table:table-row table:style-name="ro1">
          <table:table-cell office:value-type="float" office:value="-1.221041" calcext:value-type="float">
            <text:p>-1.221041</text:p>
          </table:table-cell>
          <table:table-cell table:formula="of:=[.A18]/10000" office:value-type="float" office:value="-0.0001221041" calcext:value-type="float">
            <text:p>-0.0001221041</text:p>
          </table:table-cell>
          <table:table-cell/>
          <table:table-cell table:formula="of:=[.B18]-[.$C$1]" office:value-type="float" office:value="0.00000000117647058821236" calcext:value-type="float">
            <text:p>1.17647058821236E-09</text:p>
          </table:table-cell>
        </table:table-row>
        <table:table-row table:style-name="ro1">
          <table:table-cell office:value-type="float" office:value="-1.221092" calcext:value-type="float">
            <text:p>-1.221092</text:p>
          </table:table-cell>
          <table:table-cell table:formula="of:=[.A19]/10000" office:value-type="float" office:value="-0.0001221092" calcext:value-type="float">
            <text:p>-0.0001221092</text:p>
          </table:table-cell>
          <table:table-cell/>
          <table:table-cell table:formula="of:=[.B19]-[.$C$1]" office:value-type="float" office:value="-0.00000000392352941179204" calcext:value-type="float">
            <text:p>-3.92352941179204E-09</text:p>
          </table:table-cell>
        </table:table-row>
        <table:table-row table:style-name="ro1">
          <table:table-cell office:value-type="float" office:value="-1.221082" calcext:value-type="float">
            <text:p>-1.221082</text:p>
          </table:table-cell>
          <table:table-cell table:formula="of:=[.A20]/10000" office:value-type="float" office:value="-0.0001221082" calcext:value-type="float">
            <text:p>-0.0001221082</text:p>
          </table:table-cell>
          <table:table-cell/>
          <table:table-cell table:formula="of:=[.B20]-[.$C$1]" office:value-type="float" office:value="-0.0000000029235294117763" calcext:value-type="float">
            <text:p>-2.9235294117763E-09</text:p>
          </table:table-cell>
        </table:table-row>
        <table:table-row table:style-name="ro1">
          <table:table-cell office:value-type="float" office:value="-1.221036" calcext:value-type="float">
            <text:p>-1.221036</text:p>
          </table:table-cell>
          <table:table-cell table:formula="of:=[.A21]/10000" office:value-type="float" office:value="-0.0001221036" calcext:value-type="float">
            <text:p>-0.0001221036</text:p>
          </table:table-cell>
          <table:table-cell/>
          <table:table-cell table:formula="of:=[.B21]-[.$C$1]" office:value-type="float" office:value="0.00000000167647058822024" calcext:value-type="float">
            <text:p>1.67647058822024E-09</text:p>
          </table:table-cell>
        </table:table-row>
        <table:table-row table:style-name="ro1">
          <table:table-cell office:value-type="float" office:value="-1.221077" calcext:value-type="float">
            <text:p>-1.221077</text:p>
          </table:table-cell>
          <table:table-cell table:formula="of:=[.A22]/10000" office:value-type="float" office:value="-0.0001221077" calcext:value-type="float">
            <text:p>-0.0001221077</text:p>
          </table:table-cell>
          <table:table-cell/>
          <table:table-cell table:formula="of:=[.B22]-[.$C$1]" office:value-type="float" office:value="-0.00000000242352941179553" calcext:value-type="float">
            <text:p>-2.42352941179553E-09</text:p>
          </table:table-cell>
        </table:table-row>
        <table:table-row table:style-name="ro1">
          <table:table-cell office:value-type="float" office:value="-1.221127" calcext:value-type="float">
            <text:p>-1.221127</text:p>
          </table:table-cell>
          <table:table-cell table:formula="of:=[.A23]/10000" office:value-type="float" office:value="-0.0001221127" calcext:value-type="float">
            <text:p>-0.0001221127</text:p>
          </table:table-cell>
          <table:table-cell/>
          <table:table-cell table:formula="of:=[.B23]-[.$C$1]" office:value-type="float" office:value="-0.00000000742352941179294" calcext:value-type="float">
            <text:p>-7.42352941179294E-09</text:p>
          </table:table-cell>
        </table:table-row>
        <table:table-row table:style-name="ro1">
          <table:table-cell office:value-type="float" office:value="-1.221137" calcext:value-type="float">
            <text:p>-1.221137</text:p>
          </table:table-cell>
          <table:table-cell table:formula="of:=[.A24]/10000" office:value-type="float" office:value="-0.0001221137" calcext:value-type="float">
            <text:p>-0.0001221137</text:p>
          </table:table-cell>
          <table:table-cell/>
          <table:table-cell table:formula="of:=[.B24]-[.$C$1]" office:value-type="float" office:value="-0.00000000842352941178158" calcext:value-type="float">
            <text:p>-8.42352941178158E-09</text:p>
          </table:table-cell>
        </table:table-row>
        <table:table-row table:style-name="ro1">
          <table:table-cell office:value-type="float" office:value="-1.221072" calcext:value-type="float">
            <text:p>-1.221072</text:p>
          </table:table-cell>
          <table:table-cell table:formula="of:=[.A25]/10000" office:value-type="float" office:value="-0.0001221072" calcext:value-type="float">
            <text:p>-0.0001221072</text:p>
          </table:table-cell>
          <table:table-cell/>
          <table:table-cell table:formula="of:=[.B25]-[.$C$1]" office:value-type="float" office:value="-0.00000000192352941178766" calcext:value-type="float">
            <text:p>-1.92352941178766E-09</text:p>
          </table:table-cell>
        </table:table-row>
        <table:table-row table:style-name="ro1">
          <table:table-cell office:value-type="float" office:value="-1.220996" calcext:value-type="float">
            <text:p>-1.220996</text:p>
          </table:table-cell>
          <table:table-cell table:formula="of:=[.A26]/10000" office:value-type="float" office:value="-0.0001220996" calcext:value-type="float">
            <text:p>-0.0001220996</text:p>
          </table:table-cell>
          <table:table-cell/>
          <table:table-cell table:formula="of:=[.B26]-[.$C$1]" office:value-type="float" office:value="0.00000000567647058822901" calcext:value-type="float">
            <text:p>5.67647058822901E-09</text:p>
          </table:table-cell>
        </table:table-row>
        <table:table-row table:style-name="ro1">
          <table:table-cell office:value-type="float" office:value="-1.221036" calcext:value-type="float">
            <text:p>-1.221036</text:p>
          </table:table-cell>
          <table:table-cell table:formula="of:=[.A27]/10000" office:value-type="float" office:value="-0.0001221036" calcext:value-type="float">
            <text:p>-0.0001221036</text:p>
          </table:table-cell>
          <table:table-cell/>
          <table:table-cell table:formula="of:=[.B27]-[.$C$1]" office:value-type="float" office:value="0.00000000167647058822024" calcext:value-type="float">
            <text:p>1.67647058822024E-09</text:p>
          </table:table-cell>
        </table:table-row>
        <table:table-row table:style-name="ro1">
          <table:table-cell office:value-type="float" office:value="-1.221057" calcext:value-type="float">
            <text:p>-1.221057</text:p>
          </table:table-cell>
          <table:table-cell table:formula="of:=[.A28]/10000" office:value-type="float" office:value="-0.0001221057" calcext:value-type="float">
            <text:p>-0.0001221057</text:p>
          </table:table-cell>
          <table:table-cell/>
          <table:table-cell table:formula="of:=[.B28]-[.$C$1]" office:value-type="float" office:value="-0.000000000423529411791145" calcext:value-type="float">
            <text:p>-4.23529411791145E-10</text:p>
          </table:table-cell>
        </table:table-row>
        <table:table-row table:style-name="ro1">
          <table:table-cell office:value-type="float" office:value="-1.221057" calcext:value-type="float">
            <text:p>-1.221057</text:p>
          </table:table-cell>
          <table:table-cell table:formula="of:=[.A29]/10000" office:value-type="float" office:value="-0.0001221057" calcext:value-type="float">
            <text:p>-0.0001221057</text:p>
          </table:table-cell>
          <table:table-cell/>
          <table:table-cell table:formula="of:=[.B29]-[.$C$1]" office:value-type="float" office:value="-0.000000000423529411791145" calcext:value-type="float">
            <text:p>-4.23529411791145E-10</text:p>
          </table:table-cell>
        </table:table-row>
        <table:table-row table:style-name="ro1">
          <table:table-cell office:value-type="float" office:value="-1.221051" calcext:value-type="float">
            <text:p>-1.221051</text:p>
          </table:table-cell>
          <table:table-cell table:formula="of:=[.A30]/10000" office:value-type="float" office:value="-0.0001221051" calcext:value-type="float">
            <text:p>-0.0001221051</text:p>
          </table:table-cell>
          <table:table-cell/>
          <table:table-cell table:formula="of:=[.B30]-[.$C$1]" office:value-type="float" office:value="0.000000000176470588196618" calcext:value-type="float">
            <text:p>1.76470588196618E-10</text:p>
          </table:table-cell>
        </table:table-row>
        <table:table-row table:style-name="ro1">
          <table:table-cell office:value-type="float" office:value="-1.221041" calcext:value-type="float">
            <text:p>-1.221041</text:p>
          </table:table-cell>
          <table:table-cell table:formula="of:=[.A31]/10000" office:value-type="float" office:value="-0.0001221041" calcext:value-type="float">
            <text:p>-0.0001221041</text:p>
          </table:table-cell>
          <table:table-cell/>
          <table:table-cell table:formula="of:=[.B31]-[.$C$1]" office:value-type="float" office:value="0.00000000117647058821236" calcext:value-type="float">
            <text:p>1.17647058821236E-09</text:p>
          </table:table-cell>
        </table:table-row>
        <table:table-row table:style-name="ro1">
          <table:table-cell office:value-type="float" office:value="-1.221016" calcext:value-type="float">
            <text:p>-1.221016</text:p>
          </table:table-cell>
          <table:table-cell table:formula="of:=[.A32]/10000" office:value-type="float" office:value="-0.0001221016" calcext:value-type="float">
            <text:p>-0.0001221016</text:p>
          </table:table-cell>
          <table:table-cell/>
          <table:table-cell table:formula="of:=[.B32]-[.$C$1]" office:value-type="float" office:value="0.00000000367647058819752" calcext:value-type="float">
            <text:p>3.67647058819752E-09</text:p>
          </table:table-cell>
        </table:table-row>
        <table:table-row table:style-name="ro1">
          <table:table-cell office:value-type="float" office:value="-1.221046" calcext:value-type="float">
            <text:p>-1.221046</text:p>
          </table:table-cell>
          <table:table-cell table:formula="of:=[.A33]/10000" office:value-type="float" office:value="-0.0001221046" calcext:value-type="float">
            <text:p>-0.0001221046</text:p>
          </table:table-cell>
          <table:table-cell/>
          <table:table-cell table:formula="of:=[.B33]-[.$C$1]" office:value-type="float" office:value="0.000000000676470588204491" calcext:value-type="float">
            <text:p>6.76470588204491E-10</text:p>
          </table:table-cell>
        </table:table-row>
        <table:table-row table:style-name="ro1">
          <table:table-cell office:value-type="float" office:value="-1.221057" calcext:value-type="float">
            <text:p>-1.221057</text:p>
          </table:table-cell>
          <table:table-cell table:formula="of:=[.A34]/10000" office:value-type="float" office:value="-0.0001221057" calcext:value-type="float">
            <text:p>-0.0001221057</text:p>
          </table:table-cell>
          <table:table-cell/>
          <table:table-cell table:formula="of:=[.B34]-[.$C$1]" office:value-type="float" office:value="-0.000000000423529411791145" calcext:value-type="float">
            <text:p>-4.23529411791145E-10</text:p>
          </table:table-cell>
        </table:table-row>
        <table:table-row table:style-name="ro1">
          <table:table-cell office:value-type="float" office:value="-1.221067" calcext:value-type="float">
            <text:p>-1.221067</text:p>
          </table:table-cell>
          <table:table-cell table:formula="of:=[.A35]/10000" office:value-type="float" office:value="-0.0001221067" calcext:value-type="float">
            <text:p>-0.0001221067</text:p>
          </table:table-cell>
          <table:table-cell/>
          <table:table-cell table:formula="of:=[.B35]-[.$C$1]" office:value-type="float" office:value="-0.00000000142352941177979" calcext:value-type="float">
            <text:p>-1.42352941177979E-09</text:p>
          </table:table-cell>
        </table:table-row>
        <table:table-row table:style-name="ro1">
          <table:table-cell office:value-type="float" office:value="-1.221031" calcext:value-type="float">
            <text:p>-1.221031</text:p>
          </table:table-cell>
          <table:table-cell table:formula="of:=[.A36]/10000" office:value-type="float" office:value="-0.0001221031" calcext:value-type="float">
            <text:p>-0.0001221031</text:p>
          </table:table-cell>
          <table:table-cell/>
          <table:table-cell table:formula="of:=[.B36]-[.$C$1]" office:value-type="float" office:value="0.00000000217647058822811" calcext:value-type="float">
            <text:p>2.17647058822811E-09</text:p>
          </table:table-cell>
        </table:table-row>
        <table:table-row table:style-name="ro1">
          <table:table-cell office:value-type="float" office:value="-1.221051" calcext:value-type="float">
            <text:p>-1.221051</text:p>
          </table:table-cell>
          <table:table-cell table:formula="of:=[.A37]/10000" office:value-type="float" office:value="-0.0001221051" calcext:value-type="float">
            <text:p>-0.0001221051</text:p>
          </table:table-cell>
          <table:table-cell/>
          <table:table-cell table:formula="of:=[.B37]-[.$C$1]" office:value-type="float" office:value="0.000000000176470588196618" calcext:value-type="float">
            <text:p>1.76470588196618E-10</text:p>
          </table:table-cell>
        </table:table-row>
        <table:table-row table:style-name="ro1">
          <table:table-cell office:value-type="float" office:value="-1.221077" calcext:value-type="float">
            <text:p>-1.221077</text:p>
          </table:table-cell>
          <table:table-cell table:formula="of:=[.A38]/10000" office:value-type="float" office:value="-0.0001221077" calcext:value-type="float">
            <text:p>-0.0001221077</text:p>
          </table:table-cell>
          <table:table-cell/>
          <table:table-cell table:formula="of:=[.B38]-[.$C$1]" office:value-type="float" office:value="-0.00000000242352941179553" calcext:value-type="float">
            <text:p>-2.42352941179553E-09</text:p>
          </table:table-cell>
        </table:table-row>
        <table:table-row table:style-name="ro1">
          <table:table-cell office:value-type="float" office:value="-1.221036" calcext:value-type="float">
            <text:p>-1.221036</text:p>
          </table:table-cell>
          <table:table-cell table:formula="of:=[.A39]/10000" office:value-type="float" office:value="-0.0001221036" calcext:value-type="float">
            <text:p>-0.0001221036</text:p>
          </table:table-cell>
          <table:table-cell/>
          <table:table-cell table:formula="of:=[.B39]-[.$C$1]" office:value-type="float" office:value="0.00000000167647058822024" calcext:value-type="float">
            <text:p>1.67647058822024E-09</text:p>
          </table:table-cell>
        </table:table-row>
        <table:table-row table:style-name="ro1">
          <table:table-cell office:value-type="float" office:value="-1.220991" calcext:value-type="float">
            <text:p>-1.220991</text:p>
          </table:table-cell>
          <table:table-cell table:formula="of:=[.A40]/10000" office:value-type="float" office:value="-0.0001220991" calcext:value-type="float">
            <text:p>-0.0001220991</text:p>
          </table:table-cell>
          <table:table-cell/>
          <table:table-cell table:formula="of:=[.B40]-[.$C$1]" office:value-type="float" office:value="0.00000000617647058820977" calcext:value-type="float">
            <text:p>6.17647058820977E-09</text:p>
          </table:table-cell>
        </table:table-row>
        <table:table-row table:style-name="ro1">
          <table:table-cell office:value-type="float" office:value="-1.221026" calcext:value-type="float">
            <text:p>-1.221026</text:p>
          </table:table-cell>
          <table:table-cell table:formula="of:=[.A41]/10000" office:value-type="float" office:value="-0.0001221026" calcext:value-type="float">
            <text:p>-0.0001221026</text:p>
          </table:table-cell>
          <table:table-cell/>
          <table:table-cell table:formula="of:=[.B41]-[.$C$1]" office:value-type="float" office:value="0.00000000267647058820888" calcext:value-type="float">
            <text:p>2.67647058820888E-09</text:p>
          </table:table-cell>
        </table:table-row>
        <table:table-row table:style-name="ro1">
          <table:table-cell office:value-type="float" office:value="-1.221077" calcext:value-type="float">
            <text:p>-1.221077</text:p>
          </table:table-cell>
          <table:table-cell table:formula="of:=[.A42]/10000" office:value-type="float" office:value="-0.0001221077" calcext:value-type="float">
            <text:p>-0.0001221077</text:p>
          </table:table-cell>
          <table:table-cell/>
          <table:table-cell table:formula="of:=[.B42]-[.$C$1]" office:value-type="float" office:value="-0.00000000242352941179553" calcext:value-type="float">
            <text:p>-2.42352941179553E-09</text:p>
          </table:table-cell>
        </table:table-row>
        <table:table-row table:style-name="ro1">
          <table:table-cell office:value-type="float" office:value="-1.221031" calcext:value-type="float">
            <text:p>-1.221031</text:p>
          </table:table-cell>
          <table:table-cell table:formula="of:=[.A43]/10000" office:value-type="float" office:value="-0.0001221031" calcext:value-type="float">
            <text:p>-0.0001221031</text:p>
          </table:table-cell>
          <table:table-cell/>
          <table:table-cell table:formula="of:=[.B43]-[.$C$1]" office:value-type="float" office:value="0.00000000217647058822811" calcext:value-type="float">
            <text:p>2.17647058822811E-09</text:p>
          </table:table-cell>
        </table:table-row>
        <table:table-row table:style-name="ro1">
          <table:table-cell office:value-type="float" office:value="-1.221036" calcext:value-type="float">
            <text:p>-1.221036</text:p>
          </table:table-cell>
          <table:table-cell table:formula="of:=[.A44]/10000" office:value-type="float" office:value="-0.0001221036" calcext:value-type="float">
            <text:p>-0.0001221036</text:p>
          </table:table-cell>
          <table:table-cell/>
          <table:table-cell table:formula="of:=[.B44]-[.$C$1]" office:value-type="float" office:value="0.00000000167647058822024" calcext:value-type="float">
            <text:p>1.67647058822024E-09</text:p>
          </table:table-cell>
        </table:table-row>
        <table:table-row table:style-name="ro1">
          <table:table-cell office:value-type="float" office:value="-1.221067" calcext:value-type="float">
            <text:p>-1.221067</text:p>
          </table:table-cell>
          <table:table-cell table:formula="of:=[.A45]/10000" office:value-type="float" office:value="-0.0001221067" calcext:value-type="float">
            <text:p>-0.0001221067</text:p>
          </table:table-cell>
          <table:table-cell/>
          <table:table-cell table:formula="of:=[.B45]-[.$C$1]" office:value-type="float" office:value="-0.00000000142352941177979" calcext:value-type="float">
            <text:p>-1.42352941177979E-09</text:p>
          </table:table-cell>
        </table:table-row>
        <table:table-row table:style-name="ro1">
          <table:table-cell office:value-type="float" office:value="-1.221087" calcext:value-type="float">
            <text:p>-1.221087</text:p>
          </table:table-cell>
          <table:table-cell table:formula="of:=[.A46]/10000" office:value-type="float" office:value="-0.0001221087" calcext:value-type="float">
            <text:p>-0.0001221087</text:p>
          </table:table-cell>
          <table:table-cell/>
          <table:table-cell table:formula="of:=[.B46]-[.$C$1]" office:value-type="float" office:value="-0.00000000342352941178417" calcext:value-type="float">
            <text:p>-3.42352941178417E-09</text:p>
          </table:table-cell>
        </table:table-row>
        <table:table-row table:style-name="ro1">
          <table:table-cell office:value-type="float" office:value="-1.221041" calcext:value-type="float">
            <text:p>-1.221041</text:p>
          </table:table-cell>
          <table:table-cell table:formula="of:=[.A47]/10000" office:value-type="float" office:value="-0.0001221041" calcext:value-type="float">
            <text:p>-0.0001221041</text:p>
          </table:table-cell>
          <table:table-cell/>
          <table:table-cell table:formula="of:=[.B47]-[.$C$1]" office:value-type="float" office:value="0.00000000117647058821236" calcext:value-type="float">
            <text:p>1.17647058821236E-09</text:p>
          </table:table-cell>
        </table:table-row>
        <table:table-row table:style-name="ro1">
          <table:table-cell office:value-type="float" office:value="-1.221082" calcext:value-type="float">
            <text:p>-1.221082</text:p>
          </table:table-cell>
          <table:table-cell table:formula="of:=[.A48]/10000" office:value-type="float" office:value="-0.0001221082" calcext:value-type="float">
            <text:p>-0.0001221082</text:p>
          </table:table-cell>
          <table:table-cell/>
          <table:table-cell table:formula="of:=[.B48]-[.$C$1]" office:value-type="float" office:value="-0.0000000029235294117763" calcext:value-type="float">
            <text:p>-2.9235294117763E-09</text:p>
          </table:table-cell>
        </table:table-row>
        <table:table-row table:style-name="ro1">
          <table:table-cell office:value-type="float" office:value="-1.221067" calcext:value-type="float">
            <text:p>-1.221067</text:p>
          </table:table-cell>
          <table:table-cell table:formula="of:=[.A49]/10000" office:value-type="float" office:value="-0.0001221067" calcext:value-type="float">
            <text:p>-0.0001221067</text:p>
          </table:table-cell>
          <table:table-cell/>
          <table:table-cell table:formula="of:=[.B49]-[.$C$1]" office:value-type="float" office:value="-0.00000000142352941177979" calcext:value-type="float">
            <text:p>-1.42352941177979E-09</text:p>
          </table:table-cell>
        </table:table-row>
        <table:table-row table:style-name="ro1">
          <table:table-cell office:value-type="float" office:value="-1.221077" calcext:value-type="float">
            <text:p>-1.221077</text:p>
          </table:table-cell>
          <table:table-cell table:formula="of:=[.A50]/10000" office:value-type="float" office:value="-0.0001221077" calcext:value-type="float">
            <text:p>-0.0001221077</text:p>
          </table:table-cell>
          <table:table-cell/>
          <table:table-cell table:formula="of:=[.B50]-[.$C$1]" office:value-type="float" office:value="-0.00000000242352941179553" calcext:value-type="float">
            <text:p>-2.42352941179553E-09</text:p>
          </table:table-cell>
        </table:table-row>
        <table:table-row table:style-name="ro1">
          <table:table-cell office:value-type="float" office:value="-1.221062" calcext:value-type="float">
            <text:p>-1.221062</text:p>
          </table:table-cell>
          <table:table-cell table:formula="of:=[.A51]/10000" office:value-type="float" office:value="-0.0001221062" calcext:value-type="float">
            <text:p>-0.0001221062</text:p>
          </table:table-cell>
          <table:table-cell/>
          <table:table-cell table:formula="of:=[.B51]-[.$C$1]" office:value-type="float" office:value="-0.000000000923529411771913" calcext:value-type="float">
            <text:p>-9.23529411771913E-10</text:p>
          </table:table-cell>
        </table:table-row>
        <table:table-row table:style-name="ro1">
          <table:table-cell office:value-type="float" office:value="-1.221026" calcext:value-type="float">
            <text:p>-1.221026</text:p>
          </table:table-cell>
          <table:table-cell table:formula="of:=[.A52]/10000" office:value-type="float" office:value="-0.0001221026" calcext:value-type="float">
            <text:p>-0.0001221026</text:p>
          </table:table-cell>
          <table:table-cell/>
          <table:table-cell table:formula="of:=[.B52]-[.$C$1]" office:value-type="float" office:value="0.00000000267647058820888" calcext:value-type="float">
            <text:p>2.67647058820888E-09</text:p>
          </table:table-cell>
        </table:table-row>
        <table:table-row table:style-name="ro1">
          <table:table-cell office:value-type="float" office:value="-1.221016" calcext:value-type="float">
            <text:p>-1.221016</text:p>
          </table:table-cell>
          <table:table-cell table:formula="of:=[.A53]/10000" office:value-type="float" office:value="-0.0001221016" calcext:value-type="float">
            <text:p>-0.0001221016</text:p>
          </table:table-cell>
          <table:table-cell/>
          <table:table-cell table:formula="of:=[.B53]-[.$C$1]" office:value-type="float" office:value="0.00000000367647058819752" calcext:value-type="float">
            <text:p>3.67647058819752E-09</text:p>
          </table:table-cell>
        </table:table-row>
        <table:table-row table:style-name="ro1">
          <table:table-cell office:value-type="float" office:value="-1.221016" calcext:value-type="float">
            <text:p>-1.221016</text:p>
          </table:table-cell>
          <table:table-cell table:formula="of:=[.A54]/10000" office:value-type="float" office:value="-0.0001221016" calcext:value-type="float">
            <text:p>-0.0001221016</text:p>
          </table:table-cell>
          <table:table-cell/>
          <table:table-cell table:formula="of:=[.B54]-[.$C$1]" office:value-type="float" office:value="0.00000000367647058819752" calcext:value-type="float">
            <text:p>3.67647058819752E-09</text:p>
          </table:table-cell>
        </table:table-row>
        <table:table-row table:style-name="ro1">
          <table:table-cell office:value-type="float" office:value="-1.221011" calcext:value-type="float">
            <text:p>-1.221011</text:p>
          </table:table-cell>
          <table:table-cell table:formula="of:=[.A55]/10000" office:value-type="float" office:value="-0.0001221011" calcext:value-type="float">
            <text:p>-0.0001221011</text:p>
          </table:table-cell>
          <table:table-cell/>
          <table:table-cell table:formula="of:=[.B55]-[.$C$1]" office:value-type="float" office:value="0.00000000417647058820539" calcext:value-type="float">
            <text:p>4.17647058820539E-09</text:p>
          </table:table-cell>
        </table:table-row>
        <table:table-row table:style-name="ro1">
          <table:table-cell office:value-type="float" office:value="-1.221082" calcext:value-type="float">
            <text:p>-1.221082</text:p>
          </table:table-cell>
          <table:table-cell table:formula="of:=[.A56]/10000" office:value-type="float" office:value="-0.0001221082" calcext:value-type="float">
            <text:p>-0.0001221082</text:p>
          </table:table-cell>
          <table:table-cell/>
          <table:table-cell table:formula="of:=[.B56]-[.$C$1]" office:value-type="float" office:value="-0.0000000029235294117763" calcext:value-type="float">
            <text:p>-2.9235294117763E-09</text:p>
          </table:table-cell>
        </table:table-row>
        <table:table-row table:style-name="ro1">
          <table:table-cell office:value-type="float" office:value="-1.221077" calcext:value-type="float">
            <text:p>-1.221077</text:p>
          </table:table-cell>
          <table:table-cell table:formula="of:=[.A57]/10000" office:value-type="float" office:value="-0.0001221077" calcext:value-type="float">
            <text:p>-0.0001221077</text:p>
          </table:table-cell>
          <table:table-cell/>
          <table:table-cell table:formula="of:=[.B57]-[.$C$1]" office:value-type="float" office:value="-0.00000000242352941179553" calcext:value-type="float">
            <text:p>-2.42352941179553E-09</text:p>
          </table:table-cell>
        </table:table-row>
        <table:table-row table:style-name="ro1">
          <table:table-cell office:value-type="float" office:value="-1.221031" calcext:value-type="float">
            <text:p>-1.221031</text:p>
          </table:table-cell>
          <table:table-cell table:formula="of:=[.A58]/10000" office:value-type="float" office:value="-0.0001221031" calcext:value-type="float">
            <text:p>-0.0001221031</text:p>
          </table:table-cell>
          <table:table-cell/>
          <table:table-cell table:formula="of:=[.B58]-[.$C$1]" office:value-type="float" office:value="0.00000000217647058822811" calcext:value-type="float">
            <text:p>2.17647058822811E-09</text:p>
          </table:table-cell>
        </table:table-row>
        <table:table-row table:style-name="ro1">
          <table:table-cell office:value-type="float" office:value="-1.221067" calcext:value-type="float">
            <text:p>-1.221067</text:p>
          </table:table-cell>
          <table:table-cell table:formula="of:=[.A59]/10000" office:value-type="float" office:value="-0.0001221067" calcext:value-type="float">
            <text:p>-0.0001221067</text:p>
          </table:table-cell>
          <table:table-cell/>
          <table:table-cell table:formula="of:=[.B59]-[.$C$1]" office:value-type="float" office:value="-0.00000000142352941177979" calcext:value-type="float">
            <text:p>-1.42352941177979E-09</text:p>
          </table:table-cell>
        </table:table-row>
        <table:table-row table:style-name="ro1">
          <table:table-cell office:value-type="float" office:value="-1.221102" calcext:value-type="float">
            <text:p>-1.221102</text:p>
          </table:table-cell>
          <table:table-cell table:formula="of:=[.A60]/10000" office:value-type="float" office:value="-0.0001221102" calcext:value-type="float">
            <text:p>-0.0001221102</text:p>
          </table:table-cell>
          <table:table-cell/>
          <table:table-cell table:formula="of:=[.B60]-[.$C$1]" office:value-type="float" office:value="-0.00000000492352941178068" calcext:value-type="float">
            <text:p>-4.92352941178068E-09</text:p>
          </table:table-cell>
        </table:table-row>
        <table:table-row table:style-name="ro1">
          <table:table-cell office:value-type="float" office:value="-1.221082" calcext:value-type="float">
            <text:p>-1.221082</text:p>
          </table:table-cell>
          <table:table-cell table:formula="of:=[.A61]/10000" office:value-type="float" office:value="-0.0001221082" calcext:value-type="float">
            <text:p>-0.0001221082</text:p>
          </table:table-cell>
          <table:table-cell/>
          <table:table-cell table:formula="of:=[.B61]-[.$C$1]" office:value-type="float" office:value="-0.0000000029235294117763" calcext:value-type="float">
            <text:p>-2.9235294117763E-09</text:p>
          </table:table-cell>
        </table:table-row>
        <table:table-row table:style-name="ro1">
          <table:table-cell office:value-type="float" office:value="-1.221062" calcext:value-type="float">
            <text:p>-1.221062</text:p>
          </table:table-cell>
          <table:table-cell table:formula="of:=[.A62]/10000" office:value-type="float" office:value="-0.0001221062" calcext:value-type="float">
            <text:p>-0.0001221062</text:p>
          </table:table-cell>
          <table:table-cell/>
          <table:table-cell table:formula="of:=[.B62]-[.$C$1]" office:value-type="float" office:value="-0.000000000923529411771913" calcext:value-type="float">
            <text:p>-9.23529411771913E-10</text:p>
          </table:table-cell>
        </table:table-row>
        <table:table-row table:style-name="ro1">
          <table:table-cell office:value-type="float" office:value="-1.221082" calcext:value-type="float">
            <text:p>-1.221082</text:p>
          </table:table-cell>
          <table:table-cell table:formula="of:=[.A63]/10000" office:value-type="float" office:value="-0.0001221082" calcext:value-type="float">
            <text:p>-0.0001221082</text:p>
          </table:table-cell>
          <table:table-cell/>
          <table:table-cell table:formula="of:=[.B63]-[.$C$1]" office:value-type="float" office:value="-0.0000000029235294117763" calcext:value-type="float">
            <text:p>-2.9235294117763E-09</text:p>
          </table:table-cell>
        </table:table-row>
        <table:table-row table:style-name="ro1">
          <table:table-cell office:value-type="float" office:value="-1.221036" calcext:value-type="float">
            <text:p>-1.221036</text:p>
          </table:table-cell>
          <table:table-cell table:formula="of:=[.A64]/10000" office:value-type="float" office:value="-0.0001221036" calcext:value-type="float">
            <text:p>-0.0001221036</text:p>
          </table:table-cell>
          <table:table-cell/>
          <table:table-cell table:formula="of:=[.B64]-[.$C$1]" office:value-type="float" office:value="0.00000000167647058822024" calcext:value-type="float">
            <text:p>1.67647058822024E-09</text:p>
          </table:table-cell>
        </table:table-row>
        <table:table-row table:style-name="ro1">
          <table:table-cell office:value-type="float" office:value="-1.221057" calcext:value-type="float">
            <text:p>-1.221057</text:p>
          </table:table-cell>
          <table:table-cell table:formula="of:=[.A65]/10000" office:value-type="float" office:value="-0.0001221057" calcext:value-type="float">
            <text:p>-0.0001221057</text:p>
          </table:table-cell>
          <table:table-cell/>
          <table:table-cell table:formula="of:=[.B65]-[.$C$1]" office:value-type="float" office:value="-0.000000000423529411791145" calcext:value-type="float">
            <text:p>-4.23529411791145E-10</text:p>
          </table:table-cell>
        </table:table-row>
        <table:table-row table:style-name="ro1">
          <table:table-cell office:value-type="float" office:value="-1.221067" calcext:value-type="float">
            <text:p>-1.221067</text:p>
          </table:table-cell>
          <table:table-cell table:formula="of:=[.A66]/10000" office:value-type="float" office:value="-0.0001221067" calcext:value-type="float">
            <text:p>-0.0001221067</text:p>
          </table:table-cell>
          <table:table-cell/>
          <table:table-cell table:formula="of:=[.B66]-[.$C$1]" office:value-type="float" office:value="-0.00000000142352941177979" calcext:value-type="float">
            <text:p>-1.42352941177979E-09</text:p>
          </table:table-cell>
        </table:table-row>
        <table:table-row table:style-name="ro1">
          <table:table-cell office:value-type="float" office:value="-1.221082" calcext:value-type="float">
            <text:p>-1.221082</text:p>
          </table:table-cell>
          <table:table-cell table:formula="of:=[.A67]/10000" office:value-type="float" office:value="-0.0001221082" calcext:value-type="float">
            <text:p>-0.0001221082</text:p>
          </table:table-cell>
          <table:table-cell/>
          <table:table-cell table:formula="of:=[.B67]-[.$C$1]" office:value-type="float" office:value="-0.0000000029235294117763" calcext:value-type="float">
            <text:p>-2.9235294117763E-09</text:p>
          </table:table-cell>
        </table:table-row>
        <table:table-row table:style-name="ro1">
          <table:table-cell office:value-type="float" office:value="-1.221087" calcext:value-type="float">
            <text:p>-1.221087</text:p>
          </table:table-cell>
          <table:table-cell table:formula="of:=[.A68]/10000" office:value-type="float" office:value="-0.0001221087" calcext:value-type="float">
            <text:p>-0.0001221087</text:p>
          </table:table-cell>
          <table:table-cell/>
          <table:table-cell table:formula="of:=[.B68]-[.$C$1]" office:value-type="float" office:value="-0.00000000342352941178417" calcext:value-type="float">
            <text:p>-3.42352941178417E-09</text:p>
          </table:table-cell>
        </table:table-row>
        <table:table-row table:style-name="ro1">
          <table:table-cell office:value-type="float" office:value="-1.221112" calcext:value-type="float">
            <text:p>-1.221112</text:p>
          </table:table-cell>
          <table:table-cell table:formula="of:=[.A69]/10000" office:value-type="float" office:value="-0.0001221112" calcext:value-type="float">
            <text:p>-0.0001221112</text:p>
          </table:table-cell>
          <table:table-cell/>
          <table:table-cell table:formula="of:=[.B69]-[.$C$1]" office:value-type="float" office:value="-0.00000000592352941179643" calcext:value-type="float">
            <text:p>-5.92352941179643E-09</text:p>
          </table:table-cell>
        </table:table-row>
        <table:table-row table:style-name="ro1">
          <table:table-cell office:value-type="float" office:value="-1.221026" calcext:value-type="float">
            <text:p>-1.221026</text:p>
          </table:table-cell>
          <table:table-cell table:formula="of:=[.A70]/10000" office:value-type="float" office:value="-0.0001221026" calcext:value-type="float">
            <text:p>-0.0001221026</text:p>
          </table:table-cell>
          <table:table-cell/>
          <table:table-cell table:formula="of:=[.B70]-[.$C$1]" office:value-type="float" office:value="0.00000000267647058820888" calcext:value-type="float">
            <text:p>2.67647058820888E-09</text:p>
          </table:table-cell>
        </table:table-row>
        <table:table-row table:style-name="ro1">
          <table:table-cell office:value-type="float" office:value="-1.221011" calcext:value-type="float">
            <text:p>-1.221011</text:p>
          </table:table-cell>
          <table:table-cell table:formula="of:=[.A71]/10000" office:value-type="float" office:value="-0.0001221011" calcext:value-type="float">
            <text:p>-0.0001221011</text:p>
          </table:table-cell>
          <table:table-cell/>
          <table:table-cell table:formula="of:=[.B71]-[.$C$1]" office:value-type="float" office:value="0.00000000417647058820539" calcext:value-type="float">
            <text:p>4.17647058820539E-09</text:p>
          </table:table-cell>
        </table:table-row>
        <table:table-row table:style-name="ro1">
          <table:table-cell office:value-type="float" office:value="-1.221041" calcext:value-type="float">
            <text:p>-1.221041</text:p>
          </table:table-cell>
          <table:table-cell table:formula="of:=[.A72]/10000" office:value-type="float" office:value="-0.0001221041" calcext:value-type="float">
            <text:p>-0.0001221041</text:p>
          </table:table-cell>
          <table:table-cell/>
          <table:table-cell table:formula="of:=[.B72]-[.$C$1]" office:value-type="float" office:value="0.00000000117647058821236" calcext:value-type="float">
            <text:p>1.17647058821236E-09</text:p>
          </table:table-cell>
        </table:table-row>
        <table:table-row table:style-name="ro1">
          <table:table-cell office:value-type="float" office:value="-1.221072" calcext:value-type="float">
            <text:p>-1.221072</text:p>
          </table:table-cell>
          <table:table-cell table:formula="of:=[.A73]/10000" office:value-type="float" office:value="-0.0001221072" calcext:value-type="float">
            <text:p>-0.0001221072</text:p>
          </table:table-cell>
          <table:table-cell/>
          <table:table-cell table:formula="of:=[.B73]-[.$C$1]" office:value-type="float" office:value="-0.00000000192352941178766" calcext:value-type="float">
            <text:p>-1.92352941178766E-09</text:p>
          </table:table-cell>
        </table:table-row>
        <table:table-row table:style-name="ro1">
          <table:table-cell office:value-type="float" office:value="-1.221067" calcext:value-type="float">
            <text:p>-1.221067</text:p>
          </table:table-cell>
          <table:table-cell table:formula="of:=[.A74]/10000" office:value-type="float" office:value="-0.0001221067" calcext:value-type="float">
            <text:p>-0.0001221067</text:p>
          </table:table-cell>
          <table:table-cell/>
          <table:table-cell table:formula="of:=[.B74]-[.$C$1]" office:value-type="float" office:value="-0.00000000142352941177979" calcext:value-type="float">
            <text:p>-1.42352941177979E-09</text:p>
          </table:table-cell>
        </table:table-row>
        <table:table-row table:style-name="ro1">
          <table:table-cell office:value-type="float" office:value="-1.221031" calcext:value-type="float">
            <text:p>-1.221031</text:p>
          </table:table-cell>
          <table:table-cell table:formula="of:=[.A75]/10000" office:value-type="float" office:value="-0.0001221031" calcext:value-type="float">
            <text:p>-0.0001221031</text:p>
          </table:table-cell>
          <table:table-cell/>
          <table:table-cell table:formula="of:=[.B75]-[.$C$1]" office:value-type="float" office:value="0.00000000217647058822811" calcext:value-type="float">
            <text:p>2.17647058822811E-09</text:p>
          </table:table-cell>
        </table:table-row>
        <table:table-row table:style-name="ro1">
          <table:table-cell office:value-type="float" office:value="-1.221051" calcext:value-type="float">
            <text:p>-1.221051</text:p>
          </table:table-cell>
          <table:table-cell table:formula="of:=[.A76]/10000" office:value-type="float" office:value="-0.0001221051" calcext:value-type="float">
            <text:p>-0.0001221051</text:p>
          </table:table-cell>
          <table:table-cell/>
          <table:table-cell table:formula="of:=[.B76]-[.$C$1]" office:value-type="float" office:value="0.000000000176470588196618" calcext:value-type="float">
            <text:p>1.76470588196618E-10</text:p>
          </table:table-cell>
        </table:table-row>
        <table:table-row table:style-name="ro1">
          <table:table-cell office:value-type="float" office:value="-1.221036" calcext:value-type="float">
            <text:p>-1.221036</text:p>
          </table:table-cell>
          <table:table-cell table:formula="of:=[.A77]/10000" office:value-type="float" office:value="-0.0001221036" calcext:value-type="float">
            <text:p>-0.0001221036</text:p>
          </table:table-cell>
          <table:table-cell/>
          <table:table-cell table:formula="of:=[.B77]-[.$C$1]" office:value-type="float" office:value="0.00000000167647058822024" calcext:value-type="float">
            <text:p>1.67647058822024E-09</text:p>
          </table:table-cell>
        </table:table-row>
        <table:table-row table:style-name="ro1">
          <table:table-cell office:value-type="float" office:value="-1.221011" calcext:value-type="float">
            <text:p>-1.221011</text:p>
          </table:table-cell>
          <table:table-cell table:formula="of:=[.A78]/10000" office:value-type="float" office:value="-0.0001221011" calcext:value-type="float">
            <text:p>-0.0001221011</text:p>
          </table:table-cell>
          <table:table-cell/>
          <table:table-cell table:formula="of:=[.B78]-[.$C$1]" office:value-type="float" office:value="0.00000000417647058820539" calcext:value-type="float">
            <text:p>4.17647058820539E-09</text:p>
          </table:table-cell>
        </table:table-row>
        <table:table-row table:style-name="ro1">
          <table:table-cell office:value-type="float" office:value="-1.220971" calcext:value-type="float">
            <text:p>-1.220971</text:p>
          </table:table-cell>
          <table:table-cell table:formula="of:=[.A79]/10000" office:value-type="float" office:value="-0.0001220971" calcext:value-type="float">
            <text:p>-0.0001220971</text:p>
          </table:table-cell>
          <table:table-cell/>
          <table:table-cell table:formula="of:=[.B79]-[.$C$1]" office:value-type="float" office:value="0.00000000817647058821416" calcext:value-type="float">
            <text:p>8.17647058821416E-09</text:p>
          </table:table-cell>
        </table:table-row>
        <table:table-row table:style-name="ro1">
          <table:table-cell office:value-type="float" office:value="-1.220991" calcext:value-type="float">
            <text:p>-1.220991</text:p>
          </table:table-cell>
          <table:table-cell table:formula="of:=[.A80]/10000" office:value-type="float" office:value="-0.0001220991" calcext:value-type="float">
            <text:p>-0.0001220991</text:p>
          </table:table-cell>
          <table:table-cell/>
          <table:table-cell table:formula="of:=[.B80]-[.$C$1]" office:value-type="float" office:value="0.00000000617647058820977" calcext:value-type="float">
            <text:p>6.17647058820977E-09</text:p>
          </table:table-cell>
        </table:table-row>
        <table:table-row table:style-name="ro1">
          <table:table-cell office:value-type="float" office:value="-1.221057" calcext:value-type="float">
            <text:p>-1.221057</text:p>
          </table:table-cell>
          <table:table-cell table:formula="of:=[.A81]/10000" office:value-type="float" office:value="-0.0001221057" calcext:value-type="float">
            <text:p>-0.0001221057</text:p>
          </table:table-cell>
          <table:table-cell/>
          <table:table-cell table:formula="of:=[.B81]-[.$C$1]" office:value-type="float" office:value="-0.000000000423529411791145" calcext:value-type="float">
            <text:p>-4.23529411791145E-10</text:p>
          </table:table-cell>
        </table:table-row>
        <table:table-row table:style-name="ro1">
          <table:table-cell office:value-type="float" office:value="-1.221067" calcext:value-type="float">
            <text:p>-1.221067</text:p>
          </table:table-cell>
          <table:table-cell table:formula="of:=[.A82]/10000" office:value-type="float" office:value="-0.0001221067" calcext:value-type="float">
            <text:p>-0.0001221067</text:p>
          </table:table-cell>
          <table:table-cell/>
          <table:table-cell table:formula="of:=[.B82]-[.$C$1]" office:value-type="float" office:value="-0.00000000142352941177979" calcext:value-type="float">
            <text:p>-1.42352941177979E-09</text:p>
          </table:table-cell>
        </table:table-row>
        <table:table-row table:style-name="ro1">
          <table:table-cell office:value-type="float" office:value="-1.221031" calcext:value-type="float">
            <text:p>-1.221031</text:p>
          </table:table-cell>
          <table:table-cell table:formula="of:=[.A83]/10000" office:value-type="float" office:value="-0.0001221031" calcext:value-type="float">
            <text:p>-0.0001221031</text:p>
          </table:table-cell>
          <table:table-cell/>
          <table:table-cell table:formula="of:=[.B83]-[.$C$1]" office:value-type="float" office:value="0.00000000217647058822811" calcext:value-type="float">
            <text:p>2.17647058822811E-09</text:p>
          </table:table-cell>
        </table:table-row>
        <table:table-row table:style-name="ro1">
          <table:table-cell office:value-type="float" office:value="-1.221067" calcext:value-type="float">
            <text:p>-1.221067</text:p>
          </table:table-cell>
          <table:table-cell table:formula="of:=[.A84]/10000" office:value-type="float" office:value="-0.0001221067" calcext:value-type="float">
            <text:p>-0.0001221067</text:p>
          </table:table-cell>
          <table:table-cell/>
          <table:table-cell table:formula="of:=[.B84]-[.$C$1]" office:value-type="float" office:value="-0.00000000142352941177979" calcext:value-type="float">
            <text:p>-1.42352941177979E-09</text:p>
          </table:table-cell>
        </table:table-row>
        <table:table-row table:style-name="ro1">
          <table:table-cell table:formula="of:=MIN([.A2:.A84])" office:value-type="float" office:value="-1.221137" calcext:value-type="float">
            <text:p>-1.221137</text:p>
          </table:table-cell>
          <table:table-cell table:formula="of:=[.A85]/10000" office:value-type="float" office:value="-0.0001221137" calcext:value-type="float">
            <text:p>-0.0001221137</text:p>
          </table:table-cell>
          <table:table-cell/>
          <table:table-cell table:formula="of:=[.B85]-[.$C$1]" office:value-type="float" office:value="-0.00000000842352941178158" calcext:value-type="float">
            <text:p>-8.42352941178158E-09</text:p>
          </table:table-cell>
        </table:table-row>
        <table:table-row table:style-name="ro1">
          <table:table-cell table:formula="of:=MAX([.A2:.A84])" office:value-type="float" office:value="-1.220971" calcext:value-type="float">
            <text:p>-1.220971</text:p>
          </table:table-cell>
          <table:table-cell table:formula="of:=[.A86]/10000" office:value-type="float" office:value="-0.0001220971" calcext:value-type="float">
            <text:p>-0.0001220971</text:p>
          </table:table-cell>
          <table:table-cell/>
          <table:table-cell table:formula="of:=[.B86]-[.$C$1]" office:value-type="float" office:value="0.00000000817647058821416" calcext:value-type="float">
            <text:p>8.17647058821416E-09</text:p>
          </table:table-cell>
        </table:table-row>
      </table:table>
      <table:table table:name="Sheet2" table:style-name="ta1">
        <table:shapes>
          <draw:frame draw:z-index="0" draw:style-name="gr1" draw:text-style-name="P1" svg:width="13.4091in" svg:height="7.7701in" svg:x="3.5988in" svg:y="0.0417in">
            <draw:object draw:notify-on-update-of-ranges="Sheet2.D2:Sheet2.D1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2"/>
          <table:table-cell table:formula="of:=AVERAGE([.B2:.B124])" office:value-type="float" office:value="0.00000210152959349593" calcext:value-type="float">
            <text:p>2.10152959349593E-06</text:p>
          </table:table-cell>
          <table:table-cell/>
        </table:table-row>
        <table:table-row table:style-name="ro1">
          <table:table-cell office:value-type="float" office:value="0.209962" calcext:value-type="float">
            <text:p>0.209962</text:p>
          </table:table-cell>
          <table:table-cell table:formula="of:=[.A2]/100000" office:value-type="float" office:value="0.00000209962" calcext:value-type="float">
            <text:p>2.09962E-06</text:p>
          </table:table-cell>
          <table:table-cell/>
          <table:table-cell table:formula="of:=[.B2]-[.$C$1]" office:value-type="float" office:value="-0.0000000019095934959343" calcext:value-type="float">
            <text:p>-1.9095934959343E-09</text:p>
          </table:table-cell>
        </table:table-row>
        <table:table-row table:style-name="ro1">
          <table:table-cell office:value-type="float" office:value="0.209927" calcext:value-type="float">
            <text:p>0.209927</text:p>
          </table:table-cell>
          <table:table-cell table:formula="of:=[.A3]/100000" office:value-type="float" office:value="0.00000209927" calcext:value-type="float">
            <text:p>2.09927E-06</text:p>
          </table:table-cell>
          <table:table-cell/>
          <table:table-cell table:formula="of:=[.B3]-[.$C$1]" office:value-type="float" office:value="-0.00000000225959349593422" calcext:value-type="float">
            <text:p>-2.25959349593422E-09</text:p>
          </table:table-cell>
        </table:table-row>
        <table:table-row table:style-name="ro1">
          <table:table-cell office:value-type="float" office:value="0.209886" calcext:value-type="float">
            <text:p>0.209886</text:p>
          </table:table-cell>
          <table:table-cell table:formula="of:=[.A4]/100000" office:value-type="float" office:value="0.00000209886" calcext:value-type="float">
            <text:p>2.09886E-06</text:p>
          </table:table-cell>
          <table:table-cell/>
          <table:table-cell table:formula="of:=[.B4]-[.$C$1]" office:value-type="float" office:value="-0.0000000026695934959341" calcext:value-type="float">
            <text:p>-2.6695934959341E-09</text:p>
          </table:table-cell>
        </table:table-row>
        <table:table-row table:style-name="ro1">
          <table:table-cell office:value-type="float" office:value="0.21034" calcext:value-type="float">
            <text:p>0.21034</text:p>
          </table:table-cell>
          <table:table-cell table:formula="of:=[.A5]/100000" office:value-type="float" office:value="0.0000021034" calcext:value-type="float">
            <text:p>2.1034E-06</text:p>
          </table:table-cell>
          <table:table-cell/>
          <table:table-cell table:formula="of:=[.B5]-[.$C$1]" office:value-type="float" office:value="0.00000000187040650406628" calcext:value-type="float">
            <text:p>1.87040650406628E-09</text:p>
          </table:table-cell>
        </table:table-row>
        <table:table-row table:style-name="ro1">
          <table:table-cell office:value-type="float" office:value="0.210209" calcext:value-type="float">
            <text:p>0.210209</text:p>
          </table:table-cell>
          <table:table-cell table:formula="of:=[.A6]/100000" office:value-type="float" office:value="0.00000210209" calcext:value-type="float">
            <text:p>2.10209E-06</text:p>
          </table:table-cell>
          <table:table-cell/>
          <table:table-cell table:formula="of:=[.B6]-[.$C$1]" office:value-type="float" office:value="0.000000000560406504065697" calcext:value-type="float">
            <text:p>5.60406504065697E-10</text:p>
          </table:table-cell>
        </table:table-row>
        <table:table-row table:style-name="ro1">
          <table:table-cell office:value-type="float" office:value="0.210391" calcext:value-type="float">
            <text:p>0.210391</text:p>
          </table:table-cell>
          <table:table-cell table:formula="of:=[.A7]/100000" office:value-type="float" office:value="0.00000210391" calcext:value-type="float">
            <text:p>2.10391E-06</text:p>
          </table:table-cell>
          <table:table-cell/>
          <table:table-cell table:formula="of:=[.B7]-[.$C$1]" office:value-type="float" office:value="0.00000000238040650406596" calcext:value-type="float">
            <text:p>2.38040650406596E-09</text:p>
          </table:table-cell>
        </table:table-row>
        <table:table-row table:style-name="ro1">
          <table:table-cell office:value-type="float" office:value="0.209765" calcext:value-type="float">
            <text:p>0.209765</text:p>
          </table:table-cell>
          <table:table-cell table:formula="of:=[.A8]/100000" office:value-type="float" office:value="0.00000209765" calcext:value-type="float">
            <text:p>2.09765E-06</text:p>
          </table:table-cell>
          <table:table-cell/>
          <table:table-cell table:formula="of:=[.B8]-[.$C$1]" office:value-type="float" office:value="-0.00000000387959349593447" calcext:value-type="float">
            <text:p>-3.87959349593447E-09</text:p>
          </table:table-cell>
        </table:table-row>
        <table:table-row table:style-name="ro1">
          <table:table-cell office:value-type="float" office:value="0.209846" calcext:value-type="float">
            <text:p>0.209846</text:p>
          </table:table-cell>
          <table:table-cell table:formula="of:=[.A9]/100000" office:value-type="float" office:value="0.00000209846" calcext:value-type="float">
            <text:p>2.09846E-06</text:p>
          </table:table-cell>
          <table:table-cell/>
          <table:table-cell table:formula="of:=[.B9]-[.$C$1]" office:value-type="float" office:value="-0.00000000306959349593455" calcext:value-type="float">
            <text:p>-3.06959349593455E-09</text:p>
          </table:table-cell>
        </table:table-row>
        <table:table-row table:style-name="ro1">
          <table:table-cell office:value-type="float" office:value="0.209301" calcext:value-type="float">
            <text:p>0.209301</text:p>
          </table:table-cell>
          <table:table-cell table:formula="of:=[.A10]/100000" office:value-type="float" office:value="0.00000209301" calcext:value-type="float">
            <text:p>2.09301E-06</text:p>
          </table:table-cell>
          <table:table-cell/>
          <table:table-cell table:formula="of:=[.B10]-[.$C$1]" office:value-type="float" office:value="-0.00000000851959349593422" calcext:value-type="float">
            <text:p>-8.51959349593422E-09</text:p>
          </table:table-cell>
        </table:table-row>
        <table:table-row table:style-name="ro1">
          <table:table-cell office:value-type="float" office:value="0.209463" calcext:value-type="float">
            <text:p>0.209463</text:p>
          </table:table-cell>
          <table:table-cell table:formula="of:=[.A11]/100000" office:value-type="float" office:value="0.00000209463" calcext:value-type="float">
            <text:p>2.09463E-06</text:p>
          </table:table-cell>
          <table:table-cell/>
          <table:table-cell table:formula="of:=[.B11]-[.$C$1]" office:value-type="float" office:value="-0.0000000068995934959344" calcext:value-type="float">
            <text:p>-6.8995934959344E-09</text:p>
          </table:table-cell>
        </table:table-row>
        <table:table-row table:style-name="ro1">
          <table:table-cell office:value-type="float" office:value="0.209997" calcext:value-type="float">
            <text:p>0.209997</text:p>
          </table:table-cell>
          <table:table-cell table:formula="of:=[.A12]/100000" office:value-type="float" office:value="0.00000209997" calcext:value-type="float">
            <text:p>2.09997E-06</text:p>
          </table:table-cell>
          <table:table-cell/>
          <table:table-cell table:formula="of:=[.B12]-[.$C$1]" office:value-type="float" office:value="-0.00000000155959349593438" calcext:value-type="float">
            <text:p>-1.55959349593438E-09</text:p>
          </table:table-cell>
        </table:table-row>
        <table:table-row table:style-name="ro1">
          <table:table-cell office:value-type="float" office:value="0.209846" calcext:value-type="float">
            <text:p>0.209846</text:p>
          </table:table-cell>
          <table:table-cell table:formula="of:=[.A13]/100000" office:value-type="float" office:value="0.00000209846" calcext:value-type="float">
            <text:p>2.09846E-06</text:p>
          </table:table-cell>
          <table:table-cell/>
          <table:table-cell table:formula="of:=[.B13]-[.$C$1]" office:value-type="float" office:value="-0.00000000306959349593455" calcext:value-type="float">
            <text:p>-3.06959349593455E-09</text:p>
          </table:table-cell>
        </table:table-row>
        <table:table-row table:style-name="ro1">
          <table:table-cell office:value-type="float" office:value="0.210063" calcext:value-type="float">
            <text:p>0.210063</text:p>
          </table:table-cell>
          <table:table-cell table:formula="of:=[.A14]/100000" office:value-type="float" office:value="0.00000210063" calcext:value-type="float">
            <text:p>2.10063E-06</text:p>
          </table:table-cell>
          <table:table-cell/>
          <table:table-cell table:formula="of:=[.B14]-[.$C$1]" office:value-type="float" office:value="-0.00000000089959349593437" calcext:value-type="float">
            <text:p>-8.9959349593437E-10</text:p>
          </table:table-cell>
        </table:table-row>
        <table:table-row table:style-name="ro1">
          <table:table-cell office:value-type="float" office:value="0.210532" calcext:value-type="float">
            <text:p>0.210532</text:p>
          </table:table-cell>
          <table:table-cell table:formula="of:=[.A15]/100000" office:value-type="float" office:value="0.00000210532" calcext:value-type="float">
            <text:p>2.10532E-06</text:p>
          </table:table-cell>
          <table:table-cell/>
          <table:table-cell table:formula="of:=[.B15]-[.$C$1]" office:value-type="float" office:value="0.00000000379040650406592" calcext:value-type="float">
            <text:p>3.79040650406592E-09</text:p>
          </table:table-cell>
        </table:table-row>
        <table:table-row table:style-name="ro1">
          <table:table-cell office:value-type="float" office:value="0.209891" calcext:value-type="float">
            <text:p>0.209891</text:p>
          </table:table-cell>
          <table:table-cell table:formula="of:=[.A16]/100000" office:value-type="float" office:value="0.00000209891" calcext:value-type="float">
            <text:p>2.09891E-06</text:p>
          </table:table-cell>
          <table:table-cell/>
          <table:table-cell table:formula="of:=[.B16]-[.$C$1]" office:value-type="float" office:value="-0.00000000261959349593441" calcext:value-type="float">
            <text:p>-2.61959349593441E-09</text:p>
          </table:table-cell>
        </table:table-row>
        <table:table-row table:style-name="ro1">
          <table:table-cell office:value-type="float" office:value="0.20979" calcext:value-type="float">
            <text:p>0.20979</text:p>
          </table:table-cell>
          <table:table-cell table:formula="of:=[.A17]/100000" office:value-type="float" office:value="0.0000020979" calcext:value-type="float">
            <text:p>2.0979E-06</text:p>
          </table:table-cell>
          <table:table-cell/>
          <table:table-cell table:formula="of:=[.B17]-[.$C$1]" office:value-type="float" office:value="-0.00000000362959349593434" calcext:value-type="float">
            <text:p>-3.62959349593434E-09</text:p>
          </table:table-cell>
        </table:table-row>
        <table:table-row table:style-name="ro1">
          <table:table-cell office:value-type="float" office:value="0.210396" calcext:value-type="float">
            <text:p>0.210396</text:p>
          </table:table-cell>
          <table:table-cell table:formula="of:=[.A18]/100000" office:value-type="float" office:value="0.00000210396" calcext:value-type="float">
            <text:p>2.10396E-06</text:p>
          </table:table-cell>
          <table:table-cell/>
          <table:table-cell table:formula="of:=[.B18]-[.$C$1]" office:value-type="float" office:value="0.00000000243040650406565" calcext:value-type="float">
            <text:p>2.43040650406565E-09</text:p>
          </table:table-cell>
        </table:table-row>
        <table:table-row table:style-name="ro1">
          <table:table-cell office:value-type="float" office:value="0.20976" calcext:value-type="float">
            <text:p>0.20976</text:p>
          </table:table-cell>
          <table:table-cell table:formula="of:=[.A19]/100000" office:value-type="float" office:value="0.0000020976" calcext:value-type="float">
            <text:p>2.0976E-06</text:p>
          </table:table-cell>
          <table:table-cell/>
          <table:table-cell table:formula="of:=[.B19]-[.$C$1]" office:value-type="float" office:value="-0.00000000392959349593373" calcext:value-type="float">
            <text:p>-3.92959349593373E-09</text:p>
          </table:table-cell>
        </table:table-row>
        <table:table-row table:style-name="ro1">
          <table:table-cell office:value-type="float" office:value="0.210007" calcext:value-type="float">
            <text:p>0.210007</text:p>
          </table:table-cell>
          <table:table-cell table:formula="of:=[.A20]/100000" office:value-type="float" office:value="0.00000210007" calcext:value-type="float">
            <text:p>2.10007E-06</text:p>
          </table:table-cell>
          <table:table-cell/>
          <table:table-cell table:formula="of:=[.B20]-[.$C$1]" office:value-type="float" office:value="-0.00000000145959349593416" calcext:value-type="float">
            <text:p>-1.45959349593416E-09</text:p>
          </table:table-cell>
        </table:table-row>
        <table:table-row table:style-name="ro1">
          <table:table-cell office:value-type="float" office:value="0.210487" calcext:value-type="float">
            <text:p>0.210487</text:p>
          </table:table-cell>
          <table:table-cell table:formula="of:=[.A21]/100000" office:value-type="float" office:value="0.00000210487" calcext:value-type="float">
            <text:p>2.10487E-06</text:p>
          </table:table-cell>
          <table:table-cell/>
          <table:table-cell table:formula="of:=[.B21]-[.$C$1]" office:value-type="float" office:value="0.00000000334040650406578" calcext:value-type="float">
            <text:p>3.34040650406578E-09</text:p>
          </table:table-cell>
        </table:table-row>
        <table:table-row table:style-name="ro1">
          <table:table-cell office:value-type="float" office:value="0.210694" calcext:value-type="float">
            <text:p>0.210694</text:p>
          </table:table-cell>
          <table:table-cell table:formula="of:=[.A22]/100000" office:value-type="float" office:value="0.00000210694" calcext:value-type="float">
            <text:p>2.10694E-06</text:p>
          </table:table-cell>
          <table:table-cell/>
          <table:table-cell table:formula="of:=[.B22]-[.$C$1]" office:value-type="float" office:value="0.00000000541040650406574" calcext:value-type="float">
            <text:p>5.41040650406574E-09</text:p>
          </table:table-cell>
        </table:table-row>
        <table:table-row table:style-name="ro1">
          <table:table-cell office:value-type="float" office:value="0.210593" calcext:value-type="float">
            <text:p>0.210593</text:p>
          </table:table-cell>
          <table:table-cell table:formula="of:=[.A23]/100000" office:value-type="float" office:value="0.00000210593" calcext:value-type="float">
            <text:p>2.10593E-06</text:p>
          </table:table-cell>
          <table:table-cell/>
          <table:table-cell table:formula="of:=[.B23]-[.$C$1]" office:value-type="float" office:value="0.00000000440040650406582" calcext:value-type="float">
            <text:p>4.40040650406582E-09</text:p>
          </table:table-cell>
        </table:table-row>
        <table:table-row table:style-name="ro1">
          <table:table-cell office:value-type="float" office:value="0.210961" calcext:value-type="float">
            <text:p>0.210961</text:p>
          </table:table-cell>
          <table:table-cell table:formula="of:=[.A24]/100000" office:value-type="float" office:value="0.00000210961" calcext:value-type="float">
            <text:p>2.10961E-06</text:p>
          </table:table-cell>
          <table:table-cell/>
          <table:table-cell table:formula="of:=[.B24]-[.$C$1]" office:value-type="float" office:value="0.00000000808040650406575" calcext:value-type="float">
            <text:p>8.08040650406575E-09</text:p>
          </table:table-cell>
        </table:table-row>
        <table:table-row table:style-name="ro1">
          <table:table-cell office:value-type="float" office:value="0.210346" calcext:value-type="float">
            <text:p>0.210346</text:p>
          </table:table-cell>
          <table:table-cell table:formula="of:=[.A25]/100000" office:value-type="float" office:value="0.00000210346" calcext:value-type="float">
            <text:p>2.10346E-06</text:p>
          </table:table-cell>
          <table:table-cell/>
          <table:table-cell table:formula="of:=[.B25]-[.$C$1]" office:value-type="float" office:value="0.0000000019304065040654" calcext:value-type="float">
            <text:p>1.9304065040654E-09</text:p>
          </table:table-cell>
        </table:table-row>
        <table:table-row table:style-name="ro1">
          <table:table-cell office:value-type="float" office:value="0.210315" calcext:value-type="float">
            <text:p>0.210315</text:p>
          </table:table-cell>
          <table:table-cell table:formula="of:=[.A26]/100000" office:value-type="float" office:value="0.00000210315" calcext:value-type="float">
            <text:p>2.10315E-06</text:p>
          </table:table-cell>
          <table:table-cell/>
          <table:table-cell table:formula="of:=[.B26]-[.$C$1]" office:value-type="float" office:value="0.00000000162040650406573" calcext:value-type="float">
            <text:p>1.62040650406573E-09</text:p>
          </table:table-cell>
        </table:table-row>
        <table:table-row table:style-name="ro1">
          <table:table-cell office:value-type="float" office:value="0.210007" calcext:value-type="float">
            <text:p>0.210007</text:p>
          </table:table-cell>
          <table:table-cell table:formula="of:=[.A27]/100000" office:value-type="float" office:value="0.00000210007" calcext:value-type="float">
            <text:p>2.10007E-06</text:p>
          </table:table-cell>
          <table:table-cell/>
          <table:table-cell table:formula="of:=[.B27]-[.$C$1]" office:value-type="float" office:value="-0.00000000145959349593416" calcext:value-type="float">
            <text:p>-1.45959349593416E-09</text:p>
          </table:table-cell>
        </table:table-row>
        <table:table-row table:style-name="ro1">
          <table:table-cell office:value-type="float" office:value="0.21026" calcext:value-type="float">
            <text:p>0.21026</text:p>
          </table:table-cell>
          <table:table-cell table:formula="of:=[.A28]/100000" office:value-type="float" office:value="0.0000021026" calcext:value-type="float">
            <text:p>2.1026E-06</text:p>
          </table:table-cell>
          <table:table-cell/>
          <table:table-cell table:formula="of:=[.B28]-[.$C$1]" office:value-type="float" office:value="0.00000000107040650406622" calcext:value-type="float">
            <text:p>1.07040650406622E-09</text:p>
          </table:table-cell>
        </table:table-row>
        <table:table-row table:style-name="ro1">
          <table:table-cell office:value-type="float" office:value="0.209907" calcext:value-type="float">
            <text:p>0.209907</text:p>
          </table:table-cell>
          <table:table-cell table:formula="of:=[.A29]/100000" office:value-type="float" office:value="0.00000209907" calcext:value-type="float">
            <text:p>2.09907E-06</text:p>
          </table:table-cell>
          <table:table-cell/>
          <table:table-cell table:formula="of:=[.B29]-[.$C$1]" office:value-type="float" office:value="-0.00000000245959349593423" calcext:value-type="float">
            <text:p>-2.45959349593423E-09</text:p>
          </table:table-cell>
        </table:table-row>
        <table:table-row table:style-name="ro1">
          <table:table-cell office:value-type="float" office:value="0.209836" calcext:value-type="float">
            <text:p>0.209836</text:p>
          </table:table-cell>
          <table:table-cell table:formula="of:=[.A30]/100000" office:value-type="float" office:value="0.00000209836" calcext:value-type="float">
            <text:p>2.09836E-06</text:p>
          </table:table-cell>
          <table:table-cell/>
          <table:table-cell table:formula="of:=[.B30]-[.$C$1]" office:value-type="float" office:value="-0.00000000316959349593435" calcext:value-type="float">
            <text:p>-3.16959349593435E-09</text:p>
          </table:table-cell>
        </table:table-row>
        <table:table-row table:style-name="ro1">
          <table:table-cell office:value-type="float" office:value="0.209972" calcext:value-type="float">
            <text:p>0.209972</text:p>
          </table:table-cell>
          <table:table-cell table:formula="of:=[.A31]/100000" office:value-type="float" office:value="0.00000209972" calcext:value-type="float">
            <text:p>2.09972E-06</text:p>
          </table:table-cell>
          <table:table-cell/>
          <table:table-cell table:formula="of:=[.B31]-[.$C$1]" office:value-type="float" office:value="-0.00000000180959349593408" calcext:value-type="float">
            <text:p>-1.80959349593408E-09</text:p>
          </table:table-cell>
        </table:table-row>
        <table:table-row table:style-name="ro1">
          <table:table-cell office:value-type="float" office:value="0.210381" calcext:value-type="float">
            <text:p>0.210381</text:p>
          </table:table-cell>
          <table:table-cell table:formula="of:=[.A32]/100000" office:value-type="float" office:value="0.00000210381" calcext:value-type="float">
            <text:p>2.10381E-06</text:p>
          </table:table-cell>
          <table:table-cell/>
          <table:table-cell table:formula="of:=[.B32]-[.$C$1]" office:value-type="float" office:value="0.00000000228040650406574" calcext:value-type="float">
            <text:p>2.28040650406574E-09</text:p>
          </table:table-cell>
        </table:table-row>
        <table:table-row table:style-name="ro1">
          <table:table-cell office:value-type="float" office:value="0.21024" calcext:value-type="float">
            <text:p>0.21024</text:p>
          </table:table-cell>
          <table:table-cell table:formula="of:=[.A33]/100000" office:value-type="float" office:value="0.0000021024" calcext:value-type="float">
            <text:p>2.1024E-06</text:p>
          </table:table-cell>
          <table:table-cell/>
          <table:table-cell table:formula="of:=[.B33]-[.$C$1]" office:value-type="float" office:value="0.000000000870406504065784" calcext:value-type="float">
            <text:p>8.70406504065784E-10</text:p>
          </table:table-cell>
        </table:table-row>
        <table:table-row table:style-name="ro1">
          <table:table-cell office:value-type="float" office:value="0.209725" calcext:value-type="float">
            <text:p>0.209725</text:p>
          </table:table-cell>
          <table:table-cell table:formula="of:=[.A34]/100000" office:value-type="float" office:value="0.00000209725" calcext:value-type="float">
            <text:p>2.09725E-06</text:p>
          </table:table-cell>
          <table:table-cell/>
          <table:table-cell table:formula="of:=[.B34]-[.$C$1]" office:value-type="float" office:value="-0.00000000427959349593407" calcext:value-type="float">
            <text:p>-4.27959349593407E-09</text:p>
          </table:table-cell>
        </table:table-row>
        <table:table-row table:style-name="ro1">
          <table:table-cell office:value-type="float" office:value="0.210361" calcext:value-type="float">
            <text:p>0.210361</text:p>
          </table:table-cell>
          <table:table-cell table:formula="of:=[.A35]/100000" office:value-type="float" office:value="0.00000210361" calcext:value-type="float">
            <text:p>2.10361E-06</text:p>
          </table:table-cell>
          <table:table-cell/>
          <table:table-cell table:formula="of:=[.B35]-[.$C$1]" office:value-type="float" office:value="0.00000000208040650406573" calcext:value-type="float">
            <text:p>2.08040650406573E-09</text:p>
          </table:table-cell>
        </table:table-row>
        <table:table-row table:style-name="ro1">
          <table:table-cell office:value-type="float" office:value="0.210305" calcext:value-type="float">
            <text:p>0.210305</text:p>
          </table:table-cell>
          <table:table-cell table:formula="of:=[.A36]/100000" office:value-type="float" office:value="0.00000210305" calcext:value-type="float">
            <text:p>2.10305E-06</text:p>
          </table:table-cell>
          <table:table-cell/>
          <table:table-cell table:formula="of:=[.B36]-[.$C$1]" office:value-type="float" office:value="0.00000000152040650406552" calcext:value-type="float">
            <text:p>1.52040650406552E-09</text:p>
          </table:table-cell>
        </table:table-row>
        <table:table-row table:style-name="ro1">
          <table:table-cell office:value-type="float" office:value="0.209901" calcext:value-type="float">
            <text:p>0.209901</text:p>
          </table:table-cell>
          <table:table-cell table:formula="of:=[.A37]/100000" office:value-type="float" office:value="0.00000209901" calcext:value-type="float">
            <text:p>2.09901E-06</text:p>
          </table:table-cell>
          <table:table-cell/>
          <table:table-cell table:formula="of:=[.B37]-[.$C$1]" office:value-type="float" office:value="-0.00000000251959349593419" calcext:value-type="float">
            <text:p>-2.51959349593419E-09</text:p>
          </table:table-cell>
        </table:table-row>
        <table:table-row table:style-name="ro1">
          <table:table-cell office:value-type="float" office:value="0.20977" calcext:value-type="float">
            <text:p>0.20977</text:p>
          </table:table-cell>
          <table:table-cell table:formula="of:=[.A38]/100000" office:value-type="float" office:value="0.0000020977" calcext:value-type="float">
            <text:p>2.0977E-06</text:p>
          </table:table-cell>
          <table:table-cell/>
          <table:table-cell table:formula="of:=[.B38]-[.$C$1]" office:value-type="float" office:value="-0.00000000382959349593393" calcext:value-type="float">
            <text:p>-3.82959349593393E-09</text:p>
          </table:table-cell>
        </table:table-row>
        <table:table-row table:style-name="ro1">
          <table:table-cell office:value-type="float" office:value="0.210209" calcext:value-type="float">
            <text:p>0.210209</text:p>
          </table:table-cell>
          <table:table-cell table:formula="of:=[.A39]/100000" office:value-type="float" office:value="0.00000210209" calcext:value-type="float">
            <text:p>2.10209E-06</text:p>
          </table:table-cell>
          <table:table-cell/>
          <table:table-cell table:formula="of:=[.B39]-[.$C$1]" office:value-type="float" office:value="0.000000000560406504065697" calcext:value-type="float">
            <text:p>5.60406504065697E-10</text:p>
          </table:table-cell>
        </table:table-row>
        <table:table-row table:style-name="ro1">
          <table:table-cell office:value-type="float" office:value="0.21027" calcext:value-type="float">
            <text:p>0.21027</text:p>
          </table:table-cell>
          <table:table-cell table:formula="of:=[.A40]/100000" office:value-type="float" office:value="0.0000021027" calcext:value-type="float">
            <text:p>2.1027E-06</text:p>
          </table:table-cell>
          <table:table-cell/>
          <table:table-cell table:formula="of:=[.B40]-[.$C$1]" office:value-type="float" office:value="0.00000000117040650406602" calcext:value-type="float">
            <text:p>1.17040650406602E-09</text:p>
          </table:table-cell>
        </table:table-row>
        <table:table-row table:style-name="ro1">
          <table:table-cell office:value-type="float" office:value="0.210043" calcext:value-type="float">
            <text:p>0.210043</text:p>
          </table:table-cell>
          <table:table-cell table:formula="of:=[.A41]/100000" office:value-type="float" office:value="0.00000210043" calcext:value-type="float">
            <text:p>2.10043E-06</text:p>
          </table:table-cell>
          <table:table-cell/>
          <table:table-cell table:formula="of:=[.B41]-[.$C$1]" office:value-type="float" office:value="-0.00000000109959349593439" calcext:value-type="float">
            <text:p>-1.09959349593439E-09</text:p>
          </table:table-cell>
        </table:table-row>
        <table:table-row table:style-name="ro1">
          <table:table-cell office:value-type="float" office:value="0.21032" calcext:value-type="float">
            <text:p>0.21032</text:p>
          </table:table-cell>
          <table:table-cell table:formula="of:=[.A42]/100000" office:value-type="float" office:value="0.0000021032" calcext:value-type="float">
            <text:p>2.1032E-06</text:p>
          </table:table-cell>
          <table:table-cell/>
          <table:table-cell table:formula="of:=[.B42]-[.$C$1]" office:value-type="float" office:value="0.00000000167040650406584" calcext:value-type="float">
            <text:p>1.67040650406584E-09</text:p>
          </table:table-cell>
        </table:table-row>
        <table:table-row table:style-name="ro1">
          <table:table-cell office:value-type="float" office:value="0.210134" calcext:value-type="float">
            <text:p>0.210134</text:p>
          </table:table-cell>
          <table:table-cell table:formula="of:=[.A43]/100000" office:value-type="float" office:value="0.00000210134" calcext:value-type="float">
            <text:p>2.10134E-06</text:p>
          </table:table-cell>
          <table:table-cell/>
          <table:table-cell table:formula="of:=[.B43]-[.$C$1]" office:value-type="float" office:value="-0.000000000189593495934253" calcext:value-type="float">
            <text:p>-1.89593495934253E-10</text:p>
          </table:table-cell>
        </table:table-row>
        <table:table-row table:style-name="ro1">
          <table:table-cell office:value-type="float" office:value="0.209599" calcext:value-type="float">
            <text:p>0.209599</text:p>
          </table:table-cell>
          <table:table-cell table:formula="of:=[.A44]/100000" office:value-type="float" office:value="0.00000209599" calcext:value-type="float">
            <text:p>2.09599E-06</text:p>
          </table:table-cell>
          <table:table-cell/>
          <table:table-cell table:formula="of:=[.B44]-[.$C$1]" office:value-type="float" office:value="-0.00000000553959349593455" calcext:value-type="float">
            <text:p>-5.53959349593455E-09</text:p>
          </table:table-cell>
        </table:table-row>
        <table:table-row table:style-name="ro1">
          <table:table-cell office:value-type="float" office:value="0.20914" calcext:value-type="float">
            <text:p>0.20914</text:p>
          </table:table-cell>
          <table:table-cell table:formula="of:=[.A45]/100000" office:value-type="float" office:value="0.0000020914" calcext:value-type="float">
            <text:p>2.0914E-06</text:p>
          </table:table-cell>
          <table:table-cell/>
          <table:table-cell table:formula="of:=[.B45]-[.$C$1]" office:value-type="float" office:value="-0.0000000101295934959342" calcext:value-type="float">
            <text:p>-1.01295934959342E-08</text:p>
          </table:table-cell>
        </table:table-row>
        <table:table-row table:style-name="ro1">
          <table:table-cell office:value-type="float" office:value="0.20976" calcext:value-type="float">
            <text:p>0.20976</text:p>
          </table:table-cell>
          <table:table-cell table:formula="of:=[.A46]/100000" office:value-type="float" office:value="0.0000020976" calcext:value-type="float">
            <text:p>2.0976E-06</text:p>
          </table:table-cell>
          <table:table-cell/>
          <table:table-cell table:formula="of:=[.B46]-[.$C$1]" office:value-type="float" office:value="-0.00000000392959349593373" calcext:value-type="float">
            <text:p>-3.92959349593373E-09</text:p>
          </table:table-cell>
        </table:table-row>
        <table:table-row table:style-name="ro1">
          <table:table-cell office:value-type="float" office:value="0.20969" calcext:value-type="float">
            <text:p>0.20969</text:p>
          </table:table-cell>
          <table:table-cell table:formula="of:=[.A47]/100000" office:value-type="float" office:value="0.0000020969" calcext:value-type="float">
            <text:p>2.0969E-06</text:p>
          </table:table-cell>
          <table:table-cell/>
          <table:table-cell table:formula="of:=[.B47]-[.$C$1]" office:value-type="float" office:value="-0.00000000462959349593399" calcext:value-type="float">
            <text:p>-4.62959349593399E-09</text:p>
          </table:table-cell>
        </table:table-row>
        <table:table-row table:style-name="ro1">
          <table:table-cell office:value-type="float" office:value="0.209977" calcext:value-type="float">
            <text:p>0.209977</text:p>
          </table:table-cell>
          <table:table-cell table:formula="of:=[.A48]/100000" office:value-type="float" office:value="0.00000209977" calcext:value-type="float">
            <text:p>2.09977E-06</text:p>
          </table:table-cell>
          <table:table-cell/>
          <table:table-cell table:formula="of:=[.B48]-[.$C$1]" office:value-type="float" office:value="-0.00000000175959349593439" calcext:value-type="float">
            <text:p>-1.75959349593439E-09</text:p>
          </table:table-cell>
        </table:table-row>
        <table:table-row table:style-name="ro1">
          <table:table-cell office:value-type="float" office:value="0.210527" calcext:value-type="float">
            <text:p>0.210527</text:p>
          </table:table-cell>
          <table:table-cell table:formula="of:=[.A49]/100000" office:value-type="float" office:value="0.00000210527" calcext:value-type="float">
            <text:p>2.10527E-06</text:p>
          </table:table-cell>
          <table:table-cell/>
          <table:table-cell table:formula="of:=[.B49]-[.$C$1]" office:value-type="float" office:value="0.00000000374040650406581" calcext:value-type="float">
            <text:p>3.74040650406581E-09</text:p>
          </table:table-cell>
        </table:table-row>
        <table:table-row table:style-name="ro1">
          <table:table-cell office:value-type="float" office:value="0.209901" calcext:value-type="float">
            <text:p>0.209901</text:p>
          </table:table-cell>
          <table:table-cell table:formula="of:=[.A50]/100000" office:value-type="float" office:value="0.00000209901" calcext:value-type="float">
            <text:p>2.09901E-06</text:p>
          </table:table-cell>
          <table:table-cell/>
          <table:table-cell table:formula="of:=[.B50]-[.$C$1]" office:value-type="float" office:value="-0.00000000251959349593419" calcext:value-type="float">
            <text:p>-2.51959349593419E-09</text:p>
          </table:table-cell>
        </table:table-row>
        <table:table-row table:style-name="ro1">
          <table:table-cell office:value-type="float" office:value="0.209866" calcext:value-type="float">
            <text:p>0.209866</text:p>
          </table:table-cell>
          <table:table-cell table:formula="of:=[.A51]/100000" office:value-type="float" office:value="0.00000209866" calcext:value-type="float">
            <text:p>2.09866E-06</text:p>
          </table:table-cell>
          <table:table-cell/>
          <table:table-cell table:formula="of:=[.B51]-[.$C$1]" office:value-type="float" office:value="-0.00000000286959349593412" calcext:value-type="float">
            <text:p>-2.86959349593412E-09</text:p>
          </table:table-cell>
        </table:table-row>
        <table:table-row table:style-name="ro1">
          <table:table-cell office:value-type="float" office:value="0.210421" calcext:value-type="float">
            <text:p>0.210421</text:p>
          </table:table-cell>
          <table:table-cell table:formula="of:=[.A52]/100000" office:value-type="float" office:value="0.00000210421" calcext:value-type="float">
            <text:p>2.10421E-06</text:p>
          </table:table-cell>
          <table:table-cell/>
          <table:table-cell table:formula="of:=[.B52]-[.$C$1]" office:value-type="float" office:value="0.00000000268040650406577" calcext:value-type="float">
            <text:p>2.68040650406577E-09</text:p>
          </table:table-cell>
        </table:table-row>
        <table:table-row table:style-name="ro1">
          <table:table-cell office:value-type="float" office:value="0.209846" calcext:value-type="float">
            <text:p>0.209846</text:p>
          </table:table-cell>
          <table:table-cell table:formula="of:=[.A53]/100000" office:value-type="float" office:value="0.00000209846" calcext:value-type="float">
            <text:p>2.09846E-06</text:p>
          </table:table-cell>
          <table:table-cell/>
          <table:table-cell table:formula="of:=[.B53]-[.$C$1]" office:value-type="float" office:value="-0.00000000306959349593455" calcext:value-type="float">
            <text:p>-3.06959349593455E-09</text:p>
          </table:table-cell>
        </table:table-row>
        <table:table-row table:style-name="ro1">
          <table:table-cell office:value-type="float" office:value="0.209498" calcext:value-type="float">
            <text:p>0.209498</text:p>
          </table:table-cell>
          <table:table-cell table:formula="of:=[.A54]/100000" office:value-type="float" office:value="0.00000209498" calcext:value-type="float">
            <text:p>2.09498E-06</text:p>
          </table:table-cell>
          <table:table-cell/>
          <table:table-cell table:formula="of:=[.B54]-[.$C$1]" office:value-type="float" office:value="-0.00000000654959349593448" calcext:value-type="float">
            <text:p>-6.54959349593448E-09</text:p>
          </table:table-cell>
        </table:table-row>
        <table:table-row table:style-name="ro1">
          <table:table-cell office:value-type="float" office:value="0.210038" calcext:value-type="float">
            <text:p>0.210038</text:p>
          </table:table-cell>
          <table:table-cell table:formula="of:=[.A55]/100000" office:value-type="float" office:value="0.00000210038" calcext:value-type="float">
            <text:p>2.10038E-06</text:p>
          </table:table-cell>
          <table:table-cell/>
          <table:table-cell table:formula="of:=[.B55]-[.$C$1]" office:value-type="float" office:value="-0.00000000114959349593407" calcext:value-type="float">
            <text:p>-1.14959349593407E-09</text:p>
          </table:table-cell>
        </table:table-row>
        <table:table-row table:style-name="ro1">
          <table:table-cell office:value-type="float" office:value="0.210098" calcext:value-type="float">
            <text:p>0.210098</text:p>
          </table:table-cell>
          <table:table-cell table:formula="of:=[.A56]/100000" office:value-type="float" office:value="0.00000210098" calcext:value-type="float">
            <text:p>2.10098E-06</text:p>
          </table:table-cell>
          <table:table-cell/>
          <table:table-cell table:formula="of:=[.B56]-[.$C$1]" office:value-type="float" office:value="-0.00000000054959349593445" calcext:value-type="float">
            <text:p>-5.4959349593445E-10</text:p>
          </table:table-cell>
        </table:table-row>
        <table:table-row table:style-name="ro1">
          <table:table-cell office:value-type="float" office:value="0.210007" calcext:value-type="float">
            <text:p>0.210007</text:p>
          </table:table-cell>
          <table:table-cell table:formula="of:=[.A57]/100000" office:value-type="float" office:value="0.00000210007" calcext:value-type="float">
            <text:p>2.10007E-06</text:p>
          </table:table-cell>
          <table:table-cell/>
          <table:table-cell table:formula="of:=[.B57]-[.$C$1]" office:value-type="float" office:value="-0.00000000145959349593416" calcext:value-type="float">
            <text:p>-1.45959349593416E-09</text:p>
          </table:table-cell>
        </table:table-row>
        <table:table-row table:style-name="ro1">
          <table:table-cell office:value-type="float" office:value="0.210053" calcext:value-type="float">
            <text:p>0.210053</text:p>
          </table:table-cell>
          <table:table-cell table:formula="of:=[.A58]/100000" office:value-type="float" office:value="0.00000210053" calcext:value-type="float">
            <text:p>2.10053E-06</text:p>
          </table:table-cell>
          <table:table-cell/>
          <table:table-cell table:formula="of:=[.B58]-[.$C$1]" office:value-type="float" office:value="-0.000000000999593495934166" calcext:value-type="float">
            <text:p>-9.99593495934166E-10</text:p>
          </table:table-cell>
        </table:table-row>
        <table:table-row table:style-name="ro1">
          <table:table-cell office:value-type="float" office:value="0.209952" calcext:value-type="float">
            <text:p>0.209952</text:p>
          </table:table-cell>
          <table:table-cell table:formula="of:=[.A59]/100000" office:value-type="float" office:value="0.00000209952" calcext:value-type="float">
            <text:p>2.09952E-06</text:p>
          </table:table-cell>
          <table:table-cell/>
          <table:table-cell table:formula="of:=[.B59]-[.$C$1]" office:value-type="float" office:value="-0.00000000200959349593409" calcext:value-type="float">
            <text:p>-2.00959349593409E-09</text:p>
          </table:table-cell>
        </table:table-row>
        <table:table-row table:style-name="ro1">
          <table:table-cell office:value-type="float" office:value="0.209735" calcext:value-type="float">
            <text:p>0.209735</text:p>
          </table:table-cell>
          <table:table-cell table:formula="of:=[.A60]/100000" office:value-type="float" office:value="0.00000209735" calcext:value-type="float">
            <text:p>2.09735E-06</text:p>
          </table:table-cell>
          <table:table-cell/>
          <table:table-cell table:formula="of:=[.B60]-[.$C$1]" office:value-type="float" office:value="-0.00000000417959349593428" calcext:value-type="float">
            <text:p>-4.17959349593428E-09</text:p>
          </table:table-cell>
        </table:table-row>
        <table:table-row table:style-name="ro1">
          <table:table-cell office:value-type="float" office:value="0.209473" calcext:value-type="float">
            <text:p>0.209473</text:p>
          </table:table-cell>
          <table:table-cell table:formula="of:=[.A61]/100000" office:value-type="float" office:value="0.00000209473" calcext:value-type="float">
            <text:p>2.09473E-06</text:p>
          </table:table-cell>
          <table:table-cell/>
          <table:table-cell table:formula="of:=[.B61]-[.$C$1]" office:value-type="float" office:value="-0.00000000679959349593418" calcext:value-type="float">
            <text:p>-6.79959349593418E-09</text:p>
          </table:table-cell>
        </table:table-row>
        <table:table-row table:style-name="ro1">
          <table:table-cell office:value-type="float" office:value="0.210265" calcext:value-type="float">
            <text:p>0.210265</text:p>
          </table:table-cell>
          <table:table-cell table:formula="of:=[.A62]/100000" office:value-type="float" office:value="0.00000210265" calcext:value-type="float">
            <text:p>2.10265E-06</text:p>
          </table:table-cell>
          <table:table-cell/>
          <table:table-cell table:formula="of:=[.B62]-[.$C$1]" office:value-type="float" office:value="0.00000000112040650406549" calcext:value-type="float">
            <text:p>1.12040650406549E-09</text:p>
          </table:table-cell>
        </table:table-row>
        <table:table-row table:style-name="ro1">
          <table:table-cell office:value-type="float" office:value="0.210436" calcext:value-type="float">
            <text:p>0.210436</text:p>
          </table:table-cell>
          <table:table-cell table:formula="of:=[.A63]/100000" office:value-type="float" office:value="0.00000210436" calcext:value-type="float">
            <text:p>2.10436E-06</text:p>
          </table:table-cell>
          <table:table-cell/>
          <table:table-cell table:formula="of:=[.B63]-[.$C$1]" office:value-type="float" office:value="0.00000000283040650406568" calcext:value-type="float">
            <text:p>2.83040650406568E-09</text:p>
          </table:table-cell>
        </table:table-row>
        <table:table-row table:style-name="ro1">
          <table:table-cell office:value-type="float" office:value="0.210053" calcext:value-type="float">
            <text:p>0.210053</text:p>
          </table:table-cell>
          <table:table-cell table:formula="of:=[.A64]/100000" office:value-type="float" office:value="0.00000210053" calcext:value-type="float">
            <text:p>2.10053E-06</text:p>
          </table:table-cell>
          <table:table-cell/>
          <table:table-cell table:formula="of:=[.B64]-[.$C$1]" office:value-type="float" office:value="-0.000000000999593495934166" calcext:value-type="float">
            <text:p>-9.99593495934166E-10</text:p>
          </table:table-cell>
        </table:table-row>
        <table:table-row table:style-name="ro1">
          <table:table-cell office:value-type="float" office:value="0.209947" calcext:value-type="float">
            <text:p>0.209947</text:p>
          </table:table-cell>
          <table:table-cell table:formula="of:=[.A65]/100000" office:value-type="float" office:value="0.00000209947" calcext:value-type="float">
            <text:p>2.09947E-06</text:p>
          </table:table-cell>
          <table:table-cell/>
          <table:table-cell table:formula="of:=[.B65]-[.$C$1]" office:value-type="float" office:value="-0.0000000020595934959342" calcext:value-type="float">
            <text:p>-2.0595934959342E-09</text:p>
          </table:table-cell>
        </table:table-row>
        <table:table-row table:style-name="ro1">
          <table:table-cell office:value-type="float" office:value="0.210219" calcext:value-type="float">
            <text:p>0.210219</text:p>
          </table:table-cell>
          <table:table-cell table:formula="of:=[.A66]/100000" office:value-type="float" office:value="0.00000210219" calcext:value-type="float">
            <text:p>2.10219E-06</text:p>
          </table:table-cell>
          <table:table-cell/>
          <table:table-cell table:formula="of:=[.B66]-[.$C$1]" office:value-type="float" office:value="0.000000000660406504065493" calcext:value-type="float">
            <text:p>6.60406504065493E-10</text:p>
          </table:table-cell>
        </table:table-row>
        <table:table-row table:style-name="ro1">
          <table:table-cell office:value-type="float" office:value="0.210285" calcext:value-type="float">
            <text:p>0.210285</text:p>
          </table:table-cell>
          <table:table-cell table:formula="of:=[.A67]/100000" office:value-type="float" office:value="0.00000210285" calcext:value-type="float">
            <text:p>2.10285E-06</text:p>
          </table:table-cell>
          <table:table-cell/>
          <table:table-cell table:formula="of:=[.B67]-[.$C$1]" office:value-type="float" office:value="0.00000000132040650406592" calcext:value-type="float">
            <text:p>1.32040650406592E-09</text:p>
          </table:table-cell>
        </table:table-row>
        <table:table-row table:style-name="ro1">
          <table:table-cell office:value-type="float" office:value="0.210174" calcext:value-type="float">
            <text:p>0.210174</text:p>
          </table:table-cell>
          <table:table-cell table:formula="of:=[.A68]/100000" office:value-type="float" office:value="0.00000210174" calcext:value-type="float">
            <text:p>2.10174E-06</text:p>
          </table:table-cell>
          <table:table-cell/>
          <table:table-cell table:formula="of:=[.B68]-[.$C$1]" office:value-type="float" office:value="0.000000000210406504065777" calcext:value-type="float">
            <text:p>2.10406504065777E-10</text:p>
          </table:table-cell>
        </table:table-row>
        <table:table-row table:style-name="ro1">
          <table:table-cell office:value-type="float" office:value="0.210754" calcext:value-type="float">
            <text:p>0.210754</text:p>
          </table:table-cell>
          <table:table-cell table:formula="of:=[.A69]/100000" office:value-type="float" office:value="0.00000210754" calcext:value-type="float">
            <text:p>2.10754E-06</text:p>
          </table:table-cell>
          <table:table-cell/>
          <table:table-cell table:formula="of:=[.B69]-[.$C$1]" office:value-type="float" office:value="0.00000000601040650406579" calcext:value-type="float">
            <text:p>6.01040650406579E-09</text:p>
          </table:table-cell>
        </table:table-row>
        <table:table-row table:style-name="ro1">
          <table:table-cell office:value-type="float" office:value="0.210431" calcext:value-type="float">
            <text:p>0.210431</text:p>
          </table:table-cell>
          <table:table-cell table:formula="of:=[.A70]/100000" office:value-type="float" office:value="0.00000210431" calcext:value-type="float">
            <text:p>2.10431E-06</text:p>
          </table:table-cell>
          <table:table-cell/>
          <table:table-cell table:formula="of:=[.B70]-[.$C$1]" office:value-type="float" office:value="0.00000000278040650406557" calcext:value-type="float">
            <text:p>2.78040650406557E-09</text:p>
          </table:table-cell>
        </table:table-row>
        <table:table-row table:style-name="ro1">
          <table:table-cell office:value-type="float" office:value="0.210199" calcext:value-type="float">
            <text:p>0.210199</text:p>
          </table:table-cell>
          <table:table-cell table:formula="of:=[.A71]/100000" office:value-type="float" office:value="0.00000210199" calcext:value-type="float">
            <text:p>2.10199E-06</text:p>
          </table:table-cell>
          <table:table-cell/>
          <table:table-cell table:formula="of:=[.B71]-[.$C$1]" office:value-type="float" office:value="0.000000000460406504065901" calcext:value-type="float">
            <text:p>4.60406504065901E-10</text:p>
          </table:table-cell>
        </table:table-row>
        <table:table-row table:style-name="ro1">
          <table:table-cell office:value-type="float" office:value="0.2097" calcext:value-type="float">
            <text:p>0.2097</text:p>
          </table:table-cell>
          <table:table-cell table:formula="of:=[.A72]/100000" office:value-type="float" office:value="0.000002097" calcext:value-type="float">
            <text:p>2.097E-06</text:p>
          </table:table-cell>
          <table:table-cell/>
          <table:table-cell table:formula="of:=[.B72]-[.$C$1]" office:value-type="float" office:value="-0.0000000045295934959342" calcext:value-type="float">
            <text:p>-4.5295934959342E-09</text:p>
          </table:table-cell>
        </table:table-row>
        <table:table-row table:style-name="ro1">
          <table:table-cell office:value-type="float" office:value="0.209962" calcext:value-type="float">
            <text:p>0.209962</text:p>
          </table:table-cell>
          <table:table-cell table:formula="of:=[.A73]/100000" office:value-type="float" office:value="0.00000209962" calcext:value-type="float">
            <text:p>2.09962E-06</text:p>
          </table:table-cell>
          <table:table-cell/>
          <table:table-cell table:formula="of:=[.B73]-[.$C$1]" office:value-type="float" office:value="-0.0000000019095934959343" calcext:value-type="float">
            <text:p>-1.9095934959343E-09</text:p>
          </table:table-cell>
        </table:table-row>
        <table:table-row table:style-name="ro1">
          <table:table-cell office:value-type="float" office:value="0.210593" calcext:value-type="float">
            <text:p>0.210593</text:p>
          </table:table-cell>
          <table:table-cell table:formula="of:=[.A74]/100000" office:value-type="float" office:value="0.00000210593" calcext:value-type="float">
            <text:p>2.10593E-06</text:p>
          </table:table-cell>
          <table:table-cell/>
          <table:table-cell table:formula="of:=[.B74]-[.$C$1]" office:value-type="float" office:value="0.00000000440040650406582" calcext:value-type="float">
            <text:p>4.40040650406582E-09</text:p>
          </table:table-cell>
        </table:table-row>
        <table:table-row table:style-name="ro1">
          <table:table-cell office:value-type="float" office:value="0.210719" calcext:value-type="float">
            <text:p>0.210719</text:p>
          </table:table-cell>
          <table:table-cell table:formula="of:=[.A75]/100000" office:value-type="float" office:value="0.00000210719" calcext:value-type="float">
            <text:p>2.10719E-06</text:p>
          </table:table-cell>
          <table:table-cell/>
          <table:table-cell table:formula="of:=[.B75]-[.$C$1]" office:value-type="float" office:value="0.00000000566040650406587" calcext:value-type="float">
            <text:p>5.66040650406587E-09</text:p>
          </table:table-cell>
        </table:table-row>
        <table:table-row table:style-name="ro1">
          <table:table-cell office:value-type="float" office:value="0.209987" calcext:value-type="float">
            <text:p>0.209987</text:p>
          </table:table-cell>
          <table:table-cell table:formula="of:=[.A76]/100000" office:value-type="float" office:value="0.00000209987" calcext:value-type="float">
            <text:p>2.09987E-06</text:p>
          </table:table-cell>
          <table:table-cell/>
          <table:table-cell table:formula="of:=[.B76]-[.$C$1]" office:value-type="float" office:value="-0.0000000016595934959346" calcext:value-type="float">
            <text:p>-1.6595934959346E-09</text:p>
          </table:table-cell>
        </table:table-row>
        <table:table-row table:style-name="ro1">
          <table:table-cell office:value-type="float" office:value="0.210013" calcext:value-type="float">
            <text:p>0.210013</text:p>
          </table:table-cell>
          <table:table-cell table:formula="of:=[.A77]/100000" office:value-type="float" office:value="0.00000210013" calcext:value-type="float">
            <text:p>2.10013E-06</text:p>
          </table:table-cell>
          <table:table-cell/>
          <table:table-cell table:formula="of:=[.B77]-[.$C$1]" office:value-type="float" office:value="-0.00000000139959349593462" calcext:value-type="float">
            <text:p>-1.39959349593462E-09</text:p>
          </table:table-cell>
        </table:table-row>
        <table:table-row table:style-name="ro1">
          <table:table-cell office:value-type="float" office:value="0.210219" calcext:value-type="float">
            <text:p>0.210219</text:p>
          </table:table-cell>
          <table:table-cell table:formula="of:=[.A78]/100000" office:value-type="float" office:value="0.00000210219" calcext:value-type="float">
            <text:p>2.10219E-06</text:p>
          </table:table-cell>
          <table:table-cell/>
          <table:table-cell table:formula="of:=[.B78]-[.$C$1]" office:value-type="float" office:value="0.000000000660406504065493" calcext:value-type="float">
            <text:p>6.60406504065493E-10</text:p>
          </table:table-cell>
        </table:table-row>
        <table:table-row table:style-name="ro1">
          <table:table-cell office:value-type="float" office:value="0.21034" calcext:value-type="float">
            <text:p>0.21034</text:p>
          </table:table-cell>
          <table:table-cell table:formula="of:=[.A79]/100000" office:value-type="float" office:value="0.0000021034" calcext:value-type="float">
            <text:p>2.1034E-06</text:p>
          </table:table-cell>
          <table:table-cell/>
          <table:table-cell table:formula="of:=[.B79]-[.$C$1]" office:value-type="float" office:value="0.00000000187040650406628" calcext:value-type="float">
            <text:p>1.87040650406628E-09</text:p>
          </table:table-cell>
        </table:table-row>
        <table:table-row table:style-name="ro1">
          <table:table-cell office:value-type="float" office:value="0.209785" calcext:value-type="float">
            <text:p>0.209785</text:p>
          </table:table-cell>
          <table:table-cell table:formula="of:=[.A80]/100000" office:value-type="float" office:value="0.00000209785" calcext:value-type="float">
            <text:p>2.09785E-06</text:p>
          </table:table-cell>
          <table:table-cell/>
          <table:table-cell table:formula="of:=[.B80]-[.$C$1]" office:value-type="float" office:value="-0.00000000367959349593403" calcext:value-type="float">
            <text:p>-3.67959349593403E-09</text:p>
          </table:table-cell>
        </table:table-row>
        <table:table-row table:style-name="ro1">
          <table:table-cell office:value-type="float" office:value="0.209977" calcext:value-type="float">
            <text:p>0.209977</text:p>
          </table:table-cell>
          <table:table-cell table:formula="of:=[.A81]/100000" office:value-type="float" office:value="0.00000209977" calcext:value-type="float">
            <text:p>2.09977E-06</text:p>
          </table:table-cell>
          <table:table-cell/>
          <table:table-cell table:formula="of:=[.B81]-[.$C$1]" office:value-type="float" office:value="-0.00000000175959349593439" calcext:value-type="float">
            <text:p>-1.75959349593439E-09</text:p>
          </table:table-cell>
        </table:table-row>
        <table:table-row table:style-name="ro1">
          <table:table-cell office:value-type="float" office:value="0.210068" calcext:value-type="float">
            <text:p>0.210068</text:p>
          </table:table-cell>
          <table:table-cell table:formula="of:=[.A82]/100000" office:value-type="float" office:value="0.00000210068" calcext:value-type="float">
            <text:p>2.10068E-06</text:p>
          </table:table-cell>
          <table:table-cell/>
          <table:table-cell table:formula="of:=[.B82]-[.$C$1]" office:value-type="float" office:value="-0.000000000849593495934261" calcext:value-type="float">
            <text:p>-8.49593495934261E-10</text:p>
          </table:table-cell>
        </table:table-row>
        <table:table-row table:style-name="ro1">
          <table:table-cell office:value-type="float" office:value="0.210401" calcext:value-type="float">
            <text:p>0.210401</text:p>
          </table:table-cell>
          <table:table-cell table:formula="of:=[.A83]/100000" office:value-type="float" office:value="0.00000210401" calcext:value-type="float">
            <text:p>2.10401E-06</text:p>
          </table:table-cell>
          <table:table-cell/>
          <table:table-cell table:formula="of:=[.B83]-[.$C$1]" office:value-type="float" office:value="0.00000000248040650406576" calcext:value-type="float">
            <text:p>2.48040650406576E-09</text:p>
          </table:table-cell>
        </table:table-row>
        <table:table-row table:style-name="ro1">
          <table:table-cell office:value-type="float" office:value="0.210562" calcext:value-type="float">
            <text:p>0.210562</text:p>
          </table:table-cell>
          <table:table-cell table:formula="of:=[.A84]/100000" office:value-type="float" office:value="0.00000210562" calcext:value-type="float">
            <text:p>2.10562E-06</text:p>
          </table:table-cell>
          <table:table-cell/>
          <table:table-cell table:formula="of:=[.B84]-[.$C$1]" office:value-type="float" office:value="0.00000000409040650406573" calcext:value-type="float">
            <text:p>4.09040650406573E-09</text:p>
          </table:table-cell>
        </table:table-row>
        <table:table-row table:style-name="ro1">
          <table:table-cell office:value-type="float" office:value="0.210441" calcext:value-type="float">
            <text:p>0.210441</text:p>
          </table:table-cell>
          <table:table-cell table:formula="of:=[.A85]/100000" office:value-type="float" office:value="0.00000210441" calcext:value-type="float">
            <text:p>2.10441E-06</text:p>
          </table:table-cell>
          <table:table-cell/>
          <table:table-cell table:formula="of:=[.B85]-[.$C$1]" office:value-type="float" office:value="0.00000000288040650406579" calcext:value-type="float">
            <text:p>2.88040650406579E-09</text:p>
          </table:table-cell>
        </table:table-row>
        <table:table-row table:style-name="ro1">
          <table:table-cell office:value-type="float" office:value="0.211208" calcext:value-type="float">
            <text:p>0.211208</text:p>
          </table:table-cell>
          <table:table-cell table:formula="of:=[.A86]/100000" office:value-type="float" office:value="0.00000211208" calcext:value-type="float">
            <text:p>2.11208E-06</text:p>
          </table:table-cell>
          <table:table-cell/>
          <table:table-cell table:formula="of:=[.B86]-[.$C$1]" office:value-type="float" office:value="0.0000000105504065040657" calcext:value-type="float">
            <text:p>1.05504065040657E-08</text:p>
          </table:table-cell>
        </table:table-row>
        <table:table-row table:style-name="ro1">
          <table:table-cell office:value-type="float" office:value="0.211077" calcext:value-type="float">
            <text:p>0.211077</text:p>
          </table:table-cell>
          <table:table-cell table:formula="of:=[.A87]/100000" office:value-type="float" office:value="0.00000211077" calcext:value-type="float">
            <text:p>2.11077E-06</text:p>
          </table:table-cell>
          <table:table-cell/>
          <table:table-cell table:formula="of:=[.B87]-[.$C$1]" office:value-type="float" office:value="0.00000000924040650406559" calcext:value-type="float">
            <text:p>9.24040650406559E-09</text:p>
          </table:table-cell>
        </table:table-row>
        <table:table-row table:style-name="ro1">
          <table:table-cell office:value-type="float" office:value="0.210976" calcext:value-type="float">
            <text:p>0.210976</text:p>
          </table:table-cell>
          <table:table-cell table:formula="of:=[.A88]/100000" office:value-type="float" office:value="0.00000210976" calcext:value-type="float">
            <text:p>2.10976E-06</text:p>
          </table:table-cell>
          <table:table-cell/>
          <table:table-cell table:formula="of:=[.B88]-[.$C$1]" office:value-type="float" office:value="0.00000000823040650406566" calcext:value-type="float">
            <text:p>8.23040650406566E-09</text:p>
          </table:table-cell>
        </table:table-row>
        <table:table-row table:style-name="ro1">
          <table:table-cell office:value-type="float" office:value="0.211037" calcext:value-type="float">
            <text:p>0.211037</text:p>
          </table:table-cell>
          <table:table-cell table:formula="of:=[.A89]/100000" office:value-type="float" office:value="0.00000211037" calcext:value-type="float">
            <text:p>2.11037E-06</text:p>
          </table:table-cell>
          <table:table-cell/>
          <table:table-cell table:formula="of:=[.B89]-[.$C$1]" office:value-type="float" office:value="0.00000000884040650406598" calcext:value-type="float">
            <text:p>8.84040650406598E-09</text:p>
          </table:table-cell>
        </table:table-row>
        <table:table-row table:style-name="ro1">
          <table:table-cell office:value-type="float" office:value="0.210921" calcext:value-type="float">
            <text:p>0.210921</text:p>
          </table:table-cell>
          <table:table-cell table:formula="of:=[.A90]/100000" office:value-type="float" office:value="0.00000210921" calcext:value-type="float">
            <text:p>2.10921E-06</text:p>
          </table:table-cell>
          <table:table-cell/>
          <table:table-cell table:formula="of:=[.B90]-[.$C$1]" office:value-type="float" office:value="0.00000000768040650406572" calcext:value-type="float">
            <text:p>7.68040650406572E-09</text:p>
          </table:table-cell>
        </table:table-row>
        <table:table-row table:style-name="ro1">
          <table:table-cell office:value-type="float" office:value="0.210472" calcext:value-type="float">
            <text:p>0.210472</text:p>
          </table:table-cell>
          <table:table-cell table:formula="of:=[.A91]/100000" office:value-type="float" office:value="0.00000210472" calcext:value-type="float">
            <text:p>2.10472E-06</text:p>
          </table:table-cell>
          <table:table-cell/>
          <table:table-cell table:formula="of:=[.B91]-[.$C$1]" office:value-type="float" office:value="0.00000000319040650406587" calcext:value-type="float">
            <text:p>3.19040650406587E-09</text:p>
          </table:table-cell>
        </table:table-row>
        <table:table-row table:style-name="ro1">
          <table:table-cell office:value-type="float" office:value="0.210679" calcext:value-type="float">
            <text:p>0.210679</text:p>
          </table:table-cell>
          <table:table-cell table:formula="of:=[.A92]/100000" office:value-type="float" office:value="0.00000210679" calcext:value-type="float">
            <text:p>2.10679E-06</text:p>
          </table:table-cell>
          <table:table-cell/>
          <table:table-cell table:formula="of:=[.B92]-[.$C$1]" office:value-type="float" office:value="0.00000000526040650406542" calcext:value-type="float">
            <text:p>5.26040650406542E-09</text:p>
          </table:table-cell>
        </table:table-row>
        <table:table-row table:style-name="ro1">
          <table:table-cell office:value-type="float" office:value="0.211587" calcext:value-type="float">
            <text:p>0.211587</text:p>
          </table:table-cell>
          <table:table-cell table:formula="of:=[.A93]/100000" office:value-type="float" office:value="0.00000211587" calcext:value-type="float">
            <text:p>2.11587E-06</text:p>
          </table:table-cell>
          <table:table-cell/>
          <table:table-cell table:formula="of:=[.B93]-[.$C$1]" office:value-type="float" office:value="0.0000000143404065040658" calcext:value-type="float">
            <text:p>1.43404065040658E-08</text:p>
          </table:table-cell>
        </table:table-row>
        <table:table-row table:style-name="ro1">
          <table:table-cell office:value-type="float" office:value="0.211345" calcext:value-type="float">
            <text:p>0.211345</text:p>
          </table:table-cell>
          <table:table-cell table:formula="of:=[.A94]/100000" office:value-type="float" office:value="0.00000211345" calcext:value-type="float">
            <text:p>2.11345E-06</text:p>
          </table:table-cell>
          <table:table-cell/>
          <table:table-cell table:formula="of:=[.B94]-[.$C$1]" office:value-type="float" office:value="0.0000000119204065040654" calcext:value-type="float">
            <text:p>1.19204065040654E-08</text:p>
          </table:table-cell>
        </table:table-row>
        <table:table-row table:style-name="ro1">
          <table:table-cell office:value-type="float" office:value="0.210401" calcext:value-type="float">
            <text:p>0.210401</text:p>
          </table:table-cell>
          <table:table-cell table:formula="of:=[.A95]/100000" office:value-type="float" office:value="0.00000210401" calcext:value-type="float">
            <text:p>2.10401E-06</text:p>
          </table:table-cell>
          <table:table-cell/>
          <table:table-cell table:formula="of:=[.B95]-[.$C$1]" office:value-type="float" office:value="0.00000000248040650406576" calcext:value-type="float">
            <text:p>2.48040650406576E-09</text:p>
          </table:table-cell>
        </table:table-row>
        <table:table-row table:style-name="ro1">
          <table:table-cell office:value-type="float" office:value="0.210724" calcext:value-type="float">
            <text:p>0.210724</text:p>
          </table:table-cell>
          <table:table-cell table:formula="of:=[.A96]/100000" office:value-type="float" office:value="0.00000210724" calcext:value-type="float">
            <text:p>2.10724E-06</text:p>
          </table:table-cell>
          <table:table-cell/>
          <table:table-cell table:formula="of:=[.B96]-[.$C$1]" office:value-type="float" office:value="0.00000000571040650406555" calcext:value-type="float">
            <text:p>5.71040650406555E-09</text:p>
          </table:table-cell>
        </table:table-row>
        <table:table-row table:style-name="ro1">
          <table:table-cell office:value-type="float" office:value="0.210724" calcext:value-type="float">
            <text:p>0.210724</text:p>
          </table:table-cell>
          <table:table-cell table:formula="of:=[.A97]/100000" office:value-type="float" office:value="0.00000210724" calcext:value-type="float">
            <text:p>2.10724E-06</text:p>
          </table:table-cell>
          <table:table-cell/>
          <table:table-cell table:formula="of:=[.B97]-[.$C$1]" office:value-type="float" office:value="0.00000000571040650406555" calcext:value-type="float">
            <text:p>5.71040650406555E-09</text:p>
          </table:table-cell>
        </table:table-row>
        <table:table-row table:style-name="ro1">
          <table:table-cell office:value-type="float" office:value="0.210643" calcext:value-type="float">
            <text:p>0.210643</text:p>
          </table:table-cell>
          <table:table-cell table:formula="of:=[.A98]/100000" office:value-type="float" office:value="0.00000210643" calcext:value-type="float">
            <text:p>2.10643E-06</text:p>
          </table:table-cell>
          <table:table-cell/>
          <table:table-cell table:formula="of:=[.B98]-[.$C$1]" office:value-type="float" office:value="0.00000000490040650406564" calcext:value-type="float">
            <text:p>4.90040650406564E-09</text:p>
          </table:table-cell>
        </table:table-row>
        <table:table-row table:style-name="ro1">
          <table:table-cell office:value-type="float" office:value="0.210457" calcext:value-type="float">
            <text:p>0.210457</text:p>
          </table:table-cell>
          <table:table-cell table:formula="of:=[.A99]/100000" office:value-type="float" office:value="0.00000210457" calcext:value-type="float">
            <text:p>2.10457E-06</text:p>
          </table:table-cell>
          <table:table-cell/>
          <table:table-cell table:formula="of:=[.B99]-[.$C$1]" office:value-type="float" office:value="0.00000000304040650406554" calcext:value-type="float">
            <text:p>3.04040650406554E-09</text:p>
          </table:table-cell>
        </table:table-row>
        <table:table-row table:style-name="ro1">
          <table:table-cell office:value-type="float" office:value="0.210815" calcext:value-type="float">
            <text:p>0.210815</text:p>
          </table:table-cell>
          <table:table-cell table:formula="of:=[.A100]/100000" office:value-type="float" office:value="0.00000210815" calcext:value-type="float">
            <text:p>2.10815E-06</text:p>
          </table:table-cell>
          <table:table-cell/>
          <table:table-cell table:formula="of:=[.B100]-[.$C$1]" office:value-type="float" office:value="0.00000000662040650406569" calcext:value-type="float">
            <text:p>6.62040650406569E-09</text:p>
          </table:table-cell>
        </table:table-row>
        <table:table-row table:style-name="ro1">
          <table:table-cell office:value-type="float" office:value="0.210164" calcext:value-type="float">
            <text:p>0.210164</text:p>
          </table:table-cell>
          <table:table-cell table:formula="of:=[.A101]/100000" office:value-type="float" office:value="0.00000210164" calcext:value-type="float">
            <text:p>2.10164E-06</text:p>
          </table:table-cell>
          <table:table-cell/>
          <table:table-cell table:formula="of:=[.B101]-[.$C$1]" office:value-type="float" office:value="0.000000000110406504065558" calcext:value-type="float">
            <text:p>1.10406504065558E-10</text:p>
          </table:table-cell>
        </table:table-row>
        <table:table-row table:style-name="ro1">
          <table:table-cell office:value-type="float" office:value="0.210421" calcext:value-type="float">
            <text:p>0.210421</text:p>
          </table:table-cell>
          <table:table-cell table:formula="of:=[.A102]/100000" office:value-type="float" office:value="0.00000210421" calcext:value-type="float">
            <text:p>2.10421E-06</text:p>
          </table:table-cell>
          <table:table-cell/>
          <table:table-cell table:formula="of:=[.B102]-[.$C$1]" office:value-type="float" office:value="0.00000000268040650406577" calcext:value-type="float">
            <text:p>2.68040650406577E-09</text:p>
          </table:table-cell>
        </table:table-row>
        <table:table-row table:style-name="ro1">
          <table:table-cell office:value-type="float" office:value="0.210593" calcext:value-type="float">
            <text:p>0.210593</text:p>
          </table:table-cell>
          <table:table-cell table:formula="of:=[.A103]/100000" office:value-type="float" office:value="0.00000210593" calcext:value-type="float">
            <text:p>2.10593E-06</text:p>
          </table:table-cell>
          <table:table-cell/>
          <table:table-cell table:formula="of:=[.B103]-[.$C$1]" office:value-type="float" office:value="0.00000000440040650406582" calcext:value-type="float">
            <text:p>4.40040650406582E-09</text:p>
          </table:table-cell>
        </table:table-row>
        <table:table-row table:style-name="ro1">
          <table:table-cell office:value-type="float" office:value="0.209563" calcext:value-type="float">
            <text:p>0.209563</text:p>
          </table:table-cell>
          <table:table-cell table:formula="of:=[.A104]/100000" office:value-type="float" office:value="0.00000209563" calcext:value-type="float">
            <text:p>2.09563E-06</text:p>
          </table:table-cell>
          <table:table-cell/>
          <table:table-cell table:formula="of:=[.B104]-[.$C$1]" office:value-type="float" office:value="-0.00000000589959349593432" calcext:value-type="float">
            <text:p>-5.89959349593432E-09</text:p>
          </table:table-cell>
        </table:table-row>
        <table:table-row table:style-name="ro1">
          <table:table-cell office:value-type="float" office:value="0.210204" calcext:value-type="float">
            <text:p>0.210204</text:p>
          </table:table-cell>
          <table:table-cell table:formula="of:=[.A105]/100000" office:value-type="float" office:value="0.00000210204" calcext:value-type="float">
            <text:p>2.10204E-06</text:p>
          </table:table-cell>
          <table:table-cell/>
          <table:table-cell table:formula="of:=[.B105]-[.$C$1]" office:value-type="float" office:value="0.000000000510406504066011" calcext:value-type="float">
            <text:p>5.10406504066011E-10</text:p>
          </table:table-cell>
        </table:table-row>
        <table:table-row table:style-name="ro1">
          <table:table-cell office:value-type="float" office:value="0.209775" calcext:value-type="float">
            <text:p>0.209775</text:p>
          </table:table-cell>
          <table:table-cell table:formula="of:=[.A106]/100000" office:value-type="float" office:value="0.00000209775" calcext:value-type="float">
            <text:p>2.09775E-06</text:p>
          </table:table-cell>
          <table:table-cell/>
          <table:table-cell table:formula="of:=[.B106]-[.$C$1]" office:value-type="float" office:value="-0.00000000377959349593425" calcext:value-type="float">
            <text:p>-3.77959349593425E-09</text:p>
          </table:table-cell>
        </table:table-row>
        <table:table-row table:style-name="ro1">
          <table:table-cell office:value-type="float" office:value="0.209629" calcext:value-type="float">
            <text:p>0.209629</text:p>
          </table:table-cell>
          <table:table-cell table:formula="of:=[.A107]/100000" office:value-type="float" office:value="0.00000209629" calcext:value-type="float">
            <text:p>2.09629E-06</text:p>
          </table:table-cell>
          <table:table-cell/>
          <table:table-cell table:formula="of:=[.B107]-[.$C$1]" office:value-type="float" office:value="-0.00000000523959349593432" calcext:value-type="float">
            <text:p>-5.23959349593432E-09</text:p>
          </table:table-cell>
        </table:table-row>
        <table:table-row table:style-name="ro1">
          <table:table-cell office:value-type="float" office:value="0.210265" calcext:value-type="float">
            <text:p>0.210265</text:p>
          </table:table-cell>
          <table:table-cell table:formula="of:=[.A108]/100000" office:value-type="float" office:value="0.00000210265" calcext:value-type="float">
            <text:p>2.10265E-06</text:p>
          </table:table-cell>
          <table:table-cell/>
          <table:table-cell table:formula="of:=[.B108]-[.$C$1]" office:value-type="float" office:value="0.00000000112040650406549" calcext:value-type="float">
            <text:p>1.12040650406549E-09</text:p>
          </table:table-cell>
        </table:table-row>
        <table:table-row table:style-name="ro1">
          <table:table-cell office:value-type="float" office:value="0.209816" calcext:value-type="float">
            <text:p>0.209816</text:p>
          </table:table-cell>
          <table:table-cell table:formula="of:=[.A109]/100000" office:value-type="float" office:value="0.00000209816" calcext:value-type="float">
            <text:p>2.09816E-06</text:p>
          </table:table-cell>
          <table:table-cell/>
          <table:table-cell table:formula="of:=[.B109]-[.$C$1]" office:value-type="float" office:value="-0.00000000336959349593436" calcext:value-type="float">
            <text:p>-3.36959349593436E-09</text:p>
          </table:table-cell>
        </table:table-row>
        <table:table-row table:style-name="ro1">
          <table:table-cell office:value-type="float" office:value="0.209397" calcext:value-type="float">
            <text:p>0.209397</text:p>
          </table:table-cell>
          <table:table-cell table:formula="of:=[.A110]/100000" office:value-type="float" office:value="0.00000209397" calcext:value-type="float">
            <text:p>2.09397E-06</text:p>
          </table:table-cell>
          <table:table-cell/>
          <table:table-cell table:formula="of:=[.B110]-[.$C$1]" office:value-type="float" office:value="-0.0000000075595934959344" calcext:value-type="float">
            <text:p>-7.5595934959344E-09</text:p>
          </table:table-cell>
        </table:table-row>
        <table:table-row table:style-name="ro1">
          <table:table-cell office:value-type="float" office:value="0.209932" calcext:value-type="float">
            <text:p>0.209932</text:p>
          </table:table-cell>
          <table:table-cell table:formula="of:=[.A111]/100000" office:value-type="float" office:value="0.00000209932" calcext:value-type="float">
            <text:p>2.09932E-06</text:p>
          </table:table-cell>
          <table:table-cell/>
          <table:table-cell table:formula="of:=[.B111]-[.$C$1]" office:value-type="float" office:value="-0.00000000220959349593453" calcext:value-type="float">
            <text:p>-2.20959349593453E-09</text:p>
          </table:table-cell>
        </table:table-row>
        <table:table-row table:style-name="ro1">
          <table:table-cell office:value-type="float" office:value="0.209881" calcext:value-type="float">
            <text:p>0.209881</text:p>
          </table:table-cell>
          <table:table-cell table:formula="of:=[.A112]/100000" office:value-type="float" office:value="0.00000209881" calcext:value-type="float">
            <text:p>2.09881E-06</text:p>
          </table:table-cell>
          <table:table-cell/>
          <table:table-cell table:formula="of:=[.B112]-[.$C$1]" office:value-type="float" office:value="-0.00000000271959349593421" calcext:value-type="float">
            <text:p>-2.71959349593421E-09</text:p>
          </table:table-cell>
        </table:table-row>
        <table:table-row table:style-name="ro1">
          <table:table-cell office:value-type="float" office:value="0.210028" calcext:value-type="float">
            <text:p>0.210028</text:p>
          </table:table-cell>
          <table:table-cell table:formula="of:=[.A113]/100000" office:value-type="float" office:value="0.00000210028" calcext:value-type="float">
            <text:p>2.10028E-06</text:p>
          </table:table-cell>
          <table:table-cell/>
          <table:table-cell table:formula="of:=[.B113]-[.$C$1]" office:value-type="float" office:value="-0.00000000124959349593429" calcext:value-type="float">
            <text:p>-1.24959349593429E-09</text:p>
          </table:table-cell>
        </table:table-row>
        <table:table-row table:style-name="ro1">
          <table:table-cell office:value-type="float" office:value="0.209977" calcext:value-type="float">
            <text:p>0.209977</text:p>
          </table:table-cell>
          <table:table-cell table:formula="of:=[.A114]/100000" office:value-type="float" office:value="0.00000209977" calcext:value-type="float">
            <text:p>2.09977E-06</text:p>
          </table:table-cell>
          <table:table-cell/>
          <table:table-cell table:formula="of:=[.B114]-[.$C$1]" office:value-type="float" office:value="-0.00000000175959349593439" calcext:value-type="float">
            <text:p>-1.75959349593439E-09</text:p>
          </table:table-cell>
        </table:table-row>
        <table:table-row table:style-name="ro1">
          <table:table-cell office:value-type="float" office:value="0.209735" calcext:value-type="float">
            <text:p>0.209735</text:p>
          </table:table-cell>
          <table:table-cell table:formula="of:=[.A115]/100000" office:value-type="float" office:value="0.00000209735" calcext:value-type="float">
            <text:p>2.09735E-06</text:p>
          </table:table-cell>
          <table:table-cell/>
          <table:table-cell table:formula="of:=[.B115]-[.$C$1]" office:value-type="float" office:value="-0.00000000417959349593428" calcext:value-type="float">
            <text:p>-4.17959349593428E-09</text:p>
          </table:table-cell>
        </table:table-row>
        <table:table-row table:style-name="ro1">
          <table:table-cell office:value-type="float" office:value="0.209589" calcext:value-type="float">
            <text:p>0.209589</text:p>
          </table:table-cell>
          <table:table-cell table:formula="of:=[.A116]/100000" office:value-type="float" office:value="0.00000209589" calcext:value-type="float">
            <text:p>2.09589E-06</text:p>
          </table:table-cell>
          <table:table-cell/>
          <table:table-cell table:formula="of:=[.B116]-[.$C$1]" office:value-type="float" office:value="-0.00000000563959349593435" calcext:value-type="float">
            <text:p>-5.63959349593435E-09</text:p>
          </table:table-cell>
        </table:table-row>
        <table:table-row table:style-name="ro1">
          <table:table-cell office:value-type="float" office:value="0.209574" calcext:value-type="float">
            <text:p>0.209574</text:p>
          </table:table-cell>
          <table:table-cell table:formula="of:=[.A117]/100000" office:value-type="float" office:value="0.00000209574" calcext:value-type="float">
            <text:p>2.09574E-06</text:p>
          </table:table-cell>
          <table:table-cell/>
          <table:table-cell table:formula="of:=[.B117]-[.$C$1]" office:value-type="float" office:value="-0.00000000578959349593425" calcext:value-type="float">
            <text:p>-5.78959349593425E-09</text:p>
          </table:table-cell>
        </table:table-row>
        <table:table-row table:style-name="ro1">
          <table:table-cell office:value-type="float" office:value="0.210371" calcext:value-type="float">
            <text:p>0.210371</text:p>
          </table:table-cell>
          <table:table-cell table:formula="of:=[.A118]/100000" office:value-type="float" office:value="0.00000210371" calcext:value-type="float">
            <text:p>2.10371E-06</text:p>
          </table:table-cell>
          <table:table-cell/>
          <table:table-cell table:formula="of:=[.B118]-[.$C$1]" office:value-type="float" office:value="0.00000000218040650406595" calcext:value-type="float">
            <text:p>2.18040650406595E-09</text:p>
          </table:table-cell>
        </table:table-row>
        <table:table-row table:style-name="ro1">
          <table:table-cell office:value-type="float" office:value="0.209533" calcext:value-type="float">
            <text:p>0.209533</text:p>
          </table:table-cell>
          <table:table-cell table:formula="of:=[.A119]/100000" office:value-type="float" office:value="0.00000209533" calcext:value-type="float">
            <text:p>2.09533E-06</text:p>
          </table:table-cell>
          <table:table-cell/>
          <table:table-cell table:formula="of:=[.B119]-[.$C$1]" office:value-type="float" office:value="-0.00000000619959349593413" calcext:value-type="float">
            <text:p>-6.19959349593413E-09</text:p>
          </table:table-cell>
        </table:table-row>
        <table:table-row table:style-name="ro1">
          <table:table-cell office:value-type="float" office:value="0.210164" calcext:value-type="float">
            <text:p>0.210164</text:p>
          </table:table-cell>
          <table:table-cell table:formula="of:=[.A120]/100000" office:value-type="float" office:value="0.00000210164" calcext:value-type="float">
            <text:p>2.10164E-06</text:p>
          </table:table-cell>
          <table:table-cell/>
          <table:table-cell table:formula="of:=[.B120]-[.$C$1]" office:value-type="float" office:value="0.000000000110406504065558" calcext:value-type="float">
            <text:p>1.10406504065558E-10</text:p>
          </table:table-cell>
        </table:table-row>
        <table:table-row table:style-name="ro1">
          <table:table-cell office:value-type="float" office:value="0.210457" calcext:value-type="float">
            <text:p>0.210457</text:p>
          </table:table-cell>
          <table:table-cell table:formula="of:=[.A121]/100000" office:value-type="float" office:value="0.00000210457" calcext:value-type="float">
            <text:p>2.10457E-06</text:p>
          </table:table-cell>
          <table:table-cell/>
          <table:table-cell table:formula="of:=[.B121]-[.$C$1]" office:value-type="float" office:value="0.00000000304040650406554" calcext:value-type="float">
            <text:p>3.04040650406554E-09</text:p>
          </table:table-cell>
        </table:table-row>
        <table:table-row table:style-name="ro1">
          <table:table-cell office:value-type="float" office:value="0.209881" calcext:value-type="float">
            <text:p>0.209881</text:p>
          </table:table-cell>
          <table:table-cell table:formula="of:=[.A122]/100000" office:value-type="float" office:value="0.00000209881" calcext:value-type="float">
            <text:p>2.09881E-06</text:p>
          </table:table-cell>
          <table:table-cell/>
          <table:table-cell table:formula="of:=[.B122]-[.$C$1]" office:value-type="float" office:value="-0.00000000271959349593421" calcext:value-type="float">
            <text:p>-2.71959349593421E-09</text:p>
          </table:table-cell>
        </table:table-row>
        <table:table-row table:style-name="ro1">
          <table:table-cell office:value-type="float" office:value="0.20969" calcext:value-type="float">
            <text:p>0.20969</text:p>
          </table:table-cell>
          <table:table-cell table:formula="of:=[.A123]/100000" office:value-type="float" office:value="0.0000020969" calcext:value-type="float">
            <text:p>2.0969E-06</text:p>
          </table:table-cell>
          <table:table-cell/>
          <table:table-cell table:formula="of:=[.B123]-[.$C$1]" office:value-type="float" office:value="-0.00000000462959349593399" calcext:value-type="float">
            <text:p>-4.62959349593399E-09</text:p>
          </table:table-cell>
        </table:table-row>
        <table:table-row table:style-name="ro1">
          <table:table-cell office:value-type="float" office:value="0.209589" calcext:value-type="float">
            <text:p>0.209589</text:p>
          </table:table-cell>
          <table:table-cell table:formula="of:=[.A124]/100000" office:value-type="float" office:value="0.00000209589" calcext:value-type="float">
            <text:p>2.09589E-06</text:p>
          </table:table-cell>
          <table:table-cell/>
          <table:table-cell table:formula="of:=[.B124]-[.$C$1]" office:value-type="float" office:value="-0.00000000563959349593435" calcext:value-type="float">
            <text:p>-5.63959349593435E-09</text:p>
          </table:table-cell>
        </table:table-row>
      </table:table>
      <table:table table:name="Sheet3" table:style-name="ta1">
        <table:shapes>
          <draw:frame draw:z-index="0" draw:style-name="gr1" draw:text-style-name="P1" svg:width="11.3823in" svg:height="6.8602in" svg:x="6.9047in" svg:y="0.7008in">
            <draw:object draw:notify-on-update-of-ranges="Sheet3.D2:Sheet3.D19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2"/>
          <table:table-cell table:formula="of:=AVERAGE([.B2:.B197])" office:value-type="float" office:value="0.0000106892132653061" calcext:value-type="float">
            <text:p>1.06892132653061E-05</text:p>
          </table:table-cell>
          <table:table-cell/>
        </table:table-row>
        <table:table-row table:style-name="ro1">
          <table:table-cell office:value-type="float" office:value="1.069261" calcext:value-type="float">
            <text:p>1.069261</text:p>
          </table:table-cell>
          <table:table-cell table:formula="of:=[.A2]/100000" office:value-type="float" office:value="0.00001069261" calcext:value-type="float">
            <text:p>1.069261E-05</text:p>
          </table:table-cell>
          <table:table-cell/>
          <table:table-cell table:formula="of:=[.B2]-[.$C$1]" office:value-type="float" office:value="0.00000000339673469387759" calcext:value-type="float">
            <text:p>3.39673469387759E-09</text:p>
          </table:table-cell>
        </table:table-row>
        <table:table-row table:style-name="ro1">
          <table:table-cell office:value-type="float" office:value="1.06912" calcext:value-type="float">
            <text:p>1.06912</text:p>
          </table:table-cell>
          <table:table-cell table:formula="of:=[.A3]/100000" office:value-type="float" office:value="0.0000106912" calcext:value-type="float">
            <text:p>1.06912E-05</text:p>
          </table:table-cell>
          <table:table-cell/>
          <table:table-cell table:formula="of:=[.B3]-[.$C$1]" office:value-type="float" office:value="0.00000000198673469387721" calcext:value-type="float">
            <text:p>1.98673469387721E-09</text:p>
          </table:table-cell>
        </table:table-row>
        <table:table-row table:style-name="ro1">
          <table:table-cell office:value-type="float" office:value="1.068454" calcext:value-type="float">
            <text:p>1.068454</text:p>
          </table:table-cell>
          <table:table-cell table:formula="of:=[.A4]/100000" office:value-type="float" office:value="0.00001068454" calcext:value-type="float">
            <text:p>1.068454E-05</text:p>
          </table:table-cell>
          <table:table-cell/>
          <table:table-cell table:formula="of:=[.B4]-[.$C$1]" office:value-type="float" office:value="-0.00000000467326530612283" calcext:value-type="float">
            <text:p>-4.67326530612283E-09</text:p>
          </table:table-cell>
        </table:table-row>
        <table:table-row table:style-name="ro1">
          <table:table-cell office:value-type="float" office:value="1.069024" calcext:value-type="float">
            <text:p>1.069024</text:p>
          </table:table-cell>
          <table:table-cell table:formula="of:=[.A5]/100000" office:value-type="float" office:value="0.00001069024" calcext:value-type="float">
            <text:p>1.069024E-05</text:p>
          </table:table-cell>
          <table:table-cell/>
          <table:table-cell table:formula="of:=[.B5]-[.$C$1]" office:value-type="float" office:value="0.00000000102673469387612" calcext:value-type="float">
            <text:p>1.02673469387612E-09</text:p>
          </table:table-cell>
        </table:table-row>
        <table:table-row table:style-name="ro1">
          <table:table-cell office:value-type="float" office:value="1.07024" calcext:value-type="float">
            <text:p>1.07024</text:p>
          </table:table-cell>
          <table:table-cell table:formula="of:=[.A6]/100000" office:value-type="float" office:value="0.0000107024" calcext:value-type="float">
            <text:p>1.07024E-05</text:p>
          </table:table-cell>
          <table:table-cell/>
          <table:table-cell table:formula="of:=[.B6]-[.$C$1]" office:value-type="float" office:value="0.000000013186734693878" calcext:value-type="float">
            <text:p>1.3186734693878E-08</text:p>
          </table:table-cell>
        </table:table-row>
        <table:table-row table:style-name="ro1">
          <table:table-cell office:value-type="float" office:value="1.06965" calcext:value-type="float">
            <text:p>1.06965</text:p>
          </table:table-cell>
          <table:table-cell table:formula="of:=[.A7]/100000" office:value-type="float" office:value="0.0000106965" calcext:value-type="float">
            <text:p>1.06965E-05</text:p>
          </table:table-cell>
          <table:table-cell/>
          <table:table-cell table:formula="of:=[.B7]-[.$C$1]" office:value-type="float" office:value="0.00000000728673469387697" calcext:value-type="float">
            <text:p>7.28673469387697E-09</text:p>
          </table:table-cell>
        </table:table-row>
        <table:table-row table:style-name="ro1">
          <table:table-cell office:value-type="float" office:value="1.068999" calcext:value-type="float">
            <text:p>1.068999</text:p>
          </table:table-cell>
          <table:table-cell table:formula="of:=[.A8]/100000" office:value-type="float" office:value="0.00001068999" calcext:value-type="float">
            <text:p>1.068999E-05</text:p>
          </table:table-cell>
          <table:table-cell/>
          <table:table-cell table:formula="of:=[.B8]-[.$C$1]" office:value-type="float" office:value="0.000000000776734693877263" calcext:value-type="float">
            <text:p>7.76734693877263E-10</text:p>
          </table:table-cell>
        </table:table-row>
        <table:table-row table:style-name="ro1">
          <table:table-cell office:value-type="float" office:value="1.069241" calcext:value-type="float">
            <text:p>1.069241</text:p>
          </table:table-cell>
          <table:table-cell table:formula="of:=[.A9]/100000" office:value-type="float" office:value="0.00001069241" calcext:value-type="float">
            <text:p>1.069241E-05</text:p>
          </table:table-cell>
          <table:table-cell/>
          <table:table-cell table:formula="of:=[.B9]-[.$C$1]" office:value-type="float" office:value="0.00000000319673469387545" calcext:value-type="float">
            <text:p>3.19673469387545E-09</text:p>
          </table:table-cell>
        </table:table-row>
        <table:table-row table:style-name="ro1">
          <table:table-cell office:value-type="float" office:value="1.069347" calcext:value-type="float">
            <text:p>1.069347</text:p>
          </table:table-cell>
          <table:table-cell table:formula="of:=[.A10]/100000" office:value-type="float" office:value="0.00001069347" calcext:value-type="float">
            <text:p>1.069347E-05</text:p>
          </table:table-cell>
          <table:table-cell/>
          <table:table-cell table:formula="of:=[.B10]-[.$C$1]" office:value-type="float" office:value="0.00000000425673469387676" calcext:value-type="float">
            <text:p>4.25673469387676E-09</text:p>
          </table:table-cell>
        </table:table-row>
        <table:table-row table:style-name="ro1">
          <table:table-cell office:value-type="float" office:value="1.069519" calcext:value-type="float">
            <text:p>1.069519</text:p>
          </table:table-cell>
          <table:table-cell table:formula="of:=[.A11]/100000" office:value-type="float" office:value="0.00001069519" calcext:value-type="float">
            <text:p>1.069519E-05</text:p>
          </table:table-cell>
          <table:table-cell/>
          <table:table-cell table:formula="of:=[.B11]-[.$C$1]" office:value-type="float" office:value="0.0000000059767346938785" calcext:value-type="float">
            <text:p>5.9767346938785E-09</text:p>
          </table:table-cell>
        </table:table-row>
        <table:table-row table:style-name="ro1">
          <table:table-cell office:value-type="float" office:value="1.069418" calcext:value-type="float">
            <text:p>1.069418</text:p>
          </table:table-cell>
          <table:table-cell table:formula="of:=[.A12]/100000" office:value-type="float" office:value="0.00001069418" calcext:value-type="float">
            <text:p>1.069418E-05</text:p>
          </table:table-cell>
          <table:table-cell/>
          <table:table-cell table:formula="of:=[.B12]-[.$C$1]" office:value-type="float" office:value="0.0000000049667346938773" calcext:value-type="float">
            <text:p>4.9667346938773E-09</text:p>
          </table:table-cell>
        </table:table-row>
        <table:table-row table:style-name="ro1">
          <table:table-cell office:value-type="float" office:value="1.069635" calcext:value-type="float">
            <text:p>1.069635</text:p>
          </table:table-cell>
          <table:table-cell table:formula="of:=[.A13]/100000" office:value-type="float" office:value="0.00001069635" calcext:value-type="float">
            <text:p>1.069635E-05</text:p>
          </table:table-cell>
          <table:table-cell/>
          <table:table-cell table:formula="of:=[.B13]-[.$C$1]" office:value-type="float" office:value="0.00000000713673469387664" calcext:value-type="float">
            <text:p>7.13673469387664E-09</text:p>
          </table:table-cell>
        </table:table-row>
        <table:table-row table:style-name="ro1">
          <table:table-cell office:value-type="float" office:value="1.069317" calcext:value-type="float">
            <text:p>1.069317</text:p>
          </table:table-cell>
          <table:table-cell table:formula="of:=[.A14]/100000" office:value-type="float" office:value="0.00001069317" calcext:value-type="float">
            <text:p>1.069317E-05</text:p>
          </table:table-cell>
          <table:table-cell/>
          <table:table-cell table:formula="of:=[.B14]-[.$C$1]" office:value-type="float" office:value="0.0000000039567346938778" calcext:value-type="float">
            <text:p>3.9567346938778E-09</text:p>
          </table:table-cell>
        </table:table-row>
        <table:table-row table:style-name="ro1">
          <table:table-cell office:value-type="float" office:value="1.068974" calcext:value-type="float">
            <text:p>1.068974</text:p>
          </table:table-cell>
          <table:table-cell table:formula="of:=[.A15]/100000" office:value-type="float" office:value="0.00001068974" calcext:value-type="float">
            <text:p>1.068974E-05</text:p>
          </table:table-cell>
          <table:table-cell/>
          <table:table-cell table:formula="of:=[.B15]-[.$C$1]" office:value-type="float" office:value="0.000000000526734693878409" calcext:value-type="float">
            <text:p>5.26734693878409E-10</text:p>
          </table:table-cell>
        </table:table-row>
        <table:table-row table:style-name="ro1">
          <table:table-cell office:value-type="float" office:value="1.068949" calcext:value-type="float">
            <text:p>1.068949</text:p>
          </table:table-cell>
          <table:table-cell table:formula="of:=[.A16]/100000" office:value-type="float" office:value="0.00001068949" calcext:value-type="float">
            <text:p>1.068949E-05</text:p>
          </table:table-cell>
          <table:table-cell/>
          <table:table-cell table:formula="of:=[.B16]-[.$C$1]" office:value-type="float" office:value="0.000000000276734693876166" calcext:value-type="float">
            <text:p>2.76734693876166E-10</text:p>
          </table:table-cell>
        </table:table-row>
        <table:table-row table:style-name="ro1">
          <table:table-cell office:value-type="float" office:value="1.069044" calcext:value-type="float">
            <text:p>1.069044</text:p>
          </table:table-cell>
          <table:table-cell table:formula="of:=[.A17]/100000" office:value-type="float" office:value="0.00001069044" calcext:value-type="float">
            <text:p>1.069044E-05</text:p>
          </table:table-cell>
          <table:table-cell/>
          <table:table-cell table:formula="of:=[.B17]-[.$C$1]" office:value-type="float" office:value="0.00000000122673469387656" calcext:value-type="float">
            <text:p>1.22673469387656E-09</text:p>
          </table:table-cell>
        </table:table-row>
        <table:table-row table:style-name="ro1">
          <table:table-cell office:value-type="float" office:value="1.069181" calcext:value-type="float">
            <text:p>1.069181</text:p>
          </table:table-cell>
          <table:table-cell table:formula="of:=[.A18]/100000" office:value-type="float" office:value="0.00001069181" calcext:value-type="float">
            <text:p>1.069181E-05</text:p>
          </table:table-cell>
          <table:table-cell/>
          <table:table-cell table:formula="of:=[.B18]-[.$C$1]" office:value-type="float" office:value="0.00000000259673469387583" calcext:value-type="float">
            <text:p>2.59673469387583E-09</text:p>
          </table:table-cell>
        </table:table-row>
        <table:table-row table:style-name="ro1">
          <table:table-cell office:value-type="float" office:value="1.068868" calcext:value-type="float">
            <text:p>1.068868</text:p>
          </table:table-cell>
          <table:table-cell table:formula="of:=[.A19]/100000" office:value-type="float" office:value="0.00001068868" calcext:value-type="float">
            <text:p>1.068868E-05</text:p>
          </table:table-cell>
          <table:table-cell/>
          <table:table-cell table:formula="of:=[.B19]-[.$C$1]" office:value-type="float" office:value="-0.000000000533265306122899" calcext:value-type="float">
            <text:p>-5.33265306122899E-10</text:p>
          </table:table-cell>
        </table:table-row>
        <table:table-row table:style-name="ro1">
          <table:table-cell office:value-type="float" office:value="1.0686" calcext:value-type="float">
            <text:p>1.0686</text:p>
          </table:table-cell>
          <table:table-cell table:formula="of:=[.A20]/100000" office:value-type="float" office:value="0.000010686" calcext:value-type="float">
            <text:p>1.0686E-05</text:p>
          </table:table-cell>
          <table:table-cell/>
          <table:table-cell table:formula="of:=[.B20]-[.$C$1]" office:value-type="float" office:value="-0.00000000321326530612234" calcext:value-type="float">
            <text:p>-3.21326530612234E-09</text:p>
          </table:table-cell>
        </table:table-row>
        <table:table-row table:style-name="ro1">
          <table:table-cell office:value-type="float" office:value="1.068722" calcext:value-type="float">
            <text:p>1.068722</text:p>
          </table:table-cell>
          <table:table-cell table:formula="of:=[.A21]/100000" office:value-type="float" office:value="0.00001068722" calcext:value-type="float">
            <text:p>1.068722E-05</text:p>
          </table:table-cell>
          <table:table-cell/>
          <table:table-cell table:formula="of:=[.B21]-[.$C$1]" office:value-type="float" office:value="-0.00000000199326530612339" calcext:value-type="float">
            <text:p>-1.99326530612339E-09</text:p>
          </table:table-cell>
        </table:table-row>
        <table:table-row table:style-name="ro1">
          <table:table-cell office:value-type="float" office:value="1.06857" calcext:value-type="float">
            <text:p>1.06857</text:p>
          </table:table-cell>
          <table:table-cell table:formula="of:=[.A22]/100000" office:value-type="float" office:value="0.0000106857" calcext:value-type="float">
            <text:p>1.06857E-05</text:p>
          </table:table-cell>
          <table:table-cell/>
          <table:table-cell table:formula="of:=[.B22]-[.$C$1]" office:value-type="float" office:value="-0.000000003513265306123" calcext:value-type="float">
            <text:p>-3.513265306123E-09</text:p>
          </table:table-cell>
        </table:table-row>
        <table:table-row table:style-name="ro1">
          <table:table-cell office:value-type="float" office:value="1.067475" calcext:value-type="float">
            <text:p>1.067475</text:p>
          </table:table-cell>
          <table:table-cell table:formula="of:=[.A23]/100000" office:value-type="float" office:value="0.00001067475" calcext:value-type="float">
            <text:p>1.067475E-05</text:p>
          </table:table-cell>
          <table:table-cell/>
          <table:table-cell table:formula="of:=[.B23]-[.$C$1]" office:value-type="float" office:value="-0.0000000144632653061233" calcext:value-type="float">
            <text:p>-1.44632653061233E-08</text:p>
          </table:table-cell>
        </table:table-row>
        <table:table-row table:style-name="ro1">
          <table:table-cell office:value-type="float" office:value="1.067647" calcext:value-type="float">
            <text:p>1.067647</text:p>
          </table:table-cell>
          <table:table-cell table:formula="of:=[.A24]/100000" office:value-type="float" office:value="0.00001067647" calcext:value-type="float">
            <text:p>1.067647E-05</text:p>
          </table:table-cell>
          <table:table-cell/>
          <table:table-cell table:formula="of:=[.B24]-[.$C$1]" office:value-type="float" office:value="-0.0000000127432653061232" calcext:value-type="float">
            <text:p>-1.27432653061232E-08</text:p>
          </table:table-cell>
        </table:table-row>
        <table:table-row table:style-name="ro1">
          <table:table-cell office:value-type="float" office:value="1.068313" calcext:value-type="float">
            <text:p>1.068313</text:p>
          </table:table-cell>
          <table:table-cell table:formula="of:=[.A25]/100000" office:value-type="float" office:value="0.00001068313" calcext:value-type="float">
            <text:p>1.068313E-05</text:p>
          </table:table-cell>
          <table:table-cell/>
          <table:table-cell table:formula="of:=[.B25]-[.$C$1]" office:value-type="float" office:value="-0.00000000608326530612152" calcext:value-type="float">
            <text:p>-6.08326530612152E-09</text:p>
          </table:table-cell>
        </table:table-row>
        <table:table-row table:style-name="ro1">
          <table:table-cell office:value-type="float" office:value="1.068" calcext:value-type="float">
            <text:p>1.068</text:p>
          </table:table-cell>
          <table:table-cell table:formula="of:=[.A26]/100000" office:value-type="float" office:value="0.00001068" calcext:value-type="float">
            <text:p>1.068E-05</text:p>
          </table:table-cell>
          <table:table-cell/>
          <table:table-cell table:formula="of:=[.B26]-[.$C$1]" office:value-type="float" office:value="-0.00000000921326530612194" calcext:value-type="float">
            <text:p>-9.21326530612194E-09</text:p>
          </table:table-cell>
        </table:table-row>
        <table:table-row table:style-name="ro1">
          <table:table-cell office:value-type="float" office:value="1.067854" calcext:value-type="float">
            <text:p>1.067854</text:p>
          </table:table-cell>
          <table:table-cell table:formula="of:=[.A27]/100000" office:value-type="float" office:value="0.00001067854" calcext:value-type="float">
            <text:p>1.067854E-05</text:p>
          </table:table-cell>
          <table:table-cell/>
          <table:table-cell table:formula="of:=[.B27]-[.$C$1]" office:value-type="float" office:value="-0.0000000106732653061224" calcext:value-type="float">
            <text:p>-1.06732653061224E-08</text:p>
          </table:table-cell>
        </table:table-row>
        <table:table-row table:style-name="ro1">
          <table:table-cell office:value-type="float" office:value="1.068464" calcext:value-type="float">
            <text:p>1.068464</text:p>
          </table:table-cell>
          <table:table-cell table:formula="of:=[.A28]/100000" office:value-type="float" office:value="0.00001068464" calcext:value-type="float">
            <text:p>1.068464E-05</text:p>
          </table:table-cell>
          <table:table-cell/>
          <table:table-cell table:formula="of:=[.B28]-[.$C$1]" office:value-type="float" office:value="-0.00000000457326530612261" calcext:value-type="float">
            <text:p>-4.57326530612261E-09</text:p>
          </table:table-cell>
        </table:table-row>
        <table:table-row table:style-name="ro1">
          <table:table-cell office:value-type="float" office:value="1.068666" calcext:value-type="float">
            <text:p>1.068666</text:p>
          </table:table-cell>
          <table:table-cell table:formula="of:=[.A29]/100000" office:value-type="float" office:value="0.00001068666" calcext:value-type="float">
            <text:p>1.068666E-05</text:p>
          </table:table-cell>
          <table:table-cell/>
          <table:table-cell table:formula="of:=[.B29]-[.$C$1]" office:value-type="float" office:value="-0.0000000025532653061236" calcext:value-type="float">
            <text:p>-2.5532653061236E-09</text:p>
          </table:table-cell>
        </table:table-row>
        <table:table-row table:style-name="ro1">
          <table:table-cell office:value-type="float" office:value="1.067849" calcext:value-type="float">
            <text:p>1.067849</text:p>
          </table:table-cell>
          <table:table-cell table:formula="of:=[.A30]/100000" office:value-type="float" office:value="0.00001067849" calcext:value-type="float">
            <text:p>1.067849E-05</text:p>
          </table:table-cell>
          <table:table-cell/>
          <table:table-cell table:formula="of:=[.B30]-[.$C$1]" office:value-type="float" office:value="-0.0000000107232653061225" calcext:value-type="float">
            <text:p>-1.07232653061225E-08</text:p>
          </table:table-cell>
        </table:table-row>
        <table:table-row table:style-name="ro1">
          <table:table-cell office:value-type="float" office:value="1.06798" calcext:value-type="float">
            <text:p>1.06798</text:p>
          </table:table-cell>
          <table:table-cell table:formula="of:=[.A31]/100000" office:value-type="float" office:value="0.0000106798" calcext:value-type="float">
            <text:p>1.06798E-05</text:p>
          </table:table-cell>
          <table:table-cell/>
          <table:table-cell table:formula="of:=[.B31]-[.$C$1]" office:value-type="float" office:value="-0.00000000941326530612407" calcext:value-type="float">
            <text:p>-9.41326530612407E-09</text:p>
          </table:table-cell>
        </table:table-row>
        <table:table-row table:style-name="ro1">
          <table:table-cell office:value-type="float" office:value="1.068187" calcext:value-type="float">
            <text:p>1.068187</text:p>
          </table:table-cell>
          <table:table-cell table:formula="of:=[.A32]/100000" office:value-type="float" office:value="0.00001068187" calcext:value-type="float">
            <text:p>1.068187E-05</text:p>
          </table:table-cell>
          <table:table-cell/>
          <table:table-cell table:formula="of:=[.B32]-[.$C$1]" office:value-type="float" office:value="-0.00000000734326530612326" calcext:value-type="float">
            <text:p>-7.34326530612326E-09</text:p>
          </table:table-cell>
        </table:table-row>
        <table:table-row table:style-name="ro1">
          <table:table-cell office:value-type="float" office:value="1.067914" calcext:value-type="float">
            <text:p>1.067914</text:p>
          </table:table-cell>
          <table:table-cell table:formula="of:=[.A33]/100000" office:value-type="float" office:value="0.00001067914" calcext:value-type="float">
            <text:p>1.067914E-05</text:p>
          </table:table-cell>
          <table:table-cell/>
          <table:table-cell table:formula="of:=[.B33]-[.$C$1]" office:value-type="float" office:value="-0.0000000100732653061228" calcext:value-type="float">
            <text:p>-1.00732653061228E-08</text:p>
          </table:table-cell>
        </table:table-row>
        <table:table-row table:style-name="ro1">
          <table:table-cell office:value-type="float" office:value="1.067707" calcext:value-type="float">
            <text:p>1.067707</text:p>
          </table:table-cell>
          <table:table-cell table:formula="of:=[.A34]/100000" office:value-type="float" office:value="0.00001067707" calcext:value-type="float">
            <text:p>1.067707E-05</text:p>
          </table:table-cell>
          <table:table-cell/>
          <table:table-cell table:formula="of:=[.B34]-[.$C$1]" office:value-type="float" office:value="-0.0000000121432653061236" calcext:value-type="float">
            <text:p>-1.21432653061236E-08</text:p>
          </table:table-cell>
        </table:table-row>
        <table:table-row table:style-name="ro1">
          <table:table-cell office:value-type="float" office:value="1.068494" calcext:value-type="float">
            <text:p>1.068494</text:p>
          </table:table-cell>
          <table:table-cell table:formula="of:=[.A35]/100000" office:value-type="float" office:value="0.00001068494" calcext:value-type="float">
            <text:p>1.068494E-05</text:p>
          </table:table-cell>
          <table:table-cell/>
          <table:table-cell table:formula="of:=[.B35]-[.$C$1]" office:value-type="float" office:value="-0.00000000427326530612195" calcext:value-type="float">
            <text:p>-4.27326530612195E-09</text:p>
          </table:table-cell>
        </table:table-row>
        <table:table-row table:style-name="ro1">
          <table:table-cell office:value-type="float" office:value="1.068298" calcext:value-type="float">
            <text:p>1.068298</text:p>
          </table:table-cell>
          <table:table-cell table:formula="of:=[.A36]/100000" office:value-type="float" office:value="0.00001068298" calcext:value-type="float">
            <text:p>1.068298E-05</text:p>
          </table:table-cell>
          <table:table-cell/>
          <table:table-cell table:formula="of:=[.B36]-[.$C$1]" office:value-type="float" office:value="-0.00000000623326530612354" calcext:value-type="float">
            <text:p>-6.23326530612354E-09</text:p>
          </table:table-cell>
        </table:table-row>
        <table:table-row table:style-name="ro1">
          <table:table-cell office:value-type="float" office:value="1.067188" calcext:value-type="float">
            <text:p>1.067188</text:p>
          </table:table-cell>
          <table:table-cell table:formula="of:=[.A37]/100000" office:value-type="float" office:value="0.00001067188" calcext:value-type="float">
            <text:p>1.067188E-05</text:p>
          </table:table-cell>
          <table:table-cell/>
          <table:table-cell table:formula="of:=[.B37]-[.$C$1]" office:value-type="float" office:value="-0.0000000173332653061225" calcext:value-type="float">
            <text:p>-1.73332653061225E-08</text:p>
          </table:table-cell>
        </table:table-row>
        <table:table-row table:style-name="ro1">
          <table:table-cell office:value-type="float" office:value="1.067465" calcext:value-type="float">
            <text:p>1.067465</text:p>
          </table:table-cell>
          <table:table-cell table:formula="of:=[.A38]/100000" office:value-type="float" office:value="0.00001067465" calcext:value-type="float">
            <text:p>1.067465E-05</text:p>
          </table:table-cell>
          <table:table-cell/>
          <table:table-cell table:formula="of:=[.B38]-[.$C$1]" office:value-type="float" office:value="-0.0000000145632653061235" calcext:value-type="float">
            <text:p>-1.45632653061235E-08</text:p>
          </table:table-cell>
        </table:table-row>
        <table:table-row table:style-name="ro1">
          <table:table-cell office:value-type="float" office:value="1.0674" calcext:value-type="float">
            <text:p>1.0674</text:p>
          </table:table-cell>
          <table:table-cell table:formula="of:=[.A39]/100000" office:value-type="float" office:value="0.000010674" calcext:value-type="float">
            <text:p>1.0674E-05</text:p>
          </table:table-cell>
          <table:table-cell/>
          <table:table-cell table:formula="of:=[.B39]-[.$C$1]" office:value-type="float" office:value="-0.0000000152132653061232" calcext:value-type="float">
            <text:p>-1.52132653061232E-08</text:p>
          </table:table-cell>
        </table:table-row>
        <table:table-row table:style-name="ro1">
          <table:table-cell office:value-type="float" office:value="1.067647" calcext:value-type="float">
            <text:p>1.067647</text:p>
          </table:table-cell>
          <table:table-cell table:formula="of:=[.A40]/100000" office:value-type="float" office:value="0.00001067647" calcext:value-type="float">
            <text:p>1.067647E-05</text:p>
          </table:table-cell>
          <table:table-cell/>
          <table:table-cell table:formula="of:=[.B40]-[.$C$1]" office:value-type="float" office:value="-0.0000000127432653061232" calcext:value-type="float">
            <text:p>-1.27432653061232E-08</text:p>
          </table:table-cell>
        </table:table-row>
        <table:table-row table:style-name="ro1">
          <table:table-cell office:value-type="float" office:value="1.068217" calcext:value-type="float">
            <text:p>1.068217</text:p>
          </table:table-cell>
          <table:table-cell table:formula="of:=[.A41]/100000" office:value-type="float" office:value="0.00001068217" calcext:value-type="float">
            <text:p>1.068217E-05</text:p>
          </table:table-cell>
          <table:table-cell/>
          <table:table-cell table:formula="of:=[.B41]-[.$C$1]" office:value-type="float" office:value="-0.0000000070432653061226" calcext:value-type="float">
            <text:p>-7.0432653061226E-09</text:p>
          </table:table-cell>
        </table:table-row>
        <table:table-row table:style-name="ro1">
          <table:table-cell office:value-type="float" office:value="1.06797" calcext:value-type="float">
            <text:p>1.06797</text:p>
          </table:table-cell>
          <table:table-cell table:formula="of:=[.A42]/100000" office:value-type="float" office:value="0.0000106797" calcext:value-type="float">
            <text:p>1.06797E-05</text:p>
          </table:table-cell>
          <table:table-cell/>
          <table:table-cell table:formula="of:=[.B42]-[.$C$1]" office:value-type="float" office:value="-0.0000000095132653061226" calcext:value-type="float">
            <text:p>-9.5132653061226E-09</text:p>
          </table:table-cell>
        </table:table-row>
        <table:table-row table:style-name="ro1">
          <table:table-cell office:value-type="float" office:value="1.067894" calcext:value-type="float">
            <text:p>1.067894</text:p>
          </table:table-cell>
          <table:table-cell table:formula="of:=[.A43]/100000" office:value-type="float" office:value="0.00001067894" calcext:value-type="float">
            <text:p>1.067894E-05</text:p>
          </table:table-cell>
          <table:table-cell/>
          <table:table-cell table:formula="of:=[.B43]-[.$C$1]" office:value-type="float" office:value="-0.0000000102732653061233" calcext:value-type="float">
            <text:p>-1.02732653061233E-08</text:p>
          </table:table-cell>
        </table:table-row>
        <table:table-row table:style-name="ro1">
          <table:table-cell office:value-type="float" office:value="1.067758" calcext:value-type="float">
            <text:p>1.067758</text:p>
          </table:table-cell>
          <table:table-cell table:formula="of:=[.A44]/100000" office:value-type="float" office:value="0.00001067758" calcext:value-type="float">
            <text:p>1.067758E-05</text:p>
          </table:table-cell>
          <table:table-cell/>
          <table:table-cell table:formula="of:=[.B44]-[.$C$1]" office:value-type="float" office:value="-0.0000000116332653061235" calcext:value-type="float">
            <text:p>-1.16332653061235E-08</text:p>
          </table:table-cell>
        </table:table-row>
        <table:table-row table:style-name="ro1">
          <table:table-cell office:value-type="float" office:value="1.067884" calcext:value-type="float">
            <text:p>1.067884</text:p>
          </table:table-cell>
          <table:table-cell table:formula="of:=[.A45]/100000" office:value-type="float" office:value="0.00001067884" calcext:value-type="float">
            <text:p>1.067884E-05</text:p>
          </table:table-cell>
          <table:table-cell/>
          <table:table-cell table:formula="of:=[.B45]-[.$C$1]" office:value-type="float" office:value="-0.0000000103732653061218" calcext:value-type="float">
            <text:p>-1.03732653061218E-08</text:p>
          </table:table-cell>
        </table:table-row>
        <table:table-row table:style-name="ro1">
          <table:table-cell office:value-type="float" office:value="1.068888" calcext:value-type="float">
            <text:p>1.068888</text:p>
          </table:table-cell>
          <table:table-cell table:formula="of:=[.A46]/100000" office:value-type="float" office:value="0.00001068888" calcext:value-type="float">
            <text:p>1.068888E-05</text:p>
          </table:table-cell>
          <table:table-cell/>
          <table:table-cell table:formula="of:=[.B46]-[.$C$1]" office:value-type="float" office:value="-0.000000000333265306122461" calcext:value-type="float">
            <text:p>-3.33265306122461E-10</text:p>
          </table:table-cell>
        </table:table-row>
        <table:table-row table:style-name="ro1">
          <table:table-cell office:value-type="float" office:value="1.068858" calcext:value-type="float">
            <text:p>1.068858</text:p>
          </table:table-cell>
          <table:table-cell table:formula="of:=[.A47]/100000" office:value-type="float" office:value="0.00001068858" calcext:value-type="float">
            <text:p>1.068858E-05</text:p>
          </table:table-cell>
          <table:table-cell/>
          <table:table-cell table:formula="of:=[.B47]-[.$C$1]" office:value-type="float" office:value="-0.000000000633265306121424" calcext:value-type="float">
            <text:p>-6.33265306121424E-10</text:p>
          </table:table-cell>
        </table:table-row>
        <table:table-row table:style-name="ro1">
          <table:table-cell office:value-type="float" office:value="1.068267" calcext:value-type="float">
            <text:p>1.068267</text:p>
          </table:table-cell>
          <table:table-cell table:formula="of:=[.A48]/100000" office:value-type="float" office:value="0.00001068267" calcext:value-type="float">
            <text:p>1.068267E-05</text:p>
          </table:table-cell>
          <table:table-cell/>
          <table:table-cell table:formula="of:=[.B48]-[.$C$1]" office:value-type="float" office:value="-0.00000000654326530612151" calcext:value-type="float">
            <text:p>-6.54326530612151E-09</text:p>
          </table:table-cell>
        </table:table-row>
        <table:table-row table:style-name="ro1">
          <table:table-cell office:value-type="float" office:value="1.068913" calcext:value-type="float">
            <text:p>1.068913</text:p>
          </table:table-cell>
          <table:table-cell table:formula="of:=[.A49]/100000" office:value-type="float" office:value="0.00001068913" calcext:value-type="float">
            <text:p>1.068913E-05</text:p>
          </table:table-cell>
          <table:table-cell/>
          <table:table-cell table:formula="of:=[.B49]-[.$C$1]" office:value-type="float" office:value="-0.0000000000832653061236065" calcext:value-type="float">
            <text:p>-8.32653061236065E-11</text:p>
          </table:table-cell>
        </table:table-row>
        <table:table-row table:style-name="ro1">
          <table:table-cell office:value-type="float" office:value="1.06906" calcext:value-type="float">
            <text:p>1.06906</text:p>
          </table:table-cell>
          <table:table-cell table:formula="of:=[.A50]/100000" office:value-type="float" office:value="0.0000106906" calcext:value-type="float">
            <text:p>1.06906E-05</text:p>
          </table:table-cell>
          <table:table-cell/>
          <table:table-cell table:formula="of:=[.B50]-[.$C$1]" office:value-type="float" office:value="0.00000000138673469387589" calcext:value-type="float">
            <text:p>1.38673469387589E-09</text:p>
          </table:table-cell>
        </table:table-row>
        <table:table-row table:style-name="ro1">
          <table:table-cell office:value-type="float" office:value="1.068706" calcext:value-type="float">
            <text:p>1.068706</text:p>
          </table:table-cell>
          <table:table-cell table:formula="of:=[.A51]/100000" office:value-type="float" office:value="0.00001068706" calcext:value-type="float">
            <text:p>1.068706E-05</text:p>
          </table:table-cell>
          <table:table-cell/>
          <table:table-cell table:formula="of:=[.B51]-[.$C$1]" office:value-type="float" office:value="-0.00000000215326530612442" calcext:value-type="float">
            <text:p>-2.15326530612442E-09</text:p>
          </table:table-cell>
        </table:table-row>
        <table:table-row table:style-name="ro1">
          <table:table-cell office:value-type="float" office:value="1.068878" calcext:value-type="float">
            <text:p>1.068878</text:p>
          </table:table-cell>
          <table:table-cell table:formula="of:=[.A52]/100000" office:value-type="float" office:value="0.00001068878" calcext:value-type="float">
            <text:p>1.068878E-05</text:p>
          </table:table-cell>
          <table:table-cell/>
          <table:table-cell table:formula="of:=[.B52]-[.$C$1]" office:value-type="float" office:value="-0.00000000043326530612268" calcext:value-type="float">
            <text:p>-4.3326530612268E-10</text:p>
          </table:table-cell>
        </table:table-row>
        <table:table-row table:style-name="ro1">
          <table:table-cell office:value-type="float" office:value="1.068747" calcext:value-type="float">
            <text:p>1.068747</text:p>
          </table:table-cell>
          <table:table-cell table:formula="of:=[.A53]/100000" office:value-type="float" office:value="0.00001068747" calcext:value-type="float">
            <text:p>1.068747E-05</text:p>
          </table:table-cell>
          <table:table-cell/>
          <table:table-cell table:formula="of:=[.B53]-[.$C$1]" office:value-type="float" office:value="-0.00000000174326530612115" calcext:value-type="float">
            <text:p>-1.74326530612115E-09</text:p>
          </table:table-cell>
        </table:table-row>
        <table:table-row table:style-name="ro1">
          <table:table-cell office:value-type="float" office:value="1.069307" calcext:value-type="float">
            <text:p>1.069307</text:p>
          </table:table-cell>
          <table:table-cell table:formula="of:=[.A54]/100000" office:value-type="float" office:value="0.00001069307" calcext:value-type="float">
            <text:p>1.069307E-05</text:p>
          </table:table-cell>
          <table:table-cell/>
          <table:table-cell table:formula="of:=[.B54]-[.$C$1]" office:value-type="float" office:value="0.00000000385673469387758" calcext:value-type="float">
            <text:p>3.85673469387758E-09</text:p>
          </table:table-cell>
        </table:table-row>
        <table:table-row table:style-name="ro1">
          <table:table-cell office:value-type="float" office:value="1.06908" calcext:value-type="float">
            <text:p>1.06908</text:p>
          </table:table-cell>
          <table:table-cell table:formula="of:=[.A55]/100000" office:value-type="float" office:value="0.0000106908" calcext:value-type="float">
            <text:p>1.06908E-05</text:p>
          </table:table-cell>
          <table:table-cell/>
          <table:table-cell table:formula="of:=[.B55]-[.$C$1]" office:value-type="float" office:value="0.00000000158673469387802" calcext:value-type="float">
            <text:p>1.58673469387802E-09</text:p>
          </table:table-cell>
        </table:table-row>
        <table:table-row table:style-name="ro1">
          <table:table-cell office:value-type="float" office:value="1.068898" calcext:value-type="float">
            <text:p>1.068898</text:p>
          </table:table-cell>
          <table:table-cell table:formula="of:=[.A56]/100000" office:value-type="float" office:value="0.00001068898" calcext:value-type="float">
            <text:p>1.068898E-05</text:p>
          </table:table-cell>
          <table:table-cell/>
          <table:table-cell table:formula="of:=[.B56]-[.$C$1]" office:value-type="float" office:value="-0.000000000233265306123935" calcext:value-type="float">
            <text:p>-2.33265306123935E-10</text:p>
          </table:table-cell>
        </table:table-row>
        <table:table-row table:style-name="ro1">
          <table:table-cell office:value-type="float" office:value="1.068328" calcext:value-type="float">
            <text:p>1.068328</text:p>
          </table:table-cell>
          <table:table-cell table:formula="of:=[.A57]/100000" office:value-type="float" office:value="0.00001068328" calcext:value-type="float">
            <text:p>1.068328E-05</text:p>
          </table:table-cell>
          <table:table-cell/>
          <table:table-cell table:formula="of:=[.B57]-[.$C$1]" office:value-type="float" office:value="-0.00000000593326530612288" calcext:value-type="float">
            <text:p>-5.93326530612288E-09</text:p>
          </table:table-cell>
        </table:table-row>
        <table:table-row table:style-name="ro1">
          <table:table-cell office:value-type="float" office:value="1.068146" calcext:value-type="float">
            <text:p>1.068146</text:p>
          </table:table-cell>
          <table:table-cell table:formula="of:=[.A58]/100000" office:value-type="float" office:value="0.00001068146" calcext:value-type="float">
            <text:p>1.068146E-05</text:p>
          </table:table-cell>
          <table:table-cell/>
          <table:table-cell table:formula="of:=[.B58]-[.$C$1]" office:value-type="float" office:value="-0.00000000775326530612314" calcext:value-type="float">
            <text:p>-7.75326530612314E-09</text:p>
          </table:table-cell>
        </table:table-row>
        <table:table-row table:style-name="ro1">
          <table:table-cell office:value-type="float" office:value="1.068742" calcext:value-type="float">
            <text:p>1.068742</text:p>
          </table:table-cell>
          <table:table-cell table:formula="of:=[.A59]/100000" office:value-type="float" office:value="0.00001068742" calcext:value-type="float">
            <text:p>1.068742E-05</text:p>
          </table:table-cell>
          <table:table-cell/>
          <table:table-cell table:formula="of:=[.B59]-[.$C$1]" office:value-type="float" office:value="-0.00000000179326530612295" calcext:value-type="float">
            <text:p>-1.79326530612295E-09</text:p>
          </table:table-cell>
        </table:table-row>
        <table:table-row table:style-name="ro1">
          <table:table-cell office:value-type="float" office:value="1.068318" calcext:value-type="float">
            <text:p>1.068318</text:p>
          </table:table-cell>
          <table:table-cell table:formula="of:=[.A60]/100000" office:value-type="float" office:value="0.00001068318" calcext:value-type="float">
            <text:p>1.068318E-05</text:p>
          </table:table-cell>
          <table:table-cell/>
          <table:table-cell table:formula="of:=[.B60]-[.$C$1]" office:value-type="float" office:value="-0.00000000603326530612141" calcext:value-type="float">
            <text:p>-6.03326530612141E-09</text:p>
          </table:table-cell>
        </table:table-row>
        <table:table-row table:style-name="ro1">
          <table:table-cell office:value-type="float" office:value="1.068257" calcext:value-type="float">
            <text:p>1.068257</text:p>
          </table:table-cell>
          <table:table-cell table:formula="of:=[.A61]/100000" office:value-type="float" office:value="0.00001068257" calcext:value-type="float">
            <text:p>1.068257E-05</text:p>
          </table:table-cell>
          <table:table-cell/>
          <table:table-cell table:formula="of:=[.B61]-[.$C$1]" office:value-type="float" office:value="-0.00000000664326530612342" calcext:value-type="float">
            <text:p>-6.64326530612342E-09</text:p>
          </table:table-cell>
        </table:table-row>
        <table:table-row table:style-name="ro1">
          <table:table-cell office:value-type="float" office:value="1.069055" calcext:value-type="float">
            <text:p>1.069055</text:p>
          </table:table-cell>
          <table:table-cell table:formula="of:=[.A62]/100000" office:value-type="float" office:value="0.00001069055" calcext:value-type="float">
            <text:p>1.069055E-05</text:p>
          </table:table-cell>
          <table:table-cell/>
          <table:table-cell table:formula="of:=[.B62]-[.$C$1]" office:value-type="float" office:value="0.00000000133673469387747" calcext:value-type="float">
            <text:p>1.33673469387747E-09</text:p>
          </table:table-cell>
        </table:table-row>
        <table:table-row table:style-name="ro1">
          <table:table-cell office:value-type="float" office:value="1.068888" calcext:value-type="float">
            <text:p>1.068888</text:p>
          </table:table-cell>
          <table:table-cell table:formula="of:=[.A63]/100000" office:value-type="float" office:value="0.00001068888" calcext:value-type="float">
            <text:p>1.068888E-05</text:p>
          </table:table-cell>
          <table:table-cell/>
          <table:table-cell table:formula="of:=[.B63]-[.$C$1]" office:value-type="float" office:value="-0.000000000333265306122461" calcext:value-type="float">
            <text:p>-3.33265306122461E-10</text:p>
          </table:table-cell>
        </table:table-row>
        <table:table-row table:style-name="ro1">
          <table:table-cell office:value-type="float" office:value="1.068717" calcext:value-type="float">
            <text:p>1.068717</text:p>
          </table:table-cell>
          <table:table-cell table:formula="of:=[.A64]/100000" office:value-type="float" office:value="0.00001068717" calcext:value-type="float">
            <text:p>1.068717E-05</text:p>
          </table:table-cell>
          <table:table-cell/>
          <table:table-cell table:formula="of:=[.B64]-[.$C$1]" office:value-type="float" office:value="-0.0000000020432653061235" calcext:value-type="float">
            <text:p>-2.0432653061235E-09</text:p>
          </table:table-cell>
        </table:table-row>
        <table:table-row table:style-name="ro1">
          <table:table-cell office:value-type="float" office:value="1.068489" calcext:value-type="float">
            <text:p>1.068489</text:p>
          </table:table-cell>
          <table:table-cell table:formula="of:=[.A65]/100000" office:value-type="float" office:value="0.00001068489" calcext:value-type="float">
            <text:p>1.068489E-05</text:p>
          </table:table-cell>
          <table:table-cell/>
          <table:table-cell table:formula="of:=[.B65]-[.$C$1]" office:value-type="float" office:value="-0.00000000432326530612206" calcext:value-type="float">
            <text:p>-4.32326530612206E-09</text:p>
          </table:table-cell>
        </table:table-row>
        <table:table-row table:style-name="ro1">
          <table:table-cell office:value-type="float" office:value="1.068752" calcext:value-type="float">
            <text:p>1.068752</text:p>
          </table:table-cell>
          <table:table-cell table:formula="of:=[.A66]/100000" office:value-type="float" office:value="0.00001068752" calcext:value-type="float">
            <text:p>1.068752E-05</text:p>
          </table:table-cell>
          <table:table-cell/>
          <table:table-cell table:formula="of:=[.B66]-[.$C$1]" office:value-type="float" office:value="-0.00000000169326530612443" calcext:value-type="float">
            <text:p>-1.69326530612443E-09</text:p>
          </table:table-cell>
        </table:table-row>
        <table:table-row table:style-name="ro1">
          <table:table-cell office:value-type="float" office:value="1.068944" calcext:value-type="float">
            <text:p>1.068944</text:p>
          </table:table-cell>
          <table:table-cell table:formula="of:=[.A67]/100000" office:value-type="float" office:value="0.00001068944" calcext:value-type="float">
            <text:p>1.068944E-05</text:p>
          </table:table-cell>
          <table:table-cell/>
          <table:table-cell table:formula="of:=[.B67]-[.$C$1]" office:value-type="float" office:value="0.000000000226734693876057" calcext:value-type="float">
            <text:p>2.26734693876057E-10</text:p>
          </table:table-cell>
        </table:table-row>
        <table:table-row table:style-name="ro1">
          <table:table-cell office:value-type="float" office:value="1.068464" calcext:value-type="float">
            <text:p>1.068464</text:p>
          </table:table-cell>
          <table:table-cell table:formula="of:=[.A68]/100000" office:value-type="float" office:value="0.00001068464" calcext:value-type="float">
            <text:p>1.068464E-05</text:p>
          </table:table-cell>
          <table:table-cell/>
          <table:table-cell table:formula="of:=[.B68]-[.$C$1]" office:value-type="float" office:value="-0.00000000457326530612261" calcext:value-type="float">
            <text:p>-4.57326530612261E-09</text:p>
          </table:table-cell>
        </table:table-row>
        <table:table-row table:style-name="ro1">
          <table:table-cell office:value-type="float" office:value="1.06853" calcext:value-type="float">
            <text:p>1.06853</text:p>
          </table:table-cell>
          <table:table-cell table:formula="of:=[.A69]/100000" office:value-type="float" office:value="0.0000106853" calcext:value-type="float">
            <text:p>1.06853E-05</text:p>
          </table:table-cell>
          <table:table-cell/>
          <table:table-cell table:formula="of:=[.B69]-[.$C$1]" office:value-type="float" office:value="-0.00000000391326530612387" calcext:value-type="float">
            <text:p>-3.91326530612387E-09</text:p>
          </table:table-cell>
        </table:table-row>
        <table:table-row table:style-name="ro1">
          <table:table-cell office:value-type="float" office:value="1.068419" calcext:value-type="float">
            <text:p>1.068419</text:p>
          </table:table-cell>
          <table:table-cell table:formula="of:=[.A70]/100000" office:value-type="float" office:value="0.00001068419" calcext:value-type="float">
            <text:p>1.068419E-05</text:p>
          </table:table-cell>
          <table:table-cell/>
          <table:table-cell table:formula="of:=[.B70]-[.$C$1]" office:value-type="float" office:value="-0.0000000050232653061236" calcext:value-type="float">
            <text:p>-5.0232653061236E-09</text:p>
          </table:table-cell>
        </table:table-row>
        <table:table-row table:style-name="ro1">
          <table:table-cell office:value-type="float" office:value="1.068394" calcext:value-type="float">
            <text:p>1.068394</text:p>
          </table:table-cell>
          <table:table-cell table:formula="of:=[.A71]/100000" office:value-type="float" office:value="0.00001068394" calcext:value-type="float">
            <text:p>1.068394E-05</text:p>
          </table:table-cell>
          <table:table-cell/>
          <table:table-cell table:formula="of:=[.B71]-[.$C$1]" office:value-type="float" office:value="-0.00000000527326530612245" calcext:value-type="float">
            <text:p>-5.27326530612245E-09</text:p>
          </table:table-cell>
        </table:table-row>
        <table:table-row table:style-name="ro1">
          <table:table-cell office:value-type="float" office:value="1.069206" calcext:value-type="float">
            <text:p>1.069206</text:p>
          </table:table-cell>
          <table:table-cell table:formula="of:=[.A72]/100000" office:value-type="float" office:value="0.00001069206" calcext:value-type="float">
            <text:p>1.069206E-05</text:p>
          </table:table-cell>
          <table:table-cell/>
          <table:table-cell table:formula="of:=[.B72]-[.$C$1]" office:value-type="float" office:value="0.00000000284673469387807" calcext:value-type="float">
            <text:p>2.84673469387807E-09</text:p>
          </table:table-cell>
        </table:table-row>
        <table:table-row table:style-name="ro1">
          <table:table-cell office:value-type="float" office:value="1.069034" calcext:value-type="float">
            <text:p>1.069034</text:p>
          </table:table-cell>
          <table:table-cell table:formula="of:=[.A73]/100000" office:value-type="float" office:value="0.00001069034" calcext:value-type="float">
            <text:p>1.069034E-05</text:p>
          </table:table-cell>
          <table:table-cell/>
          <table:table-cell table:formula="of:=[.B73]-[.$C$1]" office:value-type="float" office:value="0.00000000112673469387803" calcext:value-type="float">
            <text:p>1.12673469387803E-09</text:p>
          </table:table-cell>
        </table:table-row>
        <table:table-row table:style-name="ro1">
          <table:table-cell office:value-type="float" office:value="1.068424" calcext:value-type="float">
            <text:p>1.068424</text:p>
          </table:table-cell>
          <table:table-cell table:formula="of:=[.A74]/100000" office:value-type="float" office:value="0.00001068424" calcext:value-type="float">
            <text:p>1.068424E-05</text:p>
          </table:table-cell>
          <table:table-cell/>
          <table:table-cell table:formula="of:=[.B74]-[.$C$1]" office:value-type="float" office:value="-0.00000000497326530612179" calcext:value-type="float">
            <text:p>-4.97326530612179E-09</text:p>
          </table:table-cell>
        </table:table-row>
        <table:table-row table:style-name="ro1">
          <table:table-cell office:value-type="float" office:value="1.068626" calcext:value-type="float">
            <text:p>1.068626</text:p>
          </table:table-cell>
          <table:table-cell table:formula="of:=[.A75]/100000" office:value-type="float" office:value="0.00001068626" calcext:value-type="float">
            <text:p>1.068626E-05</text:p>
          </table:table-cell>
          <table:table-cell/>
          <table:table-cell table:formula="of:=[.B75]-[.$C$1]" office:value-type="float" office:value="-0.00000000295326530612278" calcext:value-type="float">
            <text:p>-2.95326530612278E-09</text:p>
          </table:table-cell>
        </table:table-row>
        <table:table-row table:style-name="ro1">
          <table:table-cell office:value-type="float" office:value="1.069115" calcext:value-type="float">
            <text:p>1.069115</text:p>
          </table:table-cell>
          <table:table-cell table:formula="of:=[.A76]/100000" office:value-type="float" office:value="0.00001069115" calcext:value-type="float">
            <text:p>1.069115E-05</text:p>
          </table:table-cell>
          <table:table-cell/>
          <table:table-cell table:formula="of:=[.B76]-[.$C$1]" office:value-type="float" office:value="0.0000000019367346938771" calcext:value-type="float">
            <text:p>1.9367346938771E-09</text:p>
          </table:table-cell>
        </table:table-row>
        <table:table-row table:style-name="ro1">
          <table:table-cell office:value-type="float" office:value="1.069418" calcext:value-type="float">
            <text:p>1.069418</text:p>
          </table:table-cell>
          <table:table-cell table:formula="of:=[.A77]/100000" office:value-type="float" office:value="0.00001069418" calcext:value-type="float">
            <text:p>1.069418E-05</text:p>
          </table:table-cell>
          <table:table-cell/>
          <table:table-cell table:formula="of:=[.B77]-[.$C$1]" office:value-type="float" office:value="0.0000000049667346938773" calcext:value-type="float">
            <text:p>4.9667346938773E-09</text:p>
          </table:table-cell>
        </table:table-row>
        <table:table-row table:style-name="ro1">
          <table:table-cell office:value-type="float" office:value="1.068414" calcext:value-type="float">
            <text:p>1.068414</text:p>
          </table:table-cell>
          <table:table-cell table:formula="of:=[.A78]/100000" office:value-type="float" office:value="0.00001068414" calcext:value-type="float">
            <text:p>1.068414E-05</text:p>
          </table:table-cell>
          <table:table-cell/>
          <table:table-cell table:formula="of:=[.B78]-[.$C$1]" office:value-type="float" office:value="-0.00000000507326530612371" calcext:value-type="float">
            <text:p>-5.07326530612371E-09</text:p>
          </table:table-cell>
        </table:table-row>
        <table:table-row table:style-name="ro1">
          <table:table-cell office:value-type="float" office:value="1.06801" calcext:value-type="float">
            <text:p>1.06801</text:p>
          </table:table-cell>
          <table:table-cell table:formula="of:=[.A79]/100000" office:value-type="float" office:value="0.0000106801" calcext:value-type="float">
            <text:p>1.06801E-05</text:p>
          </table:table-cell>
          <table:table-cell/>
          <table:table-cell table:formula="of:=[.B79]-[.$C$1]" office:value-type="float" office:value="-0.00000000911326530612342" calcext:value-type="float">
            <text:p>-9.11326530612342E-09</text:p>
          </table:table-cell>
        </table:table-row>
        <table:table-row table:style-name="ro1">
          <table:table-cell office:value-type="float" office:value="1.06801" calcext:value-type="float">
            <text:p>1.06801</text:p>
          </table:table-cell>
          <table:table-cell table:formula="of:=[.A80]/100000" office:value-type="float" office:value="0.0000106801" calcext:value-type="float">
            <text:p>1.06801E-05</text:p>
          </table:table-cell>
          <table:table-cell/>
          <table:table-cell table:formula="of:=[.B80]-[.$C$1]" office:value-type="float" office:value="-0.00000000911326530612342" calcext:value-type="float">
            <text:p>-9.11326530612342E-09</text:p>
          </table:table-cell>
        </table:table-row>
        <table:table-row table:style-name="ro1">
          <table:table-cell office:value-type="float" office:value="1.068071" calcext:value-type="float">
            <text:p>1.068071</text:p>
          </table:table-cell>
          <table:table-cell table:formula="of:=[.A81]/100000" office:value-type="float" office:value="0.00001068071" calcext:value-type="float">
            <text:p>1.068071E-05</text:p>
          </table:table-cell>
          <table:table-cell/>
          <table:table-cell table:formula="of:=[.B81]-[.$C$1]" office:value-type="float" office:value="-0.0000000085032653061231" calcext:value-type="float">
            <text:p>-8.5032653061231E-09</text:p>
          </table:table-cell>
        </table:table-row>
        <table:table-row table:style-name="ro1">
          <table:table-cell office:value-type="float" office:value="1.06858" calcext:value-type="float">
            <text:p>1.06858</text:p>
          </table:table-cell>
          <table:table-cell table:formula="of:=[.A82]/100000" office:value-type="float" office:value="0.0000106858" calcext:value-type="float">
            <text:p>1.06858E-05</text:p>
          </table:table-cell>
          <table:table-cell/>
          <table:table-cell table:formula="of:=[.B82]-[.$C$1]" office:value-type="float" office:value="-0.00000000341326530612278" calcext:value-type="float">
            <text:p>-3.41326530612278E-09</text:p>
          </table:table-cell>
        </table:table-row>
        <table:table-row table:style-name="ro1">
          <table:table-cell office:value-type="float" office:value="1.068641" calcext:value-type="float">
            <text:p>1.068641</text:p>
          </table:table-cell>
          <table:table-cell table:formula="of:=[.A83]/100000" office:value-type="float" office:value="0.00001068641" calcext:value-type="float">
            <text:p>1.068641E-05</text:p>
          </table:table-cell>
          <table:table-cell/>
          <table:table-cell table:formula="of:=[.B83]-[.$C$1]" office:value-type="float" office:value="-0.00000000280326530612415" calcext:value-type="float">
            <text:p>-2.80326530612415E-09</text:p>
          </table:table-cell>
        </table:table-row>
        <table:table-row table:style-name="ro1">
          <table:table-cell office:value-type="float" office:value="1.068404" calcext:value-type="float">
            <text:p>1.068404</text:p>
          </table:table-cell>
          <table:table-cell table:formula="of:=[.A84]/100000" office:value-type="float" office:value="0.00001068404" calcext:value-type="float">
            <text:p>1.068404E-05</text:p>
          </table:table-cell>
          <table:table-cell/>
          <table:table-cell table:formula="of:=[.B84]-[.$C$1]" office:value-type="float" office:value="-0.00000000517326530612393" calcext:value-type="float">
            <text:p>-5.17326530612393E-09</text:p>
          </table:table-cell>
        </table:table-row>
        <table:table-row table:style-name="ro1">
          <table:table-cell office:value-type="float" office:value="1.067995" calcext:value-type="float">
            <text:p>1.067995</text:p>
          </table:table-cell>
          <table:table-cell table:formula="of:=[.A85]/100000" office:value-type="float" office:value="0.00001067995" calcext:value-type="float">
            <text:p>1.067995E-05</text:p>
          </table:table-cell>
          <table:table-cell/>
          <table:table-cell table:formula="of:=[.B85]-[.$C$1]" office:value-type="float" office:value="-0.00000000926326530612205" calcext:value-type="float">
            <text:p>-9.26326530612205E-09</text:p>
          </table:table-cell>
        </table:table-row>
        <table:table-row table:style-name="ro1">
          <table:table-cell office:value-type="float" office:value="1.068207" calcext:value-type="float">
            <text:p>1.068207</text:p>
          </table:table-cell>
          <table:table-cell table:formula="of:=[.A86]/100000" office:value-type="float" office:value="0.00001068207" calcext:value-type="float">
            <text:p>1.068207E-05</text:p>
          </table:table-cell>
          <table:table-cell/>
          <table:table-cell table:formula="of:=[.B86]-[.$C$1]" office:value-type="float" office:value="-0.00000000714326530612452" calcext:value-type="float">
            <text:p>-7.14326530612452E-09</text:p>
          </table:table-cell>
        </table:table-row>
        <table:table-row table:style-name="ro1">
          <table:table-cell office:value-type="float" office:value="1.067965" calcext:value-type="float">
            <text:p>1.067965</text:p>
          </table:table-cell>
          <table:table-cell table:formula="of:=[.A87]/100000" office:value-type="float" office:value="0.00001067965" calcext:value-type="float">
            <text:p>1.067965E-05</text:p>
          </table:table-cell>
          <table:table-cell/>
          <table:table-cell table:formula="of:=[.B87]-[.$C$1]" office:value-type="float" office:value="-0.00000000956326530612271" calcext:value-type="float">
            <text:p>-9.56326530612271E-09</text:p>
          </table:table-cell>
        </table:table-row>
        <table:table-row table:style-name="ro1">
          <table:table-cell office:value-type="float" office:value="1.06803" calcext:value-type="float">
            <text:p>1.06803</text:p>
          </table:table-cell>
          <table:table-cell table:formula="of:=[.A88]/100000" office:value-type="float" office:value="0.0000106803" calcext:value-type="float">
            <text:p>1.06803E-05</text:p>
          </table:table-cell>
          <table:table-cell/>
          <table:table-cell table:formula="of:=[.B88]-[.$C$1]" office:value-type="float" office:value="-0.00000000891326530612298" calcext:value-type="float">
            <text:p>-8.91326530612298E-09</text:p>
          </table:table-cell>
        </table:table-row>
        <table:table-row table:style-name="ro1">
          <table:table-cell office:value-type="float" office:value="1.068076" calcext:value-type="float">
            <text:p>1.068076</text:p>
          </table:table-cell>
          <table:table-cell table:formula="of:=[.A89]/100000" office:value-type="float" office:value="0.00001068076" calcext:value-type="float">
            <text:p>1.068076E-05</text:p>
          </table:table-cell>
          <table:table-cell/>
          <table:table-cell table:formula="of:=[.B89]-[.$C$1]" office:value-type="float" office:value="-0.00000000845326530612299" calcext:value-type="float">
            <text:p>-8.45326530612299E-09</text:p>
          </table:table-cell>
        </table:table-row>
        <table:table-row table:style-name="ro1">
          <table:table-cell office:value-type="float" office:value="1.068298" calcext:value-type="float">
            <text:p>1.068298</text:p>
          </table:table-cell>
          <table:table-cell table:formula="of:=[.A90]/100000" office:value-type="float" office:value="0.00001068298" calcext:value-type="float">
            <text:p>1.068298E-05</text:p>
          </table:table-cell>
          <table:table-cell/>
          <table:table-cell table:formula="of:=[.B90]-[.$C$1]" office:value-type="float" office:value="-0.00000000623326530612354" calcext:value-type="float">
            <text:p>-6.23326530612354E-09</text:p>
          </table:table-cell>
        </table:table-row>
        <table:table-row table:style-name="ro1">
          <table:table-cell office:value-type="float" office:value="1.068106" calcext:value-type="float">
            <text:p>1.068106</text:p>
          </table:table-cell>
          <table:table-cell table:formula="of:=[.A91]/100000" office:value-type="float" office:value="0.00001068106" calcext:value-type="float">
            <text:p>1.068106E-05</text:p>
          </table:table-cell>
          <table:table-cell/>
          <table:table-cell table:formula="of:=[.B91]-[.$C$1]" office:value-type="float" office:value="-0.00000000815326530612233" calcext:value-type="float">
            <text:p>-8.15326530612233E-09</text:p>
          </table:table-cell>
        </table:table-row>
        <table:table-row table:style-name="ro1">
          <table:table-cell office:value-type="float" office:value="1.068096" calcext:value-type="float">
            <text:p>1.068096</text:p>
          </table:table-cell>
          <table:table-cell table:formula="of:=[.A92]/100000" office:value-type="float" office:value="0.00001068096" calcext:value-type="float">
            <text:p>1.068096E-05</text:p>
          </table:table-cell>
          <table:table-cell/>
          <table:table-cell table:formula="of:=[.B92]-[.$C$1]" office:value-type="float" office:value="-0.00000000825326530612424" calcext:value-type="float">
            <text:p>-8.25326530612424E-09</text:p>
          </table:table-cell>
        </table:table-row>
        <table:table-row table:style-name="ro1">
          <table:table-cell office:value-type="float" office:value="1.068474" calcext:value-type="float">
            <text:p>1.068474</text:p>
          </table:table-cell>
          <table:table-cell table:formula="of:=[.A93]/100000" office:value-type="float" office:value="0.00001068474" calcext:value-type="float">
            <text:p>1.068474E-05</text:p>
          </table:table-cell>
          <table:table-cell/>
          <table:table-cell table:formula="of:=[.B93]-[.$C$1]" office:value-type="float" office:value="-0.00000000447326530612408" calcext:value-type="float">
            <text:p>-4.47326530612408E-09</text:p>
          </table:table-cell>
        </table:table-row>
        <table:table-row table:style-name="ro1">
          <table:table-cell office:value-type="float" office:value="1.067551" calcext:value-type="float">
            <text:p>1.067551</text:p>
          </table:table-cell>
          <table:table-cell table:formula="of:=[.A94]/100000" office:value-type="float" office:value="0.00001067551" calcext:value-type="float">
            <text:p>1.067551E-05</text:p>
          </table:table-cell>
          <table:table-cell/>
          <table:table-cell table:formula="of:=[.B94]-[.$C$1]" office:value-type="float" office:value="-0.0000000137032653061243" calcext:value-type="float">
            <text:p>-1.37032653061243E-08</text:p>
          </table:table-cell>
        </table:table-row>
        <table:table-row table:style-name="ro1">
          <table:table-cell office:value-type="float" office:value="1.067869" calcext:value-type="float">
            <text:p>1.067869</text:p>
          </table:table-cell>
          <table:table-cell table:formula="of:=[.A95]/100000" office:value-type="float" office:value="0.00001067869" calcext:value-type="float">
            <text:p>1.067869E-05</text:p>
          </table:table-cell>
          <table:table-cell/>
          <table:table-cell table:formula="of:=[.B95]-[.$C$1]" office:value-type="float" office:value="-0.0000000105232653061238" calcext:value-type="float">
            <text:p>-1.05232653061238E-08</text:p>
          </table:table-cell>
        </table:table-row>
        <table:table-row table:style-name="ro1">
          <table:table-cell office:value-type="float" office:value="1.06854" calcext:value-type="float">
            <text:p>1.06854</text:p>
          </table:table-cell>
          <table:table-cell table:formula="of:=[.A96]/100000" office:value-type="float" office:value="0.0000106854" calcext:value-type="float">
            <text:p>1.06854E-05</text:p>
          </table:table-cell>
          <table:table-cell/>
          <table:table-cell table:formula="of:=[.B96]-[.$C$1]" office:value-type="float" office:value="-0.00000000381326530612196" calcext:value-type="float">
            <text:p>-3.81326530612196E-09</text:p>
          </table:table-cell>
        </table:table-row>
        <table:table-row table:style-name="ro1">
          <table:table-cell office:value-type="float" office:value="1.068212" calcext:value-type="float">
            <text:p>1.068212</text:p>
          </table:table-cell>
          <table:table-cell table:formula="of:=[.A97]/100000" office:value-type="float" office:value="0.00001068212" calcext:value-type="float">
            <text:p>1.068212E-05</text:p>
          </table:table-cell>
          <table:table-cell/>
          <table:table-cell table:formula="of:=[.B97]-[.$C$1]" office:value-type="float" office:value="-0.00000000709326530612441" calcext:value-type="float">
            <text:p>-7.09326530612441E-09</text:p>
          </table:table-cell>
        </table:table-row>
        <table:table-row table:style-name="ro1">
          <table:table-cell office:value-type="float" office:value="1.068727" calcext:value-type="float">
            <text:p>1.068727</text:p>
          </table:table-cell>
          <table:table-cell table:formula="of:=[.A98]/100000" office:value-type="float" office:value="0.00001068727" calcext:value-type="float">
            <text:p>1.068727E-05</text:p>
          </table:table-cell>
          <table:table-cell/>
          <table:table-cell table:formula="of:=[.B98]-[.$C$1]" office:value-type="float" office:value="-0.00000000194326530612328" calcext:value-type="float">
            <text:p>-1.94326530612328E-09</text:p>
          </table:table-cell>
        </table:table-row>
        <table:table-row table:style-name="ro1">
          <table:table-cell office:value-type="float" office:value="1.06855" calcext:value-type="float">
            <text:p>1.06855</text:p>
          </table:table-cell>
          <table:table-cell table:formula="of:=[.A99]/100000" office:value-type="float" office:value="0.0000106855" calcext:value-type="float">
            <text:p>1.06855E-05</text:p>
          </table:table-cell>
          <table:table-cell/>
          <table:table-cell table:formula="of:=[.B99]-[.$C$1]" office:value-type="float" office:value="-0.00000000371326530612174" calcext:value-type="float">
            <text:p>-3.71326530612174E-09</text:p>
          </table:table-cell>
        </table:table-row>
        <table:table-row table:style-name="ro1">
          <table:table-cell office:value-type="float" office:value="1.068267" calcext:value-type="float">
            <text:p>1.068267</text:p>
          </table:table-cell>
          <table:table-cell table:formula="of:=[.A100]/100000" office:value-type="float" office:value="0.00001068267" calcext:value-type="float">
            <text:p>1.068267E-05</text:p>
          </table:table-cell>
          <table:table-cell/>
          <table:table-cell table:formula="of:=[.B100]-[.$C$1]" office:value-type="float" office:value="-0.00000000654326530612151" calcext:value-type="float">
            <text:p>-6.54326530612151E-09</text:p>
          </table:table-cell>
        </table:table-row>
        <table:table-row table:style-name="ro1">
          <table:table-cell office:value-type="float" office:value="1.068363" calcext:value-type="float">
            <text:p>1.068363</text:p>
          </table:table-cell>
          <table:table-cell table:formula="of:=[.A101]/100000" office:value-type="float" office:value="0.00001068363" calcext:value-type="float">
            <text:p>1.068363E-05</text:p>
          </table:table-cell>
          <table:table-cell/>
          <table:table-cell table:formula="of:=[.B101]-[.$C$1]" office:value-type="float" office:value="-0.00000000558326530612381" calcext:value-type="float">
            <text:p>-5.58326530612381E-09</text:p>
          </table:table-cell>
        </table:table-row>
        <table:table-row table:style-name="ro1">
          <table:table-cell office:value-type="float" office:value="1.068823" calcext:value-type="float">
            <text:p>1.068823</text:p>
          </table:table-cell>
          <table:table-cell table:formula="of:=[.A102]/100000" office:value-type="float" office:value="0.00001068823" calcext:value-type="float">
            <text:p>1.068823E-05</text:p>
          </table:table-cell>
          <table:table-cell/>
          <table:table-cell table:formula="of:=[.B102]-[.$C$1]" office:value-type="float" office:value="-0.000000000983265306122192" calcext:value-type="float">
            <text:p>-9.83265306122192E-10</text:p>
          </table:table-cell>
        </table:table-row>
        <table:table-row table:style-name="ro1">
          <table:table-cell office:value-type="float" office:value="1.069029" calcext:value-type="float">
            <text:p>1.069029</text:p>
          </table:table-cell>
          <table:table-cell table:formula="of:=[.A103]/100000" office:value-type="float" office:value="0.00001069029" calcext:value-type="float">
            <text:p>1.069029E-05</text:p>
          </table:table-cell>
          <table:table-cell/>
          <table:table-cell table:formula="of:=[.B103]-[.$C$1]" office:value-type="float" office:value="0.00000000107673469387623" calcext:value-type="float">
            <text:p>1.07673469387623E-09</text:p>
          </table:table-cell>
        </table:table-row>
        <table:table-row table:style-name="ro1">
          <table:table-cell office:value-type="float" office:value="1.068565" calcext:value-type="float">
            <text:p>1.068565</text:p>
          </table:table-cell>
          <table:table-cell table:formula="of:=[.A104]/100000" office:value-type="float" office:value="0.00001068565" calcext:value-type="float">
            <text:p>1.068565E-05</text:p>
          </table:table-cell>
          <table:table-cell/>
          <table:table-cell table:formula="of:=[.B104]-[.$C$1]" office:value-type="float" office:value="-0.00000000356326530612311" calcext:value-type="float">
            <text:p>-3.56326530612311E-09</text:p>
          </table:table-cell>
        </table:table-row>
        <table:table-row table:style-name="ro1">
          <table:table-cell office:value-type="float" office:value="1.069211" calcext:value-type="float">
            <text:p>1.069211</text:p>
          </table:table-cell>
          <table:table-cell table:formula="of:=[.A105]/100000" office:value-type="float" office:value="0.00001069211" calcext:value-type="float">
            <text:p>1.069211E-05</text:p>
          </table:table-cell>
          <table:table-cell/>
          <table:table-cell table:formula="of:=[.B105]-[.$C$1]" office:value-type="float" office:value="0.00000000289673469387649" calcext:value-type="float">
            <text:p>2.89673469387649E-09</text:p>
          </table:table-cell>
        </table:table-row>
        <table:table-row table:style-name="ro1">
          <table:table-cell office:value-type="float" office:value="1.068666" calcext:value-type="float">
            <text:p>1.068666</text:p>
          </table:table-cell>
          <table:table-cell table:formula="of:=[.A106]/100000" office:value-type="float" office:value="0.00001068666" calcext:value-type="float">
            <text:p>1.068666E-05</text:p>
          </table:table-cell>
          <table:table-cell/>
          <table:table-cell table:formula="of:=[.B106]-[.$C$1]" office:value-type="float" office:value="-0.0000000025532653061236" calcext:value-type="float">
            <text:p>-2.5532653061236E-09</text:p>
          </table:table-cell>
        </table:table-row>
        <table:table-row table:style-name="ro1">
          <table:table-cell office:value-type="float" office:value="1.068787" calcext:value-type="float">
            <text:p>1.068787</text:p>
          </table:table-cell>
          <table:table-cell table:formula="of:=[.A107]/100000" office:value-type="float" office:value="0.00001068787" calcext:value-type="float">
            <text:p>1.068787E-05</text:p>
          </table:table-cell>
          <table:table-cell/>
          <table:table-cell table:formula="of:=[.B107]-[.$C$1]" office:value-type="float" office:value="-0.00000000134326530612366" calcext:value-type="float">
            <text:p>-1.34326530612366E-09</text:p>
          </table:table-cell>
        </table:table-row>
        <table:table-row table:style-name="ro1">
          <table:table-cell office:value-type="float" office:value="1.068954" calcext:value-type="float">
            <text:p>1.068954</text:p>
          </table:table-cell>
          <table:table-cell table:formula="of:=[.A108]/100000" office:value-type="float" office:value="0.00001068954" calcext:value-type="float">
            <text:p>1.068954E-05</text:p>
          </table:table-cell>
          <table:table-cell/>
          <table:table-cell table:formula="of:=[.B108]-[.$C$1]" office:value-type="float" office:value="0.000000000326734693876276" calcext:value-type="float">
            <text:p>3.26734693876276E-10</text:p>
          </table:table-cell>
        </table:table-row>
        <table:table-row table:style-name="ro1">
          <table:table-cell office:value-type="float" office:value="1.068944" calcext:value-type="float">
            <text:p>1.068944</text:p>
          </table:table-cell>
          <table:table-cell table:formula="of:=[.A109]/100000" office:value-type="float" office:value="0.00001068944" calcext:value-type="float">
            <text:p>1.068944E-05</text:p>
          </table:table-cell>
          <table:table-cell/>
          <table:table-cell table:formula="of:=[.B109]-[.$C$1]" office:value-type="float" office:value="0.000000000226734693876057" calcext:value-type="float">
            <text:p>2.26734693876057E-10</text:p>
          </table:table-cell>
        </table:table-row>
        <table:table-row table:style-name="ro1">
          <table:table-cell office:value-type="float" office:value="1.068812" calcext:value-type="float">
            <text:p>1.068812</text:p>
          </table:table-cell>
          <table:table-cell table:formula="of:=[.A110]/100000" office:value-type="float" office:value="0.00001068812" calcext:value-type="float">
            <text:p>1.068812E-05</text:p>
          </table:table-cell>
          <table:table-cell/>
          <table:table-cell table:formula="of:=[.B110]-[.$C$1]" office:value-type="float" office:value="-0.00000000109326530612142" calcext:value-type="float">
            <text:p>-1.09326530612142E-09</text:p>
          </table:table-cell>
        </table:table-row>
        <table:table-row table:style-name="ro1">
          <table:table-cell office:value-type="float" office:value="1.068717" calcext:value-type="float">
            <text:p>1.068717</text:p>
          </table:table-cell>
          <table:table-cell table:formula="of:=[.A111]/100000" office:value-type="float" office:value="0.00001068717" calcext:value-type="float">
            <text:p>1.068717E-05</text:p>
          </table:table-cell>
          <table:table-cell/>
          <table:table-cell table:formula="of:=[.B111]-[.$C$1]" office:value-type="float" office:value="-0.0000000020432653061235" calcext:value-type="float">
            <text:p>-2.0432653061235E-09</text:p>
          </table:table-cell>
        </table:table-row>
        <table:table-row table:style-name="ro1">
          <table:table-cell office:value-type="float" office:value="1.068777" calcext:value-type="float">
            <text:p>1.068777</text:p>
          </table:table-cell>
          <table:table-cell table:formula="of:=[.A112]/100000" office:value-type="float" office:value="0.00001068777" calcext:value-type="float">
            <text:p>1.068777E-05</text:p>
          </table:table-cell>
          <table:table-cell/>
          <table:table-cell table:formula="of:=[.B112]-[.$C$1]" office:value-type="float" office:value="-0.00000000144326530612218" calcext:value-type="float">
            <text:p>-1.44326530612218E-09</text:p>
          </table:table-cell>
        </table:table-row>
        <table:table-row table:style-name="ro1">
          <table:table-cell office:value-type="float" office:value="1.069372" calcext:value-type="float">
            <text:p>1.069372</text:p>
          </table:table-cell>
          <table:table-cell table:formula="of:=[.A113]/100000" office:value-type="float" office:value="0.00001069372" calcext:value-type="float">
            <text:p>1.069372E-05</text:p>
          </table:table-cell>
          <table:table-cell/>
          <table:table-cell table:formula="of:=[.B113]-[.$C$1]" office:value-type="float" office:value="0.00000000450673469387731" calcext:value-type="float">
            <text:p>4.50673469387731E-09</text:p>
          </table:table-cell>
        </table:table-row>
        <table:table-row table:style-name="ro1">
          <table:table-cell office:value-type="float" office:value="1.069181" calcext:value-type="float">
            <text:p>1.069181</text:p>
          </table:table-cell>
          <table:table-cell table:formula="of:=[.A114]/100000" office:value-type="float" office:value="0.00001069181" calcext:value-type="float">
            <text:p>1.069181E-05</text:p>
          </table:table-cell>
          <table:table-cell/>
          <table:table-cell table:formula="of:=[.B114]-[.$C$1]" office:value-type="float" office:value="0.00000000259673469387583" calcext:value-type="float">
            <text:p>2.59673469387583E-09</text:p>
          </table:table-cell>
        </table:table-row>
        <table:table-row table:style-name="ro1">
          <table:table-cell office:value-type="float" office:value="1.069246" calcext:value-type="float">
            <text:p>1.069246</text:p>
          </table:table-cell>
          <table:table-cell table:formula="of:=[.A115]/100000" office:value-type="float" office:value="0.00001069246" calcext:value-type="float">
            <text:p>1.069246E-05</text:p>
          </table:table-cell>
          <table:table-cell/>
          <table:table-cell table:formula="of:=[.B115]-[.$C$1]" office:value-type="float" office:value="0.00000000324673469387556" calcext:value-type="float">
            <text:p>3.24673469387556E-09</text:p>
          </table:table-cell>
        </table:table-row>
        <table:table-row table:style-name="ro1">
          <table:table-cell office:value-type="float" office:value="1.069589" calcext:value-type="float">
            <text:p>1.069589</text:p>
          </table:table-cell>
          <table:table-cell table:formula="of:=[.A116]/100000" office:value-type="float" office:value="0.00001069589" calcext:value-type="float">
            <text:p>1.069589E-05</text:p>
          </table:table-cell>
          <table:table-cell/>
          <table:table-cell table:formula="of:=[.B116]-[.$C$1]" office:value-type="float" office:value="0.00000000667673469387665" calcext:value-type="float">
            <text:p>6.67673469387665E-09</text:p>
          </table:table-cell>
        </table:table-row>
        <table:table-row table:style-name="ro1">
          <table:table-cell office:value-type="float" office:value="1.070109" calcext:value-type="float">
            <text:p>1.070109</text:p>
          </table:table-cell>
          <table:table-cell table:formula="of:=[.A117]/100000" office:value-type="float" office:value="0.00001070109" calcext:value-type="float">
            <text:p>1.070109E-05</text:p>
          </table:table-cell>
          <table:table-cell/>
          <table:table-cell table:formula="of:=[.B117]-[.$C$1]" office:value-type="float" office:value="0.0000000118767346938762" calcext:value-type="float">
            <text:p>1.18767346938762E-08</text:p>
          </table:table-cell>
        </table:table-row>
        <table:table-row table:style-name="ro1">
          <table:table-cell office:value-type="float" office:value="1.069231" calcext:value-type="float">
            <text:p>1.069231</text:p>
          </table:table-cell>
          <table:table-cell table:formula="of:=[.A118]/100000" office:value-type="float" office:value="0.00001069231" calcext:value-type="float">
            <text:p>1.069231E-05</text:p>
          </table:table-cell>
          <table:table-cell/>
          <table:table-cell table:formula="of:=[.B118]-[.$C$1]" office:value-type="float" office:value="0.00000000309673469387693" calcext:value-type="float">
            <text:p>3.09673469387693E-09</text:p>
          </table:table-cell>
        </table:table-row>
        <table:table-row table:style-name="ro1">
          <table:table-cell office:value-type="float" office:value="1.069715" calcext:value-type="float">
            <text:p>1.069715</text:p>
          </table:table-cell>
          <table:table-cell table:formula="of:=[.A119]/100000" office:value-type="float" office:value="0.00001069715" calcext:value-type="float">
            <text:p>1.069715E-05</text:p>
          </table:table-cell>
          <table:table-cell/>
          <table:table-cell table:formula="of:=[.B119]-[.$C$1]" office:value-type="float" office:value="0.0000000079367346938767" calcext:value-type="float">
            <text:p>7.9367346938767E-09</text:p>
          </table:table-cell>
        </table:table-row>
        <table:table-row table:style-name="ro1">
          <table:table-cell office:value-type="float" office:value="1.069922" calcext:value-type="float">
            <text:p>1.069922</text:p>
          </table:table-cell>
          <table:table-cell table:formula="of:=[.A120]/100000" office:value-type="float" office:value="0.00001069922" calcext:value-type="float">
            <text:p>1.069922E-05</text:p>
          </table:table-cell>
          <table:table-cell/>
          <table:table-cell table:formula="of:=[.B120]-[.$C$1]" office:value-type="float" office:value="0.0000000100067346938775" calcext:value-type="float">
            <text:p>1.00067346938775E-08</text:p>
          </table:table-cell>
        </table:table-row>
        <table:table-row table:style-name="ro1">
          <table:table-cell office:value-type="float" office:value="1.069715" calcext:value-type="float">
            <text:p>1.069715</text:p>
          </table:table-cell>
          <table:table-cell table:formula="of:=[.A121]/100000" office:value-type="float" office:value="0.00001069715" calcext:value-type="float">
            <text:p>1.069715E-05</text:p>
          </table:table-cell>
          <table:table-cell/>
          <table:table-cell table:formula="of:=[.B121]-[.$C$1]" office:value-type="float" office:value="0.0000000079367346938767" calcext:value-type="float">
            <text:p>7.9367346938767E-09</text:p>
          </table:table-cell>
        </table:table-row>
        <table:table-row table:style-name="ro1">
          <table:table-cell office:value-type="float" office:value="1.069791" calcext:value-type="float">
            <text:p>1.069791</text:p>
          </table:table-cell>
          <table:table-cell table:formula="of:=[.A122]/100000" office:value-type="float" office:value="0.00001069791" calcext:value-type="float">
            <text:p>1.069791E-05</text:p>
          </table:table-cell>
          <table:table-cell/>
          <table:table-cell table:formula="of:=[.B122]-[.$C$1]" office:value-type="float" office:value="0.00000000869673469387566" calcext:value-type="float">
            <text:p>8.69673469387566E-09</text:p>
          </table:table-cell>
        </table:table-row>
        <table:table-row table:style-name="ro1">
          <table:table-cell office:value-type="float" office:value="1.069115" calcext:value-type="float">
            <text:p>1.069115</text:p>
          </table:table-cell>
          <table:table-cell table:formula="of:=[.A123]/100000" office:value-type="float" office:value="0.00001069115" calcext:value-type="float">
            <text:p>1.069115E-05</text:p>
          </table:table-cell>
          <table:table-cell/>
          <table:table-cell table:formula="of:=[.B123]-[.$C$1]" office:value-type="float" office:value="0.0000000019367346938771" calcext:value-type="float">
            <text:p>1.9367346938771E-09</text:p>
          </table:table-cell>
        </table:table-row>
        <table:table-row table:style-name="ro1">
          <table:table-cell office:value-type="float" office:value="1.06969" calcext:value-type="float">
            <text:p>1.06969</text:p>
          </table:table-cell>
          <table:table-cell table:formula="of:=[.A124]/100000" office:value-type="float" office:value="0.0000106969" calcext:value-type="float">
            <text:p>1.06969E-05</text:p>
          </table:table-cell>
          <table:table-cell/>
          <table:table-cell table:formula="of:=[.B124]-[.$C$1]" office:value-type="float" office:value="0.00000000768673469387785" calcext:value-type="float">
            <text:p>7.68673469387785E-09</text:p>
          </table:table-cell>
        </table:table-row>
        <table:table-row table:style-name="ro1">
          <table:table-cell office:value-type="float" office:value="1.070008" calcext:value-type="float">
            <text:p>1.070008</text:p>
          </table:table-cell>
          <table:table-cell table:formula="of:=[.A125]/100000" office:value-type="float" office:value="0.00001070008" calcext:value-type="float">
            <text:p>1.070008E-05</text:p>
          </table:table-cell>
          <table:table-cell/>
          <table:table-cell table:formula="of:=[.B125]-[.$C$1]" office:value-type="float" office:value="0.0000000108667346938784" calcext:value-type="float">
            <text:p>1.08667346938784E-08</text:p>
          </table:table-cell>
        </table:table-row>
        <table:table-row table:style-name="ro1">
          <table:table-cell office:value-type="float" office:value="1.069635" calcext:value-type="float">
            <text:p>1.069635</text:p>
          </table:table-cell>
          <table:table-cell table:formula="of:=[.A126]/100000" office:value-type="float" office:value="0.00001069635" calcext:value-type="float">
            <text:p>1.069635E-05</text:p>
          </table:table-cell>
          <table:table-cell/>
          <table:table-cell table:formula="of:=[.B126]-[.$C$1]" office:value-type="float" office:value="0.00000000713673469387664" calcext:value-type="float">
            <text:p>7.13673469387664E-09</text:p>
          </table:table-cell>
        </table:table-row>
        <table:table-row table:style-name="ro1">
          <table:table-cell office:value-type="float" office:value="1.069251" calcext:value-type="float">
            <text:p>1.069251</text:p>
          </table:table-cell>
          <table:table-cell table:formula="of:=[.A127]/100000" office:value-type="float" office:value="0.00001069251" calcext:value-type="float">
            <text:p>1.069251E-05</text:p>
          </table:table-cell>
          <table:table-cell/>
          <table:table-cell table:formula="of:=[.B127]-[.$C$1]" office:value-type="float" office:value="0.00000000329673469387567" calcext:value-type="float">
            <text:p>3.29673469387567E-09</text:p>
          </table:table-cell>
        </table:table-row>
        <table:table-row table:style-name="ro1">
          <table:table-cell office:value-type="float" office:value="1.069418" calcext:value-type="float">
            <text:p>1.069418</text:p>
          </table:table-cell>
          <table:table-cell table:formula="of:=[.A128]/100000" office:value-type="float" office:value="0.00001069418" calcext:value-type="float">
            <text:p>1.069418E-05</text:p>
          </table:table-cell>
          <table:table-cell/>
          <table:table-cell table:formula="of:=[.B128]-[.$C$1]" office:value-type="float" office:value="0.0000000049667346938773" calcext:value-type="float">
            <text:p>4.9667346938773E-09</text:p>
          </table:table-cell>
        </table:table-row>
        <table:table-row table:style-name="ro1">
          <table:table-cell office:value-type="float" office:value="1.069751" calcext:value-type="float">
            <text:p>1.069751</text:p>
          </table:table-cell>
          <table:table-cell table:formula="of:=[.A129]/100000" office:value-type="float" office:value="0.00001069751" calcext:value-type="float">
            <text:p>1.069751E-05</text:p>
          </table:table-cell>
          <table:table-cell/>
          <table:table-cell table:formula="of:=[.B129]-[.$C$1]" office:value-type="float" office:value="0.00000000829673469387647" calcext:value-type="float">
            <text:p>8.29673469387647E-09</text:p>
          </table:table-cell>
        </table:table-row>
        <table:table-row table:style-name="ro1">
          <table:table-cell office:value-type="float" office:value="1.069554" calcext:value-type="float">
            <text:p>1.069554</text:p>
          </table:table-cell>
          <table:table-cell table:formula="of:=[.A130]/100000" office:value-type="float" office:value="0.00001069554" calcext:value-type="float">
            <text:p>1.069554E-05</text:p>
          </table:table-cell>
          <table:table-cell/>
          <table:table-cell table:formula="of:=[.B130]-[.$C$1]" office:value-type="float" office:value="0.00000000632673469387588" calcext:value-type="float">
            <text:p>6.32673469387588E-09</text:p>
          </table:table-cell>
        </table:table-row>
        <table:table-row table:style-name="ro1">
          <table:table-cell office:value-type="float" office:value="1.070013" calcext:value-type="float">
            <text:p>1.070013</text:p>
          </table:table-cell>
          <table:table-cell table:formula="of:=[.A131]/100000" office:value-type="float" office:value="0.00001070013" calcext:value-type="float">
            <text:p>1.070013E-05</text:p>
          </table:table-cell>
          <table:table-cell/>
          <table:table-cell table:formula="of:=[.B131]-[.$C$1]" office:value-type="float" office:value="0.0000000109167346938751" calcext:value-type="float">
            <text:p>1.09167346938751E-08</text:p>
          </table:table-cell>
        </table:table-row>
        <table:table-row table:style-name="ro1">
          <table:table-cell office:value-type="float" office:value="1.070185" calcext:value-type="float">
            <text:p>1.070185</text:p>
          </table:table-cell>
          <table:table-cell table:formula="of:=[.A132]/100000" office:value-type="float" office:value="0.00001070185" calcext:value-type="float">
            <text:p>1.070185E-05</text:p>
          </table:table-cell>
          <table:table-cell/>
          <table:table-cell table:formula="of:=[.B132]-[.$C$1]" office:value-type="float" office:value="0.0000000126367346938768" calcext:value-type="float">
            <text:p>1.26367346938768E-08</text:p>
          </table:table-cell>
        </table:table-row>
        <table:table-row table:style-name="ro1">
          <table:table-cell office:value-type="float" office:value="1.06966" calcext:value-type="float">
            <text:p>1.06966</text:p>
          </table:table-cell>
          <table:table-cell table:formula="of:=[.A133]/100000" office:value-type="float" office:value="0.0000106966" calcext:value-type="float">
            <text:p>1.06966E-05</text:p>
          </table:table-cell>
          <table:table-cell/>
          <table:table-cell table:formula="of:=[.B133]-[.$C$1]" office:value-type="float" office:value="0.00000000738673469387719" calcext:value-type="float">
            <text:p>7.38673469387719E-09</text:p>
          </table:table-cell>
        </table:table-row>
        <table:table-row table:style-name="ro1">
          <table:table-cell office:value-type="float" office:value="1.06915" calcext:value-type="float">
            <text:p>1.06915</text:p>
          </table:table-cell>
          <table:table-cell table:formula="of:=[.A134]/100000" office:value-type="float" office:value="0.0000106915" calcext:value-type="float">
            <text:p>1.06915E-05</text:p>
          </table:table-cell>
          <table:table-cell/>
          <table:table-cell table:formula="of:=[.B134]-[.$C$1]" office:value-type="float" office:value="0.00000000228673469387786" calcext:value-type="float">
            <text:p>2.28673469387786E-09</text:p>
          </table:table-cell>
        </table:table-row>
        <table:table-row table:style-name="ro1">
          <table:table-cell office:value-type="float" office:value="1.069418" calcext:value-type="float">
            <text:p>1.069418</text:p>
          </table:table-cell>
          <table:table-cell table:formula="of:=[.A135]/100000" office:value-type="float" office:value="0.00001069418" calcext:value-type="float">
            <text:p>1.069418E-05</text:p>
          </table:table-cell>
          <table:table-cell/>
          <table:table-cell table:formula="of:=[.B135]-[.$C$1]" office:value-type="float" office:value="0.0000000049667346938773" calcext:value-type="float">
            <text:p>4.9667346938773E-09</text:p>
          </table:table-cell>
        </table:table-row>
        <table:table-row table:style-name="ro1">
          <table:table-cell office:value-type="float" office:value="1.069509" calcext:value-type="float">
            <text:p>1.069509</text:p>
          </table:table-cell>
          <table:table-cell table:formula="of:=[.A136]/100000" office:value-type="float" office:value="0.00001069509" calcext:value-type="float">
            <text:p>1.069509E-05</text:p>
          </table:table-cell>
          <table:table-cell/>
          <table:table-cell table:formula="of:=[.B136]-[.$C$1]" office:value-type="float" office:value="0.00000000587673469387659" calcext:value-type="float">
            <text:p>5.87673469387659E-09</text:p>
          </table:table-cell>
        </table:table-row>
        <table:table-row table:style-name="ro1">
          <table:table-cell office:value-type="float" office:value="1.069277" calcext:value-type="float">
            <text:p>1.069277</text:p>
          </table:table-cell>
          <table:table-cell table:formula="of:=[.A137]/100000" office:value-type="float" office:value="0.00001069277" calcext:value-type="float">
            <text:p>1.069277E-05</text:p>
          </table:table-cell>
          <table:table-cell/>
          <table:table-cell table:formula="of:=[.B137]-[.$C$1]" office:value-type="float" office:value="0.00000000355673469387692" calcext:value-type="float">
            <text:p>3.55673469387692E-09</text:p>
          </table:table-cell>
        </table:table-row>
        <table:table-row table:style-name="ro1">
          <table:table-cell office:value-type="float" office:value="1.069715" calcext:value-type="float">
            <text:p>1.069715</text:p>
          </table:table-cell>
          <table:table-cell table:formula="of:=[.A138]/100000" office:value-type="float" office:value="0.00001069715" calcext:value-type="float">
            <text:p>1.069715E-05</text:p>
          </table:table-cell>
          <table:table-cell/>
          <table:table-cell table:formula="of:=[.B138]-[.$C$1]" office:value-type="float" office:value="0.0000000079367346938767" calcext:value-type="float">
            <text:p>7.9367346938767E-09</text:p>
          </table:table-cell>
        </table:table-row>
        <table:table-row table:style-name="ro1">
          <table:table-cell office:value-type="float" office:value="1.069352" calcext:value-type="float">
            <text:p>1.069352</text:p>
          </table:table-cell>
          <table:table-cell table:formula="of:=[.A139]/100000" office:value-type="float" office:value="0.00001069352" calcext:value-type="float">
            <text:p>1.069352E-05</text:p>
          </table:table-cell>
          <table:table-cell/>
          <table:table-cell table:formula="of:=[.B139]-[.$C$1]" office:value-type="float" office:value="0.00000000430673469387857" calcext:value-type="float">
            <text:p>4.30673469387857E-09</text:p>
          </table:table-cell>
        </table:table-row>
        <table:table-row table:style-name="ro1">
          <table:table-cell office:value-type="float" office:value="1.069171" calcext:value-type="float">
            <text:p>1.069171</text:p>
          </table:table-cell>
          <table:table-cell table:formula="of:=[.A140]/100000" office:value-type="float" office:value="0.00001069171" calcext:value-type="float">
            <text:p>1.069171E-05</text:p>
          </table:table-cell>
          <table:table-cell/>
          <table:table-cell table:formula="of:=[.B140]-[.$C$1]" office:value-type="float" office:value="0.00000000249673469387731" calcext:value-type="float">
            <text:p>2.49673469387731E-09</text:p>
          </table:table-cell>
        </table:table-row>
        <table:table-row table:style-name="ro1">
          <table:table-cell office:value-type="float" office:value="1.069438" calcext:value-type="float">
            <text:p>1.069438</text:p>
          </table:table-cell>
          <table:table-cell table:formula="of:=[.A141]/100000" office:value-type="float" office:value="0.00001069438" calcext:value-type="float">
            <text:p>1.069438E-05</text:p>
          </table:table-cell>
          <table:table-cell/>
          <table:table-cell table:formula="of:=[.B141]-[.$C$1]" office:value-type="float" office:value="0.00000000516673469387605" calcext:value-type="float">
            <text:p>5.16673469387605E-09</text:p>
          </table:table-cell>
        </table:table-row>
        <table:table-row table:style-name="ro1">
          <table:table-cell office:value-type="float" office:value="1.069171" calcext:value-type="float">
            <text:p>1.069171</text:p>
          </table:table-cell>
          <table:table-cell table:formula="of:=[.A142]/100000" office:value-type="float" office:value="0.00001069171" calcext:value-type="float">
            <text:p>1.069171E-05</text:p>
          </table:table-cell>
          <table:table-cell/>
          <table:table-cell table:formula="of:=[.B142]-[.$C$1]" office:value-type="float" office:value="0.00000000249673469387731" calcext:value-type="float">
            <text:p>2.49673469387731E-09</text:p>
          </table:table-cell>
        </table:table-row>
        <table:table-row table:style-name="ro1">
          <table:table-cell office:value-type="float" office:value="1.069473" calcext:value-type="float">
            <text:p>1.069473</text:p>
          </table:table-cell>
          <table:table-cell table:formula="of:=[.A143]/100000" office:value-type="float" office:value="0.00001069473" calcext:value-type="float">
            <text:p>1.069473E-05</text:p>
          </table:table-cell>
          <table:table-cell/>
          <table:table-cell table:formula="of:=[.B143]-[.$C$1]" office:value-type="float" office:value="0.00000000551673469387512" calcext:value-type="float">
            <text:p>5.51673469387512E-09</text:p>
          </table:table-cell>
        </table:table-row>
        <table:table-row table:style-name="ro1">
          <table:table-cell office:value-type="float" office:value="1.069927" calcext:value-type="float">
            <text:p>1.069927</text:p>
          </table:table-cell>
          <table:table-cell table:formula="of:=[.A144]/100000" office:value-type="float" office:value="0.00001069927" calcext:value-type="float">
            <text:p>1.069927E-05</text:p>
          </table:table-cell>
          <table:table-cell/>
          <table:table-cell table:formula="of:=[.B144]-[.$C$1]" office:value-type="float" office:value="0.0000000100567346938776" calcext:value-type="float">
            <text:p>1.00567346938776E-08</text:p>
          </table:table-cell>
        </table:table-row>
        <table:table-row table:style-name="ro1">
          <table:table-cell office:value-type="float" office:value="1.069842" calcext:value-type="float">
            <text:p>1.069842</text:p>
          </table:table-cell>
          <table:table-cell table:formula="of:=[.A145]/100000" office:value-type="float" office:value="0.00001069842" calcext:value-type="float">
            <text:p>1.069842E-05</text:p>
          </table:table-cell>
          <table:table-cell/>
          <table:table-cell table:formula="of:=[.B145]-[.$C$1]" office:value-type="float" office:value="0.00000000920673469387576" calcext:value-type="float">
            <text:p>9.20673469387576E-09</text:p>
          </table:table-cell>
        </table:table-row>
        <table:table-row table:style-name="ro1">
          <table:table-cell office:value-type="float" office:value="1.070417" calcext:value-type="float">
            <text:p>1.070417</text:p>
          </table:table-cell>
          <table:table-cell table:formula="of:=[.A146]/100000" office:value-type="float" office:value="0.00001070417" calcext:value-type="float">
            <text:p>1.070417E-05</text:p>
          </table:table-cell>
          <table:table-cell/>
          <table:table-cell table:formula="of:=[.B146]-[.$C$1]" office:value-type="float" office:value="0.0000000149567346938765" calcext:value-type="float">
            <text:p>1.49567346938765E-08</text:p>
          </table:table-cell>
        </table:table-row>
        <table:table-row table:style-name="ro1">
          <table:table-cell office:value-type="float" office:value="1.070069" calcext:value-type="float">
            <text:p>1.070069</text:p>
          </table:table-cell>
          <table:table-cell table:formula="of:=[.A147]/100000" office:value-type="float" office:value="0.00001070069" calcext:value-type="float">
            <text:p>1.070069E-05</text:p>
          </table:table-cell>
          <table:table-cell/>
          <table:table-cell table:formula="of:=[.B147]-[.$C$1]" office:value-type="float" office:value="0.000000011476734693877" calcext:value-type="float">
            <text:p>1.1476734693877E-08</text:p>
          </table:table-cell>
        </table:table-row>
        <table:table-row table:style-name="ro1">
          <table:table-cell office:value-type="float" office:value="1.069428" calcext:value-type="float">
            <text:p>1.069428</text:p>
          </table:table-cell>
          <table:table-cell table:formula="of:=[.A148]/100000" office:value-type="float" office:value="0.00001069428" calcext:value-type="float">
            <text:p>1.069428E-05</text:p>
          </table:table-cell>
          <table:table-cell/>
          <table:table-cell table:formula="of:=[.B148]-[.$C$1]" office:value-type="float" office:value="0.00000000506673469387752" calcext:value-type="float">
            <text:p>5.06673469387752E-09</text:p>
          </table:table-cell>
        </table:table-row>
        <table:table-row table:style-name="ro1">
          <table:table-cell office:value-type="float" office:value="1.069211" calcext:value-type="float">
            <text:p>1.069211</text:p>
          </table:table-cell>
          <table:table-cell table:formula="of:=[.A149]/100000" office:value-type="float" office:value="0.00001069211" calcext:value-type="float">
            <text:p>1.069211E-05</text:p>
          </table:table-cell>
          <table:table-cell/>
          <table:table-cell table:formula="of:=[.B149]-[.$C$1]" office:value-type="float" office:value="0.00000000289673469387649" calcext:value-type="float">
            <text:p>2.89673469387649E-09</text:p>
          </table:table-cell>
        </table:table-row>
        <table:table-row table:style-name="ro1">
          <table:table-cell office:value-type="float" office:value="1.069806" calcext:value-type="float">
            <text:p>1.069806</text:p>
          </table:table-cell>
          <table:table-cell table:formula="of:=[.A150]/100000" office:value-type="float" office:value="0.00001069806" calcext:value-type="float">
            <text:p>1.069806E-05</text:p>
          </table:table-cell>
          <table:table-cell/>
          <table:table-cell table:formula="of:=[.B150]-[.$C$1]" office:value-type="float" office:value="0.00000000884673469387768" calcext:value-type="float">
            <text:p>8.84673469387768E-09</text:p>
          </table:table-cell>
        </table:table-row>
        <table:table-row table:style-name="ro1">
          <table:table-cell office:value-type="float" office:value="1.069413" calcext:value-type="float">
            <text:p>1.069413</text:p>
          </table:table-cell>
          <table:table-cell table:formula="of:=[.A151]/100000" office:value-type="float" office:value="0.00001069413" calcext:value-type="float">
            <text:p>1.069413E-05</text:p>
          </table:table-cell>
          <table:table-cell/>
          <table:table-cell table:formula="of:=[.B151]-[.$C$1]" office:value-type="float" office:value="0.00000000491673469387719" calcext:value-type="float">
            <text:p>4.91673469387719E-09</text:p>
          </table:table-cell>
        </table:table-row>
        <table:table-row table:style-name="ro1">
          <table:table-cell office:value-type="float" office:value="1.069029" calcext:value-type="float">
            <text:p>1.069029</text:p>
          </table:table-cell>
          <table:table-cell table:formula="of:=[.A152]/100000" office:value-type="float" office:value="0.00001069029" calcext:value-type="float">
            <text:p>1.069029E-05</text:p>
          </table:table-cell>
          <table:table-cell/>
          <table:table-cell table:formula="of:=[.B152]-[.$C$1]" office:value-type="float" office:value="0.00000000107673469387623" calcext:value-type="float">
            <text:p>1.07673469387623E-09</text:p>
          </table:table-cell>
        </table:table-row>
        <table:table-row table:style-name="ro1">
          <table:table-cell office:value-type="float" office:value="1.069357" calcext:value-type="float">
            <text:p>1.069357</text:p>
          </table:table-cell>
          <table:table-cell table:formula="of:=[.A153]/100000" office:value-type="float" office:value="0.00001069357" calcext:value-type="float">
            <text:p>1.069357E-05</text:p>
          </table:table-cell>
          <table:table-cell/>
          <table:table-cell table:formula="of:=[.B153]-[.$C$1]" office:value-type="float" office:value="0.00000000435673469387868" calcext:value-type="float">
            <text:p>4.35673469387868E-09</text:p>
          </table:table-cell>
        </table:table-row>
        <table:table-row table:style-name="ro1">
          <table:table-cell office:value-type="float" office:value="1.069524" calcext:value-type="float">
            <text:p>1.069524</text:p>
          </table:table-cell>
          <table:table-cell table:formula="of:=[.A154]/100000" office:value-type="float" office:value="0.00001069524" calcext:value-type="float">
            <text:p>1.069524E-05</text:p>
          </table:table-cell>
          <table:table-cell/>
          <table:table-cell table:formula="of:=[.B154]-[.$C$1]" office:value-type="float" office:value="0.00000000602673469387692" calcext:value-type="float">
            <text:p>6.02673469387692E-09</text:p>
          </table:table-cell>
        </table:table-row>
        <table:table-row table:style-name="ro1">
          <table:table-cell office:value-type="float" office:value="1.069786" calcext:value-type="float">
            <text:p>1.069786</text:p>
          </table:table-cell>
          <table:table-cell table:formula="of:=[.A155]/100000" office:value-type="float" office:value="0.00001069786" calcext:value-type="float">
            <text:p>1.069786E-05</text:p>
          </table:table-cell>
          <table:table-cell/>
          <table:table-cell table:formula="of:=[.B155]-[.$C$1]" office:value-type="float" office:value="0.00000000864673469387555" calcext:value-type="float">
            <text:p>8.64673469387555E-09</text:p>
          </table:table-cell>
        </table:table-row>
        <table:table-row table:style-name="ro1">
          <table:table-cell office:value-type="float" office:value="1.070094" calcext:value-type="float">
            <text:p>1.070094</text:p>
          </table:table-cell>
          <table:table-cell table:formula="of:=[.A156]/100000" office:value-type="float" office:value="0.00001070094" calcext:value-type="float">
            <text:p>1.070094E-05</text:p>
          </table:table-cell>
          <table:table-cell/>
          <table:table-cell table:formula="of:=[.B156]-[.$C$1]" office:value-type="float" office:value="0.0000000117267346938776" calcext:value-type="float">
            <text:p>1.17267346938776E-08</text:p>
          </table:table-cell>
        </table:table-row>
        <table:table-row table:style-name="ro1">
          <table:table-cell office:value-type="float" office:value="1.069801" calcext:value-type="float">
            <text:p>1.069801</text:p>
          </table:table-cell>
          <table:table-cell table:formula="of:=[.A157]/100000" office:value-type="float" office:value="0.00001069801" calcext:value-type="float">
            <text:p>1.069801E-05</text:p>
          </table:table-cell>
          <table:table-cell/>
          <table:table-cell table:formula="of:=[.B157]-[.$C$1]" office:value-type="float" office:value="0.00000000879673469387757" calcext:value-type="float">
            <text:p>8.79673469387757E-09</text:p>
          </table:table-cell>
        </table:table-row>
        <table:table-row table:style-name="ro1">
          <table:table-cell office:value-type="float" office:value="1.069882" calcext:value-type="float">
            <text:p>1.069882</text:p>
          </table:table-cell>
          <table:table-cell table:formula="of:=[.A158]/100000" office:value-type="float" office:value="0.00001069882" calcext:value-type="float">
            <text:p>1.069882E-05</text:p>
          </table:table-cell>
          <table:table-cell/>
          <table:table-cell table:formula="of:=[.B158]-[.$C$1]" office:value-type="float" office:value="0.00000000960673469387663" calcext:value-type="float">
            <text:p>9.60673469387663E-09</text:p>
          </table:table-cell>
        </table:table-row>
        <table:table-row table:style-name="ro1">
          <table:table-cell office:value-type="float" office:value="1.070311" calcext:value-type="float">
            <text:p>1.070311</text:p>
          </table:table-cell>
          <table:table-cell table:formula="of:=[.A159]/100000" office:value-type="float" office:value="0.00001070311" calcext:value-type="float">
            <text:p>1.070311E-05</text:p>
          </table:table-cell>
          <table:table-cell/>
          <table:table-cell table:formula="of:=[.B159]-[.$C$1]" office:value-type="float" office:value="0.0000000138967346938769" calcext:value-type="float">
            <text:p>1.38967346938769E-08</text:p>
          </table:table-cell>
        </table:table-row>
        <table:table-row table:style-name="ro1">
          <table:table-cell office:value-type="float" office:value="1.069433" calcext:value-type="float">
            <text:p>1.069433</text:p>
          </table:table-cell>
          <table:table-cell table:formula="of:=[.A160]/100000" office:value-type="float" office:value="0.00001069433" calcext:value-type="float">
            <text:p>1.069433E-05</text:p>
          </table:table-cell>
          <table:table-cell/>
          <table:table-cell table:formula="of:=[.B160]-[.$C$1]" office:value-type="float" office:value="0.00000000511673469387763" calcext:value-type="float">
            <text:p>5.11673469387763E-09</text:p>
          </table:table-cell>
        </table:table-row>
        <table:table-row table:style-name="ro1">
          <table:table-cell office:value-type="float" office:value="1.069342" calcext:value-type="float">
            <text:p>1.069342</text:p>
          </table:table-cell>
          <table:table-cell table:formula="of:=[.A161]/100000" office:value-type="float" office:value="0.00001069342" calcext:value-type="float">
            <text:p>1.069342E-05</text:p>
          </table:table-cell>
          <table:table-cell/>
          <table:table-cell table:formula="of:=[.B161]-[.$C$1]" office:value-type="float" office:value="0.00000000420673469387665" calcext:value-type="float">
            <text:p>4.20673469387665E-09</text:p>
          </table:table-cell>
        </table:table-row>
        <table:table-row table:style-name="ro1">
          <table:table-cell office:value-type="float" office:value="1.069645" calcext:value-type="float">
            <text:p>1.069645</text:p>
          </table:table-cell>
          <table:table-cell table:formula="of:=[.A162]/100000" office:value-type="float" office:value="0.00001069645" calcext:value-type="float">
            <text:p>1.069645E-05</text:p>
          </table:table-cell>
          <table:table-cell/>
          <table:table-cell table:formula="of:=[.B162]-[.$C$1]" office:value-type="float" office:value="0.00000000723673469387686" calcext:value-type="float">
            <text:p>7.23673469387686E-09</text:p>
          </table:table-cell>
        </table:table-row>
        <table:table-row table:style-name="ro1">
          <table:table-cell office:value-type="float" office:value="1.068994" calcext:value-type="float">
            <text:p>1.068994</text:p>
          </table:table-cell>
          <table:table-cell table:formula="of:=[.A163]/100000" office:value-type="float" office:value="0.00001068994" calcext:value-type="float">
            <text:p>1.068994E-05</text:p>
          </table:table-cell>
          <table:table-cell/>
          <table:table-cell table:formula="of:=[.B163]-[.$C$1]" office:value-type="float" office:value="0.000000000726734693877153" calcext:value-type="float">
            <text:p>7.26734693877153E-10</text:p>
          </table:table-cell>
        </table:table-row>
        <table:table-row table:style-name="ro1">
          <table:table-cell office:value-type="float" office:value="1.069645" calcext:value-type="float">
            <text:p>1.069645</text:p>
          </table:table-cell>
          <table:table-cell table:formula="of:=[.A164]/100000" office:value-type="float" office:value="0.00001069645" calcext:value-type="float">
            <text:p>1.069645E-05</text:p>
          </table:table-cell>
          <table:table-cell/>
          <table:table-cell table:formula="of:=[.B164]-[.$C$1]" office:value-type="float" office:value="0.00000000723673469387686" calcext:value-type="float">
            <text:p>7.23673469387686E-09</text:p>
          </table:table-cell>
        </table:table-row>
        <table:table-row table:style-name="ro1">
          <table:table-cell office:value-type="float" office:value="1.070038" calcext:value-type="float">
            <text:p>1.070038</text:p>
          </table:table-cell>
          <table:table-cell table:formula="of:=[.A165]/100000" office:value-type="float" office:value="0.00001070038" calcext:value-type="float">
            <text:p>1.070038E-05</text:p>
          </table:table-cell>
          <table:table-cell/>
          <table:table-cell table:formula="of:=[.B165]-[.$C$1]" office:value-type="float" office:value="0.0000000111667346938773" calcext:value-type="float">
            <text:p>1.11667346938773E-08</text:p>
          </table:table-cell>
        </table:table-row>
        <table:table-row table:style-name="ro1">
          <table:table-cell office:value-type="float" office:value="1.069277" calcext:value-type="float">
            <text:p>1.069277</text:p>
          </table:table-cell>
          <table:table-cell table:formula="of:=[.A166]/100000" office:value-type="float" office:value="0.00001069277" calcext:value-type="float">
            <text:p>1.069277E-05</text:p>
          </table:table-cell>
          <table:table-cell/>
          <table:table-cell table:formula="of:=[.B166]-[.$C$1]" office:value-type="float" office:value="0.00000000355673469387692" calcext:value-type="float">
            <text:p>3.55673469387692E-09</text:p>
          </table:table-cell>
        </table:table-row>
        <table:table-row table:style-name="ro1">
          <table:table-cell office:value-type="float" office:value="1.069312" calcext:value-type="float">
            <text:p>1.069312</text:p>
          </table:table-cell>
          <table:table-cell table:formula="of:=[.A167]/100000" office:value-type="float" office:value="0.00001069312" calcext:value-type="float">
            <text:p>1.069312E-05</text:p>
          </table:table-cell>
          <table:table-cell/>
          <table:table-cell table:formula="of:=[.B167]-[.$C$1]" office:value-type="float" office:value="0.00000000390673469387769" calcext:value-type="float">
            <text:p>3.90673469387769E-09</text:p>
          </table:table-cell>
        </table:table-row>
        <table:table-row table:style-name="ro1">
          <table:table-cell office:value-type="float" office:value="1.069287" calcext:value-type="float">
            <text:p>1.069287</text:p>
          </table:table-cell>
          <table:table-cell table:formula="of:=[.A168]/100000" office:value-type="float" office:value="0.00001069287" calcext:value-type="float">
            <text:p>1.069287E-05</text:p>
          </table:table-cell>
          <table:table-cell/>
          <table:table-cell table:formula="of:=[.B168]-[.$C$1]" office:value-type="float" office:value="0.00000000365673469387714" calcext:value-type="float">
            <text:p>3.65673469387714E-09</text:p>
          </table:table-cell>
        </table:table-row>
        <table:table-row table:style-name="ro1">
          <table:table-cell office:value-type="float" office:value="1.069095" calcext:value-type="float">
            <text:p>1.069095</text:p>
          </table:table-cell>
          <table:table-cell table:formula="of:=[.A169]/100000" office:value-type="float" office:value="0.00001069095" calcext:value-type="float">
            <text:p>1.069095E-05</text:p>
          </table:table-cell>
          <table:table-cell/>
          <table:table-cell table:formula="of:=[.B169]-[.$C$1]" office:value-type="float" office:value="0.00000000173673469387666" calcext:value-type="float">
            <text:p>1.73673469387666E-09</text:p>
          </table:table-cell>
        </table:table-row>
        <table:table-row table:style-name="ro1">
          <table:table-cell office:value-type="float" office:value="1.068888" calcext:value-type="float">
            <text:p>1.068888</text:p>
          </table:table-cell>
          <table:table-cell table:formula="of:=[.A170]/100000" office:value-type="float" office:value="0.00001068888" calcext:value-type="float">
            <text:p>1.068888E-05</text:p>
          </table:table-cell>
          <table:table-cell/>
          <table:table-cell table:formula="of:=[.B170]-[.$C$1]" office:value-type="float" office:value="-0.000000000333265306122461" calcext:value-type="float">
            <text:p>-3.33265306122461E-10</text:p>
          </table:table-cell>
        </table:table-row>
        <table:table-row table:style-name="ro1">
          <table:table-cell office:value-type="float" office:value="1.069004" calcext:value-type="float">
            <text:p>1.069004</text:p>
          </table:table-cell>
          <table:table-cell table:formula="of:=[.A171]/100000" office:value-type="float" office:value="0.00001069004" calcext:value-type="float">
            <text:p>1.069004E-05</text:p>
          </table:table-cell>
          <table:table-cell/>
          <table:table-cell table:formula="of:=[.B171]-[.$C$1]" office:value-type="float" office:value="0.000000000826734693877372" calcext:value-type="float">
            <text:p>8.26734693877372E-10</text:p>
          </table:table-cell>
        </table:table-row>
        <table:table-row table:style-name="ro1">
          <table:table-cell office:value-type="float" office:value="1.06913" calcext:value-type="float">
            <text:p>1.06913</text:p>
          </table:table-cell>
          <table:table-cell table:formula="of:=[.A172]/100000" office:value-type="float" office:value="0.0000106913" calcext:value-type="float">
            <text:p>1.06913E-05</text:p>
          </table:table-cell>
          <table:table-cell/>
          <table:table-cell table:formula="of:=[.B172]-[.$C$1]" office:value-type="float" office:value="0.00000000208673469387573" calcext:value-type="float">
            <text:p>2.08673469387573E-09</text:p>
          </table:table-cell>
        </table:table-row>
        <table:table-row table:style-name="ro1">
          <table:table-cell office:value-type="float" office:value="1.068933" calcext:value-type="float">
            <text:p>1.068933</text:p>
          </table:table-cell>
          <table:table-cell table:formula="of:=[.A173]/100000" office:value-type="float" office:value="0.00001068933" calcext:value-type="float">
            <text:p>1.068933E-05</text:p>
          </table:table-cell>
          <table:table-cell/>
          <table:table-cell table:formula="of:=[.B173]-[.$C$1]" office:value-type="float" office:value="0.000000000116734693876832" calcext:value-type="float">
            <text:p>1.16734693876832E-10</text:p>
          </table:table-cell>
        </table:table-row>
        <table:table-row table:style-name="ro1">
          <table:table-cell office:value-type="float" office:value="1.068888" calcext:value-type="float">
            <text:p>1.068888</text:p>
          </table:table-cell>
          <table:table-cell table:formula="of:=[.A174]/100000" office:value-type="float" office:value="0.00001068888" calcext:value-type="float">
            <text:p>1.068888E-05</text:p>
          </table:table-cell>
          <table:table-cell/>
          <table:table-cell table:formula="of:=[.B174]-[.$C$1]" office:value-type="float" office:value="-0.000000000333265306122461" calcext:value-type="float">
            <text:p>-3.33265306122461E-10</text:p>
          </table:table-cell>
        </table:table-row>
        <table:table-row table:style-name="ro1">
          <table:table-cell office:value-type="float" office:value="1.06909" calcext:value-type="float">
            <text:p>1.06909</text:p>
          </table:table-cell>
          <table:table-cell table:formula="of:=[.A175]/100000" office:value-type="float" office:value="0.0000106909" calcext:value-type="float">
            <text:p>1.06909E-05</text:p>
          </table:table-cell>
          <table:table-cell/>
          <table:table-cell table:formula="of:=[.B175]-[.$C$1]" office:value-type="float" office:value="0.00000000168673469387824" calcext:value-type="float">
            <text:p>1.68673469387824E-09</text:p>
          </table:table-cell>
        </table:table-row>
        <table:table-row table:style-name="ro1">
          <table:table-cell office:value-type="float" office:value="1.06912" calcext:value-type="float">
            <text:p>1.06912</text:p>
          </table:table-cell>
          <table:table-cell table:formula="of:=[.A176]/100000" office:value-type="float" office:value="0.0000106912" calcext:value-type="float">
            <text:p>1.06912E-05</text:p>
          </table:table-cell>
          <table:table-cell/>
          <table:table-cell table:formula="of:=[.B176]-[.$C$1]" office:value-type="float" office:value="0.00000000198673469387721" calcext:value-type="float">
            <text:p>1.98673469387721E-09</text:p>
          </table:table-cell>
        </table:table-row>
        <table:table-row table:style-name="ro1">
          <table:table-cell office:value-type="float" office:value="1.069372" calcext:value-type="float">
            <text:p>1.069372</text:p>
          </table:table-cell>
          <table:table-cell table:formula="of:=[.A177]/100000" office:value-type="float" office:value="0.00001069372" calcext:value-type="float">
            <text:p>1.069372E-05</text:p>
          </table:table-cell>
          <table:table-cell/>
          <table:table-cell table:formula="of:=[.B177]-[.$C$1]" office:value-type="float" office:value="0.00000000450673469387731" calcext:value-type="float">
            <text:p>4.50673469387731E-09</text:p>
          </table:table-cell>
        </table:table-row>
        <table:table-row table:style-name="ro1">
          <table:table-cell office:value-type="float" office:value="1.069504" calcext:value-type="float">
            <text:p>1.069504</text:p>
          </table:table-cell>
          <table:table-cell table:formula="of:=[.A178]/100000" office:value-type="float" office:value="0.00001069504" calcext:value-type="float">
            <text:p>1.069504E-05</text:p>
          </table:table-cell>
          <table:table-cell/>
          <table:table-cell table:formula="of:=[.B178]-[.$C$1]" office:value-type="float" office:value="0.00000000582673469387648" calcext:value-type="float">
            <text:p>5.82673469387648E-09</text:p>
          </table:table-cell>
        </table:table-row>
        <table:table-row table:style-name="ro1">
          <table:table-cell office:value-type="float" office:value="1.069458" calcext:value-type="float">
            <text:p>1.069458</text:p>
          </table:table-cell>
          <table:table-cell table:formula="of:=[.A179]/100000" office:value-type="float" office:value="0.00001069458" calcext:value-type="float">
            <text:p>1.069458E-05</text:p>
          </table:table-cell>
          <table:table-cell/>
          <table:table-cell table:formula="of:=[.B179]-[.$C$1]" office:value-type="float" office:value="0.00000000536673469387649" calcext:value-type="float">
            <text:p>5.36673469387649E-09</text:p>
          </table:table-cell>
        </table:table-row>
        <table:table-row table:style-name="ro1">
          <table:table-cell office:value-type="float" office:value="1.068802" calcext:value-type="float">
            <text:p>1.068802</text:p>
          </table:table-cell>
          <table:table-cell table:formula="of:=[.A180]/100000" office:value-type="float" office:value="0.00001068802" calcext:value-type="float">
            <text:p>1.068802E-05</text:p>
          </table:table-cell>
          <table:table-cell/>
          <table:table-cell table:formula="of:=[.B180]-[.$C$1]" office:value-type="float" office:value="-0.00000000119326530612333" calcext:value-type="float">
            <text:p>-1.19326530612333E-09</text:p>
          </table:table-cell>
        </table:table-row>
        <table:table-row table:style-name="ro1">
          <table:table-cell office:value-type="float" office:value="1.068474" calcext:value-type="float">
            <text:p>1.068474</text:p>
          </table:table-cell>
          <table:table-cell table:formula="of:=[.A181]/100000" office:value-type="float" office:value="0.00001068474" calcext:value-type="float">
            <text:p>1.068474E-05</text:p>
          </table:table-cell>
          <table:table-cell/>
          <table:table-cell table:formula="of:=[.B181]-[.$C$1]" office:value-type="float" office:value="-0.00000000447326530612408" calcext:value-type="float">
            <text:p>-4.47326530612408E-09</text:p>
          </table:table-cell>
        </table:table-row>
        <table:table-row table:style-name="ro1">
          <table:table-cell office:value-type="float" office:value="1.068086" calcext:value-type="float">
            <text:p>1.068086</text:p>
          </table:table-cell>
          <table:table-cell table:formula="of:=[.A182]/100000" office:value-type="float" office:value="0.00001068086" calcext:value-type="float">
            <text:p>1.068086E-05</text:p>
          </table:table-cell>
          <table:table-cell/>
          <table:table-cell table:formula="of:=[.B182]-[.$C$1]" office:value-type="float" office:value="-0.00000000835326530612277" calcext:value-type="float">
            <text:p>-8.35326530612277E-09</text:p>
          </table:table-cell>
        </table:table-row>
        <table:table-row table:style-name="ro1">
          <table:table-cell office:value-type="float" office:value="1.068817" calcext:value-type="float">
            <text:p>1.068817</text:p>
          </table:table-cell>
          <table:table-cell table:formula="of:=[.A183]/100000" office:value-type="float" office:value="0.00001068817" calcext:value-type="float">
            <text:p>1.068817E-05</text:p>
          </table:table-cell>
          <table:table-cell/>
          <table:table-cell table:formula="of:=[.B183]-[.$C$1]" office:value-type="float" office:value="-0.0000000010432653061247" calcext:value-type="float">
            <text:p>-1.0432653061247E-09</text:p>
          </table:table-cell>
        </table:table-row>
        <table:table-row table:style-name="ro1">
          <table:table-cell office:value-type="float" office:value="1.068933" calcext:value-type="float">
            <text:p>1.068933</text:p>
          </table:table-cell>
          <table:table-cell table:formula="of:=[.A184]/100000" office:value-type="float" office:value="0.00001068933" calcext:value-type="float">
            <text:p>1.068933E-05</text:p>
          </table:table-cell>
          <table:table-cell/>
          <table:table-cell table:formula="of:=[.B184]-[.$C$1]" office:value-type="float" office:value="0.000000000116734693876832" calcext:value-type="float">
            <text:p>1.16734693876832E-10</text:p>
          </table:table-cell>
        </table:table-row>
        <table:table-row table:style-name="ro1">
          <table:table-cell office:value-type="float" office:value="1.068868" calcext:value-type="float">
            <text:p>1.068868</text:p>
          </table:table-cell>
          <table:table-cell table:formula="of:=[.A185]/100000" office:value-type="float" office:value="0.00001068868" calcext:value-type="float">
            <text:p>1.068868E-05</text:p>
          </table:table-cell>
          <table:table-cell/>
          <table:table-cell table:formula="of:=[.B185]-[.$C$1]" office:value-type="float" office:value="-0.000000000533265306122899" calcext:value-type="float">
            <text:p>-5.33265306122899E-10</text:p>
          </table:table-cell>
        </table:table-row>
        <table:table-row table:style-name="ro1">
          <table:table-cell office:value-type="float" office:value="1.068883" calcext:value-type="float">
            <text:p>1.068883</text:p>
          </table:table-cell>
          <table:table-cell table:formula="of:=[.A186]/100000" office:value-type="float" office:value="0.00001068883" calcext:value-type="float">
            <text:p>1.068883E-05</text:p>
          </table:table-cell>
          <table:table-cell/>
          <table:table-cell table:formula="of:=[.B186]-[.$C$1]" office:value-type="float" office:value="-0.00000000038326530612257" calcext:value-type="float">
            <text:p>-3.8326530612257E-10</text:p>
          </table:table-cell>
        </table:table-row>
        <table:table-row table:style-name="ro1">
          <table:table-cell office:value-type="float" office:value="1.068792" calcext:value-type="float">
            <text:p>1.068792</text:p>
          </table:table-cell>
          <table:table-cell table:formula="of:=[.A187]/100000" office:value-type="float" office:value="0.00001068792" calcext:value-type="float">
            <text:p>1.068792E-05</text:p>
          </table:table-cell>
          <table:table-cell/>
          <table:table-cell table:formula="of:=[.B187]-[.$C$1]" office:value-type="float" office:value="-0.00000000129326530612355" calcext:value-type="float">
            <text:p>-1.29326530612355E-09</text:p>
          </table:table-cell>
        </table:table-row>
        <table:table-row table:style-name="ro1">
          <table:table-cell office:value-type="float" office:value="1.069196" calcext:value-type="float">
            <text:p>1.069196</text:p>
          </table:table-cell>
          <table:table-cell table:formula="of:=[.A188]/100000" office:value-type="float" office:value="0.00001069196" calcext:value-type="float">
            <text:p>1.069196E-05</text:p>
          </table:table-cell>
          <table:table-cell/>
          <table:table-cell table:formula="of:=[.B188]-[.$C$1]" office:value-type="float" office:value="0.00000000274673469387786" calcext:value-type="float">
            <text:p>2.74673469387786E-09</text:p>
          </table:table-cell>
        </table:table-row>
        <table:table-row table:style-name="ro1">
          <table:table-cell office:value-type="float" office:value="1.06909" calcext:value-type="float">
            <text:p>1.06909</text:p>
          </table:table-cell>
          <table:table-cell table:formula="of:=[.A189]/100000" office:value-type="float" office:value="0.0000106909" calcext:value-type="float">
            <text:p>1.06909E-05</text:p>
          </table:table-cell>
          <table:table-cell/>
          <table:table-cell table:formula="of:=[.B189]-[.$C$1]" office:value-type="float" office:value="0.00000000168673469387824" calcext:value-type="float">
            <text:p>1.68673469387824E-09</text:p>
          </table:table-cell>
        </table:table-row>
        <table:table-row table:style-name="ro1">
          <table:table-cell office:value-type="float" office:value="1.069352" calcext:value-type="float">
            <text:p>1.069352</text:p>
          </table:table-cell>
          <table:table-cell table:formula="of:=[.A190]/100000" office:value-type="float" office:value="0.00001069352" calcext:value-type="float">
            <text:p>1.069352E-05</text:p>
          </table:table-cell>
          <table:table-cell/>
          <table:table-cell table:formula="of:=[.B190]-[.$C$1]" office:value-type="float" office:value="0.00000000430673469387857" calcext:value-type="float">
            <text:p>4.30673469387857E-09</text:p>
          </table:table-cell>
        </table:table-row>
        <table:table-row table:style-name="ro1">
          <table:table-cell office:value-type="float" office:value="1.069877" calcext:value-type="float">
            <text:p>1.069877</text:p>
          </table:table-cell>
          <table:table-cell table:formula="of:=[.A191]/100000" office:value-type="float" office:value="0.00001069877" calcext:value-type="float">
            <text:p>1.069877E-05</text:p>
          </table:table-cell>
          <table:table-cell/>
          <table:table-cell table:formula="of:=[.B191]-[.$C$1]" office:value-type="float" office:value="0.00000000955673469387653" calcext:value-type="float">
            <text:p>9.55673469387653E-09</text:p>
          </table:table-cell>
        </table:table-row>
        <table:table-row table:style-name="ro1">
          <table:table-cell office:value-type="float" office:value="1.068969" calcext:value-type="float">
            <text:p>1.068969</text:p>
          </table:table-cell>
          <table:table-cell table:formula="of:=[.A192]/100000" office:value-type="float" office:value="0.00001068969" calcext:value-type="float">
            <text:p>1.068969E-05</text:p>
          </table:table-cell>
          <table:table-cell/>
          <table:table-cell table:formula="of:=[.B192]-[.$C$1]" office:value-type="float" office:value="0.000000000476734693878299" calcext:value-type="float">
            <text:p>4.76734693878299E-10</text:p>
          </table:table-cell>
        </table:table-row>
        <table:table-row table:style-name="ro1">
          <table:table-cell office:value-type="float" office:value="1.06914" calcext:value-type="float">
            <text:p>1.06914</text:p>
          </table:table-cell>
          <table:table-cell table:formula="of:=[.A193]/100000" office:value-type="float" office:value="0.0000106914" calcext:value-type="float">
            <text:p>1.06914E-05</text:p>
          </table:table-cell>
          <table:table-cell/>
          <table:table-cell table:formula="of:=[.B193]-[.$C$1]" office:value-type="float" office:value="0.00000000218673469387595" calcext:value-type="float">
            <text:p>2.18673469387595E-09</text:p>
          </table:table-cell>
        </table:table-row>
        <table:table-row table:style-name="ro1">
          <table:table-cell office:value-type="float" office:value="1.069236" calcext:value-type="float">
            <text:p>1.069236</text:p>
          </table:table-cell>
          <table:table-cell table:formula="of:=[.A194]/100000" office:value-type="float" office:value="0.00001069236" calcext:value-type="float">
            <text:p>1.069236E-05</text:p>
          </table:table-cell>
          <table:table-cell/>
          <table:table-cell table:formula="of:=[.B194]-[.$C$1]" office:value-type="float" office:value="0.00000000314673469387704" calcext:value-type="float">
            <text:p>3.14673469387704E-09</text:p>
          </table:table-cell>
        </table:table-row>
        <table:table-row table:style-name="ro1">
          <table:table-cell office:value-type="float" office:value="1.06912" calcext:value-type="float">
            <text:p>1.06912</text:p>
          </table:table-cell>
          <table:table-cell table:formula="of:=[.A195]/100000" office:value-type="float" office:value="0.0000106912" calcext:value-type="float">
            <text:p>1.06912E-05</text:p>
          </table:table-cell>
          <table:table-cell/>
          <table:table-cell table:formula="of:=[.B195]-[.$C$1]" office:value-type="float" office:value="0.00000000198673469387721" calcext:value-type="float">
            <text:p>1.98673469387721E-09</text:p>
          </table:table-cell>
        </table:table-row>
        <table:table-row table:style-name="ro1">
          <table:table-cell office:value-type="float" office:value="1.0691" calcext:value-type="float">
            <text:p>1.0691</text:p>
          </table:table-cell>
          <table:table-cell table:formula="of:=[.A196]/100000" office:value-type="float" office:value="0.000010691" calcext:value-type="float">
            <text:p>1.0691E-05</text:p>
          </table:table-cell>
          <table:table-cell/>
          <table:table-cell table:formula="of:=[.B196]-[.$C$1]" office:value-type="float" office:value="0.00000000178673469387677" calcext:value-type="float">
            <text:p>1.78673469387677E-09</text:p>
          </table:table-cell>
        </table:table-row>
        <table:table-row table:style-name="ro1">
          <table:table-cell office:value-type="float" office:value="1.069655" calcext:value-type="float">
            <text:p>1.069655</text:p>
          </table:table-cell>
          <table:table-cell table:formula="of:=[.A197]/100000" office:value-type="float" office:value="0.00001069655" calcext:value-type="float">
            <text:p>1.069655E-05</text:p>
          </table:table-cell>
          <table:table-cell/>
          <table:table-cell table:formula="of:=[.B197]-[.$C$1]" office:value-type="float" office:value="0.00000000733673469387708" calcext:value-type="float">
            <text:p>7.33673469387708E-09</text:p>
          </table:table-cell>
        </table:table-row>
      </table:table>
      <table:table table:name="Sheet4" table:style-name="ta1"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table:number-columns-repeated="2"/>
          <table:table-cell table:formula="of:=AVERAGE([.B2:.B288])" office:value-type="float" office:value="0.0000106819892334495" calcext:value-type="float">
            <text:p>1.06819892334495E-05</text:p>
          </table:table-cell>
          <table:table-cell/>
          <table:table-cell table:style-name="Default"/>
        </table:table-row>
        <table:table-row table:style-name="ro1">
          <table:table-cell office:value-type="float" office:value="1.068126" calcext:value-type="float">
            <text:p>1.068126</text:p>
          </table:table-cell>
          <table:table-cell table:formula="of:=[.A2]/100000" office:value-type="float" office:value="0.00001068126" calcext:value-type="float">
            <text:p>1.068126E-05</text:p>
          </table:table-cell>
          <table:table-cell/>
          <table:table-cell table:formula="of:=[.B2]-[.$C$1]" office:value-type="float" office:value="-0.000000000729233449470732" calcext:value-type="float">
            <text:p>-7.29233449470732E-10</text:p>
          </table:table-cell>
          <table:table-cell table:formula="of:=[.B2]*1000000" office:value-type="float" office:value="10.68126" calcext:value-type="float">
            <text:p>10.681</text:p>
          </table:table-cell>
        </table:table-row>
        <table:table-row table:style-name="ro1">
          <table:table-cell office:value-type="float" office:value="1.068126" calcext:value-type="float">
            <text:p>1.068126</text:p>
          </table:table-cell>
          <table:table-cell table:formula="of:=[.A3]/100000" office:value-type="float" office:value="0.00001068126" calcext:value-type="float">
            <text:p>1.068126E-05</text:p>
          </table:table-cell>
          <table:table-cell/>
          <table:table-cell table:formula="of:=[.B3]-[.$C$1]" office:value-type="float" office:value="-0.000000000729233449470732" calcext:value-type="float">
            <text:p>-7.29233449470732E-10</text:p>
          </table:table-cell>
          <table:table-cell table:formula="of:=[.B3]*1000000" office:value-type="float" office:value="10.68126" calcext:value-type="float">
            <text:p>10.681</text:p>
          </table:table-cell>
        </table:table-row>
        <table:table-row table:style-name="ro1">
          <table:table-cell office:value-type="float" office:value="1.068121" calcext:value-type="float">
            <text:p>1.068121</text:p>
          </table:table-cell>
          <table:table-cell table:formula="of:=[.A4]/100000" office:value-type="float" office:value="0.00001068121" calcext:value-type="float">
            <text:p>1.068121E-05</text:p>
          </table:table-cell>
          <table:table-cell/>
          <table:table-cell table:formula="of:=[.B4]-[.$C$1]" office:value-type="float" office:value="-0.000000000779233449469148" calcext:value-type="float">
            <text:p>-7.79233449469148E-10</text:p>
          </table:table-cell>
          <table:table-cell table:formula="of:=[.B4]*1000000" office:value-type="float" office:value="10.68121" calcext:value-type="float">
            <text:p>10.681</text:p>
          </table:table-cell>
        </table:table-row>
        <table:table-row table:style-name="ro1">
          <table:table-cell office:value-type="float" office:value="1.068277" calcext:value-type="float">
            <text:p>1.068277</text:p>
          </table:table-cell>
          <table:table-cell table:formula="of:=[.A5]/100000" office:value-type="float" office:value="0.00001068277" calcext:value-type="float">
            <text:p>1.068277E-05</text:p>
          </table:table-cell>
          <table:table-cell/>
          <table:table-cell table:formula="of:=[.B5]-[.$C$1]" office:value-type="float" office:value="0.000000000780766550529868" calcext:value-type="float">
            <text:p>7.80766550529868E-10</text:p>
          </table:table-cell>
          <table:table-cell table:formula="of:=[.B5]*1000000" office:value-type="float" office:value="10.68277" calcext:value-type="float">
            <text:p>10.683</text:p>
          </table:table-cell>
        </table:table-row>
        <table:table-row table:style-name="ro1">
          <table:table-cell office:value-type="float" office:value="1.068182" calcext:value-type="float">
            <text:p>1.068182</text:p>
          </table:table-cell>
          <table:table-cell table:formula="of:=[.A6]/100000" office:value-type="float" office:value="0.00001068182" calcext:value-type="float">
            <text:p>1.068182E-05</text:p>
          </table:table-cell>
          <table:table-cell/>
          <table:table-cell table:formula="of:=[.B6]-[.$C$1]" office:value-type="float" office:value="-0.000000000169233449470521" calcext:value-type="float">
            <text:p>-1.69233449470521E-10</text:p>
          </table:table-cell>
          <table:table-cell table:formula="of:=[.B6]*1000000" office:value-type="float" office:value="10.68182" calcext:value-type="float">
            <text:p>10.682</text:p>
          </table:table-cell>
        </table:table-row>
        <table:table-row table:style-name="ro1">
          <table:table-cell office:value-type="float" office:value="1.067284" calcext:value-type="float">
            <text:p>1.067284</text:p>
          </table:table-cell>
          <table:table-cell table:formula="of:=[.A7]/100000" office:value-type="float" office:value="0.00001067284" calcext:value-type="float">
            <text:p>1.067284E-05</text:p>
          </table:table-cell>
          <table:table-cell/>
          <table:table-cell table:formula="of:=[.B7]-[.$C$1]" office:value-type="float" office:value="-0.00000000914923344947191" calcext:value-type="float">
            <text:p>-9.14923344947191E-09</text:p>
          </table:table-cell>
          <table:table-cell table:formula="of:=[.B7]*1000000" office:value-type="float" office:value="10.67284" calcext:value-type="float">
            <text:p>10.673</text:p>
          </table:table-cell>
        </table:table-row>
        <table:table-row table:style-name="ro1">
          <table:table-cell office:value-type="float" office:value="1.067637" calcext:value-type="float">
            <text:p>1.067637</text:p>
          </table:table-cell>
          <table:table-cell table:formula="of:=[.A8]/100000" office:value-type="float" office:value="0.00001067637" calcext:value-type="float">
            <text:p>1.067637E-05</text:p>
          </table:table-cell>
          <table:table-cell/>
          <table:table-cell table:formula="of:=[.B8]-[.$C$1]" office:value-type="float" office:value="-0.00000000561923344947061" calcext:value-type="float">
            <text:p>-5.61923344947061E-09</text:p>
          </table:table-cell>
          <table:table-cell table:formula="of:=[.B8]*1000000" office:value-type="float" office:value="10.67637" calcext:value-type="float">
            <text:p>10.676</text:p>
          </table:table-cell>
        </table:table-row>
        <table:table-row table:style-name="ro1">
          <table:table-cell office:value-type="float" office:value="1.068283" calcext:value-type="float">
            <text:p>1.068283</text:p>
          </table:table-cell>
          <table:table-cell table:formula="of:=[.A9]/100000" office:value-type="float" office:value="0.00001068283" calcext:value-type="float">
            <text:p>1.068283E-05</text:p>
          </table:table-cell>
          <table:table-cell/>
          <table:table-cell table:formula="of:=[.B9]-[.$C$1]" office:value-type="float" office:value="0.000000000840766550530678" calcext:value-type="float">
            <text:p>8.40766550530678E-10</text:p>
          </table:table-cell>
          <table:table-cell table:formula="of:=[.B9]*1000000" office:value-type="float" office:value="10.68283" calcext:value-type="float">
            <text:p>10.683</text:p>
          </table:table-cell>
        </table:table-row>
        <table:table-row table:style-name="ro1">
          <table:table-cell office:value-type="float" office:value="1.067758" calcext:value-type="float">
            <text:p>1.067758</text:p>
          </table:table-cell>
          <table:table-cell table:formula="of:=[.A10]/100000" office:value-type="float" office:value="0.00001067758" calcext:value-type="float">
            <text:p>1.067758E-05</text:p>
          </table:table-cell>
          <table:table-cell/>
          <table:table-cell table:formula="of:=[.B10]-[.$C$1]" office:value-type="float" office:value="-0.00000000440923344947067" calcext:value-type="float">
            <text:p>-4.40923344947067E-09</text:p>
          </table:table-cell>
          <table:table-cell table:formula="of:=[.B10]*1000000" office:value-type="float" office:value="10.67758" calcext:value-type="float">
            <text:p>10.678</text:p>
          </table:table-cell>
        </table:table-row>
        <table:table-row table:style-name="ro1">
          <table:table-cell office:value-type="float" office:value="1.068722" calcext:value-type="float">
            <text:p>1.068722</text:p>
          </table:table-cell>
          <table:table-cell table:formula="of:=[.A11]/100000" office:value-type="float" office:value="0.00001068722" calcext:value-type="float">
            <text:p>1.068722E-05</text:p>
          </table:table-cell>
          <table:table-cell/>
          <table:table-cell table:formula="of:=[.B11]-[.$C$1]" office:value-type="float" office:value="0.00000000523076655052946" calcext:value-type="float">
            <text:p>5.23076655052946E-09</text:p>
          </table:table-cell>
          <table:table-cell table:formula="of:=[.B11]*1000000" office:value-type="float" office:value="10.68722" calcext:value-type="float">
            <text:p>10.687</text:p>
          </table:table-cell>
        </table:table-row>
        <table:table-row table:style-name="ro1">
          <table:table-cell office:value-type="float" office:value="1.068368" calcext:value-type="float">
            <text:p>1.068368</text:p>
          </table:table-cell>
          <table:table-cell table:formula="of:=[.A12]/100000" office:value-type="float" office:value="0.00001068368" calcext:value-type="float">
            <text:p>1.068368E-05</text:p>
          </table:table-cell>
          <table:table-cell/>
          <table:table-cell table:formula="of:=[.B12]-[.$C$1]" office:value-type="float" office:value="0.00000000169076655052915" calcext:value-type="float">
            <text:p>1.69076655052915E-09</text:p>
          </table:table-cell>
          <table:table-cell table:formula="of:=[.B12]*1000000" office:value-type="float" office:value="10.68368" calcext:value-type="float">
            <text:p>10.684</text:p>
          </table:table-cell>
        </table:table-row>
        <table:table-row table:style-name="ro1">
          <table:table-cell office:value-type="float" office:value="1.068262" calcext:value-type="float">
            <text:p>1.068262</text:p>
          </table:table-cell>
          <table:table-cell table:formula="of:=[.A13]/100000" office:value-type="float" office:value="0.00001068262" calcext:value-type="float">
            <text:p>1.068262E-05</text:p>
          </table:table-cell>
          <table:table-cell/>
          <table:table-cell table:formula="of:=[.B13]-[.$C$1]" office:value-type="float" office:value="0.00000000063076655052954" calcext:value-type="float">
            <text:p>6.3076655052954E-10</text:p>
          </table:table-cell>
          <table:table-cell table:formula="of:=[.B13]*1000000" office:value-type="float" office:value="10.68262" calcext:value-type="float">
            <text:p>10.683</text:p>
          </table:table-cell>
        </table:table-row>
        <table:table-row table:style-name="ro1">
          <table:table-cell office:value-type="float" office:value="1.068701" calcext:value-type="float">
            <text:p>1.068701</text:p>
          </table:table-cell>
          <table:table-cell table:formula="of:=[.A14]/100000" office:value-type="float" office:value="0.00001068701" calcext:value-type="float">
            <text:p>1.068701E-05</text:p>
          </table:table-cell>
          <table:table-cell/>
          <table:table-cell table:formula="of:=[.B14]-[.$C$1]" office:value-type="float" office:value="0.00000000502076655052832" calcext:value-type="float">
            <text:p>5.02076655052832E-09</text:p>
          </table:table-cell>
          <table:table-cell table:formula="of:=[.B14]*1000000" office:value-type="float" office:value="10.68701" calcext:value-type="float">
            <text:p>10.687</text:p>
          </table:table-cell>
        </table:table-row>
        <table:table-row table:style-name="ro1">
          <table:table-cell office:value-type="float" office:value="1.068681" calcext:value-type="float">
            <text:p>1.068681</text:p>
          </table:table-cell>
          <table:table-cell table:formula="of:=[.A15]/100000" office:value-type="float" office:value="0.00001068681" calcext:value-type="float">
            <text:p>1.068681E-05</text:p>
          </table:table-cell>
          <table:table-cell/>
          <table:table-cell table:formula="of:=[.B15]-[.$C$1]" office:value-type="float" office:value="0.00000000482076655052958" calcext:value-type="float">
            <text:p>4.82076655052958E-09</text:p>
          </table:table-cell>
          <table:table-cell table:formula="of:=[.B15]*1000000" office:value-type="float" office:value="10.68681" calcext:value-type="float">
            <text:p>10.687</text:p>
          </table:table-cell>
        </table:table-row>
        <table:table-row table:style-name="ro1">
          <table:table-cell office:value-type="float" office:value="1.068212" calcext:value-type="float">
            <text:p>1.068212</text:p>
          </table:table-cell>
          <table:table-cell table:formula="of:=[.A16]/100000" office:value-type="float" office:value="0.00001068212" calcext:value-type="float">
            <text:p>1.068212E-05</text:p>
          </table:table-cell>
          <table:table-cell/>
          <table:table-cell table:formula="of:=[.B16]-[.$C$1]" office:value-type="float" office:value="0.000000000130766550528443" calcext:value-type="float">
            <text:p>1.30766550528443E-10</text:p>
          </table:table-cell>
          <table:table-cell table:formula="of:=[.B16]*1000000" office:value-type="float" office:value="10.68212" calcext:value-type="float">
            <text:p>10.682</text:p>
          </table:table-cell>
        </table:table-row>
        <table:table-row table:style-name="ro1">
          <table:table-cell office:value-type="float" office:value="1.068409" calcext:value-type="float">
            <text:p>1.068409</text:p>
          </table:table-cell>
          <table:table-cell table:formula="of:=[.A17]/100000" office:value-type="float" office:value="0.00001068409" calcext:value-type="float">
            <text:p>1.068409E-05</text:p>
          </table:table-cell>
          <table:table-cell/>
          <table:table-cell table:formula="of:=[.B17]-[.$C$1]" office:value-type="float" office:value="0.00000000210076655052904" calcext:value-type="float">
            <text:p>2.10076655052904E-09</text:p>
          </table:table-cell>
          <table:table-cell table:formula="of:=[.B17]*1000000" office:value-type="float" office:value="10.68409" calcext:value-type="float">
            <text:p>10.684</text:p>
          </table:table-cell>
        </table:table-row>
        <table:table-row table:style-name="ro1">
          <table:table-cell office:value-type="float" office:value="1.068101" calcext:value-type="float">
            <text:p>1.068101</text:p>
          </table:table-cell>
          <table:table-cell table:formula="of:=[.A18]/100000" office:value-type="float" office:value="0.00001068101" calcext:value-type="float">
            <text:p>1.068101E-05</text:p>
          </table:table-cell>
          <table:table-cell/>
          <table:table-cell table:formula="of:=[.B18]-[.$C$1]" office:value-type="float" office:value="-0.00000000097923344947128" calcext:value-type="float">
            <text:p>-9.7923344947128E-10</text:p>
          </table:table-cell>
          <table:table-cell table:formula="of:=[.B18]*1000000" office:value-type="float" office:value="10.68101" calcext:value-type="float">
            <text:p>10.681</text:p>
          </table:table-cell>
        </table:table-row>
        <table:table-row table:style-name="ro1">
          <table:table-cell office:value-type="float" office:value="1.068424" calcext:value-type="float">
            <text:p>1.068424</text:p>
          </table:table-cell>
          <table:table-cell table:formula="of:=[.A19]/100000" office:value-type="float" office:value="0.00001068424" calcext:value-type="float">
            <text:p>1.068424E-05</text:p>
          </table:table-cell>
          <table:table-cell/>
          <table:table-cell table:formula="of:=[.B19]-[.$C$1]" office:value-type="float" office:value="0.00000000225076655053106" calcext:value-type="float">
            <text:p>2.25076655053106E-09</text:p>
          </table:table-cell>
          <table:table-cell table:formula="of:=[.B19]*1000000" office:value-type="float" office:value="10.68424" calcext:value-type="float">
            <text:p>10.684</text:p>
          </table:table-cell>
        </table:table-row>
        <table:table-row table:style-name="ro1">
          <table:table-cell office:value-type="float" office:value="1.068595" calcext:value-type="float">
            <text:p>1.068595</text:p>
          </table:table-cell>
          <table:table-cell table:formula="of:=[.A20]/100000" office:value-type="float" office:value="0.00001068595" calcext:value-type="float">
            <text:p>1.068595E-05</text:p>
          </table:table-cell>
          <table:table-cell/>
          <table:table-cell table:formula="of:=[.B20]-[.$C$1]" office:value-type="float" office:value="0.00000000396076655052871" calcext:value-type="float">
            <text:p>3.96076655052871E-09</text:p>
          </table:table-cell>
          <table:table-cell table:formula="of:=[.B20]*1000000" office:value-type="float" office:value="10.68595" calcext:value-type="float">
            <text:p>10.686</text:p>
          </table:table-cell>
        </table:table-row>
        <table:table-row table:style-name="ro1">
          <table:table-cell office:value-type="float" office:value="1.068323" calcext:value-type="float">
            <text:p>1.068323</text:p>
          </table:table-cell>
          <table:table-cell table:formula="of:=[.A21]/100000" office:value-type="float" office:value="0.00001068323" calcext:value-type="float">
            <text:p>1.068323E-05</text:p>
          </table:table-cell>
          <table:table-cell/>
          <table:table-cell table:formula="of:=[.B21]-[.$C$1]" office:value-type="float" office:value="0.00000000124076655052817" calcext:value-type="float">
            <text:p>1.24076655052817E-09</text:p>
          </table:table-cell>
          <table:table-cell table:formula="of:=[.B21]*1000000" office:value-type="float" office:value="10.68323" calcext:value-type="float">
            <text:p>10.683</text:p>
          </table:table-cell>
        </table:table-row>
        <table:table-row table:style-name="ro1">
          <table:table-cell office:value-type="float" office:value="1.068323" calcext:value-type="float">
            <text:p>1.068323</text:p>
          </table:table-cell>
          <table:table-cell table:formula="of:=[.A22]/100000" office:value-type="float" office:value="0.00001068323" calcext:value-type="float">
            <text:p>1.068323E-05</text:p>
          </table:table-cell>
          <table:table-cell/>
          <table:table-cell table:formula="of:=[.B22]-[.$C$1]" office:value-type="float" office:value="0.00000000124076655052817" calcext:value-type="float">
            <text:p>1.24076655052817E-09</text:p>
          </table:table-cell>
          <table:table-cell table:formula="of:=[.B22]*1000000" office:value-type="float" office:value="10.68323" calcext:value-type="float">
            <text:p>10.683</text:p>
          </table:table-cell>
        </table:table-row>
        <table:table-row table:style-name="ro1">
          <table:table-cell office:value-type="float" office:value="1.068227" calcext:value-type="float">
            <text:p>1.068227</text:p>
          </table:table-cell>
          <table:table-cell table:formula="of:=[.A23]/100000" office:value-type="float" office:value="0.00001068227" calcext:value-type="float">
            <text:p>1.068227E-05</text:p>
          </table:table-cell>
          <table:table-cell/>
          <table:table-cell table:formula="of:=[.B23]-[.$C$1]" office:value-type="float" office:value="0.000000000280766550530466" calcext:value-type="float">
            <text:p>2.80766550530466E-10</text:p>
          </table:table-cell>
          <table:table-cell table:formula="of:=[.B23]*1000000" office:value-type="float" office:value="10.68227" calcext:value-type="float">
            <text:p>10.682</text:p>
          </table:table-cell>
        </table:table-row>
        <table:table-row table:style-name="ro1">
          <table:table-cell office:value-type="float" office:value="1.067995" calcext:value-type="float">
            <text:p>1.067995</text:p>
          </table:table-cell>
          <table:table-cell table:formula="of:=[.A24]/100000" office:value-type="float" office:value="0.00001067995" calcext:value-type="float">
            <text:p>1.067995E-05</text:p>
          </table:table-cell>
          <table:table-cell/>
          <table:table-cell table:formula="of:=[.B24]-[.$C$1]" office:value-type="float" office:value="-0.0000000020392334494692" calcext:value-type="float">
            <text:p>-2.0392334494692E-09</text:p>
          </table:table-cell>
          <table:table-cell table:formula="of:=[.B24]*1000000" office:value-type="float" office:value="10.67995" calcext:value-type="float">
            <text:p>10.680</text:p>
          </table:table-cell>
        </table:table-row>
        <table:table-row table:style-name="ro1">
          <table:table-cell office:value-type="float" office:value="1.067955" calcext:value-type="float">
            <text:p>1.067955</text:p>
          </table:table-cell>
          <table:table-cell table:formula="of:=[.A25]/100000" office:value-type="float" office:value="0.00001067955" calcext:value-type="float">
            <text:p>1.067955E-05</text:p>
          </table:table-cell>
          <table:table-cell/>
          <table:table-cell table:formula="of:=[.B25]-[.$C$1]" office:value-type="float" office:value="-0.00000000243923344947008" calcext:value-type="float">
            <text:p>-2.43923344947008E-09</text:p>
          </table:table-cell>
          <table:table-cell table:formula="of:=[.B25]*1000000" office:value-type="float" office:value="10.67955" calcext:value-type="float">
            <text:p>10.680</text:p>
          </table:table-cell>
        </table:table-row>
        <table:table-row table:style-name="ro1">
          <table:table-cell office:value-type="float" office:value="1.068035" calcext:value-type="float">
            <text:p>1.068035</text:p>
          </table:table-cell>
          <table:table-cell table:formula="of:=[.A26]/100000" office:value-type="float" office:value="0.00001068035" calcext:value-type="float">
            <text:p>1.068035E-05</text:p>
          </table:table-cell>
          <table:table-cell/>
          <table:table-cell table:formula="of:=[.B26]-[.$C$1]" office:value-type="float" office:value="-0.00000000163923344947002" calcext:value-type="float">
            <text:p>-1.63923344947002E-09</text:p>
          </table:table-cell>
          <table:table-cell table:formula="of:=[.B26]*1000000" office:value-type="float" office:value="10.68035" calcext:value-type="float">
            <text:p>10.680</text:p>
          </table:table-cell>
        </table:table-row>
        <table:table-row table:style-name="ro1">
          <table:table-cell office:value-type="float" office:value="1.067707" calcext:value-type="float">
            <text:p>1.067707</text:p>
          </table:table-cell>
          <table:table-cell table:formula="of:=[.A27]/100000" office:value-type="float" office:value="0.00001067707" calcext:value-type="float">
            <text:p>1.067707E-05</text:p>
          </table:table-cell>
          <table:table-cell/>
          <table:table-cell table:formula="of:=[.B27]-[.$C$1]" office:value-type="float" office:value="-0.00000000491923344947077" calcext:value-type="float">
            <text:p>-4.91923344947077E-09</text:p>
          </table:table-cell>
          <table:table-cell table:formula="of:=[.B27]*1000000" office:value-type="float" office:value="10.67707" calcext:value-type="float">
            <text:p>10.677</text:p>
          </table:table-cell>
        </table:table-row>
        <table:table-row table:style-name="ro1">
          <table:table-cell office:value-type="float" office:value="1.068212" calcext:value-type="float">
            <text:p>1.068212</text:p>
          </table:table-cell>
          <table:table-cell table:formula="of:=[.A28]/100000" office:value-type="float" office:value="0.00001068212" calcext:value-type="float">
            <text:p>1.068212E-05</text:p>
          </table:table-cell>
          <table:table-cell/>
          <table:table-cell table:formula="of:=[.B28]-[.$C$1]" office:value-type="float" office:value="0.000000000130766550528443" calcext:value-type="float">
            <text:p>1.30766550528443E-10</text:p>
          </table:table-cell>
          <table:table-cell table:formula="of:=[.B28]*1000000" office:value-type="float" office:value="10.68212" calcext:value-type="float">
            <text:p>10.682</text:p>
          </table:table-cell>
        </table:table-row>
        <table:table-row table:style-name="ro1">
          <table:table-cell office:value-type="float" office:value="1.067541" calcext:value-type="float">
            <text:p>1.067541</text:p>
          </table:table-cell>
          <table:table-cell table:formula="of:=[.A29]/100000" office:value-type="float" office:value="0.00001067541" calcext:value-type="float">
            <text:p>1.067541E-05</text:p>
          </table:table-cell>
          <table:table-cell/>
          <table:table-cell table:formula="of:=[.B29]-[.$C$1]" office:value-type="float" office:value="-0.00000000657923344947001" calcext:value-type="float">
            <text:p>-6.57923344947001E-09</text:p>
          </table:table-cell>
          <table:table-cell table:formula="of:=[.B29]*1000000" office:value-type="float" office:value="10.67541" calcext:value-type="float">
            <text:p>10.675</text:p>
          </table:table-cell>
        </table:table-row>
        <table:table-row table:style-name="ro1">
          <table:table-cell office:value-type="float" office:value="1.067813" calcext:value-type="float">
            <text:p>1.067813</text:p>
          </table:table-cell>
          <table:table-cell table:formula="of:=[.A30]/100000" office:value-type="float" office:value="0.00001067813" calcext:value-type="float">
            <text:p>1.067813E-05</text:p>
          </table:table-cell>
          <table:table-cell/>
          <table:table-cell table:formula="of:=[.B30]-[.$C$1]" office:value-type="float" office:value="-0.00000000385923344947116" calcext:value-type="float">
            <text:p>-3.85923344947116E-09</text:p>
          </table:table-cell>
          <table:table-cell table:formula="of:=[.B30]*1000000" office:value-type="float" office:value="10.67813" calcext:value-type="float">
            <text:p>10.678</text:p>
          </table:table-cell>
        </table:table-row>
        <table:table-row table:style-name="ro1">
          <table:table-cell office:value-type="float" office:value="1.068353" calcext:value-type="float">
            <text:p>1.068353</text:p>
          </table:table-cell>
          <table:table-cell table:formula="of:=[.A31]/100000" office:value-type="float" office:value="0.00001068353" calcext:value-type="float">
            <text:p>1.068353E-05</text:p>
          </table:table-cell>
          <table:table-cell/>
          <table:table-cell table:formula="of:=[.B31]-[.$C$1]" office:value-type="float" office:value="0.00000000154076655053052" calcext:value-type="float">
            <text:p>1.54076655053052E-09</text:p>
          </table:table-cell>
          <table:table-cell table:formula="of:=[.B31]*1000000" office:value-type="float" office:value="10.68353" calcext:value-type="float">
            <text:p>10.684</text:p>
          </table:table-cell>
        </table:table-row>
        <table:table-row table:style-name="ro1">
          <table:table-cell office:value-type="float" office:value="1.068111" calcext:value-type="float">
            <text:p>1.068111</text:p>
          </table:table-cell>
          <table:table-cell table:formula="of:=[.A32]/100000" office:value-type="float" office:value="0.00001068111" calcext:value-type="float">
            <text:p>1.068111E-05</text:p>
          </table:table-cell>
          <table:table-cell/>
          <table:table-cell table:formula="of:=[.B32]-[.$C$1]" office:value-type="float" office:value="-0.000000000879233449469367" calcext:value-type="float">
            <text:p>-8.79233449469367E-10</text:p>
          </table:table-cell>
          <table:table-cell table:formula="of:=[.B32]*1000000" office:value-type="float" office:value="10.68111" calcext:value-type="float">
            <text:p>10.681</text:p>
          </table:table-cell>
        </table:table-row>
        <table:table-row table:style-name="ro1">
          <table:table-cell office:value-type="float" office:value="1.067657" calcext:value-type="float">
            <text:p>1.067657</text:p>
          </table:table-cell>
          <table:table-cell table:formula="of:=[.A33]/100000" office:value-type="float" office:value="0.00001067657" calcext:value-type="float">
            <text:p>1.067657E-05</text:p>
          </table:table-cell>
          <table:table-cell/>
          <table:table-cell table:formula="of:=[.B33]-[.$C$1]" office:value-type="float" office:value="-0.00000000541923344947017" calcext:value-type="float">
            <text:p>-5.41923344947017E-09</text:p>
          </table:table-cell>
          <table:table-cell table:formula="of:=[.B33]*1000000" office:value-type="float" office:value="10.67657" calcext:value-type="float">
            <text:p>10.677</text:p>
          </table:table-cell>
        </table:table-row>
        <table:table-row table:style-name="ro1">
          <table:table-cell office:value-type="float" office:value="1.068439" calcext:value-type="float">
            <text:p>1.068439</text:p>
          </table:table-cell>
          <table:table-cell table:formula="of:=[.A34]/100000" office:value-type="float" office:value="0.00001068439" calcext:value-type="float">
            <text:p>1.068439E-05</text:p>
          </table:table-cell>
          <table:table-cell/>
          <table:table-cell table:formula="of:=[.B34]-[.$C$1]" office:value-type="float" office:value="0.00000000240076655052969" calcext:value-type="float">
            <text:p>2.40076655052969E-09</text:p>
          </table:table-cell>
          <table:table-cell table:formula="of:=[.B34]*1000000" office:value-type="float" office:value="10.68439" calcext:value-type="float">
            <text:p>10.684</text:p>
          </table:table-cell>
        </table:table-row>
        <table:table-row table:style-name="ro1">
          <table:table-cell office:value-type="float" office:value="1.068121" calcext:value-type="float">
            <text:p>1.068121</text:p>
          </table:table-cell>
          <table:table-cell table:formula="of:=[.A35]/100000" office:value-type="float" office:value="0.00001068121" calcext:value-type="float">
            <text:p>1.068121E-05</text:p>
          </table:table-cell>
          <table:table-cell/>
          <table:table-cell table:formula="of:=[.B35]-[.$C$1]" office:value-type="float" office:value="-0.000000000779233449469148" calcext:value-type="float">
            <text:p>-7.79233449469148E-10</text:p>
          </table:table-cell>
          <table:table-cell table:formula="of:=[.B35]*1000000" office:value-type="float" office:value="10.68121" calcext:value-type="float">
            <text:p>10.681</text:p>
          </table:table-cell>
        </table:table-row>
        <table:table-row table:style-name="ro1">
          <table:table-cell office:value-type="float" office:value="1.067728" calcext:value-type="float">
            <text:p>1.067728</text:p>
          </table:table-cell>
          <table:table-cell table:formula="of:=[.A36]/100000" office:value-type="float" office:value="0.00001067728" calcext:value-type="float">
            <text:p>1.067728E-05</text:p>
          </table:table-cell>
          <table:table-cell/>
          <table:table-cell table:formula="of:=[.B36]-[.$C$1]" office:value-type="float" office:value="-0.00000000470923344946963" calcext:value-type="float">
            <text:p>-4.70923344946963E-09</text:p>
          </table:table-cell>
          <table:table-cell table:formula="of:=[.B36]*1000000" office:value-type="float" office:value="10.67728" calcext:value-type="float">
            <text:p>10.677</text:p>
          </table:table-cell>
        </table:table-row>
        <table:table-row table:style-name="ro1">
          <table:table-cell office:value-type="float" office:value="1.06857" calcext:value-type="float">
            <text:p>1.06857</text:p>
          </table:table-cell>
          <table:table-cell table:formula="of:=[.A37]/100000" office:value-type="float" office:value="0.0000106857" calcext:value-type="float">
            <text:p>1.06857E-05</text:p>
          </table:table-cell>
          <table:table-cell/>
          <table:table-cell table:formula="of:=[.B37]-[.$C$1]" office:value-type="float" office:value="0.00000000371076655052986" calcext:value-type="float">
            <text:p>3.71076655052986E-09</text:p>
          </table:table-cell>
          <table:table-cell table:formula="of:=[.B37]*1000000" office:value-type="float" office:value="10.6857" calcext:value-type="float">
            <text:p>10.686</text:p>
          </table:table-cell>
        </table:table-row>
        <table:table-row table:style-name="ro1">
          <table:table-cell office:value-type="float" office:value="1.06853" calcext:value-type="float">
            <text:p>1.06853</text:p>
          </table:table-cell>
          <table:table-cell table:formula="of:=[.A38]/100000" office:value-type="float" office:value="0.0000106853" calcext:value-type="float">
            <text:p>1.06853E-05</text:p>
          </table:table-cell>
          <table:table-cell/>
          <table:table-cell table:formula="of:=[.B38]-[.$C$1]" office:value-type="float" office:value="0.00000000331076655052898" calcext:value-type="float">
            <text:p>3.31076655052898E-09</text:p>
          </table:table-cell>
          <table:table-cell table:formula="of:=[.B38]*1000000" office:value-type="float" office:value="10.6853" calcext:value-type="float">
            <text:p>10.685</text:p>
          </table:table-cell>
        </table:table-row>
        <table:table-row table:style-name="ro1">
          <table:table-cell office:value-type="float" office:value="1.067798" calcext:value-type="float">
            <text:p>1.067798</text:p>
          </table:table-cell>
          <table:table-cell table:formula="of:=[.A39]/100000" office:value-type="float" office:value="0.00001067798" calcext:value-type="float">
            <text:p>1.067798E-05</text:p>
          </table:table-cell>
          <table:table-cell/>
          <table:table-cell table:formula="of:=[.B39]-[.$C$1]" office:value-type="float" office:value="-0.00000000400923344946979" calcext:value-type="float">
            <text:p>-4.00923344946979E-09</text:p>
          </table:table-cell>
          <table:table-cell table:formula="of:=[.B39]*1000000" office:value-type="float" office:value="10.67798" calcext:value-type="float">
            <text:p>10.678</text:p>
          </table:table-cell>
        </table:table-row>
        <table:table-row table:style-name="ro1">
          <table:table-cell office:value-type="float" office:value="1.068136" calcext:value-type="float">
            <text:p>1.068136</text:p>
          </table:table-cell>
          <table:table-cell table:formula="of:=[.A40]/100000" office:value-type="float" office:value="0.00001068136" calcext:value-type="float">
            <text:p>1.068136E-05</text:p>
          </table:table-cell>
          <table:table-cell/>
          <table:table-cell table:formula="of:=[.B40]-[.$C$1]" office:value-type="float" office:value="-0.000000000629233449470513" calcext:value-type="float">
            <text:p>-6.29233449470513E-10</text:p>
          </table:table-cell>
          <table:table-cell table:formula="of:=[.B40]*1000000" office:value-type="float" office:value="10.68136" calcext:value-type="float">
            <text:p>10.681</text:p>
          </table:table-cell>
        </table:table-row>
        <table:table-row table:style-name="ro1">
          <table:table-cell office:value-type="float" office:value="1.068146" calcext:value-type="float">
            <text:p>1.068146</text:p>
          </table:table-cell>
          <table:table-cell table:formula="of:=[.A41]/100000" office:value-type="float" office:value="0.00001068146" calcext:value-type="float">
            <text:p>1.068146E-05</text:p>
          </table:table-cell>
          <table:table-cell/>
          <table:table-cell table:formula="of:=[.B41]-[.$C$1]" office:value-type="float" office:value="-0.000000000529233449470294" calcext:value-type="float">
            <text:p>-5.29233449470294E-10</text:p>
          </table:table-cell>
          <table:table-cell table:formula="of:=[.B41]*1000000" office:value-type="float" office:value="10.68146" calcext:value-type="float">
            <text:p>10.681</text:p>
          </table:table-cell>
        </table:table-row>
        <table:table-row table:style-name="ro1">
          <table:table-cell office:value-type="float" office:value="1.068252" calcext:value-type="float">
            <text:p>1.068252</text:p>
          </table:table-cell>
          <table:table-cell table:formula="of:=[.A42]/100000" office:value-type="float" office:value="0.00001068252" calcext:value-type="float">
            <text:p>1.068252E-05</text:p>
          </table:table-cell>
          <table:table-cell/>
          <table:table-cell table:formula="of:=[.B42]-[.$C$1]" office:value-type="float" office:value="0.00000000053076655052932" calcext:value-type="float">
            <text:p>5.3076655052932E-10</text:p>
          </table:table-cell>
          <table:table-cell table:formula="of:=[.B42]*1000000" office:value-type="float" office:value="10.68252" calcext:value-type="float">
            <text:p>10.683</text:p>
          </table:table-cell>
        </table:table-row>
        <table:table-row table:style-name="ro1">
          <table:table-cell office:value-type="float" office:value="1.068146" calcext:value-type="float">
            <text:p>1.068146</text:p>
          </table:table-cell>
          <table:table-cell table:formula="of:=[.A43]/100000" office:value-type="float" office:value="0.00001068146" calcext:value-type="float">
            <text:p>1.068146E-05</text:p>
          </table:table-cell>
          <table:table-cell/>
          <table:table-cell table:formula="of:=[.B43]-[.$C$1]" office:value-type="float" office:value="-0.000000000529233449470294" calcext:value-type="float">
            <text:p>-5.29233449470294E-10</text:p>
          </table:table-cell>
          <table:table-cell table:formula="of:=[.B43]*1000000" office:value-type="float" office:value="10.68146" calcext:value-type="float">
            <text:p>10.681</text:p>
          </table:table-cell>
        </table:table-row>
        <table:table-row table:style-name="ro1">
          <table:table-cell office:value-type="float" office:value="1.068192" calcext:value-type="float">
            <text:p>1.068192</text:p>
          </table:table-cell>
          <table:table-cell table:formula="of:=[.A44]/100000" office:value-type="float" office:value="0.00001068192" calcext:value-type="float">
            <text:p>1.068192E-05</text:p>
          </table:table-cell>
          <table:table-cell/>
          <table:table-cell table:formula="of:=[.B44]-[.$C$1]" office:value-type="float" office:value="-0.0000000000692334494703013" calcext:value-type="float">
            <text:p>-6.92334494703013E-11</text:p>
          </table:table-cell>
          <table:table-cell table:formula="of:=[.B44]*1000000" office:value-type="float" office:value="10.68192" calcext:value-type="float">
            <text:p>10.682</text:p>
          </table:table-cell>
        </table:table-row>
        <table:table-row table:style-name="ro1">
          <table:table-cell office:value-type="float" office:value="1.068318" calcext:value-type="float">
            <text:p>1.068318</text:p>
          </table:table-cell>
          <table:table-cell table:formula="of:=[.A45]/100000" office:value-type="float" office:value="0.00001068318" calcext:value-type="float">
            <text:p>1.068318E-05</text:p>
          </table:table-cell>
          <table:table-cell/>
          <table:table-cell table:formula="of:=[.B45]-[.$C$1]" office:value-type="float" office:value="0.00000000119076655053145" calcext:value-type="float">
            <text:p>1.19076655053145E-09</text:p>
          </table:table-cell>
          <table:table-cell table:formula="of:=[.B45]*1000000" office:value-type="float" office:value="10.68318" calcext:value-type="float">
            <text:p>10.683</text:p>
          </table:table-cell>
        </table:table-row>
        <table:table-row table:style-name="ro1">
          <table:table-cell office:value-type="float" office:value="1.068242" calcext:value-type="float">
            <text:p>1.068242</text:p>
          </table:table-cell>
          <table:table-cell table:formula="of:=[.A46]/100000" office:value-type="float" office:value="0.00001068242" calcext:value-type="float">
            <text:p>1.068242E-05</text:p>
          </table:table-cell>
          <table:table-cell/>
          <table:table-cell table:formula="of:=[.B46]-[.$C$1]" office:value-type="float" office:value="0.000000000430766550529101" calcext:value-type="float">
            <text:p>4.30766550529101E-10</text:p>
          </table:table-cell>
          <table:table-cell table:formula="of:=[.B46]*1000000" office:value-type="float" office:value="10.68242" calcext:value-type="float">
            <text:p>10.682</text:p>
          </table:table-cell>
        </table:table-row>
        <table:table-row table:style-name="ro1">
          <table:table-cell office:value-type="float" office:value="1.068303" calcext:value-type="float">
            <text:p>1.068303</text:p>
          </table:table-cell>
          <table:table-cell table:formula="of:=[.A47]/100000" office:value-type="float" office:value="0.00001068303" calcext:value-type="float">
            <text:p>1.068303E-05</text:p>
          </table:table-cell>
          <table:table-cell/>
          <table:table-cell table:formula="of:=[.B47]-[.$C$1]" office:value-type="float" office:value="0.00000000104076655052942" calcext:value-type="float">
            <text:p>1.04076655052942E-09</text:p>
          </table:table-cell>
          <table:table-cell table:formula="of:=[.B47]*1000000" office:value-type="float" office:value="10.68303" calcext:value-type="float">
            <text:p>10.683</text:p>
          </table:table-cell>
        </table:table-row>
        <table:table-row table:style-name="ro1">
          <table:table-cell office:value-type="float" office:value="1.068081" calcext:value-type="float">
            <text:p>1.068081</text:p>
          </table:table-cell>
          <table:table-cell table:formula="of:=[.A48]/100000" office:value-type="float" office:value="0.00001068081" calcext:value-type="float">
            <text:p>1.068081E-05</text:p>
          </table:table-cell>
          <table:table-cell/>
          <table:table-cell table:formula="of:=[.B48]-[.$C$1]" office:value-type="float" office:value="-0.00000000117923344947002" calcext:value-type="float">
            <text:p>-1.17923344947002E-09</text:p>
          </table:table-cell>
          <table:table-cell table:formula="of:=[.B48]*1000000" office:value-type="float" office:value="10.68081" calcext:value-type="float">
            <text:p>10.681</text:p>
          </table:table-cell>
        </table:table-row>
        <table:table-row table:style-name="ro1">
          <table:table-cell office:value-type="float" office:value="1.068611" calcext:value-type="float">
            <text:p>1.068611</text:p>
          </table:table-cell>
          <table:table-cell table:formula="of:=[.A49]/100000" office:value-type="float" office:value="0.00001068611" calcext:value-type="float">
            <text:p>1.068611E-05</text:p>
          </table:table-cell>
          <table:table-cell/>
          <table:table-cell table:formula="of:=[.B49]-[.$C$1]" office:value-type="float" office:value="0.00000000412076655052974" calcext:value-type="float">
            <text:p>4.12076655052974E-09</text:p>
          </table:table-cell>
          <table:table-cell table:formula="of:=[.B49]*1000000" office:value-type="float" office:value="10.68611" calcext:value-type="float">
            <text:p>10.686</text:p>
          </table:table-cell>
        </table:table-row>
        <table:table-row table:style-name="ro1">
          <table:table-cell office:value-type="float" office:value="1.068404" calcext:value-type="float">
            <text:p>1.068404</text:p>
          </table:table-cell>
          <table:table-cell table:formula="of:=[.A50]/100000" office:value-type="float" office:value="0.00001068404" calcext:value-type="float">
            <text:p>1.068404E-05</text:p>
          </table:table-cell>
          <table:table-cell/>
          <table:table-cell table:formula="of:=[.B50]-[.$C$1]" office:value-type="float" office:value="0.00000000205076655052893" calcext:value-type="float">
            <text:p>2.05076655052893E-09</text:p>
          </table:table-cell>
          <table:table-cell table:formula="of:=[.B50]*1000000" office:value-type="float" office:value="10.68404" calcext:value-type="float">
            <text:p>10.684</text:p>
          </table:table-cell>
        </table:table-row>
        <table:table-row table:style-name="ro1">
          <table:table-cell office:value-type="float" office:value="1.068121" calcext:value-type="float">
            <text:p>1.068121</text:p>
          </table:table-cell>
          <table:table-cell table:formula="of:=[.A51]/100000" office:value-type="float" office:value="0.00001068121" calcext:value-type="float">
            <text:p>1.068121E-05</text:p>
          </table:table-cell>
          <table:table-cell/>
          <table:table-cell table:formula="of:=[.B51]-[.$C$1]" office:value-type="float" office:value="-0.000000000779233449469148" calcext:value-type="float">
            <text:p>-7.79233449469148E-10</text:p>
          </table:table-cell>
          <table:table-cell table:formula="of:=[.B51]*1000000" office:value-type="float" office:value="10.68121" calcext:value-type="float">
            <text:p>10.681</text:p>
          </table:table-cell>
        </table:table-row>
        <table:table-row table:style-name="ro1">
          <table:table-cell office:value-type="float" office:value="1.067758" calcext:value-type="float">
            <text:p>1.067758</text:p>
          </table:table-cell>
          <table:table-cell table:formula="of:=[.A52]/100000" office:value-type="float" office:value="0.00001067758" calcext:value-type="float">
            <text:p>1.067758E-05</text:p>
          </table:table-cell>
          <table:table-cell/>
          <table:table-cell table:formula="of:=[.B52]-[.$C$1]" office:value-type="float" office:value="-0.00000000440923344947067" calcext:value-type="float">
            <text:p>-4.40923344947067E-09</text:p>
          </table:table-cell>
          <table:table-cell table:formula="of:=[.B52]*1000000" office:value-type="float" office:value="10.67758" calcext:value-type="float">
            <text:p>10.678</text:p>
          </table:table-cell>
        </table:table-row>
        <table:table-row table:style-name="ro1">
          <table:table-cell office:value-type="float" office:value="1.068202" calcext:value-type="float">
            <text:p>1.068202</text:p>
          </table:table-cell>
          <table:table-cell table:formula="of:=[.A53]/100000" office:value-type="float" office:value="0.00001068202" calcext:value-type="float">
            <text:p>1.068202E-05</text:p>
          </table:table-cell>
          <table:table-cell/>
          <table:table-cell table:formula="of:=[.B53]-[.$C$1]" office:value-type="float" office:value="0.000000000030766550531612" calcext:value-type="float">
            <text:p>3.0766550531612E-11</text:p>
          </table:table-cell>
          <table:table-cell table:formula="of:=[.B53]*1000000" office:value-type="float" office:value="10.68202" calcext:value-type="float">
            <text:p>10.682</text:p>
          </table:table-cell>
        </table:table-row>
        <table:table-row table:style-name="ro1">
          <table:table-cell office:value-type="float" office:value="1.068091" calcext:value-type="float">
            <text:p>1.068091</text:p>
          </table:table-cell>
          <table:table-cell table:formula="of:=[.A54]/100000" office:value-type="float" office:value="0.00001068091" calcext:value-type="float">
            <text:p>1.068091E-05</text:p>
          </table:table-cell>
          <table:table-cell/>
          <table:table-cell table:formula="of:=[.B54]-[.$C$1]" office:value-type="float" office:value="-0.0000000010792334494715" calcext:value-type="float">
            <text:p>-1.0792334494715E-09</text:p>
          </table:table-cell>
          <table:table-cell table:formula="of:=[.B54]*1000000" office:value-type="float" office:value="10.68091" calcext:value-type="float">
            <text:p>10.681</text:p>
          </table:table-cell>
        </table:table-row>
        <table:table-row table:style-name="ro1">
          <table:table-cell office:value-type="float" office:value="1.067985" calcext:value-type="float">
            <text:p>1.067985</text:p>
          </table:table-cell>
          <table:table-cell table:formula="of:=[.A55]/100000" office:value-type="float" office:value="0.00001067985" calcext:value-type="float">
            <text:p>1.067985E-05</text:p>
          </table:table-cell>
          <table:table-cell/>
          <table:table-cell table:formula="of:=[.B55]-[.$C$1]" office:value-type="float" office:value="-0.00000000213923344947111" calcext:value-type="float">
            <text:p>-2.13923344947111E-09</text:p>
          </table:table-cell>
          <table:table-cell table:formula="of:=[.B55]*1000000" office:value-type="float" office:value="10.67985" calcext:value-type="float">
            <text:p>10.680</text:p>
          </table:table-cell>
        </table:table-row>
        <table:table-row table:style-name="ro1">
          <table:table-cell office:value-type="float" office:value="1.068262" calcext:value-type="float">
            <text:p>1.068262</text:p>
          </table:table-cell>
          <table:table-cell table:formula="of:=[.A56]/100000" office:value-type="float" office:value="0.00001068262" calcext:value-type="float">
            <text:p>1.068262E-05</text:p>
          </table:table-cell>
          <table:table-cell/>
          <table:table-cell table:formula="of:=[.B56]-[.$C$1]" office:value-type="float" office:value="0.00000000063076655052954" calcext:value-type="float">
            <text:p>6.3076655052954E-10</text:p>
          </table:table-cell>
          <table:table-cell table:formula="of:=[.B56]*1000000" office:value-type="float" office:value="10.68262" calcext:value-type="float">
            <text:p>10.683</text:p>
          </table:table-cell>
        </table:table-row>
        <table:table-row table:style-name="ro1">
          <table:table-cell office:value-type="float" office:value="1.067909" calcext:value-type="float">
            <text:p>1.067909</text:p>
          </table:table-cell>
          <table:table-cell table:formula="of:=[.A57]/100000" office:value-type="float" office:value="0.00001067909" calcext:value-type="float">
            <text:p>1.067909E-05</text:p>
          </table:table-cell>
          <table:table-cell/>
          <table:table-cell table:formula="of:=[.B57]-[.$C$1]" office:value-type="float" office:value="-0.00000000289923344947007" calcext:value-type="float">
            <text:p>-2.89923344947007E-09</text:p>
          </table:table-cell>
          <table:table-cell table:formula="of:=[.B57]*1000000" office:value-type="float" office:value="10.67909" calcext:value-type="float">
            <text:p>10.679</text:p>
          </table:table-cell>
        </table:table-row>
        <table:table-row table:style-name="ro1">
          <table:table-cell office:value-type="float" office:value="1.067389" calcext:value-type="float">
            <text:p>1.067389</text:p>
          </table:table-cell>
          <table:table-cell table:formula="of:=[.A58]/100000" office:value-type="float" office:value="0.00001067389" calcext:value-type="float">
            <text:p>1.067389E-05</text:p>
          </table:table-cell>
          <table:table-cell/>
          <table:table-cell table:formula="of:=[.B58]-[.$C$1]" office:value-type="float" office:value="-0.00000000809923344947131" calcext:value-type="float">
            <text:p>-8.09923344947131E-09</text:p>
          </table:table-cell>
          <table:table-cell table:formula="of:=[.B58]*1000000" office:value-type="float" office:value="10.67389" calcext:value-type="float">
            <text:p>10.674</text:p>
          </table:table-cell>
        </table:table-row>
        <table:table-row table:style-name="ro1">
          <table:table-cell office:value-type="float" office:value="1.067934" calcext:value-type="float">
            <text:p>1.067934</text:p>
          </table:table-cell>
          <table:table-cell table:formula="of:=[.A59]/100000" office:value-type="float" office:value="0.00001067934" calcext:value-type="float">
            <text:p>1.067934E-05</text:p>
          </table:table-cell>
          <table:table-cell/>
          <table:table-cell table:formula="of:=[.B59]-[.$C$1]" office:value-type="float" office:value="-0.00000000264923344947121" calcext:value-type="float">
            <text:p>-2.64923344947121E-09</text:p>
          </table:table-cell>
          <table:table-cell table:formula="of:=[.B59]*1000000" office:value-type="float" office:value="10.67934" calcext:value-type="float">
            <text:p>10.679</text:p>
          </table:table-cell>
        </table:table-row>
        <table:table-row table:style-name="ro1">
          <table:table-cell office:value-type="float" office:value="1.068232" calcext:value-type="float">
            <text:p>1.068232</text:p>
          </table:table-cell>
          <table:table-cell table:formula="of:=[.A60]/100000" office:value-type="float" office:value="0.00001068232" calcext:value-type="float">
            <text:p>1.068232E-05</text:p>
          </table:table-cell>
          <table:table-cell/>
          <table:table-cell table:formula="of:=[.B60]-[.$C$1]" office:value-type="float" office:value="0.000000000330766550530576" calcext:value-type="float">
            <text:p>3.30766550530576E-10</text:p>
          </table:table-cell>
          <table:table-cell table:formula="of:=[.B60]*1000000" office:value-type="float" office:value="10.68232" calcext:value-type="float">
            <text:p>10.682</text:p>
          </table:table-cell>
        </table:table-row>
        <table:table-row table:style-name="ro1">
          <table:table-cell office:value-type="float" office:value="1.068025" calcext:value-type="float">
            <text:p>1.068025</text:p>
          </table:table-cell>
          <table:table-cell table:formula="of:=[.A61]/100000" office:value-type="float" office:value="0.00001068025" calcext:value-type="float">
            <text:p>1.068025E-05</text:p>
          </table:table-cell>
          <table:table-cell/>
          <table:table-cell table:formula="of:=[.B61]-[.$C$1]" office:value-type="float" office:value="-0.00000000173923344947024" calcext:value-type="float">
            <text:p>-1.73923344947024E-09</text:p>
          </table:table-cell>
          <table:table-cell table:formula="of:=[.B61]*1000000" office:value-type="float" office:value="10.68025" calcext:value-type="float">
            <text:p>10.680</text:p>
          </table:table-cell>
        </table:table-row>
        <table:table-row table:style-name="ro1">
          <table:table-cell office:value-type="float" office:value="1.068242" calcext:value-type="float">
            <text:p>1.068242</text:p>
          </table:table-cell>
          <table:table-cell table:formula="of:=[.A62]/100000" office:value-type="float" office:value="0.00001068242" calcext:value-type="float">
            <text:p>1.068242E-05</text:p>
          </table:table-cell>
          <table:table-cell/>
          <table:table-cell table:formula="of:=[.B62]-[.$C$1]" office:value-type="float" office:value="0.000000000430766550529101" calcext:value-type="float">
            <text:p>4.30766550529101E-10</text:p>
          </table:table-cell>
          <table:table-cell table:formula="of:=[.B62]*1000000" office:value-type="float" office:value="10.68242" calcext:value-type="float">
            <text:p>10.682</text:p>
          </table:table-cell>
        </table:table-row>
        <table:table-row table:style-name="ro1">
          <table:table-cell office:value-type="float" office:value="1.068111" calcext:value-type="float">
            <text:p>1.068111</text:p>
          </table:table-cell>
          <table:table-cell table:formula="of:=[.A63]/100000" office:value-type="float" office:value="0.00001068111" calcext:value-type="float">
            <text:p>1.068111E-05</text:p>
          </table:table-cell>
          <table:table-cell/>
          <table:table-cell table:formula="of:=[.B63]-[.$C$1]" office:value-type="float" office:value="-0.000000000879233449469367" calcext:value-type="float">
            <text:p>-8.79233449469367E-10</text:p>
          </table:table-cell>
          <table:table-cell table:formula="of:=[.B63]*1000000" office:value-type="float" office:value="10.68111" calcext:value-type="float">
            <text:p>10.681</text:p>
          </table:table-cell>
        </table:table-row>
        <table:table-row table:style-name="ro1">
          <table:table-cell office:value-type="float" office:value="1.067924" calcext:value-type="float">
            <text:p>1.067924</text:p>
          </table:table-cell>
          <table:table-cell table:formula="of:=[.A64]/100000" office:value-type="float" office:value="0.00001067924" calcext:value-type="float">
            <text:p>1.067924E-05</text:p>
          </table:table-cell>
          <table:table-cell/>
          <table:table-cell table:formula="of:=[.B64]-[.$C$1]" office:value-type="float" office:value="-0.00000000274923344946974" calcext:value-type="float">
            <text:p>-2.74923344946974E-09</text:p>
          </table:table-cell>
          <table:table-cell table:formula="of:=[.B64]*1000000" office:value-type="float" office:value="10.67924" calcext:value-type="float">
            <text:p>10.679</text:p>
          </table:table-cell>
        </table:table-row>
        <table:table-row table:style-name="ro1">
          <table:table-cell office:value-type="float" office:value="1.068212" calcext:value-type="float">
            <text:p>1.068212</text:p>
          </table:table-cell>
          <table:table-cell table:formula="of:=[.A65]/100000" office:value-type="float" office:value="0.00001068212" calcext:value-type="float">
            <text:p>1.068212E-05</text:p>
          </table:table-cell>
          <table:table-cell/>
          <table:table-cell table:formula="of:=[.B65]-[.$C$1]" office:value-type="float" office:value="0.000000000130766550528443" calcext:value-type="float">
            <text:p>1.30766550528443E-10</text:p>
          </table:table-cell>
          <table:table-cell table:formula="of:=[.B65]*1000000" office:value-type="float" office:value="10.68212" calcext:value-type="float">
            <text:p>10.682</text:p>
          </table:table-cell>
        </table:table-row>
        <table:table-row table:style-name="ro1">
          <table:table-cell office:value-type="float" office:value="1.067924" calcext:value-type="float">
            <text:p>1.067924</text:p>
          </table:table-cell>
          <table:table-cell table:formula="of:=[.A66]/100000" office:value-type="float" office:value="0.00001067924" calcext:value-type="float">
            <text:p>1.067924E-05</text:p>
          </table:table-cell>
          <table:table-cell/>
          <table:table-cell table:formula="of:=[.B66]-[.$C$1]" office:value-type="float" office:value="-0.00000000274923344946974" calcext:value-type="float">
            <text:p>-2.74923344946974E-09</text:p>
          </table:table-cell>
          <table:table-cell table:formula="of:=[.B66]*1000000" office:value-type="float" office:value="10.67924" calcext:value-type="float">
            <text:p>10.679</text:p>
          </table:table-cell>
        </table:table-row>
        <table:table-row table:style-name="ro1">
          <table:table-cell office:value-type="float" office:value="1.068227" calcext:value-type="float">
            <text:p>1.068227</text:p>
          </table:table-cell>
          <table:table-cell table:formula="of:=[.A67]/100000" office:value-type="float" office:value="0.00001068227" calcext:value-type="float">
            <text:p>1.068227E-05</text:p>
          </table:table-cell>
          <table:table-cell/>
          <table:table-cell table:formula="of:=[.B67]-[.$C$1]" office:value-type="float" office:value="0.000000000280766550530466" calcext:value-type="float">
            <text:p>2.80766550530466E-10</text:p>
          </table:table-cell>
          <table:table-cell table:formula="of:=[.B67]*1000000" office:value-type="float" office:value="10.68227" calcext:value-type="float">
            <text:p>10.682</text:p>
          </table:table-cell>
        </table:table-row>
        <table:table-row table:style-name="ro1">
          <table:table-cell office:value-type="float" office:value="1.068802" calcext:value-type="float">
            <text:p>1.068802</text:p>
          </table:table-cell>
          <table:table-cell table:formula="of:=[.A68]/100000" office:value-type="float" office:value="0.00001068802" calcext:value-type="float">
            <text:p>1.068802E-05</text:p>
          </table:table-cell>
          <table:table-cell/>
          <table:table-cell table:formula="of:=[.B68]-[.$C$1]" office:value-type="float" office:value="0.00000000603076655052952" calcext:value-type="float">
            <text:p>6.03076655052952E-09</text:p>
          </table:table-cell>
          <table:table-cell table:formula="of:=[.B68]*1000000" office:value-type="float" office:value="10.68802" calcext:value-type="float">
            <text:p>10.688</text:p>
          </table:table-cell>
        </table:table-row>
        <table:table-row table:style-name="ro1">
          <table:table-cell office:value-type="float" office:value="1.068535" calcext:value-type="float">
            <text:p>1.068535</text:p>
          </table:table-cell>
          <table:table-cell table:formula="of:=[.A69]/100000" office:value-type="float" office:value="0.00001068535" calcext:value-type="float">
            <text:p>1.068535E-05</text:p>
          </table:table-cell>
          <table:table-cell/>
          <table:table-cell table:formula="of:=[.B69]-[.$C$1]" office:value-type="float" office:value="0.00000000336076655053078" calcext:value-type="float">
            <text:p>3.36076655053078E-09</text:p>
          </table:table-cell>
          <table:table-cell table:formula="of:=[.B69]*1000000" office:value-type="float" office:value="10.68535" calcext:value-type="float">
            <text:p>10.685</text:p>
          </table:table-cell>
        </table:table-row>
        <table:table-row table:style-name="ro1">
          <table:table-cell office:value-type="float" office:value="1.068257" calcext:value-type="float">
            <text:p>1.068257</text:p>
          </table:table-cell>
          <table:table-cell table:formula="of:=[.A70]/100000" office:value-type="float" office:value="0.00001068257" calcext:value-type="float">
            <text:p>1.068257E-05</text:p>
          </table:table-cell>
          <table:table-cell/>
          <table:table-cell table:formula="of:=[.B70]-[.$C$1]" office:value-type="float" office:value="0.00000000058076655052943" calcext:value-type="float">
            <text:p>5.8076655052943E-10</text:p>
          </table:table-cell>
          <table:table-cell table:formula="of:=[.B70]*1000000" office:value-type="float" office:value="10.68257" calcext:value-type="float">
            <text:p>10.683</text:p>
          </table:table-cell>
        </table:table-row>
        <table:table-row table:style-name="ro1">
          <table:table-cell office:value-type="float" office:value="1.06804" calcext:value-type="float">
            <text:p>1.06804</text:p>
          </table:table-cell>
          <table:table-cell table:formula="of:=[.A71]/100000" office:value-type="float" office:value="0.0000106804" calcext:value-type="float">
            <text:p>1.06804E-05</text:p>
          </table:table-cell>
          <table:table-cell/>
          <table:table-cell table:formula="of:=[.B71]-[.$C$1]" office:value-type="float" office:value="-0.00000000158923344946991" calcext:value-type="float">
            <text:p>-1.58923344946991E-09</text:p>
          </table:table-cell>
          <table:table-cell table:formula="of:=[.B71]*1000000" office:value-type="float" office:value="10.6804" calcext:value-type="float">
            <text:p>10.680</text:p>
          </table:table-cell>
        </table:table-row>
        <table:table-row table:style-name="ro1">
          <table:table-cell office:value-type="float" office:value="1.068207" calcext:value-type="float">
            <text:p>1.068207</text:p>
          </table:table-cell>
          <table:table-cell table:formula="of:=[.A72]/100000" office:value-type="float" office:value="0.00001068207" calcext:value-type="float">
            <text:p>1.068207E-05</text:p>
          </table:table-cell>
          <table:table-cell/>
          <table:table-cell table:formula="of:=[.B72]-[.$C$1]" office:value-type="float" office:value="0.0000000000807665505283336" calcext:value-type="float">
            <text:p>8.07665505283336E-11</text:p>
          </table:table-cell>
          <table:table-cell table:formula="of:=[.B72]*1000000" office:value-type="float" office:value="10.68207" calcext:value-type="float">
            <text:p>10.682</text:p>
          </table:table-cell>
        </table:table-row>
        <table:table-row table:style-name="ro1">
          <table:table-cell office:value-type="float" office:value="1.067929" calcext:value-type="float">
            <text:p>1.067929</text:p>
          </table:table-cell>
          <table:table-cell table:formula="of:=[.A73]/100000" office:value-type="float" office:value="0.00001067929" calcext:value-type="float">
            <text:p>1.067929E-05</text:p>
          </table:table-cell>
          <table:table-cell/>
          <table:table-cell table:formula="of:=[.B73]-[.$C$1]" office:value-type="float" office:value="-0.00000000269923344947132" calcext:value-type="float">
            <text:p>-2.69923344947132E-09</text:p>
          </table:table-cell>
          <table:table-cell table:formula="of:=[.B73]*1000000" office:value-type="float" office:value="10.67929" calcext:value-type="float">
            <text:p>10.679</text:p>
          </table:table-cell>
        </table:table-row>
        <table:table-row table:style-name="ro1">
          <table:table-cell office:value-type="float" office:value="1.068232" calcext:value-type="float">
            <text:p>1.068232</text:p>
          </table:table-cell>
          <table:table-cell table:formula="of:=[.A74]/100000" office:value-type="float" office:value="0.00001068232" calcext:value-type="float">
            <text:p>1.068232E-05</text:p>
          </table:table-cell>
          <table:table-cell/>
          <table:table-cell table:formula="of:=[.B74]-[.$C$1]" office:value-type="float" office:value="0.000000000330766550530576" calcext:value-type="float">
            <text:p>3.30766550530576E-10</text:p>
          </table:table-cell>
          <table:table-cell table:formula="of:=[.B74]*1000000" office:value-type="float" office:value="10.68232" calcext:value-type="float">
            <text:p>10.682</text:p>
          </table:table-cell>
        </table:table-row>
        <table:table-row table:style-name="ro1">
          <table:table-cell office:value-type="float" office:value="1.068182" calcext:value-type="float">
            <text:p>1.068182</text:p>
          </table:table-cell>
          <table:table-cell table:formula="of:=[.A75]/100000" office:value-type="float" office:value="0.00001068182" calcext:value-type="float">
            <text:p>1.068182E-05</text:p>
          </table:table-cell>
          <table:table-cell/>
          <table:table-cell table:formula="of:=[.B75]-[.$C$1]" office:value-type="float" office:value="-0.000000000169233449470521" calcext:value-type="float">
            <text:p>-1.69233449470521E-10</text:p>
          </table:table-cell>
          <table:table-cell table:formula="of:=[.B75]*1000000" office:value-type="float" office:value="10.68182" calcext:value-type="float">
            <text:p>10.682</text:p>
          </table:table-cell>
        </table:table-row>
        <table:table-row table:style-name="ro1">
          <table:table-cell office:value-type="float" office:value="1.068373" calcext:value-type="float">
            <text:p>1.068373</text:p>
          </table:table-cell>
          <table:table-cell table:formula="of:=[.A76]/100000" office:value-type="float" office:value="0.00001068373" calcext:value-type="float">
            <text:p>1.068373E-05</text:p>
          </table:table-cell>
          <table:table-cell/>
          <table:table-cell table:formula="of:=[.B76]-[.$C$1]" office:value-type="float" office:value="0.00000000174076655052926" calcext:value-type="float">
            <text:p>1.74076655052926E-09</text:p>
          </table:table-cell>
          <table:table-cell table:formula="of:=[.B76]*1000000" office:value-type="float" office:value="10.68373" calcext:value-type="float">
            <text:p>10.684</text:p>
          </table:table-cell>
        </table:table-row>
        <table:table-row table:style-name="ro1">
          <table:table-cell office:value-type="float" office:value="1.068711" calcext:value-type="float">
            <text:p>1.068711</text:p>
          </table:table-cell>
          <table:table-cell table:formula="of:=[.A77]/100000" office:value-type="float" office:value="0.00001068711" calcext:value-type="float">
            <text:p>1.068711E-05</text:p>
          </table:table-cell>
          <table:table-cell/>
          <table:table-cell table:formula="of:=[.B77]-[.$C$1]" office:value-type="float" office:value="0.00000000512076655053024" calcext:value-type="float">
            <text:p>5.12076655053024E-09</text:p>
          </table:table-cell>
          <table:table-cell table:formula="of:=[.B77]*1000000" office:value-type="float" office:value="10.68711" calcext:value-type="float">
            <text:p>10.687</text:p>
          </table:table-cell>
        </table:table-row>
        <table:table-row table:style-name="ro1">
          <table:table-cell office:value-type="float" office:value="1.068035" calcext:value-type="float">
            <text:p>1.068035</text:p>
          </table:table-cell>
          <table:table-cell table:formula="of:=[.A78]/100000" office:value-type="float" office:value="0.00001068035" calcext:value-type="float">
            <text:p>1.068035E-05</text:p>
          </table:table-cell>
          <table:table-cell/>
          <table:table-cell table:formula="of:=[.B78]-[.$C$1]" office:value-type="float" office:value="-0.00000000163923344947002" calcext:value-type="float">
            <text:p>-1.63923344947002E-09</text:p>
          </table:table-cell>
          <table:table-cell table:formula="of:=[.B78]*1000000" office:value-type="float" office:value="10.68035" calcext:value-type="float">
            <text:p>10.680</text:p>
          </table:table-cell>
        </table:table-row>
        <table:table-row table:style-name="ro1">
          <table:table-cell office:value-type="float" office:value="1.067859" calcext:value-type="float">
            <text:p>1.067859</text:p>
          </table:table-cell>
          <table:table-cell table:formula="of:=[.A79]/100000" office:value-type="float" office:value="0.00001067859" calcext:value-type="float">
            <text:p>1.067859E-05</text:p>
          </table:table-cell>
          <table:table-cell/>
          <table:table-cell table:formula="of:=[.B79]-[.$C$1]" office:value-type="float" office:value="-0.00000000339923344947117" calcext:value-type="float">
            <text:p>-3.39923344947117E-09</text:p>
          </table:table-cell>
          <table:table-cell table:formula="of:=[.B79]*1000000" office:value-type="float" office:value="10.67859" calcext:value-type="float">
            <text:p>10.679</text:p>
          </table:table-cell>
        </table:table-row>
        <table:table-row table:style-name="ro1">
          <table:table-cell office:value-type="float" office:value="1.068161" calcext:value-type="float">
            <text:p>1.068161</text:p>
          </table:table-cell>
          <table:table-cell table:formula="of:=[.A80]/100000" office:value-type="float" office:value="0.00001068161" calcext:value-type="float">
            <text:p>1.068161E-05</text:p>
          </table:table-cell>
          <table:table-cell/>
          <table:table-cell table:formula="of:=[.B80]-[.$C$1]" office:value-type="float" office:value="-0.000000000379233449471659" calcext:value-type="float">
            <text:p>-3.79233449471659E-10</text:p>
          </table:table-cell>
          <table:table-cell table:formula="of:=[.B80]*1000000" office:value-type="float" office:value="10.68161" calcext:value-type="float">
            <text:p>10.682</text:p>
          </table:table-cell>
        </table:table-row>
        <table:table-row table:style-name="ro1">
          <table:table-cell office:value-type="float" office:value="1.067884" calcext:value-type="float">
            <text:p>1.067884</text:p>
          </table:table-cell>
          <table:table-cell table:formula="of:=[.A81]/100000" office:value-type="float" office:value="0.00001067884" calcext:value-type="float">
            <text:p>1.067884E-05</text:p>
          </table:table-cell>
          <table:table-cell/>
          <table:table-cell table:formula="of:=[.B81]-[.$C$1]" office:value-type="float" office:value="-0.00000000314923344946892" calcext:value-type="float">
            <text:p>-3.14923344946892E-09</text:p>
          </table:table-cell>
          <table:table-cell table:formula="of:=[.B81]*1000000" office:value-type="float" office:value="10.67884" calcext:value-type="float">
            <text:p>10.679</text:p>
          </table:table-cell>
        </table:table-row>
        <table:table-row table:style-name="ro1">
          <table:table-cell office:value-type="float" office:value="1.067465" calcext:value-type="float">
            <text:p>1.067465</text:p>
          </table:table-cell>
          <table:table-cell table:formula="of:=[.A82]/100000" office:value-type="float" office:value="0.00001067465" calcext:value-type="float">
            <text:p>1.067465E-05</text:p>
          </table:table-cell>
          <table:table-cell/>
          <table:table-cell table:formula="of:=[.B82]-[.$C$1]" office:value-type="float" office:value="-0.00000000733923344947066" calcext:value-type="float">
            <text:p>-7.33923344947066E-09</text:p>
          </table:table-cell>
          <table:table-cell table:formula="of:=[.B82]*1000000" office:value-type="float" office:value="10.67465" calcext:value-type="float">
            <text:p>10.675</text:p>
          </table:table-cell>
        </table:table-row>
        <table:table-row table:style-name="ro1">
          <table:table-cell office:value-type="float" office:value="1.068156" calcext:value-type="float">
            <text:p>1.068156</text:p>
          </table:table-cell>
          <table:table-cell table:formula="of:=[.A83]/100000" office:value-type="float" office:value="0.00001068156" calcext:value-type="float">
            <text:p>1.068156E-05</text:p>
          </table:table-cell>
          <table:table-cell/>
          <table:table-cell table:formula="of:=[.B83]-[.$C$1]" office:value-type="float" office:value="-0.00000000042923344946838" calcext:value-type="float">
            <text:p>-4.2923344946838E-10</text:p>
          </table:table-cell>
          <table:table-cell table:formula="of:=[.B83]*1000000" office:value-type="float" office:value="10.68156" calcext:value-type="float">
            <text:p>10.682</text:p>
          </table:table-cell>
        </table:table-row>
        <table:table-row table:style-name="ro1">
          <table:table-cell office:value-type="float" office:value="1.068424" calcext:value-type="float">
            <text:p>1.068424</text:p>
          </table:table-cell>
          <table:table-cell table:formula="of:=[.A84]/100000" office:value-type="float" office:value="0.00001068424" calcext:value-type="float">
            <text:p>1.068424E-05</text:p>
          </table:table-cell>
          <table:table-cell/>
          <table:table-cell table:formula="of:=[.B84]-[.$C$1]" office:value-type="float" office:value="0.00000000225076655053106" calcext:value-type="float">
            <text:p>2.25076655053106E-09</text:p>
          </table:table-cell>
          <table:table-cell table:formula="of:=[.B84]*1000000" office:value-type="float" office:value="10.68424" calcext:value-type="float">
            <text:p>10.684</text:p>
          </table:table-cell>
        </table:table-row>
        <table:table-row table:style-name="ro1">
          <table:table-cell office:value-type="float" office:value="1.067955" calcext:value-type="float">
            <text:p>1.067955</text:p>
          </table:table-cell>
          <table:table-cell table:formula="of:=[.A85]/100000" office:value-type="float" office:value="0.00001067955" calcext:value-type="float">
            <text:p>1.067955E-05</text:p>
          </table:table-cell>
          <table:table-cell/>
          <table:table-cell table:formula="of:=[.B85]-[.$C$1]" office:value-type="float" office:value="-0.00000000243923344947008" calcext:value-type="float">
            <text:p>-2.43923344947008E-09</text:p>
          </table:table-cell>
          <table:table-cell table:formula="of:=[.B85]*1000000" office:value-type="float" office:value="10.67955" calcext:value-type="float">
            <text:p>10.680</text:p>
          </table:table-cell>
        </table:table-row>
        <table:table-row table:style-name="ro1">
          <table:table-cell office:value-type="float" office:value="1.06796" calcext:value-type="float">
            <text:p>1.06796</text:p>
          </table:table-cell>
          <table:table-cell table:formula="of:=[.A86]/100000" office:value-type="float" office:value="0.0000106796" calcext:value-type="float">
            <text:p>1.06796E-05</text:p>
          </table:table-cell>
          <table:table-cell/>
          <table:table-cell table:formula="of:=[.B86]-[.$C$1]" office:value-type="float" office:value="-0.00000000238923344946997" calcext:value-type="float">
            <text:p>-2.38923344946997E-09</text:p>
          </table:table-cell>
          <table:table-cell table:formula="of:=[.B86]*1000000" office:value-type="float" office:value="10.6796" calcext:value-type="float">
            <text:p>10.680</text:p>
          </table:table-cell>
        </table:table-row>
        <table:table-row table:style-name="ro1">
          <table:table-cell office:value-type="float" office:value="1.068439" calcext:value-type="float">
            <text:p>1.068439</text:p>
          </table:table-cell>
          <table:table-cell table:formula="of:=[.A87]/100000" office:value-type="float" office:value="0.00001068439" calcext:value-type="float">
            <text:p>1.068439E-05</text:p>
          </table:table-cell>
          <table:table-cell/>
          <table:table-cell table:formula="of:=[.B87]-[.$C$1]" office:value-type="float" office:value="0.00000000240076655052969" calcext:value-type="float">
            <text:p>2.40076655052969E-09</text:p>
          </table:table-cell>
          <table:table-cell table:formula="of:=[.B87]*1000000" office:value-type="float" office:value="10.68439" calcext:value-type="float">
            <text:p>10.684</text:p>
          </table:table-cell>
        </table:table-row>
        <table:table-row table:style-name="ro1">
          <table:table-cell office:value-type="float" office:value="1.068308" calcext:value-type="float">
            <text:p>1.068308</text:p>
          </table:table-cell>
          <table:table-cell table:formula="of:=[.A88]/100000" office:value-type="float" office:value="0.00001068308" calcext:value-type="float">
            <text:p>1.068308E-05</text:p>
          </table:table-cell>
          <table:table-cell/>
          <table:table-cell table:formula="of:=[.B88]-[.$C$1]" office:value-type="float" office:value="0.00000000109076655052953" calcext:value-type="float">
            <text:p>1.09076655052953E-09</text:p>
          </table:table-cell>
          <table:table-cell table:formula="of:=[.B88]*1000000" office:value-type="float" office:value="10.68308" calcext:value-type="float">
            <text:p>10.683</text:p>
          </table:table-cell>
        </table:table-row>
        <table:table-row table:style-name="ro1">
          <table:table-cell office:value-type="float" office:value="1.068146" calcext:value-type="float">
            <text:p>1.068146</text:p>
          </table:table-cell>
          <table:table-cell table:formula="of:=[.A89]/100000" office:value-type="float" office:value="0.00001068146" calcext:value-type="float">
            <text:p>1.068146E-05</text:p>
          </table:table-cell>
          <table:table-cell/>
          <table:table-cell table:formula="of:=[.B89]-[.$C$1]" office:value-type="float" office:value="-0.000000000529233449470294" calcext:value-type="float">
            <text:p>-5.29233449470294E-10</text:p>
          </table:table-cell>
          <table:table-cell table:formula="of:=[.B89]*1000000" office:value-type="float" office:value="10.68146" calcext:value-type="float">
            <text:p>10.681</text:p>
          </table:table-cell>
        </table:table-row>
        <table:table-row table:style-name="ro1">
          <table:table-cell office:value-type="float" office:value="1.068217" calcext:value-type="float">
            <text:p>1.068217</text:p>
          </table:table-cell>
          <table:table-cell table:formula="of:=[.A90]/100000" office:value-type="float" office:value="0.00001068217" calcext:value-type="float">
            <text:p>1.068217E-05</text:p>
          </table:table-cell>
          <table:table-cell/>
          <table:table-cell table:formula="of:=[.B90]-[.$C$1]" office:value-type="float" office:value="0.000000000180766550530247" calcext:value-type="float">
            <text:p>1.80766550530247E-10</text:p>
          </table:table-cell>
          <table:table-cell table:formula="of:=[.B90]*1000000" office:value-type="float" office:value="10.68217" calcext:value-type="float">
            <text:p>10.682</text:p>
          </table:table-cell>
        </table:table-row>
        <table:table-row table:style-name="ro1">
          <table:table-cell office:value-type="float" office:value="1.068378" calcext:value-type="float">
            <text:p>1.068378</text:p>
          </table:table-cell>
          <table:table-cell table:formula="of:=[.A91]/100000" office:value-type="float" office:value="0.00001068378" calcext:value-type="float">
            <text:p>1.068378E-05</text:p>
          </table:table-cell>
          <table:table-cell/>
          <table:table-cell table:formula="of:=[.B91]-[.$C$1]" office:value-type="float" office:value="0.00000000179076655053107" calcext:value-type="float">
            <text:p>1.79076655053107E-09</text:p>
          </table:table-cell>
          <table:table-cell table:formula="of:=[.B91]*1000000" office:value-type="float" office:value="10.68378" calcext:value-type="float">
            <text:p>10.684</text:p>
          </table:table-cell>
        </table:table-row>
        <table:table-row table:style-name="ro1">
          <table:table-cell office:value-type="float" office:value="1.068515" calcext:value-type="float">
            <text:p>1.068515</text:p>
          </table:table-cell>
          <table:table-cell table:formula="of:=[.A92]/100000" office:value-type="float" office:value="0.00001068515" calcext:value-type="float">
            <text:p>1.068515E-05</text:p>
          </table:table-cell>
          <table:table-cell/>
          <table:table-cell table:formula="of:=[.B92]-[.$C$1]" office:value-type="float" office:value="0.00000000316076655053034" calcext:value-type="float">
            <text:p>3.16076655053034E-09</text:p>
          </table:table-cell>
          <table:table-cell table:formula="of:=[.B92]*1000000" office:value-type="float" office:value="10.68515" calcext:value-type="float">
            <text:p>10.685</text:p>
          </table:table-cell>
        </table:table-row>
        <table:table-row table:style-name="ro1">
          <table:table-cell office:value-type="float" office:value="1.067934" calcext:value-type="float">
            <text:p>1.067934</text:p>
          </table:table-cell>
          <table:table-cell table:formula="of:=[.A93]/100000" office:value-type="float" office:value="0.00001067934" calcext:value-type="float">
            <text:p>1.067934E-05</text:p>
          </table:table-cell>
          <table:table-cell/>
          <table:table-cell table:formula="of:=[.B93]-[.$C$1]" office:value-type="float" office:value="-0.00000000264923344947121" calcext:value-type="float">
            <text:p>-2.64923344947121E-09</text:p>
          </table:table-cell>
          <table:table-cell table:formula="of:=[.B93]*1000000" office:value-type="float" office:value="10.67934" calcext:value-type="float">
            <text:p>10.679</text:p>
          </table:table-cell>
        </table:table-row>
        <table:table-row table:style-name="ro1">
          <table:table-cell office:value-type="float" office:value="1.068202" calcext:value-type="float">
            <text:p>1.068202</text:p>
          </table:table-cell>
          <table:table-cell table:formula="of:=[.A94]/100000" office:value-type="float" office:value="0.00001068202" calcext:value-type="float">
            <text:p>1.068202E-05</text:p>
          </table:table-cell>
          <table:table-cell/>
          <table:table-cell table:formula="of:=[.B94]-[.$C$1]" office:value-type="float" office:value="0.000000000030766550531612" calcext:value-type="float">
            <text:p>3.0766550531612E-11</text:p>
          </table:table-cell>
          <table:table-cell table:formula="of:=[.B94]*1000000" office:value-type="float" office:value="10.68202" calcext:value-type="float">
            <text:p>10.682</text:p>
          </table:table-cell>
        </table:table-row>
        <table:table-row table:style-name="ro1">
          <table:table-cell office:value-type="float" office:value="1.06799" calcext:value-type="float">
            <text:p>1.06799</text:p>
          </table:table-cell>
          <table:table-cell table:formula="of:=[.A95]/100000" office:value-type="float" office:value="0.0000106799" calcext:value-type="float">
            <text:p>1.06799E-05</text:p>
          </table:table-cell>
          <table:table-cell/>
          <table:table-cell table:formula="of:=[.B95]-[.$C$1]" office:value-type="float" office:value="-0.000000002089233449471" calcext:value-type="float">
            <text:p>-2.089233449471E-09</text:p>
          </table:table-cell>
          <table:table-cell table:formula="of:=[.B95]*1000000" office:value-type="float" office:value="10.6799" calcext:value-type="float">
            <text:p>10.680</text:p>
          </table:table-cell>
        </table:table-row>
        <table:table-row table:style-name="ro1">
          <table:table-cell office:value-type="float" office:value="1.067934" calcext:value-type="float">
            <text:p>1.067934</text:p>
          </table:table-cell>
          <table:table-cell table:formula="of:=[.A96]/100000" office:value-type="float" office:value="0.00001067934" calcext:value-type="float">
            <text:p>1.067934E-05</text:p>
          </table:table-cell>
          <table:table-cell/>
          <table:table-cell table:formula="of:=[.B96]-[.$C$1]" office:value-type="float" office:value="-0.00000000264923344947121" calcext:value-type="float">
            <text:p>-2.64923344947121E-09</text:p>
          </table:table-cell>
          <table:table-cell table:formula="of:=[.B96]*1000000" office:value-type="float" office:value="10.67934" calcext:value-type="float">
            <text:p>10.679</text:p>
          </table:table-cell>
        </table:table-row>
        <table:table-row table:style-name="ro1">
          <table:table-cell office:value-type="float" office:value="1.068257" calcext:value-type="float">
            <text:p>1.068257</text:p>
          </table:table-cell>
          <table:table-cell table:formula="of:=[.A97]/100000" office:value-type="float" office:value="0.00001068257" calcext:value-type="float">
            <text:p>1.068257E-05</text:p>
          </table:table-cell>
          <table:table-cell/>
          <table:table-cell table:formula="of:=[.B97]-[.$C$1]" office:value-type="float" office:value="0.00000000058076655052943" calcext:value-type="float">
            <text:p>5.8076655052943E-10</text:p>
          </table:table-cell>
          <table:table-cell table:formula="of:=[.B97]*1000000" office:value-type="float" office:value="10.68257" calcext:value-type="float">
            <text:p>10.683</text:p>
          </table:table-cell>
        </table:table-row>
        <table:table-row table:style-name="ro1">
          <table:table-cell office:value-type="float" office:value="1.068005" calcext:value-type="float">
            <text:p>1.068005</text:p>
          </table:table-cell>
          <table:table-cell table:formula="of:=[.A98]/100000" office:value-type="float" office:value="0.00001068005" calcext:value-type="float">
            <text:p>1.068005E-05</text:p>
          </table:table-cell>
          <table:table-cell/>
          <table:table-cell table:formula="of:=[.B98]-[.$C$1]" office:value-type="float" office:value="-0.00000000193923344946898" calcext:value-type="float">
            <text:p>-1.93923344946898E-09</text:p>
          </table:table-cell>
          <table:table-cell table:formula="of:=[.B98]*1000000" office:value-type="float" office:value="10.68005" calcext:value-type="float">
            <text:p>10.680</text:p>
          </table:table-cell>
        </table:table-row>
        <table:table-row table:style-name="ro1">
          <table:table-cell office:value-type="float" office:value="1.067394" calcext:value-type="float">
            <text:p>1.067394</text:p>
          </table:table-cell>
          <table:table-cell table:formula="of:=[.A99]/100000" office:value-type="float" office:value="0.00001067394" calcext:value-type="float">
            <text:p>1.067394E-05</text:p>
          </table:table-cell>
          <table:table-cell/>
          <table:table-cell table:formula="of:=[.B99]-[.$C$1]" office:value-type="float" office:value="-0.0000000080492334494712" calcext:value-type="float">
            <text:p>-8.0492334494712E-09</text:p>
          </table:table-cell>
          <table:table-cell table:formula="of:=[.B99]*1000000" office:value-type="float" office:value="10.67394" calcext:value-type="float">
            <text:p>10.674</text:p>
          </table:table-cell>
        </table:table-row>
        <table:table-row table:style-name="ro1">
          <table:table-cell office:value-type="float" office:value="1.067051" calcext:value-type="float">
            <text:p>1.067051</text:p>
          </table:table-cell>
          <table:table-cell table:formula="of:=[.A100]/100000" office:value-type="float" office:value="0.00001067051" calcext:value-type="float">
            <text:p>1.067051E-05</text:p>
          </table:table-cell>
          <table:table-cell/>
          <table:table-cell table:formula="of:=[.B100]-[.$C$1]" office:value-type="float" office:value="-0.0000000114792334494706" calcext:value-type="float">
            <text:p>-1.14792334494706E-08</text:p>
          </table:table-cell>
          <table:table-cell table:formula="of:=[.B100]*1000000" office:value-type="float" office:value="10.67051" calcext:value-type="float">
            <text:p>10.671</text:p>
          </table:table-cell>
        </table:table-row>
        <table:table-row table:style-name="ro1">
          <table:table-cell office:value-type="float" office:value="1.067854" calcext:value-type="float">
            <text:p>1.067854</text:p>
          </table:table-cell>
          <table:table-cell table:formula="of:=[.A101]/100000" office:value-type="float" office:value="0.00001067854" calcext:value-type="float">
            <text:p>1.067854E-05</text:p>
          </table:table-cell>
          <table:table-cell/>
          <table:table-cell table:formula="of:=[.B101]-[.$C$1]" office:value-type="float" office:value="-0.00000000344923344946958" calcext:value-type="float">
            <text:p>-3.44923344946958E-09</text:p>
          </table:table-cell>
          <table:table-cell table:formula="of:=[.B101]*1000000" office:value-type="float" office:value="10.67854" calcext:value-type="float">
            <text:p>10.679</text:p>
          </table:table-cell>
        </table:table-row>
        <table:table-row table:style-name="ro1">
          <table:table-cell office:value-type="float" office:value="1.068076" calcext:value-type="float">
            <text:p>1.068076</text:p>
          </table:table-cell>
          <table:table-cell table:formula="of:=[.A102]/100000" office:value-type="float" office:value="0.00001068076" calcext:value-type="float">
            <text:p>1.068076E-05</text:p>
          </table:table-cell>
          <table:table-cell/>
          <table:table-cell table:formula="of:=[.B102]-[.$C$1]" office:value-type="float" office:value="-0.00000000122923344947013" calcext:value-type="float">
            <text:p>-1.22923344947013E-09</text:p>
          </table:table-cell>
          <table:table-cell table:formula="of:=[.B102]*1000000" office:value-type="float" office:value="10.68076" calcext:value-type="float">
            <text:p>10.681</text:p>
          </table:table-cell>
        </table:table-row>
        <table:table-row table:style-name="ro1">
          <table:table-cell office:value-type="float" office:value="1.067965" calcext:value-type="float">
            <text:p>1.067965</text:p>
          </table:table-cell>
          <table:table-cell table:formula="of:=[.A103]/100000" office:value-type="float" office:value="0.00001067965" calcext:value-type="float">
            <text:p>1.067965E-05</text:p>
          </table:table-cell>
          <table:table-cell/>
          <table:table-cell table:formula="of:=[.B103]-[.$C$1]" office:value-type="float" office:value="-0.00000000233923344946986" calcext:value-type="float">
            <text:p>-2.33923344946986E-09</text:p>
          </table:table-cell>
          <table:table-cell table:formula="of:=[.B103]*1000000" office:value-type="float" office:value="10.67965" calcext:value-type="float">
            <text:p>10.680</text:p>
          </table:table-cell>
        </table:table-row>
        <table:table-row table:style-name="ro1">
          <table:table-cell office:value-type="float" office:value="1.06802" calcext:value-type="float">
            <text:p>1.06802</text:p>
          </table:table-cell>
          <table:table-cell table:formula="of:=[.A104]/100000" office:value-type="float" office:value="0.0000106802" calcext:value-type="float">
            <text:p>1.06802E-05</text:p>
          </table:table-cell>
          <table:table-cell/>
          <table:table-cell table:formula="of:=[.B104]-[.$C$1]" office:value-type="float" office:value="-0.00000000178923344947035" calcext:value-type="float">
            <text:p>-1.78923344947035E-09</text:p>
          </table:table-cell>
          <table:table-cell table:formula="of:=[.B104]*1000000" office:value-type="float" office:value="10.6802" calcext:value-type="float">
            <text:p>10.680</text:p>
          </table:table-cell>
        </table:table-row>
        <table:table-row table:style-name="ro1">
          <table:table-cell office:value-type="float" office:value="1.067773" calcext:value-type="float">
            <text:p>1.067773</text:p>
          </table:table-cell>
          <table:table-cell table:formula="of:=[.A105]/100000" office:value-type="float" office:value="0.00001067773" calcext:value-type="float">
            <text:p>1.067773E-05</text:p>
          </table:table-cell>
          <table:table-cell/>
          <table:table-cell table:formula="of:=[.B105]-[.$C$1]" office:value-type="float" office:value="-0.00000000425923344946865" calcext:value-type="float">
            <text:p>-4.25923344946865E-09</text:p>
          </table:table-cell>
          <table:table-cell table:formula="of:=[.B105]*1000000" office:value-type="float" office:value="10.67773" calcext:value-type="float">
            <text:p>10.678</text:p>
          </table:table-cell>
        </table:table-row>
        <table:table-row table:style-name="ro1">
          <table:table-cell office:value-type="float" office:value="1.06741" calcext:value-type="float">
            <text:p>1.06741</text:p>
          </table:table-cell>
          <table:table-cell table:formula="of:=[.A106]/100000" office:value-type="float" office:value="0.0000106741" calcext:value-type="float">
            <text:p>1.06741E-05</text:p>
          </table:table-cell>
          <table:table-cell/>
          <table:table-cell table:formula="of:=[.B106]-[.$C$1]" office:value-type="float" office:value="-0.00000000788923344947017" calcext:value-type="float">
            <text:p>-7.88923344947017E-09</text:p>
          </table:table-cell>
          <table:table-cell table:formula="of:=[.B106]*1000000" office:value-type="float" office:value="10.6741" calcext:value-type="float">
            <text:p>10.674</text:p>
          </table:table-cell>
        </table:table-row>
        <table:table-row table:style-name="ro1">
          <table:table-cell office:value-type="float" office:value="1.067405" calcext:value-type="float">
            <text:p>1.067405</text:p>
          </table:table-cell>
          <table:table-cell table:formula="of:=[.A107]/100000" office:value-type="float" office:value="0.00001067405" calcext:value-type="float">
            <text:p>1.067405E-05</text:p>
          </table:table-cell>
          <table:table-cell/>
          <table:table-cell table:formula="of:=[.B107]-[.$C$1]" office:value-type="float" office:value="-0.00000000793923344947028" calcext:value-type="float">
            <text:p>-7.93923344947028E-09</text:p>
          </table:table-cell>
          <table:table-cell table:formula="of:=[.B107]*1000000" office:value-type="float" office:value="10.67405" calcext:value-type="float">
            <text:p>10.674</text:p>
          </table:table-cell>
        </table:table-row>
        <table:table-row table:style-name="ro1">
          <table:table-cell office:value-type="float" office:value="1.067763" calcext:value-type="float">
            <text:p>1.067763</text:p>
          </table:table-cell>
          <table:table-cell table:formula="of:=[.A108]/100000" office:value-type="float" office:value="0.00001067763" calcext:value-type="float">
            <text:p>1.067763E-05</text:p>
          </table:table-cell>
          <table:table-cell/>
          <table:table-cell table:formula="of:=[.B108]-[.$C$1]" office:value-type="float" office:value="-0.00000000435923344947056" calcext:value-type="float">
            <text:p>-4.35923344947056E-09</text:p>
          </table:table-cell>
          <table:table-cell table:formula="of:=[.B108]*1000000" office:value-type="float" office:value="10.67763" calcext:value-type="float">
            <text:p>10.678</text:p>
          </table:table-cell>
        </table:table-row>
        <table:table-row table:style-name="ro1">
          <table:table-cell office:value-type="float" office:value="1.067995" calcext:value-type="float">
            <text:p>1.067995</text:p>
          </table:table-cell>
          <table:table-cell table:formula="of:=[.A109]/100000" office:value-type="float" office:value="0.00001067995" calcext:value-type="float">
            <text:p>1.067995E-05</text:p>
          </table:table-cell>
          <table:table-cell/>
          <table:table-cell table:formula="of:=[.B109]-[.$C$1]" office:value-type="float" office:value="-0.0000000020392334494692" calcext:value-type="float">
            <text:p>-2.0392334494692E-09</text:p>
          </table:table-cell>
          <table:table-cell table:formula="of:=[.B109]*1000000" office:value-type="float" office:value="10.67995" calcext:value-type="float">
            <text:p>10.680</text:p>
          </table:table-cell>
        </table:table-row>
        <table:table-row table:style-name="ro1">
          <table:table-cell office:value-type="float" office:value="1.068691" calcext:value-type="float">
            <text:p>1.068691</text:p>
          </table:table-cell>
          <table:table-cell table:formula="of:=[.A110]/100000" office:value-type="float" office:value="0.00001068691" calcext:value-type="float">
            <text:p>1.068691E-05</text:p>
          </table:table-cell>
          <table:table-cell/>
          <table:table-cell table:formula="of:=[.B110]-[.$C$1]" office:value-type="float" office:value="0.0000000049207665505298" calcext:value-type="float">
            <text:p>4.9207665505298E-09</text:p>
          </table:table-cell>
          <table:table-cell table:formula="of:=[.B110]*1000000" office:value-type="float" office:value="10.68691" calcext:value-type="float">
            <text:p>10.687</text:p>
          </table:table-cell>
        </table:table-row>
        <table:table-row table:style-name="ro1">
          <table:table-cell office:value-type="float" office:value="1.068782" calcext:value-type="float">
            <text:p>1.068782</text:p>
          </table:table-cell>
          <table:table-cell table:formula="of:=[.A111]/100000" office:value-type="float" office:value="0.00001068782" calcext:value-type="float">
            <text:p>1.068782E-05</text:p>
          </table:table-cell>
          <table:table-cell/>
          <table:table-cell table:formula="of:=[.B111]-[.$C$1]" office:value-type="float" office:value="0.00000000583076655052908" calcext:value-type="float">
            <text:p>5.83076655052908E-09</text:p>
          </table:table-cell>
          <table:table-cell table:formula="of:=[.B111]*1000000" office:value-type="float" office:value="10.68782" calcext:value-type="float">
            <text:p>10.688</text:p>
          </table:table-cell>
        </table:table-row>
        <table:table-row table:style-name="ro1">
          <table:table-cell office:value-type="float" office:value="1.068469" calcext:value-type="float">
            <text:p>1.068469</text:p>
          </table:table-cell>
          <table:table-cell table:formula="of:=[.A112]/100000" office:value-type="float" office:value="0.00001068469" calcext:value-type="float">
            <text:p>1.068469E-05</text:p>
          </table:table-cell>
          <table:table-cell/>
          <table:table-cell table:formula="of:=[.B112]-[.$C$1]" office:value-type="float" office:value="0.00000000270076655052866" calcext:value-type="float">
            <text:p>2.70076655052866E-09</text:p>
          </table:table-cell>
          <table:table-cell table:formula="of:=[.B112]*1000000" office:value-type="float" office:value="10.68469" calcext:value-type="float">
            <text:p>10.685</text:p>
          </table:table-cell>
        </table:table-row>
        <table:table-row table:style-name="ro1">
          <table:table-cell office:value-type="float" office:value="1.067899" calcext:value-type="float">
            <text:p>1.067899</text:p>
          </table:table-cell>
          <table:table-cell table:formula="of:=[.A113]/100000" office:value-type="float" office:value="0.00001067899" calcext:value-type="float">
            <text:p>1.067899E-05</text:p>
          </table:table-cell>
          <table:table-cell/>
          <table:table-cell table:formula="of:=[.B113]-[.$C$1]" office:value-type="float" office:value="-0.00000000299923344947029" calcext:value-type="float">
            <text:p>-2.99923344947029E-09</text:p>
          </table:table-cell>
          <table:table-cell table:formula="of:=[.B113]*1000000" office:value-type="float" office:value="10.67899" calcext:value-type="float">
            <text:p>10.679</text:p>
          </table:table-cell>
        </table:table-row>
        <table:table-row table:style-name="ro1">
          <table:table-cell office:value-type="float" office:value="1.068207" calcext:value-type="float">
            <text:p>1.068207</text:p>
          </table:table-cell>
          <table:table-cell table:formula="of:=[.A114]/100000" office:value-type="float" office:value="0.00001068207" calcext:value-type="float">
            <text:p>1.068207E-05</text:p>
          </table:table-cell>
          <table:table-cell/>
          <table:table-cell table:formula="of:=[.B114]-[.$C$1]" office:value-type="float" office:value="0.0000000000807665505283336" calcext:value-type="float">
            <text:p>8.07665505283336E-11</text:p>
          </table:table-cell>
          <table:table-cell table:formula="of:=[.B114]*1000000" office:value-type="float" office:value="10.68207" calcext:value-type="float">
            <text:p>10.682</text:p>
          </table:table-cell>
        </table:table-row>
        <table:table-row table:style-name="ro1">
          <table:table-cell office:value-type="float" office:value="1.067652" calcext:value-type="float">
            <text:p>1.067652</text:p>
          </table:table-cell>
          <table:table-cell table:formula="of:=[.A115]/100000" office:value-type="float" office:value="0.00001067652" calcext:value-type="float">
            <text:p>1.067652E-05</text:p>
          </table:table-cell>
          <table:table-cell/>
          <table:table-cell table:formula="of:=[.B115]-[.$C$1]" office:value-type="float" office:value="-0.00000000546923344947028" calcext:value-type="float">
            <text:p>-5.46923344947028E-09</text:p>
          </table:table-cell>
          <table:table-cell table:formula="of:=[.B115]*1000000" office:value-type="float" office:value="10.67652" calcext:value-type="float">
            <text:p>10.677</text:p>
          </table:table-cell>
        </table:table-row>
        <table:table-row table:style-name="ro1">
          <table:table-cell office:value-type="float" office:value="1.068086" calcext:value-type="float">
            <text:p>1.068086</text:p>
          </table:table-cell>
          <table:table-cell table:formula="of:=[.A116]/100000" office:value-type="float" office:value="0.00001068086" calcext:value-type="float">
            <text:p>1.068086E-05</text:p>
          </table:table-cell>
          <table:table-cell/>
          <table:table-cell table:formula="of:=[.B116]-[.$C$1]" office:value-type="float" office:value="-0.00000000112923344946992" calcext:value-type="float">
            <text:p>-1.12923344946992E-09</text:p>
          </table:table-cell>
          <table:table-cell table:formula="of:=[.B116]*1000000" office:value-type="float" office:value="10.68086" calcext:value-type="float">
            <text:p>10.681</text:p>
          </table:table-cell>
        </table:table-row>
        <table:table-row table:style-name="ro1">
          <table:table-cell office:value-type="float" office:value="1.068394" calcext:value-type="float">
            <text:p>1.068394</text:p>
          </table:table-cell>
          <table:table-cell table:formula="of:=[.A117]/100000" office:value-type="float" office:value="0.00001068394" calcext:value-type="float">
            <text:p>1.068394E-05</text:p>
          </table:table-cell>
          <table:table-cell/>
          <table:table-cell table:formula="of:=[.B117]-[.$C$1]" office:value-type="float" office:value="0.0000000019507665505304" calcext:value-type="float">
            <text:p>1.9507665505304E-09</text:p>
          </table:table-cell>
          <table:table-cell table:formula="of:=[.B117]*1000000" office:value-type="float" office:value="10.68394" calcext:value-type="float">
            <text:p>10.684</text:p>
          </table:table-cell>
        </table:table-row>
        <table:table-row table:style-name="ro1">
          <table:table-cell office:value-type="float" office:value="1.068338" calcext:value-type="float">
            <text:p>1.068338</text:p>
          </table:table-cell>
          <table:table-cell table:formula="of:=[.A118]/100000" office:value-type="float" office:value="0.00001068338" calcext:value-type="float">
            <text:p>1.068338E-05</text:p>
          </table:table-cell>
          <table:table-cell/>
          <table:table-cell table:formula="of:=[.B118]-[.$C$1]" office:value-type="float" office:value="0.00000000139076655053019" calcext:value-type="float">
            <text:p>1.39076655053019E-09</text:p>
          </table:table-cell>
          <table:table-cell table:formula="of:=[.B118]*1000000" office:value-type="float" office:value="10.68338" calcext:value-type="float">
            <text:p>10.683</text:p>
          </table:table-cell>
        </table:table-row>
        <table:table-row table:style-name="ro1">
          <table:table-cell office:value-type="float" office:value="1.068061" calcext:value-type="float">
            <text:p>1.068061</text:p>
          </table:table-cell>
          <table:table-cell table:formula="of:=[.A119]/100000" office:value-type="float" office:value="0.00001068061" calcext:value-type="float">
            <text:p>1.068061E-05</text:p>
          </table:table-cell>
          <table:table-cell/>
          <table:table-cell table:formula="of:=[.B119]-[.$C$1]" office:value-type="float" office:value="-0.00000000137923344947046" calcext:value-type="float">
            <text:p>-1.37923344947046E-09</text:p>
          </table:table-cell>
          <table:table-cell table:formula="of:=[.B119]*1000000" office:value-type="float" office:value="10.68061" calcext:value-type="float">
            <text:p>10.681</text:p>
          </table:table-cell>
        </table:table-row>
        <table:table-row table:style-name="ro1">
          <table:table-cell office:value-type="float" office:value="1.067677" calcext:value-type="float">
            <text:p>1.067677</text:p>
          </table:table-cell>
          <table:table-cell table:formula="of:=[.A120]/100000" office:value-type="float" office:value="0.00001067677" calcext:value-type="float">
            <text:p>1.067677E-05</text:p>
          </table:table-cell>
          <table:table-cell/>
          <table:table-cell table:formula="of:=[.B120]-[.$C$1]" office:value-type="float" office:value="-0.00000000521923344946974" calcext:value-type="float">
            <text:p>-5.21923344946974E-09</text:p>
          </table:table-cell>
          <table:table-cell table:formula="of:=[.B120]*1000000" office:value-type="float" office:value="10.67677" calcext:value-type="float">
            <text:p>10.677</text:p>
          </table:table-cell>
        </table:table-row>
        <table:table-row table:style-name="ro1">
          <table:table-cell office:value-type="float" office:value="1.06801" calcext:value-type="float">
            <text:p>1.06801</text:p>
          </table:table-cell>
          <table:table-cell table:formula="of:=[.A121]/100000" office:value-type="float" office:value="0.0000106801" calcext:value-type="float">
            <text:p>1.06801E-05</text:p>
          </table:table-cell>
          <table:table-cell/>
          <table:table-cell table:formula="of:=[.B121]-[.$C$1]" office:value-type="float" office:value="-0.00000000188923344947057" calcext:value-type="float">
            <text:p>-1.88923344947057E-09</text:p>
          </table:table-cell>
          <table:table-cell table:formula="of:=[.B121]*1000000" office:value-type="float" office:value="10.6801" calcext:value-type="float">
            <text:p>10.680</text:p>
          </table:table-cell>
        </table:table-row>
        <table:table-row table:style-name="ro1">
          <table:table-cell office:value-type="float" office:value="1.068424" calcext:value-type="float">
            <text:p>1.068424</text:p>
          </table:table-cell>
          <table:table-cell table:formula="of:=[.A122]/100000" office:value-type="float" office:value="0.00001068424" calcext:value-type="float">
            <text:p>1.068424E-05</text:p>
          </table:table-cell>
          <table:table-cell/>
          <table:table-cell table:formula="of:=[.B122]-[.$C$1]" office:value-type="float" office:value="0.00000000225076655053106" calcext:value-type="float">
            <text:p>2.25076655053106E-09</text:p>
          </table:table-cell>
          <table:table-cell table:formula="of:=[.B122]*1000000" office:value-type="float" office:value="10.68424" calcext:value-type="float">
            <text:p>10.684</text:p>
          </table:table-cell>
        </table:table-row>
        <table:table-row table:style-name="ro1">
          <table:table-cell office:value-type="float" office:value="1.067788" calcext:value-type="float">
            <text:p>1.067788</text:p>
          </table:table-cell>
          <table:table-cell table:formula="of:=[.A123]/100000" office:value-type="float" office:value="0.00001067788" calcext:value-type="float">
            <text:p>1.067788E-05</text:p>
          </table:table-cell>
          <table:table-cell/>
          <table:table-cell table:formula="of:=[.B123]-[.$C$1]" office:value-type="float" office:value="-0.00000000410923344947001" calcext:value-type="float">
            <text:p>-4.10923344947001E-09</text:p>
          </table:table-cell>
          <table:table-cell table:formula="of:=[.B123]*1000000" office:value-type="float" office:value="10.67788" calcext:value-type="float">
            <text:p>10.678</text:p>
          </table:table-cell>
        </table:table-row>
        <table:table-row table:style-name="ro1">
          <table:table-cell office:value-type="float" office:value="1.067712" calcext:value-type="float">
            <text:p>1.067712</text:p>
          </table:table-cell>
          <table:table-cell table:formula="of:=[.A124]/100000" office:value-type="float" office:value="0.00001067712" calcext:value-type="float">
            <text:p>1.067712E-05</text:p>
          </table:table-cell>
          <table:table-cell/>
          <table:table-cell table:formula="of:=[.B124]-[.$C$1]" office:value-type="float" office:value="-0.00000000486923344947066" calcext:value-type="float">
            <text:p>-4.86923344947066E-09</text:p>
          </table:table-cell>
          <table:table-cell table:formula="of:=[.B124]*1000000" office:value-type="float" office:value="10.67712" calcext:value-type="float">
            <text:p>10.677</text:p>
          </table:table-cell>
        </table:table-row>
        <table:table-row table:style-name="ro1">
          <table:table-cell office:value-type="float" office:value="1.067965" calcext:value-type="float">
            <text:p>1.067965</text:p>
          </table:table-cell>
          <table:table-cell table:formula="of:=[.A125]/100000" office:value-type="float" office:value="0.00001067965" calcext:value-type="float">
            <text:p>1.067965E-05</text:p>
          </table:table-cell>
          <table:table-cell/>
          <table:table-cell table:formula="of:=[.B125]-[.$C$1]" office:value-type="float" office:value="-0.00000000233923344946986" calcext:value-type="float">
            <text:p>-2.33923344946986E-09</text:p>
          </table:table-cell>
          <table:table-cell table:formula="of:=[.B125]*1000000" office:value-type="float" office:value="10.67965" calcext:value-type="float">
            <text:p>10.680</text:p>
          </table:table-cell>
        </table:table-row>
        <table:table-row table:style-name="ro1">
          <table:table-cell office:value-type="float" office:value="1.0675" calcext:value-type="float">
            <text:p>1.0675</text:p>
          </table:table-cell>
          <table:table-cell table:formula="of:=[.A126]/100000" office:value-type="float" office:value="0.000010675" calcext:value-type="float">
            <text:p>1.0675E-05</text:p>
          </table:table-cell>
          <table:table-cell/>
          <table:table-cell table:formula="of:=[.B126]-[.$C$1]" office:value-type="float" office:value="-0.00000000698923344947158" calcext:value-type="float">
            <text:p>-6.98923344947158E-09</text:p>
          </table:table-cell>
          <table:table-cell table:formula="of:=[.B126]*1000000" office:value-type="float" office:value="10.675" calcext:value-type="float">
            <text:p>10.675</text:p>
          </table:table-cell>
        </table:table-row>
        <table:table-row table:style-name="ro1">
          <table:table-cell office:value-type="float" office:value="1.067526" calcext:value-type="float">
            <text:p>1.067526</text:p>
          </table:table-cell>
          <table:table-cell table:formula="of:=[.A127]/100000" office:value-type="float" office:value="0.00001067526" calcext:value-type="float">
            <text:p>1.067526E-05</text:p>
          </table:table-cell>
          <table:table-cell/>
          <table:table-cell table:formula="of:=[.B127]-[.$C$1]" office:value-type="float" office:value="-0.00000000672923344947034" calcext:value-type="float">
            <text:p>-6.72923344947034E-09</text:p>
          </table:table-cell>
          <table:table-cell table:formula="of:=[.B127]*1000000" office:value-type="float" office:value="10.67526" calcext:value-type="float">
            <text:p>10.675</text:p>
          </table:table-cell>
        </table:table-row>
        <table:table-row table:style-name="ro1">
          <table:table-cell office:value-type="float" office:value="1.06795" calcext:value-type="float">
            <text:p>1.06795</text:p>
          </table:table-cell>
          <table:table-cell table:formula="of:=[.A128]/100000" office:value-type="float" office:value="0.0000106795" calcext:value-type="float">
            <text:p>1.06795E-05</text:p>
          </table:table-cell>
          <table:table-cell/>
          <table:table-cell table:formula="of:=[.B128]-[.$C$1]" office:value-type="float" office:value="-0.00000000248923344947019" calcext:value-type="float">
            <text:p>-2.48923344947019E-09</text:p>
          </table:table-cell>
          <table:table-cell table:formula="of:=[.B128]*1000000" office:value-type="float" office:value="10.6795" calcext:value-type="float">
            <text:p>10.680</text:p>
          </table:table-cell>
        </table:table-row>
        <table:table-row table:style-name="ro1">
          <table:table-cell office:value-type="float" office:value="1.068277" calcext:value-type="float">
            <text:p>1.068277</text:p>
          </table:table-cell>
          <table:table-cell table:formula="of:=[.A129]/100000" office:value-type="float" office:value="0.00001068277" calcext:value-type="float">
            <text:p>1.068277E-05</text:p>
          </table:table-cell>
          <table:table-cell/>
          <table:table-cell table:formula="of:=[.B129]-[.$C$1]" office:value-type="float" office:value="0.000000000780766550529868" calcext:value-type="float">
            <text:p>7.80766550529868E-10</text:p>
          </table:table-cell>
          <table:table-cell table:formula="of:=[.B129]*1000000" office:value-type="float" office:value="10.68277" calcext:value-type="float">
            <text:p>10.683</text:p>
          </table:table-cell>
        </table:table-row>
        <table:table-row table:style-name="ro1">
          <table:table-cell office:value-type="float" office:value="1.0675" calcext:value-type="float">
            <text:p>1.0675</text:p>
          </table:table-cell>
          <table:table-cell table:formula="of:=[.A130]/100000" office:value-type="float" office:value="0.000010675" calcext:value-type="float">
            <text:p>1.0675E-05</text:p>
          </table:table-cell>
          <table:table-cell/>
          <table:table-cell table:formula="of:=[.B130]-[.$C$1]" office:value-type="float" office:value="-0.00000000698923344947158" calcext:value-type="float">
            <text:p>-6.98923344947158E-09</text:p>
          </table:table-cell>
          <table:table-cell table:formula="of:=[.B130]*1000000" office:value-type="float" office:value="10.675" calcext:value-type="float">
            <text:p>10.675</text:p>
          </table:table-cell>
        </table:table-row>
        <table:table-row table:style-name="ro1">
          <table:table-cell office:value-type="float" office:value="1.067596" calcext:value-type="float">
            <text:p>1.067596</text:p>
          </table:table-cell>
          <table:table-cell table:formula="of:=[.A131]/100000" office:value-type="float" office:value="0.00001067596" calcext:value-type="float">
            <text:p>1.067596E-05</text:p>
          </table:table-cell>
          <table:table-cell/>
          <table:table-cell table:formula="of:=[.B131]-[.$C$1]" office:value-type="float" office:value="-0.00000000602923344947049" calcext:value-type="float">
            <text:p>-6.02923344947049E-09</text:p>
          </table:table-cell>
          <table:table-cell table:formula="of:=[.B131]*1000000" office:value-type="float" office:value="10.67596" calcext:value-type="float">
            <text:p>10.676</text:p>
          </table:table-cell>
        </table:table-row>
        <table:table-row table:style-name="ro1">
          <table:table-cell office:value-type="float" office:value="1.068161" calcext:value-type="float">
            <text:p>1.068161</text:p>
          </table:table-cell>
          <table:table-cell table:formula="of:=[.A132]/100000" office:value-type="float" office:value="0.00001068161" calcext:value-type="float">
            <text:p>1.068161E-05</text:p>
          </table:table-cell>
          <table:table-cell/>
          <table:table-cell table:formula="of:=[.B132]-[.$C$1]" office:value-type="float" office:value="-0.000000000379233449471659" calcext:value-type="float">
            <text:p>-3.79233449471659E-10</text:p>
          </table:table-cell>
          <table:table-cell table:formula="of:=[.B132]*1000000" office:value-type="float" office:value="10.68161" calcext:value-type="float">
            <text:p>10.682</text:p>
          </table:table-cell>
        </table:table-row>
        <table:table-row table:style-name="ro1">
          <table:table-cell office:value-type="float" office:value="1.068227" calcext:value-type="float">
            <text:p>1.068227</text:p>
          </table:table-cell>
          <table:table-cell table:formula="of:=[.A133]/100000" office:value-type="float" office:value="0.00001068227" calcext:value-type="float">
            <text:p>1.068227E-05</text:p>
          </table:table-cell>
          <table:table-cell/>
          <table:table-cell table:formula="of:=[.B133]-[.$C$1]" office:value-type="float" office:value="0.000000000280766550530466" calcext:value-type="float">
            <text:p>2.80766550530466E-10</text:p>
          </table:table-cell>
          <table:table-cell table:formula="of:=[.B133]*1000000" office:value-type="float" office:value="10.68227" calcext:value-type="float">
            <text:p>10.682</text:p>
          </table:table-cell>
        </table:table-row>
        <table:table-row table:style-name="ro1">
          <table:table-cell office:value-type="float" office:value="1.068469" calcext:value-type="float">
            <text:p>1.068469</text:p>
          </table:table-cell>
          <table:table-cell table:formula="of:=[.A134]/100000" office:value-type="float" office:value="0.00001068469" calcext:value-type="float">
            <text:p>1.068469E-05</text:p>
          </table:table-cell>
          <table:table-cell/>
          <table:table-cell table:formula="of:=[.B134]-[.$C$1]" office:value-type="float" office:value="0.00000000270076655052866" calcext:value-type="float">
            <text:p>2.70076655052866E-09</text:p>
          </table:table-cell>
          <table:table-cell table:formula="of:=[.B134]*1000000" office:value-type="float" office:value="10.68469" calcext:value-type="float">
            <text:p>10.685</text:p>
          </table:table-cell>
        </table:table-row>
        <table:table-row table:style-name="ro1">
          <table:table-cell office:value-type="float" office:value="1.068545" calcext:value-type="float">
            <text:p>1.068545</text:p>
          </table:table-cell>
          <table:table-cell table:formula="of:=[.A135]/100000" office:value-type="float" office:value="0.00001068545" calcext:value-type="float">
            <text:p>1.068545E-05</text:p>
          </table:table-cell>
          <table:table-cell/>
          <table:table-cell table:formula="of:=[.B135]-[.$C$1]" office:value-type="float" office:value="0.000000003460766550531" calcext:value-type="float">
            <text:p>3.460766550531E-09</text:p>
          </table:table-cell>
          <table:table-cell table:formula="of:=[.B135]*1000000" office:value-type="float" office:value="10.68545" calcext:value-type="float">
            <text:p>10.685</text:p>
          </table:table-cell>
        </table:table-row>
        <table:table-row table:style-name="ro1">
          <table:table-cell office:value-type="float" office:value="1.068061" calcext:value-type="float">
            <text:p>1.068061</text:p>
          </table:table-cell>
          <table:table-cell table:formula="of:=[.A136]/100000" office:value-type="float" office:value="0.00001068061" calcext:value-type="float">
            <text:p>1.068061E-05</text:p>
          </table:table-cell>
          <table:table-cell/>
          <table:table-cell table:formula="of:=[.B136]-[.$C$1]" office:value-type="float" office:value="-0.00000000137923344947046" calcext:value-type="float">
            <text:p>-1.37923344947046E-09</text:p>
          </table:table-cell>
          <table:table-cell table:formula="of:=[.B136]*1000000" office:value-type="float" office:value="10.68061" calcext:value-type="float">
            <text:p>10.681</text:p>
          </table:table-cell>
        </table:table-row>
        <table:table-row table:style-name="ro1">
          <table:table-cell office:value-type="float" office:value="1.067369" calcext:value-type="float">
            <text:p>1.067369</text:p>
          </table:table-cell>
          <table:table-cell table:formula="of:=[.A137]/100000" office:value-type="float" office:value="0.00001067369" calcext:value-type="float">
            <text:p>1.067369E-05</text:p>
          </table:table-cell>
          <table:table-cell/>
          <table:table-cell table:formula="of:=[.B137]-[.$C$1]" office:value-type="float" office:value="-0.00000000829923344947005" calcext:value-type="float">
            <text:p>-8.29923344947005E-09</text:p>
          </table:table-cell>
          <table:table-cell table:formula="of:=[.B137]*1000000" office:value-type="float" office:value="10.67369" calcext:value-type="float">
            <text:p>10.674</text:p>
          </table:table-cell>
        </table:table-row>
        <table:table-row table:style-name="ro1">
          <table:table-cell office:value-type="float" office:value="1.067929" calcext:value-type="float">
            <text:p>1.067929</text:p>
          </table:table-cell>
          <table:table-cell table:formula="of:=[.A138]/100000" office:value-type="float" office:value="0.00001067929" calcext:value-type="float">
            <text:p>1.067929E-05</text:p>
          </table:table-cell>
          <table:table-cell/>
          <table:table-cell table:formula="of:=[.B138]-[.$C$1]" office:value-type="float" office:value="-0.00000000269923344947132" calcext:value-type="float">
            <text:p>-2.69923344947132E-09</text:p>
          </table:table-cell>
          <table:table-cell table:formula="of:=[.B138]*1000000" office:value-type="float" office:value="10.67929" calcext:value-type="float">
            <text:p>10.679</text:p>
          </table:table-cell>
        </table:table-row>
        <table:table-row table:style-name="ro1">
          <table:table-cell office:value-type="float" office:value="1.068469" calcext:value-type="float">
            <text:p>1.068469</text:p>
          </table:table-cell>
          <table:table-cell table:formula="of:=[.A139]/100000" office:value-type="float" office:value="0.00001068469" calcext:value-type="float">
            <text:p>1.068469E-05</text:p>
          </table:table-cell>
          <table:table-cell/>
          <table:table-cell table:formula="of:=[.B139]-[.$C$1]" office:value-type="float" office:value="0.00000000270076655052866" calcext:value-type="float">
            <text:p>2.70076655052866E-09</text:p>
          </table:table-cell>
          <table:table-cell table:formula="of:=[.B139]*1000000" office:value-type="float" office:value="10.68469" calcext:value-type="float">
            <text:p>10.685</text:p>
          </table:table-cell>
        </table:table-row>
        <table:table-row table:style-name="ro1">
          <table:table-cell office:value-type="float" office:value="1.068005" calcext:value-type="float">
            <text:p>1.068005</text:p>
          </table:table-cell>
          <table:table-cell table:formula="of:=[.A140]/100000" office:value-type="float" office:value="0.00001068005" calcext:value-type="float">
            <text:p>1.068005E-05</text:p>
          </table:table-cell>
          <table:table-cell/>
          <table:table-cell table:formula="of:=[.B140]-[.$C$1]" office:value-type="float" office:value="-0.00000000193923344946898" calcext:value-type="float">
            <text:p>-1.93923344946898E-09</text:p>
          </table:table-cell>
          <table:table-cell table:formula="of:=[.B140]*1000000" office:value-type="float" office:value="10.68005" calcext:value-type="float">
            <text:p>10.680</text:p>
          </table:table-cell>
        </table:table-row>
        <table:table-row table:style-name="ro1">
          <table:table-cell office:value-type="float" office:value="1.067394" calcext:value-type="float">
            <text:p>1.067394</text:p>
          </table:table-cell>
          <table:table-cell table:formula="of:=[.A141]/100000" office:value-type="float" office:value="0.00001067394" calcext:value-type="float">
            <text:p>1.067394E-05</text:p>
          </table:table-cell>
          <table:table-cell/>
          <table:table-cell table:formula="of:=[.B141]-[.$C$1]" office:value-type="float" office:value="-0.0000000080492334494712" calcext:value-type="float">
            <text:p>-8.0492334494712E-09</text:p>
          </table:table-cell>
          <table:table-cell table:formula="of:=[.B141]*1000000" office:value-type="float" office:value="10.67394" calcext:value-type="float">
            <text:p>10.674</text:p>
          </table:table-cell>
        </table:table-row>
        <table:table-row table:style-name="ro1">
          <table:table-cell office:value-type="float" office:value="1.067864" calcext:value-type="float">
            <text:p>1.067864</text:p>
          </table:table-cell>
          <table:table-cell table:formula="of:=[.A142]/100000" office:value-type="float" office:value="0.00001067864" calcext:value-type="float">
            <text:p>1.067864E-05</text:p>
          </table:table-cell>
          <table:table-cell/>
          <table:table-cell table:formula="of:=[.B142]-[.$C$1]" office:value-type="float" office:value="-0.00000000334923344947106" calcext:value-type="float">
            <text:p>-3.34923344947106E-09</text:p>
          </table:table-cell>
          <table:table-cell table:formula="of:=[.B142]*1000000" office:value-type="float" office:value="10.67864" calcext:value-type="float">
            <text:p>10.679</text:p>
          </table:table-cell>
        </table:table-row>
        <table:table-row table:style-name="ro1">
          <table:table-cell office:value-type="float" office:value="1.068177" calcext:value-type="float">
            <text:p>1.068177</text:p>
          </table:table-cell>
          <table:table-cell table:formula="of:=[.A143]/100000" office:value-type="float" office:value="0.00001068177" calcext:value-type="float">
            <text:p>1.068177E-05</text:p>
          </table:table-cell>
          <table:table-cell/>
          <table:table-cell table:formula="of:=[.B143]-[.$C$1]" office:value-type="float" office:value="-0.00000000021923344947063" calcext:value-type="float">
            <text:p>-2.1923344947063E-10</text:p>
          </table:table-cell>
          <table:table-cell table:formula="of:=[.B143]*1000000" office:value-type="float" office:value="10.68177" calcext:value-type="float">
            <text:p>10.682</text:p>
          </table:table-cell>
        </table:table-row>
        <table:table-row table:style-name="ro1">
          <table:table-cell office:value-type="float" office:value="1.068616" calcext:value-type="float">
            <text:p>1.068616</text:p>
          </table:table-cell>
          <table:table-cell table:formula="of:=[.A144]/100000" office:value-type="float" office:value="0.00001068616" calcext:value-type="float">
            <text:p>1.068616E-05</text:p>
          </table:table-cell>
          <table:table-cell/>
          <table:table-cell table:formula="of:=[.B144]-[.$C$1]" office:value-type="float" office:value="0.00000000417076655052985" calcext:value-type="float">
            <text:p>4.17076655052985E-09</text:p>
          </table:table-cell>
          <table:table-cell table:formula="of:=[.B144]*1000000" office:value-type="float" office:value="10.68616" calcext:value-type="float">
            <text:p>10.686</text:p>
          </table:table-cell>
        </table:table-row>
        <table:table-row table:style-name="ro1">
          <table:table-cell office:value-type="float" office:value="1.06857" calcext:value-type="float">
            <text:p>1.06857</text:p>
          </table:table-cell>
          <table:table-cell table:formula="of:=[.A145]/100000" office:value-type="float" office:value="0.0000106857" calcext:value-type="float">
            <text:p>1.06857E-05</text:p>
          </table:table-cell>
          <table:table-cell/>
          <table:table-cell table:formula="of:=[.B145]-[.$C$1]" office:value-type="float" office:value="0.00000000371076655052986" calcext:value-type="float">
            <text:p>3.71076655052986E-09</text:p>
          </table:table-cell>
          <table:table-cell table:formula="of:=[.B145]*1000000" office:value-type="float" office:value="10.6857" calcext:value-type="float">
            <text:p>10.686</text:p>
          </table:table-cell>
        </table:table-row>
        <table:table-row table:style-name="ro1">
          <table:table-cell office:value-type="float" office:value="1.068368" calcext:value-type="float">
            <text:p>1.068368</text:p>
          </table:table-cell>
          <table:table-cell table:formula="of:=[.A146]/100000" office:value-type="float" office:value="0.00001068368" calcext:value-type="float">
            <text:p>1.068368E-05</text:p>
          </table:table-cell>
          <table:table-cell/>
          <table:table-cell table:formula="of:=[.B146]-[.$C$1]" office:value-type="float" office:value="0.00000000169076655052915" calcext:value-type="float">
            <text:p>1.69076655052915E-09</text:p>
          </table:table-cell>
          <table:table-cell table:formula="of:=[.B146]*1000000" office:value-type="float" office:value="10.68368" calcext:value-type="float">
            <text:p>10.684</text:p>
          </table:table-cell>
        </table:table-row>
        <table:table-row table:style-name="ro1">
          <table:table-cell office:value-type="float" office:value="1.068404" calcext:value-type="float">
            <text:p>1.068404</text:p>
          </table:table-cell>
          <table:table-cell table:formula="of:=[.A147]/100000" office:value-type="float" office:value="0.00001068404" calcext:value-type="float">
            <text:p>1.068404E-05</text:p>
          </table:table-cell>
          <table:table-cell/>
          <table:table-cell table:formula="of:=[.B147]-[.$C$1]" office:value-type="float" office:value="0.00000000205076655052893" calcext:value-type="float">
            <text:p>2.05076655052893E-09</text:p>
          </table:table-cell>
          <table:table-cell table:formula="of:=[.B147]*1000000" office:value-type="float" office:value="10.68404" calcext:value-type="float">
            <text:p>10.684</text:p>
          </table:table-cell>
        </table:table-row>
        <table:table-row table:style-name="ro1">
          <table:table-cell office:value-type="float" office:value="1.068944" calcext:value-type="float">
            <text:p>1.068944</text:p>
          </table:table-cell>
          <table:table-cell table:formula="of:=[.A148]/100000" office:value-type="float" office:value="0.00001068944" calcext:value-type="float">
            <text:p>1.068944E-05</text:p>
          </table:table-cell>
          <table:table-cell/>
          <table:table-cell table:formula="of:=[.B148]-[.$C$1]" office:value-type="float" office:value="0.00000000745076655052891" calcext:value-type="float">
            <text:p>7.45076655052891E-09</text:p>
          </table:table-cell>
          <table:table-cell table:formula="of:=[.B148]*1000000" office:value-type="float" office:value="10.68944" calcext:value-type="float">
            <text:p>10.689</text:p>
          </table:table-cell>
        </table:table-row>
        <table:table-row table:style-name="ro1">
          <table:table-cell office:value-type="float" office:value="1.068439" calcext:value-type="float">
            <text:p>1.068439</text:p>
          </table:table-cell>
          <table:table-cell table:formula="of:=[.A149]/100000" office:value-type="float" office:value="0.00001068439" calcext:value-type="float">
            <text:p>1.068439E-05</text:p>
          </table:table-cell>
          <table:table-cell/>
          <table:table-cell table:formula="of:=[.B149]-[.$C$1]" office:value-type="float" office:value="0.00000000240076655052969" calcext:value-type="float">
            <text:p>2.40076655052969E-09</text:p>
          </table:table-cell>
          <table:table-cell table:formula="of:=[.B149]*1000000" office:value-type="float" office:value="10.68439" calcext:value-type="float">
            <text:p>10.684</text:p>
          </table:table-cell>
        </table:table-row>
        <table:table-row table:style-name="ro1">
          <table:table-cell office:value-type="float" office:value="1.068525" calcext:value-type="float">
            <text:p>1.068525</text:p>
          </table:table-cell>
          <table:table-cell table:formula="of:=[.A150]/100000" office:value-type="float" office:value="0.00001068525" calcext:value-type="float">
            <text:p>1.068525E-05</text:p>
          </table:table-cell>
          <table:table-cell/>
          <table:table-cell table:formula="of:=[.B150]-[.$C$1]" office:value-type="float" office:value="0.00000000326076655052887" calcext:value-type="float">
            <text:p>3.26076655052887E-09</text:p>
          </table:table-cell>
          <table:table-cell table:formula="of:=[.B150]*1000000" office:value-type="float" office:value="10.68525" calcext:value-type="float">
            <text:p>10.685</text:p>
          </table:table-cell>
        </table:table-row>
        <table:table-row table:style-name="ro1">
          <table:table-cell office:value-type="float" office:value="1.068696" calcext:value-type="float">
            <text:p>1.068696</text:p>
          </table:table-cell>
          <table:table-cell table:formula="of:=[.A151]/100000" office:value-type="float" office:value="0.00001068696" calcext:value-type="float">
            <text:p>1.068696E-05</text:p>
          </table:table-cell>
          <table:table-cell/>
          <table:table-cell table:formula="of:=[.B151]-[.$C$1]" office:value-type="float" office:value="0.00000000497076655052991" calcext:value-type="float">
            <text:p>4.97076655052991E-09</text:p>
          </table:table-cell>
          <table:table-cell table:formula="of:=[.B151]*1000000" office:value-type="float" office:value="10.68696" calcext:value-type="float">
            <text:p>10.687</text:p>
          </table:table-cell>
        </table:table-row>
        <table:table-row table:style-name="ro1">
          <table:table-cell office:value-type="float" office:value="1.068409" calcext:value-type="float">
            <text:p>1.068409</text:p>
          </table:table-cell>
          <table:table-cell table:formula="of:=[.A152]/100000" office:value-type="float" office:value="0.00001068409" calcext:value-type="float">
            <text:p>1.068409E-05</text:p>
          </table:table-cell>
          <table:table-cell/>
          <table:table-cell table:formula="of:=[.B152]-[.$C$1]" office:value-type="float" office:value="0.00000000210076655052904" calcext:value-type="float">
            <text:p>2.10076655052904E-09</text:p>
          </table:table-cell>
          <table:table-cell table:formula="of:=[.B152]*1000000" office:value-type="float" office:value="10.68409" calcext:value-type="float">
            <text:p>10.684</text:p>
          </table:table-cell>
        </table:table-row>
        <table:table-row table:style-name="ro1">
          <table:table-cell office:value-type="float" office:value="1.068505" calcext:value-type="float">
            <text:p>1.068505</text:p>
          </table:table-cell>
          <table:table-cell table:formula="of:=[.A153]/100000" office:value-type="float" office:value="0.00001068505" calcext:value-type="float">
            <text:p>1.068505E-05</text:p>
          </table:table-cell>
          <table:table-cell/>
          <table:table-cell table:formula="of:=[.B153]-[.$C$1]" office:value-type="float" office:value="0.00000000306076655053012" calcext:value-type="float">
            <text:p>3.06076655053012E-09</text:p>
          </table:table-cell>
          <table:table-cell table:formula="of:=[.B153]*1000000" office:value-type="float" office:value="10.68505" calcext:value-type="float">
            <text:p>10.685</text:p>
          </table:table-cell>
        </table:table-row>
        <table:table-row table:style-name="ro1">
          <table:table-cell office:value-type="float" office:value="1.068313" calcext:value-type="float">
            <text:p>1.068313</text:p>
          </table:table-cell>
          <table:table-cell table:formula="of:=[.A154]/100000" office:value-type="float" office:value="0.00001068313" calcext:value-type="float">
            <text:p>1.068313E-05</text:p>
          </table:table-cell>
          <table:table-cell/>
          <table:table-cell table:formula="of:=[.B154]-[.$C$1]" office:value-type="float" office:value="0.00000000114076655053134" calcext:value-type="float">
            <text:p>1.14076655053134E-09</text:p>
          </table:table-cell>
          <table:table-cell table:formula="of:=[.B154]*1000000" office:value-type="float" office:value="10.68313" calcext:value-type="float">
            <text:p>10.683</text:p>
          </table:table-cell>
        </table:table-row>
        <table:table-row table:style-name="ro1">
          <table:table-cell office:value-type="float" office:value="1.067995" calcext:value-type="float">
            <text:p>1.067995</text:p>
          </table:table-cell>
          <table:table-cell table:formula="of:=[.A155]/100000" office:value-type="float" office:value="0.00001067995" calcext:value-type="float">
            <text:p>1.067995E-05</text:p>
          </table:table-cell>
          <table:table-cell/>
          <table:table-cell table:formula="of:=[.B155]-[.$C$1]" office:value-type="float" office:value="-0.0000000020392334494692" calcext:value-type="float">
            <text:p>-2.0392334494692E-09</text:p>
          </table:table-cell>
          <table:table-cell table:formula="of:=[.B155]*1000000" office:value-type="float" office:value="10.67995" calcext:value-type="float">
            <text:p>10.680</text:p>
          </table:table-cell>
        </table:table-row>
        <table:table-row table:style-name="ro1">
          <table:table-cell office:value-type="float" office:value="1.067975" calcext:value-type="float">
            <text:p>1.067975</text:p>
          </table:table-cell>
          <table:table-cell table:formula="of:=[.A156]/100000" office:value-type="float" office:value="0.00001067975" calcext:value-type="float">
            <text:p>1.067975E-05</text:p>
          </table:table-cell>
          <table:table-cell/>
          <table:table-cell table:formula="of:=[.B156]-[.$C$1]" office:value-type="float" office:value="-0.00000000223923344947133" calcext:value-type="float">
            <text:p>-2.23923344947133E-09</text:p>
          </table:table-cell>
          <table:table-cell table:formula="of:=[.B156]*1000000" office:value-type="float" office:value="10.67975" calcext:value-type="float">
            <text:p>10.680</text:p>
          </table:table-cell>
        </table:table-row>
        <table:table-row table:style-name="ro1">
          <table:table-cell office:value-type="float" office:value="1.068197" calcext:value-type="float">
            <text:p>1.068197</text:p>
          </table:table-cell>
          <table:table-cell table:formula="of:=[.A157]/100000" office:value-type="float" office:value="0.00001068197" calcext:value-type="float">
            <text:p>1.068197E-05</text:p>
          </table:table-cell>
          <table:table-cell/>
          <table:table-cell table:formula="of:=[.B157]-[.$C$1]" office:value-type="float" office:value="-0.0000000000192334494701917" calcext:value-type="float">
            <text:p>-1.92334494701917E-11</text:p>
          </table:table-cell>
          <table:table-cell table:formula="of:=[.B157]*1000000" office:value-type="float" office:value="10.68197" calcext:value-type="float">
            <text:p>10.682</text:p>
          </table:table-cell>
        </table:table-row>
        <table:table-row table:style-name="ro1">
          <table:table-cell office:value-type="float" office:value="1.068126" calcext:value-type="float">
            <text:p>1.068126</text:p>
          </table:table-cell>
          <table:table-cell table:formula="of:=[.A158]/100000" office:value-type="float" office:value="0.00001068126" calcext:value-type="float">
            <text:p>1.068126E-05</text:p>
          </table:table-cell>
          <table:table-cell/>
          <table:table-cell table:formula="of:=[.B158]-[.$C$1]" office:value-type="float" office:value="-0.000000000729233449470732" calcext:value-type="float">
            <text:p>-7.29233449470732E-10</text:p>
          </table:table-cell>
          <table:table-cell table:formula="of:=[.B158]*1000000" office:value-type="float" office:value="10.68126" calcext:value-type="float">
            <text:p>10.681</text:p>
          </table:table-cell>
        </table:table-row>
        <table:table-row table:style-name="ro1">
          <table:table-cell office:value-type="float" office:value="1.067682" calcext:value-type="float">
            <text:p>1.067682</text:p>
          </table:table-cell>
          <table:table-cell table:formula="of:=[.A159]/100000" office:value-type="float" office:value="0.00001067682" calcext:value-type="float">
            <text:p>1.067682E-05</text:p>
          </table:table-cell>
          <table:table-cell/>
          <table:table-cell table:formula="of:=[.B159]-[.$C$1]" office:value-type="float" office:value="-0.00000000516923344946963" calcext:value-type="float">
            <text:p>-5.16923344946963E-09</text:p>
          </table:table-cell>
          <table:table-cell table:formula="of:=[.B159]*1000000" office:value-type="float" office:value="10.67682" calcext:value-type="float">
            <text:p>10.677</text:p>
          </table:table-cell>
        </table:table-row>
        <table:table-row table:style-name="ro1">
          <table:table-cell office:value-type="float" office:value="1.067813" calcext:value-type="float">
            <text:p>1.067813</text:p>
          </table:table-cell>
          <table:table-cell table:formula="of:=[.A160]/100000" office:value-type="float" office:value="0.00001067813" calcext:value-type="float">
            <text:p>1.067813E-05</text:p>
          </table:table-cell>
          <table:table-cell/>
          <table:table-cell table:formula="of:=[.B160]-[.$C$1]" office:value-type="float" office:value="-0.00000000385923344947116" calcext:value-type="float">
            <text:p>-3.85923344947116E-09</text:p>
          </table:table-cell>
          <table:table-cell table:formula="of:=[.B160]*1000000" office:value-type="float" office:value="10.67813" calcext:value-type="float">
            <text:p>10.678</text:p>
          </table:table-cell>
        </table:table-row>
        <table:table-row table:style-name="ro1">
          <table:table-cell office:value-type="float" office:value="1.068767" calcext:value-type="float">
            <text:p>1.068767</text:p>
          </table:table-cell>
          <table:table-cell table:formula="of:=[.A161]/100000" office:value-type="float" office:value="0.00001068767" calcext:value-type="float">
            <text:p>1.068767E-05</text:p>
          </table:table-cell>
          <table:table-cell/>
          <table:table-cell table:formula="of:=[.B161]-[.$C$1]" office:value-type="float" office:value="0.00000000568076655053045" calcext:value-type="float">
            <text:p>5.68076655053045E-09</text:p>
          </table:table-cell>
          <table:table-cell table:formula="of:=[.B161]*1000000" office:value-type="float" office:value="10.68767" calcext:value-type="float">
            <text:p>10.688</text:p>
          </table:table-cell>
        </table:table-row>
        <table:table-row table:style-name="ro1">
          <table:table-cell office:value-type="float" office:value="1.068868" calcext:value-type="float">
            <text:p>1.068868</text:p>
          </table:table-cell>
          <table:table-cell table:formula="of:=[.A162]/100000" office:value-type="float" office:value="0.00001068868" calcext:value-type="float">
            <text:p>1.068868E-05</text:p>
          </table:table-cell>
          <table:table-cell/>
          <table:table-cell table:formula="of:=[.B162]-[.$C$1]" office:value-type="float" office:value="0.00000000669076655052995" calcext:value-type="float">
            <text:p>6.69076655052995E-09</text:p>
          </table:table-cell>
          <table:table-cell table:formula="of:=[.B162]*1000000" office:value-type="float" office:value="10.68868" calcext:value-type="float">
            <text:p>10.689</text:p>
          </table:table-cell>
        </table:table-row>
        <table:table-row table:style-name="ro1">
          <table:table-cell office:value-type="float" office:value="1.068505" calcext:value-type="float">
            <text:p>1.068505</text:p>
          </table:table-cell>
          <table:table-cell table:formula="of:=[.A163]/100000" office:value-type="float" office:value="0.00001068505" calcext:value-type="float">
            <text:p>1.068505E-05</text:p>
          </table:table-cell>
          <table:table-cell/>
          <table:table-cell table:formula="of:=[.B163]-[.$C$1]" office:value-type="float" office:value="0.00000000306076655053012" calcext:value-type="float">
            <text:p>3.06076655053012E-09</text:p>
          </table:table-cell>
          <table:table-cell table:formula="of:=[.B163]*1000000" office:value-type="float" office:value="10.68505" calcext:value-type="float">
            <text:p>10.685</text:p>
          </table:table-cell>
        </table:table-row>
        <table:table-row table:style-name="ro1">
          <table:table-cell office:value-type="float" office:value="1.067712" calcext:value-type="float">
            <text:p>1.067712</text:p>
          </table:table-cell>
          <table:table-cell table:formula="of:=[.A164]/100000" office:value-type="float" office:value="0.00001067712" calcext:value-type="float">
            <text:p>1.067712E-05</text:p>
          </table:table-cell>
          <table:table-cell/>
          <table:table-cell table:formula="of:=[.B164]-[.$C$1]" office:value-type="float" office:value="-0.00000000486923344947066" calcext:value-type="float">
            <text:p>-4.86923344947066E-09</text:p>
          </table:table-cell>
          <table:table-cell table:formula="of:=[.B164]*1000000" office:value-type="float" office:value="10.67712" calcext:value-type="float">
            <text:p>10.677</text:p>
          </table:table-cell>
        </table:table-row>
        <table:table-row table:style-name="ro1">
          <table:table-cell office:value-type="float" office:value="1.06803" calcext:value-type="float">
            <text:p>1.06803</text:p>
          </table:table-cell>
          <table:table-cell table:formula="of:=[.A165]/100000" office:value-type="float" office:value="0.0000106803" calcext:value-type="float">
            <text:p>1.06803E-05</text:p>
          </table:table-cell>
          <table:table-cell/>
          <table:table-cell table:formula="of:=[.B165]-[.$C$1]" office:value-type="float" office:value="-0.00000000168923344947013" calcext:value-type="float">
            <text:p>-1.68923344947013E-09</text:p>
          </table:table-cell>
          <table:table-cell table:formula="of:=[.B165]*1000000" office:value-type="float" office:value="10.6803" calcext:value-type="float">
            <text:p>10.680</text:p>
          </table:table-cell>
        </table:table-row>
        <table:table-row table:style-name="ro1">
          <table:table-cell office:value-type="float" office:value="1.067945" calcext:value-type="float">
            <text:p>1.067945</text:p>
          </table:table-cell>
          <table:table-cell table:formula="of:=[.A166]/100000" office:value-type="float" office:value="0.00001067945" calcext:value-type="float">
            <text:p>1.067945E-05</text:p>
          </table:table-cell>
          <table:table-cell/>
          <table:table-cell table:formula="of:=[.B166]-[.$C$1]" office:value-type="float" office:value="-0.0000000025392334494703" calcext:value-type="float">
            <text:p>-2.5392334494703E-09</text:p>
          </table:table-cell>
          <table:table-cell table:formula="of:=[.B166]*1000000" office:value-type="float" office:value="10.67945" calcext:value-type="float">
            <text:p>10.679</text:p>
          </table:table-cell>
        </table:table-row>
        <table:table-row table:style-name="ro1">
          <table:table-cell office:value-type="float" office:value="1.067728" calcext:value-type="float">
            <text:p>1.067728</text:p>
          </table:table-cell>
          <table:table-cell table:formula="of:=[.A167]/100000" office:value-type="float" office:value="0.00001067728" calcext:value-type="float">
            <text:p>1.067728E-05</text:p>
          </table:table-cell>
          <table:table-cell/>
          <table:table-cell table:formula="of:=[.B167]-[.$C$1]" office:value-type="float" office:value="-0.00000000470923344946963" calcext:value-type="float">
            <text:p>-4.70923344946963E-09</text:p>
          </table:table-cell>
          <table:table-cell table:formula="of:=[.B167]*1000000" office:value-type="float" office:value="10.67728" calcext:value-type="float">
            <text:p>10.677</text:p>
          </table:table-cell>
        </table:table-row>
        <table:table-row table:style-name="ro1">
          <table:table-cell office:value-type="float" office:value="1.068252" calcext:value-type="float">
            <text:p>1.068252</text:p>
          </table:table-cell>
          <table:table-cell table:formula="of:=[.A168]/100000" office:value-type="float" office:value="0.00001068252" calcext:value-type="float">
            <text:p>1.068252E-05</text:p>
          </table:table-cell>
          <table:table-cell/>
          <table:table-cell table:formula="of:=[.B168]-[.$C$1]" office:value-type="float" office:value="0.00000000053076655052932" calcext:value-type="float">
            <text:p>5.3076655052932E-10</text:p>
          </table:table-cell>
          <table:table-cell table:formula="of:=[.B168]*1000000" office:value-type="float" office:value="10.68252" calcext:value-type="float">
            <text:p>10.683</text:p>
          </table:table-cell>
        </table:table-row>
        <table:table-row table:style-name="ro1">
          <table:table-cell office:value-type="float" office:value="1.068656" calcext:value-type="float">
            <text:p>1.068656</text:p>
          </table:table-cell>
          <table:table-cell table:formula="of:=[.A169]/100000" office:value-type="float" office:value="0.00001068656" calcext:value-type="float">
            <text:p>1.068656E-05</text:p>
          </table:table-cell>
          <table:table-cell/>
          <table:table-cell table:formula="of:=[.B169]-[.$C$1]" office:value-type="float" office:value="0.00000000457076655053073" calcext:value-type="float">
            <text:p>4.57076655053073E-09</text:p>
          </table:table-cell>
          <table:table-cell table:formula="of:=[.B169]*1000000" office:value-type="float" office:value="10.68656" calcext:value-type="float">
            <text:p>10.687</text:p>
          </table:table-cell>
        </table:table-row>
        <table:table-row table:style-name="ro1">
          <table:table-cell office:value-type="float" office:value="1.068051" calcext:value-type="float">
            <text:p>1.068051</text:p>
          </table:table-cell>
          <table:table-cell table:formula="of:=[.A170]/100000" office:value-type="float" office:value="0.00001068051" calcext:value-type="float">
            <text:p>1.068051E-05</text:p>
          </table:table-cell>
          <table:table-cell/>
          <table:table-cell table:formula="of:=[.B170]-[.$C$1]" office:value-type="float" office:value="-0.00000000147923344946899" calcext:value-type="float">
            <text:p>-1.47923344946899E-09</text:p>
          </table:table-cell>
          <table:table-cell table:formula="of:=[.B170]*1000000" office:value-type="float" office:value="10.68051" calcext:value-type="float">
            <text:p>10.681</text:p>
          </table:table-cell>
        </table:table-row>
        <table:table-row table:style-name="ro1">
          <table:table-cell office:value-type="float" office:value="1.068611" calcext:value-type="float">
            <text:p>1.068611</text:p>
          </table:table-cell>
          <table:table-cell table:formula="of:=[.A171]/100000" office:value-type="float" office:value="0.00001068611" calcext:value-type="float">
            <text:p>1.068611E-05</text:p>
          </table:table-cell>
          <table:table-cell/>
          <table:table-cell table:formula="of:=[.B171]-[.$C$1]" office:value-type="float" office:value="0.00000000412076655052974" calcext:value-type="float">
            <text:p>4.12076655052974E-09</text:p>
          </table:table-cell>
          <table:table-cell table:formula="of:=[.B171]*1000000" office:value-type="float" office:value="10.68611" calcext:value-type="float">
            <text:p>10.686</text:p>
          </table:table-cell>
        </table:table-row>
        <table:table-row table:style-name="ro1">
          <table:table-cell office:value-type="float" office:value="1.068747" calcext:value-type="float">
            <text:p>1.068747</text:p>
          </table:table-cell>
          <table:table-cell table:formula="of:=[.A172]/100000" office:value-type="float" office:value="0.00001068747" calcext:value-type="float">
            <text:p>1.068747E-05</text:p>
          </table:table-cell>
          <table:table-cell/>
          <table:table-cell table:formula="of:=[.B172]-[.$C$1]" office:value-type="float" office:value="0.0000000054807665505317" calcext:value-type="float">
            <text:p>5.4807665505317E-09</text:p>
          </table:table-cell>
          <table:table-cell table:formula="of:=[.B172]*1000000" office:value-type="float" office:value="10.68747" calcext:value-type="float">
            <text:p>10.687</text:p>
          </table:table-cell>
        </table:table-row>
        <table:table-row table:style-name="ro1">
          <table:table-cell office:value-type="float" office:value="1.068479" calcext:value-type="float">
            <text:p>1.068479</text:p>
          </table:table-cell>
          <table:table-cell table:formula="of:=[.A173]/100000" office:value-type="float" office:value="0.00001068479" calcext:value-type="float">
            <text:p>1.068479E-05</text:p>
          </table:table-cell>
          <table:table-cell/>
          <table:table-cell table:formula="of:=[.B173]-[.$C$1]" office:value-type="float" office:value="0.00000000280076655052888" calcext:value-type="float">
            <text:p>2.80076655052888E-09</text:p>
          </table:table-cell>
          <table:table-cell table:formula="of:=[.B173]*1000000" office:value-type="float" office:value="10.68479" calcext:value-type="float">
            <text:p>10.685</text:p>
          </table:table-cell>
        </table:table-row>
        <table:table-row table:style-name="ro1">
          <table:table-cell office:value-type="float" office:value="1.068333" calcext:value-type="float">
            <text:p>1.068333</text:p>
          </table:table-cell>
          <table:table-cell table:formula="of:=[.A174]/100000" office:value-type="float" office:value="0.00001068333" calcext:value-type="float">
            <text:p>1.068333E-05</text:p>
          </table:table-cell>
          <table:table-cell/>
          <table:table-cell table:formula="of:=[.B174]-[.$C$1]" office:value-type="float" office:value="0.00000000134076655053008" calcext:value-type="float">
            <text:p>1.34076655053008E-09</text:p>
          </table:table-cell>
          <table:table-cell table:formula="of:=[.B174]*1000000" office:value-type="float" office:value="10.68333" calcext:value-type="float">
            <text:p>10.683</text:p>
          </table:table-cell>
        </table:table-row>
        <table:table-row table:style-name="ro1">
          <table:table-cell office:value-type="float" office:value="1.068641" calcext:value-type="float">
            <text:p>1.068641</text:p>
          </table:table-cell>
          <table:table-cell table:formula="of:=[.A175]/100000" office:value-type="float" office:value="0.00001068641" calcext:value-type="float">
            <text:p>1.068641E-05</text:p>
          </table:table-cell>
          <table:table-cell/>
          <table:table-cell table:formula="of:=[.B175]-[.$C$1]" office:value-type="float" office:value="0.0000000044207665505287" calcext:value-type="float">
            <text:p>4.4207665505287E-09</text:p>
          </table:table-cell>
          <table:table-cell table:formula="of:=[.B175]*1000000" office:value-type="float" office:value="10.68641" calcext:value-type="float">
            <text:p>10.686</text:p>
          </table:table-cell>
        </table:table-row>
        <table:table-row table:style-name="ro1">
          <table:table-cell office:value-type="float" office:value="1.068313" calcext:value-type="float">
            <text:p>1.068313</text:p>
          </table:table-cell>
          <table:table-cell table:formula="of:=[.A176]/100000" office:value-type="float" office:value="0.00001068313" calcext:value-type="float">
            <text:p>1.068313E-05</text:p>
          </table:table-cell>
          <table:table-cell/>
          <table:table-cell table:formula="of:=[.B176]-[.$C$1]" office:value-type="float" office:value="0.00000000114076655053134" calcext:value-type="float">
            <text:p>1.14076655053134E-09</text:p>
          </table:table-cell>
          <table:table-cell table:formula="of:=[.B176]*1000000" office:value-type="float" office:value="10.68313" calcext:value-type="float">
            <text:p>10.683</text:p>
          </table:table-cell>
        </table:table-row>
        <table:table-row table:style-name="ro1">
          <table:table-cell office:value-type="float" office:value="1.068353" calcext:value-type="float">
            <text:p>1.068353</text:p>
          </table:table-cell>
          <table:table-cell table:formula="of:=[.A177]/100000" office:value-type="float" office:value="0.00001068353" calcext:value-type="float">
            <text:p>1.068353E-05</text:p>
          </table:table-cell>
          <table:table-cell/>
          <table:table-cell table:formula="of:=[.B177]-[.$C$1]" office:value-type="float" office:value="0.00000000154076655053052" calcext:value-type="float">
            <text:p>1.54076655053052E-09</text:p>
          </table:table-cell>
          <table:table-cell table:formula="of:=[.B177]*1000000" office:value-type="float" office:value="10.68353" calcext:value-type="float">
            <text:p>10.684</text:p>
          </table:table-cell>
        </table:table-row>
        <table:table-row table:style-name="ro1">
          <table:table-cell office:value-type="float" office:value="1.068611" calcext:value-type="float">
            <text:p>1.068611</text:p>
          </table:table-cell>
          <table:table-cell table:formula="of:=[.A178]/100000" office:value-type="float" office:value="0.00001068611" calcext:value-type="float">
            <text:p>1.068611E-05</text:p>
          </table:table-cell>
          <table:table-cell/>
          <table:table-cell table:formula="of:=[.B178]-[.$C$1]" office:value-type="float" office:value="0.00000000412076655052974" calcext:value-type="float">
            <text:p>4.12076655052974E-09</text:p>
          </table:table-cell>
          <table:table-cell table:formula="of:=[.B178]*1000000" office:value-type="float" office:value="10.68611" calcext:value-type="float">
            <text:p>10.686</text:p>
          </table:table-cell>
        </table:table-row>
        <table:table-row table:style-name="ro1">
          <table:table-cell office:value-type="float" office:value="1.068444" calcext:value-type="float">
            <text:p>1.068444</text:p>
          </table:table-cell>
          <table:table-cell table:formula="of:=[.A179]/100000" office:value-type="float" office:value="0.00001068444" calcext:value-type="float">
            <text:p>1.068444E-05</text:p>
          </table:table-cell>
          <table:table-cell/>
          <table:table-cell table:formula="of:=[.B179]-[.$C$1]" office:value-type="float" office:value="0.0000000024507665505298" calcext:value-type="float">
            <text:p>2.4507665505298E-09</text:p>
          </table:table-cell>
          <table:table-cell table:formula="of:=[.B179]*1000000" office:value-type="float" office:value="10.68444" calcext:value-type="float">
            <text:p>10.684</text:p>
          </table:table-cell>
        </table:table-row>
        <table:table-row table:style-name="ro1">
          <table:table-cell office:value-type="float" office:value="1.06854" calcext:value-type="float">
            <text:p>1.06854</text:p>
          </table:table-cell>
          <table:table-cell table:formula="of:=[.A180]/100000" office:value-type="float" office:value="0.0000106854" calcext:value-type="float">
            <text:p>1.06854E-05</text:p>
          </table:table-cell>
          <table:table-cell/>
          <table:table-cell table:formula="of:=[.B180]-[.$C$1]" office:value-type="float" office:value="0.00000000341076655053089" calcext:value-type="float">
            <text:p>3.41076655053089E-09</text:p>
          </table:table-cell>
          <table:table-cell table:formula="of:=[.B180]*1000000" office:value-type="float" office:value="10.6854" calcext:value-type="float">
            <text:p>10.685</text:p>
          </table:table-cell>
        </table:table-row>
        <table:table-row table:style-name="ro1">
          <table:table-cell office:value-type="float" office:value="1.068701" calcext:value-type="float">
            <text:p>1.068701</text:p>
          </table:table-cell>
          <table:table-cell table:formula="of:=[.A181]/100000" office:value-type="float" office:value="0.00001068701" calcext:value-type="float">
            <text:p>1.068701E-05</text:p>
          </table:table-cell>
          <table:table-cell/>
          <table:table-cell table:formula="of:=[.B181]-[.$C$1]" office:value-type="float" office:value="0.00000000502076655052832" calcext:value-type="float">
            <text:p>5.02076655052832E-09</text:p>
          </table:table-cell>
          <table:table-cell table:formula="of:=[.B181]*1000000" office:value-type="float" office:value="10.68701" calcext:value-type="float">
            <text:p>10.687</text:p>
          </table:table-cell>
        </table:table-row>
        <table:table-row table:style-name="ro1">
          <table:table-cell office:value-type="float" office:value="1.068424" calcext:value-type="float">
            <text:p>1.068424</text:p>
          </table:table-cell>
          <table:table-cell table:formula="of:=[.A182]/100000" office:value-type="float" office:value="0.00001068424" calcext:value-type="float">
            <text:p>1.068424E-05</text:p>
          </table:table-cell>
          <table:table-cell/>
          <table:table-cell table:formula="of:=[.B182]-[.$C$1]" office:value-type="float" office:value="0.00000000225076655053106" calcext:value-type="float">
            <text:p>2.25076655053106E-09</text:p>
          </table:table-cell>
          <table:table-cell table:formula="of:=[.B182]*1000000" office:value-type="float" office:value="10.68424" calcext:value-type="float">
            <text:p>10.684</text:p>
          </table:table-cell>
        </table:table-row>
        <table:table-row table:style-name="ro1">
          <table:table-cell office:value-type="float" office:value="1.068277" calcext:value-type="float">
            <text:p>1.068277</text:p>
          </table:table-cell>
          <table:table-cell table:formula="of:=[.A183]/100000" office:value-type="float" office:value="0.00001068277" calcext:value-type="float">
            <text:p>1.068277E-05</text:p>
          </table:table-cell>
          <table:table-cell/>
          <table:table-cell table:formula="of:=[.B183]-[.$C$1]" office:value-type="float" office:value="0.000000000780766550529868" calcext:value-type="float">
            <text:p>7.80766550529868E-10</text:p>
          </table:table-cell>
          <table:table-cell table:formula="of:=[.B183]*1000000" office:value-type="float" office:value="10.68277" calcext:value-type="float">
            <text:p>10.683</text:p>
          </table:table-cell>
        </table:table-row>
        <table:table-row table:style-name="ro1">
          <table:table-cell office:value-type="float" office:value="1.068051" calcext:value-type="float">
            <text:p>1.068051</text:p>
          </table:table-cell>
          <table:table-cell table:formula="of:=[.A184]/100000" office:value-type="float" office:value="0.00001068051" calcext:value-type="float">
            <text:p>1.068051E-05</text:p>
          </table:table-cell>
          <table:table-cell/>
          <table:table-cell table:formula="of:=[.B184]-[.$C$1]" office:value-type="float" office:value="-0.00000000147923344946899" calcext:value-type="float">
            <text:p>-1.47923344946899E-09</text:p>
          </table:table-cell>
          <table:table-cell table:formula="of:=[.B184]*1000000" office:value-type="float" office:value="10.68051" calcext:value-type="float">
            <text:p>10.681</text:p>
          </table:table-cell>
        </table:table-row>
        <table:table-row table:style-name="ro1">
          <table:table-cell office:value-type="float" office:value="1.06804" calcext:value-type="float">
            <text:p>1.06804</text:p>
          </table:table-cell>
          <table:table-cell table:formula="of:=[.A185]/100000" office:value-type="float" office:value="0.0000106804" calcext:value-type="float">
            <text:p>1.06804E-05</text:p>
          </table:table-cell>
          <table:table-cell/>
          <table:table-cell table:formula="of:=[.B185]-[.$C$1]" office:value-type="float" office:value="-0.00000000158923344946991" calcext:value-type="float">
            <text:p>-1.58923344946991E-09</text:p>
          </table:table-cell>
          <table:table-cell table:formula="of:=[.B185]*1000000" office:value-type="float" office:value="10.6804" calcext:value-type="float">
            <text:p>10.680</text:p>
          </table:table-cell>
        </table:table-row>
        <table:table-row table:style-name="ro1">
          <table:table-cell office:value-type="float" office:value="1.068277" calcext:value-type="float">
            <text:p>1.068277</text:p>
          </table:table-cell>
          <table:table-cell table:formula="of:=[.A186]/100000" office:value-type="float" office:value="0.00001068277" calcext:value-type="float">
            <text:p>1.068277E-05</text:p>
          </table:table-cell>
          <table:table-cell/>
          <table:table-cell table:formula="of:=[.B186]-[.$C$1]" office:value-type="float" office:value="0.000000000780766550529868" calcext:value-type="float">
            <text:p>7.80766550529868E-10</text:p>
          </table:table-cell>
          <table:table-cell table:formula="of:=[.B186]*1000000" office:value-type="float" office:value="10.68277" calcext:value-type="float">
            <text:p>10.683</text:p>
          </table:table-cell>
        </table:table-row>
        <table:table-row table:style-name="ro1">
          <table:table-cell office:value-type="float" office:value="1.068585" calcext:value-type="float">
            <text:p>1.068585</text:p>
          </table:table-cell>
          <table:table-cell table:formula="of:=[.A187]/100000" office:value-type="float" office:value="0.00001068585" calcext:value-type="float">
            <text:p>1.068585E-05</text:p>
          </table:table-cell>
          <table:table-cell/>
          <table:table-cell table:formula="of:=[.B187]-[.$C$1]" office:value-type="float" office:value="0.00000000386076655052849" calcext:value-type="float">
            <text:p>3.86076655052849E-09</text:p>
          </table:table-cell>
          <table:table-cell table:formula="of:=[.B187]*1000000" office:value-type="float" office:value="10.68585" calcext:value-type="float">
            <text:p>10.686</text:p>
          </table:table-cell>
        </table:table-row>
        <table:table-row table:style-name="ro1">
          <table:table-cell office:value-type="float" office:value="1.068378" calcext:value-type="float">
            <text:p>1.068378</text:p>
          </table:table-cell>
          <table:table-cell table:formula="of:=[.A188]/100000" office:value-type="float" office:value="0.00001068378" calcext:value-type="float">
            <text:p>1.068378E-05</text:p>
          </table:table-cell>
          <table:table-cell/>
          <table:table-cell table:formula="of:=[.B188]-[.$C$1]" office:value-type="float" office:value="0.00000000179076655053107" calcext:value-type="float">
            <text:p>1.79076655053107E-09</text:p>
          </table:table-cell>
          <table:table-cell table:formula="of:=[.B188]*1000000" office:value-type="float" office:value="10.68378" calcext:value-type="float">
            <text:p>10.684</text:p>
          </table:table-cell>
        </table:table-row>
        <table:table-row table:style-name="ro1">
          <table:table-cell office:value-type="float" office:value="1.068197" calcext:value-type="float">
            <text:p>1.068197</text:p>
          </table:table-cell>
          <table:table-cell table:formula="of:=[.A189]/100000" office:value-type="float" office:value="0.00001068197" calcext:value-type="float">
            <text:p>1.068197E-05</text:p>
          </table:table-cell>
          <table:table-cell/>
          <table:table-cell table:formula="of:=[.B189]-[.$C$1]" office:value-type="float" office:value="-0.0000000000192334494701917" calcext:value-type="float">
            <text:p>-1.92334494701917E-11</text:p>
          </table:table-cell>
          <table:table-cell table:formula="of:=[.B189]*1000000" office:value-type="float" office:value="10.68197" calcext:value-type="float">
            <text:p>10.682</text:p>
          </table:table-cell>
        </table:table-row>
        <table:table-row table:style-name="ro1">
          <table:table-cell office:value-type="float" office:value="1.067904" calcext:value-type="float">
            <text:p>1.067904</text:p>
          </table:table-cell>
          <table:table-cell table:formula="of:=[.A190]/100000" office:value-type="float" office:value="0.00001067904" calcext:value-type="float">
            <text:p>1.067904E-05</text:p>
          </table:table-cell>
          <table:table-cell/>
          <table:table-cell table:formula="of:=[.B190]-[.$C$1]" office:value-type="float" office:value="-0.00000000294923344947018" calcext:value-type="float">
            <text:p>-2.94923344947018E-09</text:p>
          </table:table-cell>
          <table:table-cell table:formula="of:=[.B190]*1000000" office:value-type="float" office:value="10.67904" calcext:value-type="float">
            <text:p>10.679</text:p>
          </table:table-cell>
        </table:table-row>
        <table:table-row table:style-name="ro1">
          <table:table-cell office:value-type="float" office:value="1.067652" calcext:value-type="float">
            <text:p>1.067652</text:p>
          </table:table-cell>
          <table:table-cell table:formula="of:=[.A191]/100000" office:value-type="float" office:value="0.00001067652" calcext:value-type="float">
            <text:p>1.067652E-05</text:p>
          </table:table-cell>
          <table:table-cell/>
          <table:table-cell table:formula="of:=[.B191]-[.$C$1]" office:value-type="float" office:value="-0.00000000546923344947028" calcext:value-type="float">
            <text:p>-5.46923344947028E-09</text:p>
          </table:table-cell>
          <table:table-cell table:formula="of:=[.B191]*1000000" office:value-type="float" office:value="10.67652" calcext:value-type="float">
            <text:p>10.677</text:p>
          </table:table-cell>
        </table:table-row>
        <table:table-row table:style-name="ro1">
          <table:table-cell office:value-type="float" office:value="1.06795" calcext:value-type="float">
            <text:p>1.06795</text:p>
          </table:table-cell>
          <table:table-cell table:formula="of:=[.A192]/100000" office:value-type="float" office:value="0.0000106795" calcext:value-type="float">
            <text:p>1.06795E-05</text:p>
          </table:table-cell>
          <table:table-cell/>
          <table:table-cell table:formula="of:=[.B192]-[.$C$1]" office:value-type="float" office:value="-0.00000000248923344947019" calcext:value-type="float">
            <text:p>-2.48923344947019E-09</text:p>
          </table:table-cell>
          <table:table-cell table:formula="of:=[.B192]*1000000" office:value-type="float" office:value="10.6795" calcext:value-type="float">
            <text:p>10.680</text:p>
          </table:table-cell>
        </table:table-row>
        <table:table-row table:style-name="ro1">
          <table:table-cell office:value-type="float" office:value="1.068479" calcext:value-type="float">
            <text:p>1.068479</text:p>
          </table:table-cell>
          <table:table-cell table:formula="of:=[.A193]/100000" office:value-type="float" office:value="0.00001068479" calcext:value-type="float">
            <text:p>1.068479E-05</text:p>
          </table:table-cell>
          <table:table-cell/>
          <table:table-cell table:formula="of:=[.B193]-[.$C$1]" office:value-type="float" office:value="0.00000000280076655052888" calcext:value-type="float">
            <text:p>2.80076655052888E-09</text:p>
          </table:table-cell>
          <table:table-cell table:formula="of:=[.B193]*1000000" office:value-type="float" office:value="10.68479" calcext:value-type="float">
            <text:p>10.685</text:p>
          </table:table-cell>
        </table:table-row>
        <table:table-row table:style-name="ro1">
          <table:table-cell office:value-type="float" office:value="1.068262" calcext:value-type="float">
            <text:p>1.068262</text:p>
          </table:table-cell>
          <table:table-cell table:formula="of:=[.A194]/100000" office:value-type="float" office:value="0.00001068262" calcext:value-type="float">
            <text:p>1.068262E-05</text:p>
          </table:table-cell>
          <table:table-cell/>
          <table:table-cell table:formula="of:=[.B194]-[.$C$1]" office:value-type="float" office:value="0.00000000063076655052954" calcext:value-type="float">
            <text:p>6.3076655052954E-10</text:p>
          </table:table-cell>
          <table:table-cell table:formula="of:=[.B194]*1000000" office:value-type="float" office:value="10.68262" calcext:value-type="float">
            <text:p>10.683</text:p>
          </table:table-cell>
        </table:table-row>
        <table:table-row table:style-name="ro1">
          <table:table-cell office:value-type="float" office:value="1.068575" calcext:value-type="float">
            <text:p>1.068575</text:p>
          </table:table-cell>
          <table:table-cell table:formula="of:=[.A195]/100000" office:value-type="float" office:value="0.00001068575" calcext:value-type="float">
            <text:p>1.068575E-05</text:p>
          </table:table-cell>
          <table:table-cell/>
          <table:table-cell table:formula="of:=[.B195]-[.$C$1]" office:value-type="float" office:value="0.00000000376076655052996" calcext:value-type="float">
            <text:p>3.76076655052996E-09</text:p>
          </table:table-cell>
          <table:table-cell table:formula="of:=[.B195]*1000000" office:value-type="float" office:value="10.68575" calcext:value-type="float">
            <text:p>10.686</text:p>
          </table:table-cell>
        </table:table-row>
        <table:table-row table:style-name="ro1">
          <table:table-cell office:value-type="float" office:value="1.06852" calcext:value-type="float">
            <text:p>1.06852</text:p>
          </table:table-cell>
          <table:table-cell table:formula="of:=[.A196]/100000" office:value-type="float" office:value="0.0000106852" calcext:value-type="float">
            <text:p>1.06852E-05</text:p>
          </table:table-cell>
          <table:table-cell/>
          <table:table-cell table:formula="of:=[.B196]-[.$C$1]" office:value-type="float" office:value="0.00000000321076655052876" calcext:value-type="float">
            <text:p>3.21076655052876E-09</text:p>
          </table:table-cell>
          <table:table-cell table:formula="of:=[.B196]*1000000" office:value-type="float" office:value="10.6852" calcext:value-type="float">
            <text:p>10.685</text:p>
          </table:table-cell>
        </table:table-row>
        <table:table-row table:style-name="ro1">
          <table:table-cell office:value-type="float" office:value="1.068762" calcext:value-type="float">
            <text:p>1.068762</text:p>
          </table:table-cell>
          <table:table-cell table:formula="of:=[.A197]/100000" office:value-type="float" office:value="0.00001068762" calcext:value-type="float">
            <text:p>1.068762E-05</text:p>
          </table:table-cell>
          <table:table-cell/>
          <table:table-cell table:formula="of:=[.B197]-[.$C$1]" office:value-type="float" office:value="0.00000000563076655053034" calcext:value-type="float">
            <text:p>5.63076655053034E-09</text:p>
          </table:table-cell>
          <table:table-cell table:formula="of:=[.B197]*1000000" office:value-type="float" office:value="10.68762" calcext:value-type="float">
            <text:p>10.688</text:p>
          </table:table-cell>
        </table:table-row>
        <table:table-row table:style-name="ro1">
          <table:table-cell office:value-type="float" office:value="1.068051" calcext:value-type="float">
            <text:p>1.068051</text:p>
          </table:table-cell>
          <table:table-cell table:formula="of:=[.A198]/100000" office:value-type="float" office:value="0.00001068051" calcext:value-type="float">
            <text:p>1.068051E-05</text:p>
          </table:table-cell>
          <table:table-cell/>
          <table:table-cell table:formula="of:=[.B198]-[.$C$1]" office:value-type="float" office:value="-0.00000000147923344946899" calcext:value-type="float">
            <text:p>-1.47923344946899E-09</text:p>
          </table:table-cell>
          <table:table-cell table:formula="of:=[.B198]*1000000" office:value-type="float" office:value="10.68051" calcext:value-type="float">
            <text:p>10.681</text:p>
          </table:table-cell>
        </table:table-row>
        <table:table-row table:style-name="ro1">
          <table:table-cell office:value-type="float" office:value="1.068368" calcext:value-type="float">
            <text:p>1.068368</text:p>
          </table:table-cell>
          <table:table-cell table:formula="of:=[.A199]/100000" office:value-type="float" office:value="0.00001068368" calcext:value-type="float">
            <text:p>1.068368E-05</text:p>
          </table:table-cell>
          <table:table-cell/>
          <table:table-cell table:formula="of:=[.B199]-[.$C$1]" office:value-type="float" office:value="0.00000000169076655052915" calcext:value-type="float">
            <text:p>1.69076655052915E-09</text:p>
          </table:table-cell>
          <table:table-cell table:formula="of:=[.B199]*1000000" office:value-type="float" office:value="10.68368" calcext:value-type="float">
            <text:p>10.684</text:p>
          </table:table-cell>
        </table:table-row>
        <table:table-row table:style-name="ro1">
          <table:table-cell office:value-type="float" office:value="1.067834" calcext:value-type="float">
            <text:p>1.067834</text:p>
          </table:table-cell>
          <table:table-cell table:formula="of:=[.A200]/100000" office:value-type="float" office:value="0.00001067834" calcext:value-type="float">
            <text:p>1.067834E-05</text:p>
          </table:table-cell>
          <table:table-cell/>
          <table:table-cell table:formula="of:=[.B200]-[.$C$1]" office:value-type="float" office:value="-0.00000000364923344947002" calcext:value-type="float">
            <text:p>-3.64923344947002E-09</text:p>
          </table:table-cell>
          <table:table-cell table:formula="of:=[.B200]*1000000" office:value-type="float" office:value="10.67834" calcext:value-type="float">
            <text:p>10.678</text:p>
          </table:table-cell>
        </table:table-row>
        <table:table-row table:style-name="ro1">
          <table:table-cell office:value-type="float" office:value="1.068096" calcext:value-type="float">
            <text:p>1.068096</text:p>
          </table:table-cell>
          <table:table-cell table:formula="of:=[.A201]/100000" office:value-type="float" office:value="0.00001068096" calcext:value-type="float">
            <text:p>1.068096E-05</text:p>
          </table:table-cell>
          <table:table-cell/>
          <table:table-cell table:formula="of:=[.B201]-[.$C$1]" office:value-type="float" office:value="-0.00000000102923344947139" calcext:value-type="float">
            <text:p>-1.02923344947139E-09</text:p>
          </table:table-cell>
          <table:table-cell table:formula="of:=[.B201]*1000000" office:value-type="float" office:value="10.68096" calcext:value-type="float">
            <text:p>10.681</text:p>
          </table:table-cell>
        </table:table-row>
        <table:table-row table:style-name="ro1">
          <table:table-cell office:value-type="float" office:value="1.068338" calcext:value-type="float">
            <text:p>1.068338</text:p>
          </table:table-cell>
          <table:table-cell table:formula="of:=[.A202]/100000" office:value-type="float" office:value="0.00001068338" calcext:value-type="float">
            <text:p>1.068338E-05</text:p>
          </table:table-cell>
          <table:table-cell/>
          <table:table-cell table:formula="of:=[.B202]-[.$C$1]" office:value-type="float" office:value="0.00000000139076655053019" calcext:value-type="float">
            <text:p>1.39076655053019E-09</text:p>
          </table:table-cell>
          <table:table-cell table:formula="of:=[.B202]*1000000" office:value-type="float" office:value="10.68338" calcext:value-type="float">
            <text:p>10.683</text:p>
          </table:table-cell>
        </table:table-row>
        <table:table-row table:style-name="ro1">
          <table:table-cell office:value-type="float" office:value="1.06856" calcext:value-type="float">
            <text:p>1.06856</text:p>
          </table:table-cell>
          <table:table-cell table:formula="of:=[.A203]/100000" office:value-type="float" office:value="0.0000106856" calcext:value-type="float">
            <text:p>1.06856E-05</text:p>
          </table:table-cell>
          <table:table-cell/>
          <table:table-cell table:formula="of:=[.B203]-[.$C$1]" office:value-type="float" office:value="0.00000000361076655052964" calcext:value-type="float">
            <text:p>3.61076655052964E-09</text:p>
          </table:table-cell>
          <table:table-cell table:formula="of:=[.B203]*1000000" office:value-type="float" office:value="10.6856" calcext:value-type="float">
            <text:p>10.686</text:p>
          </table:table-cell>
        </table:table-row>
        <table:table-row table:style-name="ro1">
          <table:table-cell office:value-type="float" office:value="1.068545" calcext:value-type="float">
            <text:p>1.068545</text:p>
          </table:table-cell>
          <table:table-cell table:formula="of:=[.A204]/100000" office:value-type="float" office:value="0.00001068545" calcext:value-type="float">
            <text:p>1.068545E-05</text:p>
          </table:table-cell>
          <table:table-cell/>
          <table:table-cell table:formula="of:=[.B204]-[.$C$1]" office:value-type="float" office:value="0.000000003460766550531" calcext:value-type="float">
            <text:p>3.460766550531E-09</text:p>
          </table:table-cell>
          <table:table-cell table:formula="of:=[.B204]*1000000" office:value-type="float" office:value="10.68545" calcext:value-type="float">
            <text:p>10.685</text:p>
          </table:table-cell>
        </table:table-row>
        <table:table-row table:style-name="ro1">
          <table:table-cell office:value-type="float" office:value="1.068611" calcext:value-type="float">
            <text:p>1.068611</text:p>
          </table:table-cell>
          <table:table-cell table:formula="of:=[.A205]/100000" office:value-type="float" office:value="0.00001068611" calcext:value-type="float">
            <text:p>1.068611E-05</text:p>
          </table:table-cell>
          <table:table-cell/>
          <table:table-cell table:formula="of:=[.B205]-[.$C$1]" office:value-type="float" office:value="0.00000000412076655052974" calcext:value-type="float">
            <text:p>4.12076655052974E-09</text:p>
          </table:table-cell>
          <table:table-cell table:formula="of:=[.B205]*1000000" office:value-type="float" office:value="10.68611" calcext:value-type="float">
            <text:p>10.686</text:p>
          </table:table-cell>
        </table:table-row>
        <table:table-row table:style-name="ro1">
          <table:table-cell office:value-type="float" office:value="1.068202" calcext:value-type="float">
            <text:p>1.068202</text:p>
          </table:table-cell>
          <table:table-cell table:formula="of:=[.A206]/100000" office:value-type="float" office:value="0.00001068202" calcext:value-type="float">
            <text:p>1.068202E-05</text:p>
          </table:table-cell>
          <table:table-cell/>
          <table:table-cell table:formula="of:=[.B206]-[.$C$1]" office:value-type="float" office:value="0.000000000030766550531612" calcext:value-type="float">
            <text:p>3.0766550531612E-11</text:p>
          </table:table-cell>
          <table:table-cell table:formula="of:=[.B206]*1000000" office:value-type="float" office:value="10.68202" calcext:value-type="float">
            <text:p>10.682</text:p>
          </table:table-cell>
        </table:table-row>
        <table:table-row table:style-name="ro1">
          <table:table-cell office:value-type="float" office:value="1.068126" calcext:value-type="float">
            <text:p>1.068126</text:p>
          </table:table-cell>
          <table:table-cell table:formula="of:=[.A207]/100000" office:value-type="float" office:value="0.00001068126" calcext:value-type="float">
            <text:p>1.068126E-05</text:p>
          </table:table-cell>
          <table:table-cell/>
          <table:table-cell table:formula="of:=[.B207]-[.$C$1]" office:value-type="float" office:value="-0.000000000729233449470732" calcext:value-type="float">
            <text:p>-7.29233449470732E-10</text:p>
          </table:table-cell>
          <table:table-cell table:formula="of:=[.B207]*1000000" office:value-type="float" office:value="10.68126" calcext:value-type="float">
            <text:p>10.681</text:p>
          </table:table-cell>
        </table:table-row>
        <table:table-row table:style-name="ro1">
          <table:table-cell office:value-type="float" office:value="1.068308" calcext:value-type="float">
            <text:p>1.068308</text:p>
          </table:table-cell>
          <table:table-cell table:formula="of:=[.A208]/100000" office:value-type="float" office:value="0.00001068308" calcext:value-type="float">
            <text:p>1.068308E-05</text:p>
          </table:table-cell>
          <table:table-cell/>
          <table:table-cell table:formula="of:=[.B208]-[.$C$1]" office:value-type="float" office:value="0.00000000109076655052953" calcext:value-type="float">
            <text:p>1.09076655052953E-09</text:p>
          </table:table-cell>
          <table:table-cell table:formula="of:=[.B208]*1000000" office:value-type="float" office:value="10.68308" calcext:value-type="float">
            <text:p>10.683</text:p>
          </table:table-cell>
        </table:table-row>
        <table:table-row table:style-name="ro1">
          <table:table-cell office:value-type="float" office:value="1.068247" calcext:value-type="float">
            <text:p>1.068247</text:p>
          </table:table-cell>
          <table:table-cell table:formula="of:=[.A209]/100000" office:value-type="float" office:value="0.00001068247" calcext:value-type="float">
            <text:p>1.068247E-05</text:p>
          </table:table-cell>
          <table:table-cell/>
          <table:table-cell table:formula="of:=[.B209]-[.$C$1]" office:value-type="float" office:value="0.000000000480766550529211" calcext:value-type="float">
            <text:p>4.80766550529211E-10</text:p>
          </table:table-cell>
          <table:table-cell table:formula="of:=[.B209]*1000000" office:value-type="float" office:value="10.68247" calcext:value-type="float">
            <text:p>10.682</text:p>
          </table:table-cell>
        </table:table-row>
        <table:table-row table:style-name="ro1">
          <table:table-cell office:value-type="float" office:value="1.068545" calcext:value-type="float">
            <text:p>1.068545</text:p>
          </table:table-cell>
          <table:table-cell table:formula="of:=[.A210]/100000" office:value-type="float" office:value="0.00001068545" calcext:value-type="float">
            <text:p>1.068545E-05</text:p>
          </table:table-cell>
          <table:table-cell/>
          <table:table-cell table:formula="of:=[.B210]-[.$C$1]" office:value-type="float" office:value="0.000000003460766550531" calcext:value-type="float">
            <text:p>3.460766550531E-09</text:p>
          </table:table-cell>
          <table:table-cell table:formula="of:=[.B210]*1000000" office:value-type="float" office:value="10.68545" calcext:value-type="float">
            <text:p>10.685</text:p>
          </table:table-cell>
        </table:table-row>
        <table:table-row table:style-name="ro1">
          <table:table-cell office:value-type="float" office:value="1.068626" calcext:value-type="float">
            <text:p>1.068626</text:p>
          </table:table-cell>
          <table:table-cell table:formula="of:=[.A211]/100000" office:value-type="float" office:value="0.00001068626" calcext:value-type="float">
            <text:p>1.068626E-05</text:p>
          </table:table-cell>
          <table:table-cell/>
          <table:table-cell table:formula="of:=[.B211]-[.$C$1]" office:value-type="float" office:value="0.00000000427076655053007" calcext:value-type="float">
            <text:p>4.27076655053007E-09</text:p>
          </table:table-cell>
          <table:table-cell table:formula="of:=[.B211]*1000000" office:value-type="float" office:value="10.68626" calcext:value-type="float">
            <text:p>10.686</text:p>
          </table:table-cell>
        </table:table-row>
        <table:table-row table:style-name="ro1">
          <table:table-cell office:value-type="float" office:value="1.068383" calcext:value-type="float">
            <text:p>1.068383</text:p>
          </table:table-cell>
          <table:table-cell table:formula="of:=[.A212]/100000" office:value-type="float" office:value="0.00001068383" calcext:value-type="float">
            <text:p>1.068383E-05</text:p>
          </table:table-cell>
          <table:table-cell/>
          <table:table-cell table:formula="of:=[.B212]-[.$C$1]" office:value-type="float" office:value="0.00000000184076655053118" calcext:value-type="float">
            <text:p>1.84076655053118E-09</text:p>
          </table:table-cell>
          <table:table-cell table:formula="of:=[.B212]*1000000" office:value-type="float" office:value="10.68383" calcext:value-type="float">
            <text:p>10.684</text:p>
          </table:table-cell>
        </table:table-row>
        <table:table-row table:style-name="ro1">
          <table:table-cell office:value-type="float" office:value="1.067945" calcext:value-type="float">
            <text:p>1.067945</text:p>
          </table:table-cell>
          <table:table-cell table:formula="of:=[.A213]/100000" office:value-type="float" office:value="0.00001067945" calcext:value-type="float">
            <text:p>1.067945E-05</text:p>
          </table:table-cell>
          <table:table-cell/>
          <table:table-cell table:formula="of:=[.B213]-[.$C$1]" office:value-type="float" office:value="-0.0000000025392334494703" calcext:value-type="float">
            <text:p>-2.5392334494703E-09</text:p>
          </table:table-cell>
          <table:table-cell table:formula="of:=[.B213]*1000000" office:value-type="float" office:value="10.67945" calcext:value-type="float">
            <text:p>10.679</text:p>
          </table:table-cell>
        </table:table-row>
        <table:table-row table:style-name="ro1">
          <table:table-cell office:value-type="float" office:value="1.068091" calcext:value-type="float">
            <text:p>1.068091</text:p>
          </table:table-cell>
          <table:table-cell table:formula="of:=[.A214]/100000" office:value-type="float" office:value="0.00001068091" calcext:value-type="float">
            <text:p>1.068091E-05</text:p>
          </table:table-cell>
          <table:table-cell/>
          <table:table-cell table:formula="of:=[.B214]-[.$C$1]" office:value-type="float" office:value="-0.0000000010792334494715" calcext:value-type="float">
            <text:p>-1.0792334494715E-09</text:p>
          </table:table-cell>
          <table:table-cell table:formula="of:=[.B214]*1000000" office:value-type="float" office:value="10.68091" calcext:value-type="float">
            <text:p>10.681</text:p>
          </table:table-cell>
        </table:table-row>
        <table:table-row table:style-name="ro1">
          <table:table-cell office:value-type="float" office:value="1.068061" calcext:value-type="float">
            <text:p>1.068061</text:p>
          </table:table-cell>
          <table:table-cell table:formula="of:=[.A215]/100000" office:value-type="float" office:value="0.00001068061" calcext:value-type="float">
            <text:p>1.068061E-05</text:p>
          </table:table-cell>
          <table:table-cell/>
          <table:table-cell table:formula="of:=[.B215]-[.$C$1]" office:value-type="float" office:value="-0.00000000137923344947046" calcext:value-type="float">
            <text:p>-1.37923344947046E-09</text:p>
          </table:table-cell>
          <table:table-cell table:formula="of:=[.B215]*1000000" office:value-type="float" office:value="10.68061" calcext:value-type="float">
            <text:p>10.681</text:p>
          </table:table-cell>
        </table:table-row>
        <table:table-row table:style-name="ro1">
          <table:table-cell office:value-type="float" office:value="1.068277" calcext:value-type="float">
            <text:p>1.068277</text:p>
          </table:table-cell>
          <table:table-cell table:formula="of:=[.A216]/100000" office:value-type="float" office:value="0.00001068277" calcext:value-type="float">
            <text:p>1.068277E-05</text:p>
          </table:table-cell>
          <table:table-cell/>
          <table:table-cell table:formula="of:=[.B216]-[.$C$1]" office:value-type="float" office:value="0.000000000780766550529868" calcext:value-type="float">
            <text:p>7.80766550529868E-10</text:p>
          </table:table-cell>
          <table:table-cell table:formula="of:=[.B216]*1000000" office:value-type="float" office:value="10.68277" calcext:value-type="float">
            <text:p>10.683</text:p>
          </table:table-cell>
        </table:table-row>
        <table:table-row table:style-name="ro1">
          <table:table-cell office:value-type="float" office:value="1.068348" calcext:value-type="float">
            <text:p>1.068348</text:p>
          </table:table-cell>
          <table:table-cell table:formula="of:=[.A217]/100000" office:value-type="float" office:value="0.00001068348" calcext:value-type="float">
            <text:p>1.068348E-05</text:p>
          </table:table-cell>
          <table:table-cell/>
          <table:table-cell table:formula="of:=[.B217]-[.$C$1]" office:value-type="float" office:value="0.00000000149076655053041" calcext:value-type="float">
            <text:p>1.49076655053041E-09</text:p>
          </table:table-cell>
          <table:table-cell table:formula="of:=[.B217]*1000000" office:value-type="float" office:value="10.68348" calcext:value-type="float">
            <text:p>10.683</text:p>
          </table:table-cell>
        </table:table-row>
        <table:table-row table:style-name="ro1">
          <table:table-cell office:value-type="float" office:value="1.068373" calcext:value-type="float">
            <text:p>1.068373</text:p>
          </table:table-cell>
          <table:table-cell table:formula="of:=[.A218]/100000" office:value-type="float" office:value="0.00001068373" calcext:value-type="float">
            <text:p>1.068373E-05</text:p>
          </table:table-cell>
          <table:table-cell/>
          <table:table-cell table:formula="of:=[.B218]-[.$C$1]" office:value-type="float" office:value="0.00000000174076655052926" calcext:value-type="float">
            <text:p>1.74076655052926E-09</text:p>
          </table:table-cell>
          <table:table-cell table:formula="of:=[.B218]*1000000" office:value-type="float" office:value="10.68373" calcext:value-type="float">
            <text:p>10.684</text:p>
          </table:table-cell>
        </table:table-row>
        <table:table-row table:style-name="ro1">
          <table:table-cell office:value-type="float" office:value="1.068479" calcext:value-type="float">
            <text:p>1.068479</text:p>
          </table:table-cell>
          <table:table-cell table:formula="of:=[.A219]/100000" office:value-type="float" office:value="0.00001068479" calcext:value-type="float">
            <text:p>1.068479E-05</text:p>
          </table:table-cell>
          <table:table-cell/>
          <table:table-cell table:formula="of:=[.B219]-[.$C$1]" office:value-type="float" office:value="0.00000000280076655052888" calcext:value-type="float">
            <text:p>2.80076655052888E-09</text:p>
          </table:table-cell>
          <table:table-cell table:formula="of:=[.B219]*1000000" office:value-type="float" office:value="10.68479" calcext:value-type="float">
            <text:p>10.685</text:p>
          </table:table-cell>
        </table:table-row>
        <table:table-row table:style-name="ro1">
          <table:table-cell office:value-type="float" office:value="1.068106" calcext:value-type="float">
            <text:p>1.068106</text:p>
          </table:table-cell>
          <table:table-cell table:formula="of:=[.A220]/100000" office:value-type="float" office:value="0.00001068106" calcext:value-type="float">
            <text:p>1.068106E-05</text:p>
          </table:table-cell>
          <table:table-cell/>
          <table:table-cell table:formula="of:=[.B220]-[.$C$1]" office:value-type="float" office:value="-0.000000000929233449469477" calcext:value-type="float">
            <text:p>-9.29233449469477E-10</text:p>
          </table:table-cell>
          <table:table-cell table:formula="of:=[.B220]*1000000" office:value-type="float" office:value="10.68106" calcext:value-type="float">
            <text:p>10.681</text:p>
          </table:table-cell>
        </table:table-row>
        <table:table-row table:style-name="ro1">
          <table:table-cell office:value-type="float" office:value="1.067405" calcext:value-type="float">
            <text:p>1.067405</text:p>
          </table:table-cell>
          <table:table-cell table:formula="of:=[.A221]/100000" office:value-type="float" office:value="0.00001067405" calcext:value-type="float">
            <text:p>1.067405E-05</text:p>
          </table:table-cell>
          <table:table-cell/>
          <table:table-cell table:formula="of:=[.B221]-[.$C$1]" office:value-type="float" office:value="-0.00000000793923344947028" calcext:value-type="float">
            <text:p>-7.93923344947028E-09</text:p>
          </table:table-cell>
          <table:table-cell table:formula="of:=[.B221]*1000000" office:value-type="float" office:value="10.67405" calcext:value-type="float">
            <text:p>10.674</text:p>
          </table:table-cell>
        </table:table-row>
        <table:table-row table:style-name="ro1">
          <table:table-cell office:value-type="float" office:value="1.067818" calcext:value-type="float">
            <text:p>1.067818</text:p>
          </table:table-cell>
          <table:table-cell table:formula="of:=[.A222]/100000" office:value-type="float" office:value="0.00001067818" calcext:value-type="float">
            <text:p>1.067818E-05</text:p>
          </table:table-cell>
          <table:table-cell/>
          <table:table-cell table:formula="of:=[.B222]-[.$C$1]" office:value-type="float" office:value="-0.00000000380923344947105" calcext:value-type="float">
            <text:p>-3.80923344947105E-09</text:p>
          </table:table-cell>
          <table:table-cell table:formula="of:=[.B222]*1000000" office:value-type="float" office:value="10.67818" calcext:value-type="float">
            <text:p>10.678</text:p>
          </table:table-cell>
        </table:table-row>
        <table:table-row table:style-name="ro1">
          <table:table-cell office:value-type="float" office:value="1.068681" calcext:value-type="float">
            <text:p>1.068681</text:p>
          </table:table-cell>
          <table:table-cell table:formula="of:=[.A223]/100000" office:value-type="float" office:value="0.00001068681" calcext:value-type="float">
            <text:p>1.068681E-05</text:p>
          </table:table-cell>
          <table:table-cell/>
          <table:table-cell table:formula="of:=[.B223]-[.$C$1]" office:value-type="float" office:value="0.00000000482076655052958" calcext:value-type="float">
            <text:p>4.82076655052958E-09</text:p>
          </table:table-cell>
          <table:table-cell table:formula="of:=[.B223]*1000000" office:value-type="float" office:value="10.68681" calcext:value-type="float">
            <text:p>10.687</text:p>
          </table:table-cell>
        </table:table-row>
        <table:table-row table:style-name="ro1">
          <table:table-cell office:value-type="float" office:value="1.068434" calcext:value-type="float">
            <text:p>1.068434</text:p>
          </table:table-cell>
          <table:table-cell table:formula="of:=[.A224]/100000" office:value-type="float" office:value="0.00001068434" calcext:value-type="float">
            <text:p>1.068434E-05</text:p>
          </table:table-cell>
          <table:table-cell/>
          <table:table-cell table:formula="of:=[.B224]-[.$C$1]" office:value-type="float" office:value="0.00000000235076655052789" calcext:value-type="float">
            <text:p>2.35076655052789E-09</text:p>
          </table:table-cell>
          <table:table-cell table:formula="of:=[.B224]*1000000" office:value-type="float" office:value="10.68434" calcext:value-type="float">
            <text:p>10.684</text:p>
          </table:table-cell>
        </table:table-row>
        <table:table-row table:style-name="ro1">
          <table:table-cell office:value-type="float" office:value="1.068111" calcext:value-type="float">
            <text:p>1.068111</text:p>
          </table:table-cell>
          <table:table-cell table:formula="of:=[.A225]/100000" office:value-type="float" office:value="0.00001068111" calcext:value-type="float">
            <text:p>1.068111E-05</text:p>
          </table:table-cell>
          <table:table-cell/>
          <table:table-cell table:formula="of:=[.B225]-[.$C$1]" office:value-type="float" office:value="-0.000000000879233449469367" calcext:value-type="float">
            <text:p>-8.79233449469367E-10</text:p>
          </table:table-cell>
          <table:table-cell table:formula="of:=[.B225]*1000000" office:value-type="float" office:value="10.68111" calcext:value-type="float">
            <text:p>10.681</text:p>
          </table:table-cell>
        </table:table-row>
        <table:table-row table:style-name="ro1">
          <table:table-cell office:value-type="float" office:value="1.068389" calcext:value-type="float">
            <text:p>1.068389</text:p>
          </table:table-cell>
          <table:table-cell table:formula="of:=[.A226]/100000" office:value-type="float" office:value="0.00001068389" calcext:value-type="float">
            <text:p>1.068389E-05</text:p>
          </table:table-cell>
          <table:table-cell/>
          <table:table-cell table:formula="of:=[.B226]-[.$C$1]" office:value-type="float" office:value="0.00000000190076655053029" calcext:value-type="float">
            <text:p>1.90076655053029E-09</text:p>
          </table:table-cell>
          <table:table-cell table:formula="of:=[.B226]*1000000" office:value-type="float" office:value="10.68389" calcext:value-type="float">
            <text:p>10.684</text:p>
          </table:table-cell>
        </table:table-row>
        <table:table-row table:style-name="ro1">
          <table:table-cell office:value-type="float" office:value="1.068086" calcext:value-type="float">
            <text:p>1.068086</text:p>
          </table:table-cell>
          <table:table-cell table:formula="of:=[.A227]/100000" office:value-type="float" office:value="0.00001068086" calcext:value-type="float">
            <text:p>1.068086E-05</text:p>
          </table:table-cell>
          <table:table-cell/>
          <table:table-cell table:formula="of:=[.B227]-[.$C$1]" office:value-type="float" office:value="-0.00000000112923344946992" calcext:value-type="float">
            <text:p>-1.12923344946992E-09</text:p>
          </table:table-cell>
          <table:table-cell table:formula="of:=[.B227]*1000000" office:value-type="float" office:value="10.68086" calcext:value-type="float">
            <text:p>10.681</text:p>
          </table:table-cell>
        </table:table-row>
        <table:table-row table:style-name="ro1">
          <table:table-cell office:value-type="float" office:value="1.0686" calcext:value-type="float">
            <text:p>1.0686</text:p>
          </table:table-cell>
          <table:table-cell table:formula="of:=[.A228]/100000" office:value-type="float" office:value="0.000010686" calcext:value-type="float">
            <text:p>1.0686E-05</text:p>
          </table:table-cell>
          <table:table-cell/>
          <table:table-cell table:formula="of:=[.B228]-[.$C$1]" office:value-type="float" office:value="0.00000000401076655053051" calcext:value-type="float">
            <text:p>4.01076655053051E-09</text:p>
          </table:table-cell>
          <table:table-cell table:formula="of:=[.B228]*1000000" office:value-type="float" office:value="10.686" calcext:value-type="float">
            <text:p>10.686</text:p>
          </table:table-cell>
        </table:table-row>
        <table:table-row table:style-name="ro1">
          <table:table-cell office:value-type="float" office:value="1.068606" calcext:value-type="float">
            <text:p>1.068606</text:p>
          </table:table-cell>
          <table:table-cell table:formula="of:=[.A229]/100000" office:value-type="float" office:value="0.00001068606" calcext:value-type="float">
            <text:p>1.068606E-05</text:p>
          </table:table-cell>
          <table:table-cell/>
          <table:table-cell table:formula="of:=[.B229]-[.$C$1]" office:value-type="float" office:value="0.00000000407076655052963" calcext:value-type="float">
            <text:p>4.07076655052963E-09</text:p>
          </table:table-cell>
          <table:table-cell table:formula="of:=[.B229]*1000000" office:value-type="float" office:value="10.68606" calcext:value-type="float">
            <text:p>10.686</text:p>
          </table:table-cell>
        </table:table-row>
        <table:table-row table:style-name="ro1">
          <table:table-cell office:value-type="float" office:value="1.068" calcext:value-type="float">
            <text:p>1.068</text:p>
          </table:table-cell>
          <table:table-cell table:formula="of:=[.A230]/100000" office:value-type="float" office:value="0.00001068" calcext:value-type="float">
            <text:p>1.068E-05</text:p>
          </table:table-cell>
          <table:table-cell/>
          <table:table-cell table:formula="of:=[.B230]-[.$C$1]" office:value-type="float" office:value="-0.00000000198923344946909" calcext:value-type="float">
            <text:p>-1.98923344946909E-09</text:p>
          </table:table-cell>
          <table:table-cell table:formula="of:=[.B230]*1000000" office:value-type="float" office:value="10.68" calcext:value-type="float">
            <text:p>10.680</text:p>
          </table:table-cell>
        </table:table-row>
        <table:table-row table:style-name="ro1">
          <table:table-cell office:value-type="float" office:value="1.068121" calcext:value-type="float">
            <text:p>1.068121</text:p>
          </table:table-cell>
          <table:table-cell table:formula="of:=[.A231]/100000" office:value-type="float" office:value="0.00001068121" calcext:value-type="float">
            <text:p>1.068121E-05</text:p>
          </table:table-cell>
          <table:table-cell/>
          <table:table-cell table:formula="of:=[.B231]-[.$C$1]" office:value-type="float" office:value="-0.000000000779233449469148" calcext:value-type="float">
            <text:p>-7.79233449469148E-10</text:p>
          </table:table-cell>
          <table:table-cell table:formula="of:=[.B231]*1000000" office:value-type="float" office:value="10.68121" calcext:value-type="float">
            <text:p>10.681</text:p>
          </table:table-cell>
        </table:table-row>
        <table:table-row table:style-name="ro1">
          <table:table-cell office:value-type="float" office:value="1.068459" calcext:value-type="float">
            <text:p>1.068459</text:p>
          </table:table-cell>
          <table:table-cell table:formula="of:=[.A232]/100000" office:value-type="float" office:value="0.00001068459" calcext:value-type="float">
            <text:p>1.068459E-05</text:p>
          </table:table-cell>
          <table:table-cell/>
          <table:table-cell table:formula="of:=[.B232]-[.$C$1]" office:value-type="float" office:value="0.00000000260076655053013" calcext:value-type="float">
            <text:p>2.60076655053013E-09</text:p>
          </table:table-cell>
          <table:table-cell table:formula="of:=[.B232]*1000000" office:value-type="float" office:value="10.68459" calcext:value-type="float">
            <text:p>10.685</text:p>
          </table:table-cell>
        </table:table-row>
        <table:table-row table:style-name="ro1">
          <table:table-cell office:value-type="float" office:value="1.067965" calcext:value-type="float">
            <text:p>1.067965</text:p>
          </table:table-cell>
          <table:table-cell table:formula="of:=[.A233]/100000" office:value-type="float" office:value="0.00001067965" calcext:value-type="float">
            <text:p>1.067965E-05</text:p>
          </table:table-cell>
          <table:table-cell/>
          <table:table-cell table:formula="of:=[.B233]-[.$C$1]" office:value-type="float" office:value="-0.00000000233923344946986" calcext:value-type="float">
            <text:p>-2.33923344946986E-09</text:p>
          </table:table-cell>
          <table:table-cell table:formula="of:=[.B233]*1000000" office:value-type="float" office:value="10.67965" calcext:value-type="float">
            <text:p>10.680</text:p>
          </table:table-cell>
        </table:table-row>
        <table:table-row table:style-name="ro1">
          <table:table-cell office:value-type="float" office:value="1.067435" calcext:value-type="float">
            <text:p>1.067435</text:p>
          </table:table-cell>
          <table:table-cell table:formula="of:=[.A234]/100000" office:value-type="float" office:value="0.00001067435" calcext:value-type="float">
            <text:p>1.067435E-05</text:p>
          </table:table-cell>
          <table:table-cell/>
          <table:table-cell table:formula="of:=[.B234]-[.$C$1]" office:value-type="float" office:value="-0.00000000763923344947131" calcext:value-type="float">
            <text:p>-7.63923344947131E-09</text:p>
          </table:table-cell>
          <table:table-cell table:formula="of:=[.B234]*1000000" office:value-type="float" office:value="10.67435" calcext:value-type="float">
            <text:p>10.674</text:p>
          </table:table-cell>
        </table:table-row>
        <table:table-row table:style-name="ro1">
          <table:table-cell office:value-type="float" office:value="1.067692" calcext:value-type="float">
            <text:p>1.067692</text:p>
          </table:table-cell>
          <table:table-cell table:formula="of:=[.A235]/100000" office:value-type="float" office:value="0.00001067692" calcext:value-type="float">
            <text:p>1.067692E-05</text:p>
          </table:table-cell>
          <table:table-cell/>
          <table:table-cell table:formula="of:=[.B235]-[.$C$1]" office:value-type="float" office:value="-0.00000000506923344946941" calcext:value-type="float">
            <text:p>-5.06923344946941E-09</text:p>
          </table:table-cell>
          <table:table-cell table:formula="of:=[.B235]*1000000" office:value-type="float" office:value="10.67692" calcext:value-type="float">
            <text:p>10.677</text:p>
          </table:table-cell>
        </table:table-row>
        <table:table-row table:style-name="ro1">
          <table:table-cell office:value-type="float" office:value="1.068237" calcext:value-type="float">
            <text:p>1.068237</text:p>
          </table:table-cell>
          <table:table-cell table:formula="of:=[.A236]/100000" office:value-type="float" office:value="0.00001068237" calcext:value-type="float">
            <text:p>1.068237E-05</text:p>
          </table:table-cell>
          <table:table-cell/>
          <table:table-cell table:formula="of:=[.B236]-[.$C$1]" office:value-type="float" office:value="0.000000000380766550528991" calcext:value-type="float">
            <text:p>3.80766550528991E-10</text:p>
          </table:table-cell>
          <table:table-cell table:formula="of:=[.B236]*1000000" office:value-type="float" office:value="10.68237" calcext:value-type="float">
            <text:p>10.682</text:p>
          </table:table-cell>
        </table:table-row>
        <table:table-row table:style-name="ro1">
          <table:table-cell office:value-type="float" office:value="1.067773" calcext:value-type="float">
            <text:p>1.067773</text:p>
          </table:table-cell>
          <table:table-cell table:formula="of:=[.A237]/100000" office:value-type="float" office:value="0.00001067773" calcext:value-type="float">
            <text:p>1.067773E-05</text:p>
          </table:table-cell>
          <table:table-cell/>
          <table:table-cell table:formula="of:=[.B237]-[.$C$1]" office:value-type="float" office:value="-0.00000000425923344946865" calcext:value-type="float">
            <text:p>-4.25923344946865E-09</text:p>
          </table:table-cell>
          <table:table-cell table:formula="of:=[.B237]*1000000" office:value-type="float" office:value="10.67773" calcext:value-type="float">
            <text:p>10.678</text:p>
          </table:table-cell>
        </table:table-row>
        <table:table-row table:style-name="ro1">
          <table:table-cell office:value-type="float" office:value="1.067909" calcext:value-type="float">
            <text:p>1.067909</text:p>
          </table:table-cell>
          <table:table-cell table:formula="of:=[.A238]/100000" office:value-type="float" office:value="0.00001067909" calcext:value-type="float">
            <text:p>1.067909E-05</text:p>
          </table:table-cell>
          <table:table-cell/>
          <table:table-cell table:formula="of:=[.B238]-[.$C$1]" office:value-type="float" office:value="-0.00000000289923344947007" calcext:value-type="float">
            <text:p>-2.89923344947007E-09</text:p>
          </table:table-cell>
          <table:table-cell table:formula="of:=[.B238]*1000000" office:value-type="float" office:value="10.67909" calcext:value-type="float">
            <text:p>10.679</text:p>
          </table:table-cell>
        </table:table-row>
        <table:table-row table:style-name="ro1">
          <table:table-cell office:value-type="float" office:value="1.068313" calcext:value-type="float">
            <text:p>1.068313</text:p>
          </table:table-cell>
          <table:table-cell table:formula="of:=[.A239]/100000" office:value-type="float" office:value="0.00001068313" calcext:value-type="float">
            <text:p>1.068313E-05</text:p>
          </table:table-cell>
          <table:table-cell/>
          <table:table-cell table:formula="of:=[.B239]-[.$C$1]" office:value-type="float" office:value="0.00000000114076655053134" calcext:value-type="float">
            <text:p>1.14076655053134E-09</text:p>
          </table:table-cell>
          <table:table-cell table:formula="of:=[.B239]*1000000" office:value-type="float" office:value="10.68313" calcext:value-type="float">
            <text:p>10.683</text:p>
          </table:table-cell>
        </table:table-row>
        <table:table-row table:style-name="ro1">
          <table:table-cell office:value-type="float" office:value="1.068535" calcext:value-type="float">
            <text:p>1.068535</text:p>
          </table:table-cell>
          <table:table-cell table:formula="of:=[.A240]/100000" office:value-type="float" office:value="0.00001068535" calcext:value-type="float">
            <text:p>1.068535E-05</text:p>
          </table:table-cell>
          <table:table-cell/>
          <table:table-cell table:formula="of:=[.B240]-[.$C$1]" office:value-type="float" office:value="0.00000000336076655053078" calcext:value-type="float">
            <text:p>3.36076655053078E-09</text:p>
          </table:table-cell>
          <table:table-cell table:formula="of:=[.B240]*1000000" office:value-type="float" office:value="10.68535" calcext:value-type="float">
            <text:p>10.685</text:p>
          </table:table-cell>
        </table:table-row>
        <table:table-row table:style-name="ro1">
          <table:table-cell office:value-type="float" office:value="1.068197" calcext:value-type="float">
            <text:p>1.068197</text:p>
          </table:table-cell>
          <table:table-cell table:formula="of:=[.A241]/100000" office:value-type="float" office:value="0.00001068197" calcext:value-type="float">
            <text:p>1.068197E-05</text:p>
          </table:table-cell>
          <table:table-cell/>
          <table:table-cell table:formula="of:=[.B241]-[.$C$1]" office:value-type="float" office:value="-0.0000000000192334494701917" calcext:value-type="float">
            <text:p>-1.92334494701917E-11</text:p>
          </table:table-cell>
          <table:table-cell table:formula="of:=[.B241]*1000000" office:value-type="float" office:value="10.68197" calcext:value-type="float">
            <text:p>10.682</text:p>
          </table:table-cell>
        </table:table-row>
        <table:table-row table:style-name="ro1">
          <table:table-cell office:value-type="float" office:value="1.068747" calcext:value-type="float">
            <text:p>1.068747</text:p>
          </table:table-cell>
          <table:table-cell table:formula="of:=[.A242]/100000" office:value-type="float" office:value="0.00001068747" calcext:value-type="float">
            <text:p>1.068747E-05</text:p>
          </table:table-cell>
          <table:table-cell/>
          <table:table-cell table:formula="of:=[.B242]-[.$C$1]" office:value-type="float" office:value="0.0000000054807665505317" calcext:value-type="float">
            <text:p>5.4807665505317E-09</text:p>
          </table:table-cell>
          <table:table-cell table:formula="of:=[.B242]*1000000" office:value-type="float" office:value="10.68747" calcext:value-type="float">
            <text:p>10.687</text:p>
          </table:table-cell>
        </table:table-row>
        <table:table-row table:style-name="ro1">
          <table:table-cell office:value-type="float" office:value="1.068555" calcext:value-type="float">
            <text:p>1.068555</text:p>
          </table:table-cell>
          <table:table-cell table:formula="of:=[.A243]/100000" office:value-type="float" office:value="0.00001068555" calcext:value-type="float">
            <text:p>1.068555E-05</text:p>
          </table:table-cell>
          <table:table-cell/>
          <table:table-cell table:formula="of:=[.B243]-[.$C$1]" office:value-type="float" office:value="0.00000000356076655052953" calcext:value-type="float">
            <text:p>3.56076655052953E-09</text:p>
          </table:table-cell>
          <table:table-cell table:formula="of:=[.B243]*1000000" office:value-type="float" office:value="10.68555" calcext:value-type="float">
            <text:p>10.686</text:p>
          </table:table-cell>
        </table:table-row>
        <table:table-row table:style-name="ro1">
          <table:table-cell office:value-type="float" office:value="1.068722" calcext:value-type="float">
            <text:p>1.068722</text:p>
          </table:table-cell>
          <table:table-cell table:formula="of:=[.A244]/100000" office:value-type="float" office:value="0.00001068722" calcext:value-type="float">
            <text:p>1.068722E-05</text:p>
          </table:table-cell>
          <table:table-cell/>
          <table:table-cell table:formula="of:=[.B244]-[.$C$1]" office:value-type="float" office:value="0.00000000523076655052946" calcext:value-type="float">
            <text:p>5.23076655052946E-09</text:p>
          </table:table-cell>
          <table:table-cell table:formula="of:=[.B244]*1000000" office:value-type="float" office:value="10.68722" calcext:value-type="float">
            <text:p>10.687</text:p>
          </table:table-cell>
        </table:table-row>
        <table:table-row table:style-name="ro1">
          <table:table-cell office:value-type="float" office:value="1.06853" calcext:value-type="float">
            <text:p>1.06853</text:p>
          </table:table-cell>
          <table:table-cell table:formula="of:=[.A245]/100000" office:value-type="float" office:value="0.0000106853" calcext:value-type="float">
            <text:p>1.06853E-05</text:p>
          </table:table-cell>
          <table:table-cell/>
          <table:table-cell table:formula="of:=[.B245]-[.$C$1]" office:value-type="float" office:value="0.00000000331076655052898" calcext:value-type="float">
            <text:p>3.31076655052898E-09</text:p>
          </table:table-cell>
          <table:table-cell table:formula="of:=[.B245]*1000000" office:value-type="float" office:value="10.6853" calcext:value-type="float">
            <text:p>10.685</text:p>
          </table:table-cell>
        </table:table-row>
        <table:table-row table:style-name="ro1">
          <table:table-cell office:value-type="float" office:value="1.068" calcext:value-type="float">
            <text:p>1.068</text:p>
          </table:table-cell>
          <table:table-cell table:formula="of:=[.A246]/100000" office:value-type="float" office:value="0.00001068" calcext:value-type="float">
            <text:p>1.068E-05</text:p>
          </table:table-cell>
          <table:table-cell/>
          <table:table-cell table:formula="of:=[.B246]-[.$C$1]" office:value-type="float" office:value="-0.00000000198923344946909" calcext:value-type="float">
            <text:p>-1.98923344946909E-09</text:p>
          </table:table-cell>
          <table:table-cell table:formula="of:=[.B246]*1000000" office:value-type="float" office:value="10.68" calcext:value-type="float">
            <text:p>10.680</text:p>
          </table:table-cell>
        </table:table-row>
        <table:table-row table:style-name="ro1">
          <table:table-cell office:value-type="float" office:value="1.068242" calcext:value-type="float">
            <text:p>1.068242</text:p>
          </table:table-cell>
          <table:table-cell table:formula="of:=[.A247]/100000" office:value-type="float" office:value="0.00001068242" calcext:value-type="float">
            <text:p>1.068242E-05</text:p>
          </table:table-cell>
          <table:table-cell/>
          <table:table-cell table:formula="of:=[.B247]-[.$C$1]" office:value-type="float" office:value="0.000000000430766550529101" calcext:value-type="float">
            <text:p>4.30766550529101E-10</text:p>
          </table:table-cell>
          <table:table-cell table:formula="of:=[.B247]*1000000" office:value-type="float" office:value="10.68242" calcext:value-type="float">
            <text:p>10.682</text:p>
          </table:table-cell>
        </table:table-row>
        <table:table-row table:style-name="ro1">
          <table:table-cell office:value-type="float" office:value="1.068479" calcext:value-type="float">
            <text:p>1.068479</text:p>
          </table:table-cell>
          <table:table-cell table:formula="of:=[.A248]/100000" office:value-type="float" office:value="0.00001068479" calcext:value-type="float">
            <text:p>1.068479E-05</text:p>
          </table:table-cell>
          <table:table-cell/>
          <table:table-cell table:formula="of:=[.B248]-[.$C$1]" office:value-type="float" office:value="0.00000000280076655052888" calcext:value-type="float">
            <text:p>2.80076655052888E-09</text:p>
          </table:table-cell>
          <table:table-cell table:formula="of:=[.B248]*1000000" office:value-type="float" office:value="10.68479" calcext:value-type="float">
            <text:p>10.685</text:p>
          </table:table-cell>
        </table:table-row>
        <table:table-row table:style-name="ro1">
          <table:table-cell office:value-type="float" office:value="1.068333" calcext:value-type="float">
            <text:p>1.068333</text:p>
          </table:table-cell>
          <table:table-cell table:formula="of:=[.A249]/100000" office:value-type="float" office:value="0.00001068333" calcext:value-type="float">
            <text:p>1.068333E-05</text:p>
          </table:table-cell>
          <table:table-cell/>
          <table:table-cell table:formula="of:=[.B249]-[.$C$1]" office:value-type="float" office:value="0.00000000134076655053008" calcext:value-type="float">
            <text:p>1.34076655053008E-09</text:p>
          </table:table-cell>
          <table:table-cell table:formula="of:=[.B249]*1000000" office:value-type="float" office:value="10.68333" calcext:value-type="float">
            <text:p>10.683</text:p>
          </table:table-cell>
        </table:table-row>
        <table:table-row table:style-name="ro1">
          <table:table-cell office:value-type="float" office:value="1.068399" calcext:value-type="float">
            <text:p>1.068399</text:p>
          </table:table-cell>
          <table:table-cell table:formula="of:=[.A250]/100000" office:value-type="float" office:value="0.00001068399" calcext:value-type="float">
            <text:p>1.068399E-05</text:p>
          </table:table-cell>
          <table:table-cell/>
          <table:table-cell table:formula="of:=[.B250]-[.$C$1]" office:value-type="float" office:value="0.00000000200076655053051" calcext:value-type="float">
            <text:p>2.00076655053051E-09</text:p>
          </table:table-cell>
          <table:table-cell table:formula="of:=[.B250]*1000000" office:value-type="float" office:value="10.68399" calcext:value-type="float">
            <text:p>10.684</text:p>
          </table:table-cell>
        </table:table-row>
        <table:table-row table:style-name="ro1">
          <table:table-cell office:value-type="float" office:value="1.068696" calcext:value-type="float">
            <text:p>1.068696</text:p>
          </table:table-cell>
          <table:table-cell table:formula="of:=[.A251]/100000" office:value-type="float" office:value="0.00001068696" calcext:value-type="float">
            <text:p>1.068696E-05</text:p>
          </table:table-cell>
          <table:table-cell/>
          <table:table-cell table:formula="of:=[.B251]-[.$C$1]" office:value-type="float" office:value="0.00000000497076655052991" calcext:value-type="float">
            <text:p>4.97076655052991E-09</text:p>
          </table:table-cell>
          <table:table-cell table:formula="of:=[.B251]*1000000" office:value-type="float" office:value="10.68696" calcext:value-type="float">
            <text:p>10.687</text:p>
          </table:table-cell>
        </table:table-row>
        <table:table-row table:style-name="ro1">
          <table:table-cell office:value-type="float" office:value="1.068111" calcext:value-type="float">
            <text:p>1.068111</text:p>
          </table:table-cell>
          <table:table-cell table:formula="of:=[.A252]/100000" office:value-type="float" office:value="0.00001068111" calcext:value-type="float">
            <text:p>1.068111E-05</text:p>
          </table:table-cell>
          <table:table-cell/>
          <table:table-cell table:formula="of:=[.B252]-[.$C$1]" office:value-type="float" office:value="-0.000000000879233449469367" calcext:value-type="float">
            <text:p>-8.79233449469367E-10</text:p>
          </table:table-cell>
          <table:table-cell table:formula="of:=[.B252]*1000000" office:value-type="float" office:value="10.68111" calcext:value-type="float">
            <text:p>10.681</text:p>
          </table:table-cell>
        </table:table-row>
        <table:table-row table:style-name="ro1">
          <table:table-cell office:value-type="float" office:value="1.068535" calcext:value-type="float">
            <text:p>1.068535</text:p>
          </table:table-cell>
          <table:table-cell table:formula="of:=[.A253]/100000" office:value-type="float" office:value="0.00001068535" calcext:value-type="float">
            <text:p>1.068535E-05</text:p>
          </table:table-cell>
          <table:table-cell/>
          <table:table-cell table:formula="of:=[.B253]-[.$C$1]" office:value-type="float" office:value="0.00000000336076655053078" calcext:value-type="float">
            <text:p>3.36076655053078E-09</text:p>
          </table:table-cell>
          <table:table-cell table:formula="of:=[.B253]*1000000" office:value-type="float" office:value="10.68535" calcext:value-type="float">
            <text:p>10.685</text:p>
          </table:table-cell>
        </table:table-row>
        <table:table-row table:style-name="ro1">
          <table:table-cell office:value-type="float" office:value="1.069181" calcext:value-type="float">
            <text:p>1.069181</text:p>
          </table:table-cell>
          <table:table-cell table:formula="of:=[.A254]/100000" office:value-type="float" office:value="0.00001069181" calcext:value-type="float">
            <text:p>1.069181E-05</text:p>
          </table:table-cell>
          <table:table-cell/>
          <table:table-cell table:formula="of:=[.B254]-[.$C$1]" office:value-type="float" office:value="0.00000000982076655052868" calcext:value-type="float">
            <text:p>9.82076655052868E-09</text:p>
          </table:table-cell>
          <table:table-cell table:formula="of:=[.B254]*1000000" office:value-type="float" office:value="10.69181" calcext:value-type="float">
            <text:p>10.692</text:p>
          </table:table-cell>
        </table:table-row>
        <table:table-row table:style-name="ro1">
          <table:table-cell office:value-type="float" office:value="1.068631" calcext:value-type="float">
            <text:p>1.068631</text:p>
          </table:table-cell>
          <table:table-cell table:formula="of:=[.A255]/100000" office:value-type="float" office:value="0.00001068631" calcext:value-type="float">
            <text:p>1.068631E-05</text:p>
          </table:table-cell>
          <table:table-cell/>
          <table:table-cell table:formula="of:=[.B255]-[.$C$1]" office:value-type="float" office:value="0.00000000432076655052848" calcext:value-type="float">
            <text:p>4.32076655052848E-09</text:p>
          </table:table-cell>
          <table:table-cell table:formula="of:=[.B255]*1000000" office:value-type="float" office:value="10.68631" calcext:value-type="float">
            <text:p>10.686</text:p>
          </table:table-cell>
        </table:table-row>
        <table:table-row table:style-name="ro1">
          <table:table-cell office:value-type="float" office:value="1.069236" calcext:value-type="float">
            <text:p>1.069236</text:p>
          </table:table-cell>
          <table:table-cell table:formula="of:=[.A256]/100000" office:value-type="float" office:value="0.00001069236" calcext:value-type="float">
            <text:p>1.069236E-05</text:p>
          </table:table-cell>
          <table:table-cell/>
          <table:table-cell table:formula="of:=[.B256]-[.$C$1]" office:value-type="float" office:value="0.0000000103707665505299" calcext:value-type="float">
            <text:p>1.03707665505299E-08</text:p>
          </table:table-cell>
          <table:table-cell table:formula="of:=[.B256]*1000000" office:value-type="float" office:value="10.69236" calcext:value-type="float">
            <text:p>10.692</text:p>
          </table:table-cell>
        </table:table-row>
        <table:table-row table:style-name="ro1">
          <table:table-cell office:value-type="float" office:value="1.068298" calcext:value-type="float">
            <text:p>1.068298</text:p>
          </table:table-cell>
          <table:table-cell table:formula="of:=[.A257]/100000" office:value-type="float" office:value="0.00001068298" calcext:value-type="float">
            <text:p>1.068298E-05</text:p>
          </table:table-cell>
          <table:table-cell/>
          <table:table-cell table:formula="of:=[.B257]-[.$C$1]" office:value-type="float" office:value="0.000000000990766550529312" calcext:value-type="float">
            <text:p>9.90766550529312E-10</text:p>
          </table:table-cell>
          <table:table-cell table:formula="of:=[.B257]*1000000" office:value-type="float" office:value="10.68298" calcext:value-type="float">
            <text:p>10.683</text:p>
          </table:table-cell>
        </table:table-row>
        <table:table-row table:style-name="ro1">
          <table:table-cell office:value-type="float" office:value="1.068051" calcext:value-type="float">
            <text:p>1.068051</text:p>
          </table:table-cell>
          <table:table-cell table:formula="of:=[.A258]/100000" office:value-type="float" office:value="0.00001068051" calcext:value-type="float">
            <text:p>1.068051E-05</text:p>
          </table:table-cell>
          <table:table-cell/>
          <table:table-cell table:formula="of:=[.B258]-[.$C$1]" office:value-type="float" office:value="-0.00000000147923344946899" calcext:value-type="float">
            <text:p>-1.47923344946899E-09</text:p>
          </table:table-cell>
          <table:table-cell table:formula="of:=[.B258]*1000000" office:value-type="float" office:value="10.68051" calcext:value-type="float">
            <text:p>10.681</text:p>
          </table:table-cell>
        </table:table-row>
        <table:table-row table:style-name="ro1">
          <table:table-cell office:value-type="float" office:value="1.068696" calcext:value-type="float">
            <text:p>1.068696</text:p>
          </table:table-cell>
          <table:table-cell table:formula="of:=[.A259]/100000" office:value-type="float" office:value="0.00001068696" calcext:value-type="float">
            <text:p>1.068696E-05</text:p>
          </table:table-cell>
          <table:table-cell/>
          <table:table-cell table:formula="of:=[.B259]-[.$C$1]" office:value-type="float" office:value="0.00000000497076655052991" calcext:value-type="float">
            <text:p>4.97076655052991E-09</text:p>
          </table:table-cell>
          <table:table-cell table:formula="of:=[.B259]*1000000" office:value-type="float" office:value="10.68696" calcext:value-type="float">
            <text:p>10.687</text:p>
          </table:table-cell>
        </table:table-row>
        <table:table-row table:style-name="ro1">
          <table:table-cell office:value-type="float" office:value="1.068737" calcext:value-type="float">
            <text:p>1.068737</text:p>
          </table:table-cell>
          <table:table-cell table:formula="of:=[.A260]/100000" office:value-type="float" office:value="0.00001068737" calcext:value-type="float">
            <text:p>1.068737E-05</text:p>
          </table:table-cell>
          <table:table-cell/>
          <table:table-cell table:formula="of:=[.B260]-[.$C$1]" office:value-type="float" office:value="0.00000000538076655052979" calcext:value-type="float">
            <text:p>5.38076655052979E-09</text:p>
          </table:table-cell>
          <table:table-cell table:formula="of:=[.B260]*1000000" office:value-type="float" office:value="10.68737" calcext:value-type="float">
            <text:p>10.687</text:p>
          </table:table-cell>
        </table:table-row>
        <table:table-row table:style-name="ro1">
          <table:table-cell office:value-type="float" office:value="1.06856" calcext:value-type="float">
            <text:p>1.06856</text:p>
          </table:table-cell>
          <table:table-cell table:formula="of:=[.A261]/100000" office:value-type="float" office:value="0.0000106856" calcext:value-type="float">
            <text:p>1.06856E-05</text:p>
          </table:table-cell>
          <table:table-cell/>
          <table:table-cell table:formula="of:=[.B261]-[.$C$1]" office:value-type="float" office:value="0.00000000361076655052964" calcext:value-type="float">
            <text:p>3.61076655052964E-09</text:p>
          </table:table-cell>
          <table:table-cell table:formula="of:=[.B261]*1000000" office:value-type="float" office:value="10.6856" calcext:value-type="float">
            <text:p>10.686</text:p>
          </table:table-cell>
        </table:table-row>
        <table:table-row table:style-name="ro1">
          <table:table-cell office:value-type="float" office:value="1.068409" calcext:value-type="float">
            <text:p>1.068409</text:p>
          </table:table-cell>
          <table:table-cell table:formula="of:=[.A262]/100000" office:value-type="float" office:value="0.00001068409" calcext:value-type="float">
            <text:p>1.068409E-05</text:p>
          </table:table-cell>
          <table:table-cell/>
          <table:table-cell table:formula="of:=[.B262]-[.$C$1]" office:value-type="float" office:value="0.00000000210076655052904" calcext:value-type="float">
            <text:p>2.10076655052904E-09</text:p>
          </table:table-cell>
          <table:table-cell table:formula="of:=[.B262]*1000000" office:value-type="float" office:value="10.68409" calcext:value-type="float">
            <text:p>10.684</text:p>
          </table:table-cell>
        </table:table-row>
        <table:table-row table:style-name="ro1">
          <table:table-cell office:value-type="float" office:value="1.067859" calcext:value-type="float">
            <text:p>1.067859</text:p>
          </table:table-cell>
          <table:table-cell table:formula="of:=[.A263]/100000" office:value-type="float" office:value="0.00001067859" calcext:value-type="float">
            <text:p>1.067859E-05</text:p>
          </table:table-cell>
          <table:table-cell/>
          <table:table-cell table:formula="of:=[.B263]-[.$C$1]" office:value-type="float" office:value="-0.00000000339923344947117" calcext:value-type="float">
            <text:p>-3.39923344947117E-09</text:p>
          </table:table-cell>
          <table:table-cell table:formula="of:=[.B263]*1000000" office:value-type="float" office:value="10.67859" calcext:value-type="float">
            <text:p>10.679</text:p>
          </table:table-cell>
        </table:table-row>
        <table:table-row table:style-name="ro1">
          <table:table-cell office:value-type="float" office:value="1.067849" calcext:value-type="float">
            <text:p>1.067849</text:p>
          </table:table-cell>
          <table:table-cell table:formula="of:=[.A264]/100000" office:value-type="float" office:value="0.00001067849" calcext:value-type="float">
            <text:p>1.067849E-05</text:p>
          </table:table-cell>
          <table:table-cell/>
          <table:table-cell table:formula="of:=[.B264]-[.$C$1]" office:value-type="float" office:value="-0.00000000349923344946969" calcext:value-type="float">
            <text:p>-3.49923344946969E-09</text:p>
          </table:table-cell>
          <table:table-cell table:formula="of:=[.B264]*1000000" office:value-type="float" office:value="10.67849" calcext:value-type="float">
            <text:p>10.678</text:p>
          </table:table-cell>
        </table:table-row>
        <table:table-row table:style-name="ro1">
          <table:table-cell office:value-type="float" office:value="1.068449" calcext:value-type="float">
            <text:p>1.068449</text:p>
          </table:table-cell>
          <table:table-cell table:formula="of:=[.A265]/100000" office:value-type="float" office:value="0.00001068449" calcext:value-type="float">
            <text:p>1.068449E-05</text:p>
          </table:table-cell>
          <table:table-cell/>
          <table:table-cell table:formula="of:=[.B265]-[.$C$1]" office:value-type="float" office:value="0.00000000250076655052991" calcext:value-type="float">
            <text:p>2.50076655052991E-09</text:p>
          </table:table-cell>
          <table:table-cell table:formula="of:=[.B265]*1000000" office:value-type="float" office:value="10.68449" calcext:value-type="float">
            <text:p>10.684</text:p>
          </table:table-cell>
        </table:table-row>
        <table:table-row table:style-name="ro1">
          <table:table-cell office:value-type="float" office:value="1.068404" calcext:value-type="float">
            <text:p>1.068404</text:p>
          </table:table-cell>
          <table:table-cell table:formula="of:=[.A266]/100000" office:value-type="float" office:value="0.00001068404" calcext:value-type="float">
            <text:p>1.068404E-05</text:p>
          </table:table-cell>
          <table:table-cell/>
          <table:table-cell table:formula="of:=[.B266]-[.$C$1]" office:value-type="float" office:value="0.00000000205076655052893" calcext:value-type="float">
            <text:p>2.05076655052893E-09</text:p>
          </table:table-cell>
          <table:table-cell table:formula="of:=[.B266]*1000000" office:value-type="float" office:value="10.68404" calcext:value-type="float">
            <text:p>10.684</text:p>
          </table:table-cell>
        </table:table-row>
        <table:table-row table:style-name="ro1">
          <table:table-cell office:value-type="float" office:value="1.068141" calcext:value-type="float">
            <text:p>1.068141</text:p>
          </table:table-cell>
          <table:table-cell table:formula="of:=[.A267]/100000" office:value-type="float" office:value="0.00001068141" calcext:value-type="float">
            <text:p>1.068141E-05</text:p>
          </table:table-cell>
          <table:table-cell/>
          <table:table-cell table:formula="of:=[.B267]-[.$C$1]" office:value-type="float" office:value="-0.000000000579233449470403" calcext:value-type="float">
            <text:p>-5.79233449470403E-10</text:p>
          </table:table-cell>
          <table:table-cell table:formula="of:=[.B267]*1000000" office:value-type="float" office:value="10.68141" calcext:value-type="float">
            <text:p>10.681</text:p>
          </table:table-cell>
        </table:table-row>
        <table:table-row table:style-name="ro1">
          <table:table-cell office:value-type="float" office:value="1.068323" calcext:value-type="float">
            <text:p>1.068323</text:p>
          </table:table-cell>
          <table:table-cell table:formula="of:=[.A268]/100000" office:value-type="float" office:value="0.00001068323" calcext:value-type="float">
            <text:p>1.068323E-05</text:p>
          </table:table-cell>
          <table:table-cell/>
          <table:table-cell table:formula="of:=[.B268]-[.$C$1]" office:value-type="float" office:value="0.00000000124076655052817" calcext:value-type="float">
            <text:p>1.24076655052817E-09</text:p>
          </table:table-cell>
          <table:table-cell table:formula="of:=[.B268]*1000000" office:value-type="float" office:value="10.68323" calcext:value-type="float">
            <text:p>10.683</text:p>
          </table:table-cell>
        </table:table-row>
        <table:table-row table:style-name="ro1">
          <table:table-cell office:value-type="float" office:value="1.068192" calcext:value-type="float">
            <text:p>1.068192</text:p>
          </table:table-cell>
          <table:table-cell table:formula="of:=[.A269]/100000" office:value-type="float" office:value="0.00001068192" calcext:value-type="float">
            <text:p>1.068192E-05</text:p>
          </table:table-cell>
          <table:table-cell/>
          <table:table-cell table:formula="of:=[.B269]-[.$C$1]" office:value-type="float" office:value="-0.0000000000692334494703013" calcext:value-type="float">
            <text:p>-6.92334494703013E-11</text:p>
          </table:table-cell>
          <table:table-cell table:formula="of:=[.B269]*1000000" office:value-type="float" office:value="10.68192" calcext:value-type="float">
            <text:p>10.682</text:p>
          </table:table-cell>
        </table:table-row>
        <table:table-row table:style-name="ro1">
          <table:table-cell office:value-type="float" office:value="1.068298" calcext:value-type="float">
            <text:p>1.068298</text:p>
          </table:table-cell>
          <table:table-cell table:formula="of:=[.A270]/100000" office:value-type="float" office:value="0.00001068298" calcext:value-type="float">
            <text:p>1.068298E-05</text:p>
          </table:table-cell>
          <table:table-cell/>
          <table:table-cell table:formula="of:=[.B270]-[.$C$1]" office:value-type="float" office:value="0.000000000990766550529312" calcext:value-type="float">
            <text:p>9.90766550529312E-10</text:p>
          </table:table-cell>
          <table:table-cell table:formula="of:=[.B270]*1000000" office:value-type="float" office:value="10.68298" calcext:value-type="float">
            <text:p>10.683</text:p>
          </table:table-cell>
        </table:table-row>
        <table:table-row table:style-name="ro1">
          <table:table-cell office:value-type="float" office:value="1.068807" calcext:value-type="float">
            <text:p>1.068807</text:p>
          </table:table-cell>
          <table:table-cell table:formula="of:=[.A271]/100000" office:value-type="float" office:value="0.00001068807" calcext:value-type="float">
            <text:p>1.068807E-05</text:p>
          </table:table-cell>
          <table:table-cell/>
          <table:table-cell table:formula="of:=[.B271]-[.$C$1]" office:value-type="float" office:value="0.00000000608076655052963" calcext:value-type="float">
            <text:p>6.08076655052963E-09</text:p>
          </table:table-cell>
          <table:table-cell table:formula="of:=[.B271]*1000000" office:value-type="float" office:value="10.68807" calcext:value-type="float">
            <text:p>10.688</text:p>
          </table:table-cell>
        </table:table-row>
        <table:table-row table:style-name="ro1">
          <table:table-cell office:value-type="float" office:value="1.06852" calcext:value-type="float">
            <text:p>1.06852</text:p>
          </table:table-cell>
          <table:table-cell table:formula="of:=[.A272]/100000" office:value-type="float" office:value="0.0000106852" calcext:value-type="float">
            <text:p>1.06852E-05</text:p>
          </table:table-cell>
          <table:table-cell/>
          <table:table-cell table:formula="of:=[.B272]-[.$C$1]" office:value-type="float" office:value="0.00000000321076655052876" calcext:value-type="float">
            <text:p>3.21076655052876E-09</text:p>
          </table:table-cell>
          <table:table-cell table:formula="of:=[.B272]*1000000" office:value-type="float" office:value="10.6852" calcext:value-type="float">
            <text:p>10.685</text:p>
          </table:table-cell>
        </table:table-row>
        <table:table-row table:style-name="ro1">
          <table:table-cell office:value-type="float" office:value="1.068353" calcext:value-type="float">
            <text:p>1.068353</text:p>
          </table:table-cell>
          <table:table-cell table:formula="of:=[.A273]/100000" office:value-type="float" office:value="0.00001068353" calcext:value-type="float">
            <text:p>1.068353E-05</text:p>
          </table:table-cell>
          <table:table-cell/>
          <table:table-cell table:formula="of:=[.B273]-[.$C$1]" office:value-type="float" office:value="0.00000000154076655053052" calcext:value-type="float">
            <text:p>1.54076655053052E-09</text:p>
          </table:table-cell>
          <table:table-cell table:formula="of:=[.B273]*1000000" office:value-type="float" office:value="10.68353" calcext:value-type="float">
            <text:p>10.684</text:p>
          </table:table-cell>
        </table:table-row>
        <table:table-row table:style-name="ro1">
          <table:table-cell office:value-type="float" office:value="1.068298" calcext:value-type="float">
            <text:p>1.068298</text:p>
          </table:table-cell>
          <table:table-cell table:formula="of:=[.A274]/100000" office:value-type="float" office:value="0.00001068298" calcext:value-type="float">
            <text:p>1.068298E-05</text:p>
          </table:table-cell>
          <table:table-cell/>
          <table:table-cell table:formula="of:=[.B274]-[.$C$1]" office:value-type="float" office:value="0.000000000990766550529312" calcext:value-type="float">
            <text:p>9.90766550529312E-10</text:p>
          </table:table-cell>
          <table:table-cell table:formula="of:=[.B274]*1000000" office:value-type="float" office:value="10.68298" calcext:value-type="float">
            <text:p>10.683</text:p>
          </table:table-cell>
        </table:table-row>
        <table:table-row table:style-name="ro1">
          <table:table-cell office:value-type="float" office:value="1.068" calcext:value-type="float">
            <text:p>1.068</text:p>
          </table:table-cell>
          <table:table-cell table:formula="of:=[.A275]/100000" office:value-type="float" office:value="0.00001068" calcext:value-type="float">
            <text:p>1.068E-05</text:p>
          </table:table-cell>
          <table:table-cell/>
          <table:table-cell table:formula="of:=[.B275]-[.$C$1]" office:value-type="float" office:value="-0.00000000198923344946909" calcext:value-type="float">
            <text:p>-1.98923344946909E-09</text:p>
          </table:table-cell>
          <table:table-cell table:formula="of:=[.B275]*1000000" office:value-type="float" office:value="10.68" calcext:value-type="float">
            <text:p>10.680</text:p>
          </table:table-cell>
        </table:table-row>
        <table:table-row table:style-name="ro1">
          <table:table-cell office:value-type="float" office:value="1.068161" calcext:value-type="float">
            <text:p>1.068161</text:p>
          </table:table-cell>
          <table:table-cell table:formula="of:=[.A276]/100000" office:value-type="float" office:value="0.00001068161" calcext:value-type="float">
            <text:p>1.068161E-05</text:p>
          </table:table-cell>
          <table:table-cell/>
          <table:table-cell table:formula="of:=[.B276]-[.$C$1]" office:value-type="float" office:value="-0.000000000379233449471659" calcext:value-type="float">
            <text:p>-3.79233449471659E-10</text:p>
          </table:table-cell>
          <table:table-cell table:formula="of:=[.B276]*1000000" office:value-type="float" office:value="10.68161" calcext:value-type="float">
            <text:p>10.682</text:p>
          </table:table-cell>
        </table:table-row>
        <table:table-row table:style-name="ro1">
          <table:table-cell office:value-type="float" office:value="1.068515" calcext:value-type="float">
            <text:p>1.068515</text:p>
          </table:table-cell>
          <table:table-cell table:formula="of:=[.A277]/100000" office:value-type="float" office:value="0.00001068515" calcext:value-type="float">
            <text:p>1.068515E-05</text:p>
          </table:table-cell>
          <table:table-cell/>
          <table:table-cell table:formula="of:=[.B277]-[.$C$1]" office:value-type="float" office:value="0.00000000316076655053034" calcext:value-type="float">
            <text:p>3.16076655053034E-09</text:p>
          </table:table-cell>
          <table:table-cell table:formula="of:=[.B277]*1000000" office:value-type="float" office:value="10.68515" calcext:value-type="float">
            <text:p>10.685</text:p>
          </table:table-cell>
        </table:table-row>
        <table:table-row table:style-name="ro1">
          <table:table-cell office:value-type="float" office:value="1.068843" calcext:value-type="float">
            <text:p>1.068843</text:p>
          </table:table-cell>
          <table:table-cell table:formula="of:=[.A278]/100000" office:value-type="float" office:value="0.00001068843" calcext:value-type="float">
            <text:p>1.068843E-05</text:p>
          </table:table-cell>
          <table:table-cell/>
          <table:table-cell table:formula="of:=[.B278]-[.$C$1]" office:value-type="float" office:value="0.0000000064407665505294" calcext:value-type="float">
            <text:p>6.4407665505294E-09</text:p>
          </table:table-cell>
          <table:table-cell table:formula="of:=[.B278]*1000000" office:value-type="float" office:value="10.68843" calcext:value-type="float">
            <text:p>10.688</text:p>
          </table:table-cell>
        </table:table-row>
        <table:table-row table:style-name="ro1">
          <table:table-cell office:value-type="float" office:value="1.068222" calcext:value-type="float">
            <text:p>1.068222</text:p>
          </table:table-cell>
          <table:table-cell table:formula="of:=[.A279]/100000" office:value-type="float" office:value="0.00001068222" calcext:value-type="float">
            <text:p>1.068222E-05</text:p>
          </table:table-cell>
          <table:table-cell/>
          <table:table-cell table:formula="of:=[.B279]-[.$C$1]" office:value-type="float" office:value="0.000000000230766550530357" calcext:value-type="float">
            <text:p>2.30766550530357E-10</text:p>
          </table:table-cell>
          <table:table-cell table:formula="of:=[.B279]*1000000" office:value-type="float" office:value="10.68222" calcext:value-type="float">
            <text:p>10.682</text:p>
          </table:table-cell>
        </table:table-row>
        <table:table-row table:style-name="ro1">
          <table:table-cell office:value-type="float" office:value="1.068298" calcext:value-type="float">
            <text:p>1.068298</text:p>
          </table:table-cell>
          <table:table-cell table:formula="of:=[.A280]/100000" office:value-type="float" office:value="0.00001068298" calcext:value-type="float">
            <text:p>1.068298E-05</text:p>
          </table:table-cell>
          <table:table-cell/>
          <table:table-cell table:formula="of:=[.B280]-[.$C$1]" office:value-type="float" office:value="0.000000000990766550529312" calcext:value-type="float">
            <text:p>9.90766550529312E-10</text:p>
          </table:table-cell>
          <table:table-cell table:formula="of:=[.B280]*1000000" office:value-type="float" office:value="10.68298" calcext:value-type="float">
            <text:p>10.683</text:p>
          </table:table-cell>
        </table:table-row>
        <table:table-row table:style-name="ro1">
          <table:table-cell office:value-type="float" office:value="1.068464" calcext:value-type="float">
            <text:p>1.068464</text:p>
          </table:table-cell>
          <table:table-cell table:formula="of:=[.A281]/100000" office:value-type="float" office:value="0.00001068464" calcext:value-type="float">
            <text:p>1.068464E-05</text:p>
          </table:table-cell>
          <table:table-cell/>
          <table:table-cell table:formula="of:=[.B281]-[.$C$1]" office:value-type="float" office:value="0.00000000265076655053024" calcext:value-type="float">
            <text:p>2.65076655053024E-09</text:p>
          </table:table-cell>
          <table:table-cell table:formula="of:=[.B281]*1000000" office:value-type="float" office:value="10.68464" calcext:value-type="float">
            <text:p>10.685</text:p>
          </table:table-cell>
        </table:table-row>
        <table:table-row table:style-name="ro1">
          <table:table-cell office:value-type="float" office:value="1.068389" calcext:value-type="float">
            <text:p>1.068389</text:p>
          </table:table-cell>
          <table:table-cell table:formula="of:=[.A282]/100000" office:value-type="float" office:value="0.00001068389" calcext:value-type="float">
            <text:p>1.068389E-05</text:p>
          </table:table-cell>
          <table:table-cell/>
          <table:table-cell table:formula="of:=[.B282]-[.$C$1]" office:value-type="float" office:value="0.00000000190076655053029" calcext:value-type="float">
            <text:p>1.90076655053029E-09</text:p>
          </table:table-cell>
          <table:table-cell table:formula="of:=[.B282]*1000000" office:value-type="float" office:value="10.68389" calcext:value-type="float">
            <text:p>10.684</text:p>
          </table:table-cell>
        </table:table-row>
        <table:table-row table:style-name="ro1">
          <table:table-cell office:value-type="float" office:value="1.068141" calcext:value-type="float">
            <text:p>1.068141</text:p>
          </table:table-cell>
          <table:table-cell table:formula="of:=[.A283]/100000" office:value-type="float" office:value="0.00001068141" calcext:value-type="float">
            <text:p>1.068141E-05</text:p>
          </table:table-cell>
          <table:table-cell/>
          <table:table-cell table:formula="of:=[.B283]-[.$C$1]" office:value-type="float" office:value="-0.000000000579233449470403" calcext:value-type="float">
            <text:p>-5.79233449470403E-10</text:p>
          </table:table-cell>
          <table:table-cell table:formula="of:=[.B283]*1000000" office:value-type="float" office:value="10.68141" calcext:value-type="float">
            <text:p>10.681</text:p>
          </table:table-cell>
        </table:table-row>
        <table:table-row table:style-name="ro1">
          <table:table-cell office:value-type="float" office:value="1.068166" calcext:value-type="float">
            <text:p>1.068166</text:p>
          </table:table-cell>
          <table:table-cell table:formula="of:=[.A284]/100000" office:value-type="float" office:value="0.00001068166" calcext:value-type="float">
            <text:p>1.068166E-05</text:p>
          </table:table-cell>
          <table:table-cell/>
          <table:table-cell table:formula="of:=[.B284]-[.$C$1]" office:value-type="float" office:value="-0.000000000329233449469855" calcext:value-type="float">
            <text:p>-3.29233449469855E-10</text:p>
          </table:table-cell>
          <table:table-cell table:formula="of:=[.B284]*1000000" office:value-type="float" office:value="10.68166" calcext:value-type="float">
            <text:p>10.682</text:p>
          </table:table-cell>
        </table:table-row>
        <table:table-row table:style-name="ro1">
          <table:table-cell office:value-type="float" office:value="1.067733" calcext:value-type="float">
            <text:p>1.067733</text:p>
          </table:table-cell>
          <table:table-cell table:formula="of:=[.A285]/100000" office:value-type="float" office:value="0.00001067733" calcext:value-type="float">
            <text:p>1.067733E-05</text:p>
          </table:table-cell>
          <table:table-cell/>
          <table:table-cell table:formula="of:=[.B285]-[.$C$1]" office:value-type="float" office:value="-0.00000000465923344946952" calcext:value-type="float">
            <text:p>-4.65923344946952E-09</text:p>
          </table:table-cell>
          <table:table-cell table:formula="of:=[.B285]*1000000" office:value-type="float" office:value="10.67733" calcext:value-type="float">
            <text:p>10.677</text:p>
          </table:table-cell>
        </table:table-row>
        <table:table-row table:style-name="ro1">
          <table:table-cell office:value-type="float" office:value="1.067849" calcext:value-type="float">
            <text:p>1.067849</text:p>
          </table:table-cell>
          <table:table-cell table:formula="of:=[.A286]/100000" office:value-type="float" office:value="0.00001067849" calcext:value-type="float">
            <text:p>1.067849E-05</text:p>
          </table:table-cell>
          <table:table-cell/>
          <table:table-cell table:formula="of:=[.B286]-[.$C$1]" office:value-type="float" office:value="-0.00000000349923344946969" calcext:value-type="float">
            <text:p>-3.49923344946969E-09</text:p>
          </table:table-cell>
          <table:table-cell table:formula="of:=[.B286]*1000000" office:value-type="float" office:value="10.67849" calcext:value-type="float">
            <text:p>10.678</text:p>
          </table:table-cell>
        </table:table-row>
        <table:table-row table:style-name="ro1">
          <table:table-cell office:value-type="float" office:value="1.068" calcext:value-type="float">
            <text:p>1.068</text:p>
          </table:table-cell>
          <table:table-cell table:formula="of:=[.A287]/100000" office:value-type="float" office:value="0.00001068" calcext:value-type="float">
            <text:p>1.068E-05</text:p>
          </table:table-cell>
          <table:table-cell/>
          <table:table-cell table:formula="of:=[.B287]-[.$C$1]" office:value-type="float" office:value="-0.00000000198923344946909" calcext:value-type="float">
            <text:p>-1.98923344946909E-09</text:p>
          </table:table-cell>
          <table:table-cell table:formula="of:=[.B287]*1000000" office:value-type="float" office:value="10.68" calcext:value-type="float">
            <text:p>10.680</text:p>
          </table:table-cell>
        </table:table-row>
        <table:table-row table:style-name="ro1">
          <table:table-cell office:value-type="float" office:value="1.067728" calcext:value-type="float">
            <text:p>1.067728</text:p>
          </table:table-cell>
          <table:table-cell table:formula="of:=[.A288]/100000" office:value-type="float" office:value="0.00001067728" calcext:value-type="float">
            <text:p>1.067728E-05</text:p>
          </table:table-cell>
          <table:table-cell/>
          <table:table-cell table:formula="of:=[.B288]-[.$C$1]" office:value-type="float" office:value="-0.00000000470923344946963" calcext:value-type="float">
            <text:p>-4.70923344946963E-09</text:p>
          </table:table-cell>
          <table:table-cell table:formula="of:=[.B288]*1000000" office:value-type="float" office:value="10.67728" calcext:value-type="float">
            <text:p>10.677</text:p>
          </table:table-cell>
        </table:table-row>
      </table:table>
      <table:table table:name="Sheet5" table:style-name="ta1">
        <table:shapes>
          <draw:frame draw:z-index="0" draw:style-name="gr1" draw:text-style-name="P1" svg:width="14.4315in" svg:height="8.1173in" svg:x="3.5953in" svg:y="0.0394in">
            <draw:object draw:notify-on-update-of-ranges="Sheet5.C1:Sheet5.C1 Sheet5.C2:Sheet5.C288 Sheet5.D1:Sheet5.D1 Sheet5.D2:Sheet5.D28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o shiel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No shield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office:value-type="float" office:value="0.00000000339673469387759" calcext:value-type="float">
            <text:p>3.39673469387759E-09</text:p>
          </table:table-cell>
          <table:table-cell office:value-type="float" office:value="-0.000000000729233449470732" calcext:value-type="float">
            <text:p>-7.29233449470732E-10</text:p>
          </table:table-cell>
          <table:table-cell table:formula="of:=[.A2]*1000000000" office:value-type="float" office:value="3.39673469387759" calcext:value-type="float">
            <text:p>3.39673469387759</text:p>
          </table:table-cell>
          <table:table-cell table:formula="of:=[.B2]*1000000000" office:value-type="float" office:value="-0.729233449470732" calcext:value-type="float">
            <text:p>-0.729233449470732</text:p>
          </table:table-cell>
          <table:table-cell table:number-columns-repeated="3"/>
        </table:table-row>
        <table:table-row table:style-name="ro1">
          <table:table-cell office:value-type="float" office:value="0.00000000198673469387721" calcext:value-type="float">
            <text:p>1.98673469387721E-09</text:p>
          </table:table-cell>
          <table:table-cell office:value-type="float" office:value="-0.000000000729233449470732" calcext:value-type="float">
            <text:p>-7.29233449470732E-10</text:p>
          </table:table-cell>
          <table:table-cell table:formula="of:=[.A3]*1000000000" office:value-type="float" office:value="1.98673469387721" calcext:value-type="float">
            <text:p>1.98673469387721</text:p>
          </table:table-cell>
          <table:table-cell table:formula="of:=[.B3]*1000000000" office:value-type="float" office:value="-0.729233449470732" calcext:value-type="float">
            <text:p>-0.729233449470732</text:p>
          </table:table-cell>
          <table:table-cell table:number-columns-repeated="3"/>
        </table:table-row>
        <table:table-row table:style-name="ro1">
          <table:table-cell office:value-type="float" office:value="-0.00000000467326530612283" calcext:value-type="float">
            <text:p>-4.67326530612283E-09</text:p>
          </table:table-cell>
          <table:table-cell office:value-type="float" office:value="-0.000000000779233449469148" calcext:value-type="float">
            <text:p>-7.79233449469148E-10</text:p>
          </table:table-cell>
          <table:table-cell table:formula="of:=[.A4]*1000000000" office:value-type="float" office:value="-4.67326530612283" calcext:value-type="float">
            <text:p>-4.67326530612283</text:p>
          </table:table-cell>
          <table:table-cell table:formula="of:=[.B4]*1000000000" office:value-type="float" office:value="-0.779233449469148" calcext:value-type="float">
            <text:p>-0.779233449469148</text:p>
          </table:table-cell>
          <table:table-cell table:number-columns-repeated="3"/>
        </table:table-row>
        <table:table-row table:style-name="ro1">
          <table:table-cell office:value-type="float" office:value="0.00000000102673469387612" calcext:value-type="float">
            <text:p>1.02673469387612E-09</text:p>
          </table:table-cell>
          <table:table-cell office:value-type="float" office:value="0.000000000780766550529868" calcext:value-type="float">
            <text:p>7.80766550529868E-10</text:p>
          </table:table-cell>
          <table:table-cell table:formula="of:=[.A5]*1000000000" office:value-type="float" office:value="1.02673469387612" calcext:value-type="float">
            <text:p>1.02673469387612</text:p>
          </table:table-cell>
          <table:table-cell table:formula="of:=[.B5]*1000000000" office:value-type="float" office:value="0.780766550529868" calcext:value-type="float">
            <text:p>0.780766550529868</text:p>
          </table:table-cell>
          <table:table-cell table:number-columns-repeated="3"/>
        </table:table-row>
        <table:table-row table:style-name="ro1">
          <table:table-cell office:value-type="float" office:value="0.000000013186734693878" calcext:value-type="float">
            <text:p>1.3186734693878E-08</text:p>
          </table:table-cell>
          <table:table-cell office:value-type="float" office:value="-0.000000000169233449470521" calcext:value-type="float">
            <text:p>-1.69233449470521E-10</text:p>
          </table:table-cell>
          <table:table-cell table:formula="of:=[.A6]*1000000000" office:value-type="float" office:value="13.186734693878" calcext:value-type="float">
            <text:p>13.186734693878</text:p>
          </table:table-cell>
          <table:table-cell table:formula="of:=[.B6]*1000000000" office:value-type="float" office:value="-0.169233449470521" calcext:value-type="float">
            <text:p>-0.169233449470521</text:p>
          </table:table-cell>
          <table:table-cell table:number-columns-repeated="3"/>
        </table:table-row>
        <table:table-row table:style-name="ro1">
          <table:table-cell office:value-type="float" office:value="0.00000000728673469387697" calcext:value-type="float">
            <text:p>7.28673469387697E-09</text:p>
          </table:table-cell>
          <table:table-cell office:value-type="float" office:value="-0.00000000914923344947191" calcext:value-type="float">
            <text:p>-9.14923344947191E-09</text:p>
          </table:table-cell>
          <table:table-cell table:formula="of:=[.A7]*1000000000" office:value-type="float" office:value="7.28673469387697" calcext:value-type="float">
            <text:p>7.28673469387697</text:p>
          </table:table-cell>
          <table:table-cell table:formula="of:=[.B7]*1000000000" office:value-type="float" office:value="-9.14923344947191" calcext:value-type="float">
            <text:p>-9.14923344947191</text:p>
          </table:table-cell>
          <table:table-cell table:number-columns-repeated="3"/>
        </table:table-row>
        <table:table-row table:style-name="ro1">
          <table:table-cell office:value-type="float" office:value="0.000000000776734693877263" calcext:value-type="float">
            <text:p>7.76734693877263E-10</text:p>
          </table:table-cell>
          <table:table-cell office:value-type="float" office:value="-0.00000000561923344947061" calcext:value-type="float">
            <text:p>-5.61923344947061E-09</text:p>
          </table:table-cell>
          <table:table-cell table:formula="of:=[.A8]*1000000000" office:value-type="float" office:value="0.776734693877263" calcext:value-type="float">
            <text:p>0.776734693877263</text:p>
          </table:table-cell>
          <table:table-cell table:formula="of:=[.B8]*1000000000" office:value-type="float" office:value="-5.61923344947061" calcext:value-type="float">
            <text:p>-5.61923344947061</text:p>
          </table:table-cell>
          <table:table-cell table:number-columns-repeated="3"/>
        </table:table-row>
        <table:table-row table:style-name="ro1">
          <table:table-cell office:value-type="float" office:value="0.00000000319673469387545" calcext:value-type="float">
            <text:p>3.19673469387545E-09</text:p>
          </table:table-cell>
          <table:table-cell office:value-type="float" office:value="0.000000000840766550530678" calcext:value-type="float">
            <text:p>8.40766550530678E-10</text:p>
          </table:table-cell>
          <table:table-cell table:formula="of:=[.A9]*1000000000" office:value-type="float" office:value="3.19673469387545" calcext:value-type="float">
            <text:p>3.19673469387545</text:p>
          </table:table-cell>
          <table:table-cell table:formula="of:=[.B9]*1000000000" office:value-type="float" office:value="0.840766550530678" calcext:value-type="float">
            <text:p>0.840766550530678</text:p>
          </table:table-cell>
          <table:table-cell table:number-columns-repeated="3"/>
        </table:table-row>
        <table:table-row table:style-name="ro1">
          <table:table-cell office:value-type="float" office:value="0.00000000425673469387676" calcext:value-type="float">
            <text:p>4.25673469387676E-09</text:p>
          </table:table-cell>
          <table:table-cell office:value-type="float" office:value="-0.00000000440923344947067" calcext:value-type="float">
            <text:p>-4.40923344947067E-09</text:p>
          </table:table-cell>
          <table:table-cell table:formula="of:=[.A10]*1000000000" office:value-type="float" office:value="4.25673469387676" calcext:value-type="float">
            <text:p>4.25673469387676</text:p>
          </table:table-cell>
          <table:table-cell table:formula="of:=[.B10]*1000000000" office:value-type="float" office:value="-4.40923344947067" calcext:value-type="float">
            <text:p>-4.40923344947067</text:p>
          </table:table-cell>
          <table:table-cell table:number-columns-repeated="3"/>
        </table:table-row>
        <table:table-row table:style-name="ro1">
          <table:table-cell office:value-type="float" office:value="0.0000000059767346938785" calcext:value-type="float">
            <text:p>5.9767346938785E-09</text:p>
          </table:table-cell>
          <table:table-cell office:value-type="float" office:value="0.00000000523076655052946" calcext:value-type="float">
            <text:p>5.23076655052946E-09</text:p>
          </table:table-cell>
          <table:table-cell table:formula="of:=[.A11]*1000000000" office:value-type="float" office:value="5.9767346938785" calcext:value-type="float">
            <text:p>5.9767346938785</text:p>
          </table:table-cell>
          <table:table-cell table:formula="of:=[.B11]*1000000000" office:value-type="float" office:value="5.23076655052946" calcext:value-type="float">
            <text:p>5.23076655052946</text:p>
          </table:table-cell>
          <table:table-cell table:number-columns-repeated="3"/>
        </table:table-row>
        <table:table-row table:style-name="ro1">
          <table:table-cell office:value-type="float" office:value="0.0000000049667346938773" calcext:value-type="float">
            <text:p>4.9667346938773E-09</text:p>
          </table:table-cell>
          <table:table-cell office:value-type="float" office:value="0.00000000169076655052915" calcext:value-type="float">
            <text:p>1.69076655052915E-09</text:p>
          </table:table-cell>
          <table:table-cell table:formula="of:=[.A12]*1000000000" office:value-type="float" office:value="4.9667346938773" calcext:value-type="float">
            <text:p>4.9667346938773</text:p>
          </table:table-cell>
          <table:table-cell table:formula="of:=[.B12]*1000000000" office:value-type="float" office:value="1.69076655052915" calcext:value-type="float">
            <text:p>1.69076655052915</text:p>
          </table:table-cell>
          <table:table-cell table:number-columns-repeated="3"/>
        </table:table-row>
        <table:table-row table:style-name="ro1">
          <table:table-cell office:value-type="float" office:value="0.00000000713673469387664" calcext:value-type="float">
            <text:p>7.13673469387664E-09</text:p>
          </table:table-cell>
          <table:table-cell office:value-type="float" office:value="0.00000000063076655052954" calcext:value-type="float">
            <text:p>6.3076655052954E-10</text:p>
          </table:table-cell>
          <table:table-cell table:formula="of:=[.A13]*1000000000" office:value-type="float" office:value="7.13673469387664" calcext:value-type="float">
            <text:p>7.13673469387664</text:p>
          </table:table-cell>
          <table:table-cell table:formula="of:=[.B13]*1000000000" office:value-type="float" office:value="0.63076655052954" calcext:value-type="float">
            <text:p>0.63076655052954</text:p>
          </table:table-cell>
          <table:table-cell table:number-columns-repeated="3"/>
        </table:table-row>
        <table:table-row table:style-name="ro1">
          <table:table-cell office:value-type="float" office:value="0.0000000039567346938778" calcext:value-type="float">
            <text:p>3.9567346938778E-09</text:p>
          </table:table-cell>
          <table:table-cell office:value-type="float" office:value="0.00000000502076655052832" calcext:value-type="float">
            <text:p>5.02076655052832E-09</text:p>
          </table:table-cell>
          <table:table-cell table:formula="of:=[.A14]*1000000000" office:value-type="float" office:value="3.9567346938778" calcext:value-type="float">
            <text:p>3.9567346938778</text:p>
          </table:table-cell>
          <table:table-cell table:formula="of:=[.B14]*1000000000" office:value-type="float" office:value="5.02076655052832" calcext:value-type="float">
            <text:p>5.02076655052832</text:p>
          </table:table-cell>
          <table:table-cell table:number-columns-repeated="3"/>
        </table:table-row>
        <table:table-row table:style-name="ro1">
          <table:table-cell office:value-type="float" office:value="0.000000000526734693878409" calcext:value-type="float">
            <text:p>5.26734693878409E-10</text:p>
          </table:table-cell>
          <table:table-cell office:value-type="float" office:value="0.00000000482076655052958" calcext:value-type="float">
            <text:p>4.82076655052958E-09</text:p>
          </table:table-cell>
          <table:table-cell table:formula="of:=[.A15]*1000000000" office:value-type="float" office:value="0.526734693878409" calcext:value-type="float">
            <text:p>0.526734693878409</text:p>
          </table:table-cell>
          <table:table-cell table:formula="of:=[.B15]*1000000000" office:value-type="float" office:value="4.82076655052958" calcext:value-type="float">
            <text:p>4.82076655052958</text:p>
          </table:table-cell>
          <table:table-cell table:number-columns-repeated="3"/>
        </table:table-row>
        <table:table-row table:style-name="ro1">
          <table:table-cell office:value-type="float" office:value="0.000000000276734693876166" calcext:value-type="float">
            <text:p>2.76734693876166E-10</text:p>
          </table:table-cell>
          <table:table-cell office:value-type="float" office:value="0.000000000130766550528443" calcext:value-type="float">
            <text:p>1.30766550528443E-10</text:p>
          </table:table-cell>
          <table:table-cell table:formula="of:=[.A16]*1000000000" office:value-type="float" office:value="0.276734693876166" calcext:value-type="float">
            <text:p>0.276734693876166</text:p>
          </table:table-cell>
          <table:table-cell table:formula="of:=[.B16]*1000000000" office:value-type="float" office:value="0.130766550528443" calcext:value-type="float">
            <text:p>0.130766550528443</text:p>
          </table:table-cell>
          <table:table-cell table:number-columns-repeated="3"/>
        </table:table-row>
        <table:table-row table:style-name="ro1">
          <table:table-cell office:value-type="float" office:value="0.00000000122673469387656" calcext:value-type="float">
            <text:p>1.22673469387656E-09</text:p>
          </table:table-cell>
          <table:table-cell office:value-type="float" office:value="0.00000000210076655052904" calcext:value-type="float">
            <text:p>2.10076655052904E-09</text:p>
          </table:table-cell>
          <table:table-cell table:formula="of:=[.A17]*1000000000" office:value-type="float" office:value="1.22673469387656" calcext:value-type="float">
            <text:p>1.22673469387656</text:p>
          </table:table-cell>
          <table:table-cell table:formula="of:=[.B17]*1000000000" office:value-type="float" office:value="2.10076655052904" calcext:value-type="float">
            <text:p>2.10076655052904</text:p>
          </table:table-cell>
          <table:table-cell table:number-columns-repeated="3"/>
        </table:table-row>
        <table:table-row table:style-name="ro1">
          <table:table-cell office:value-type="float" office:value="0.00000000259673469387583" calcext:value-type="float">
            <text:p>2.59673469387583E-09</text:p>
          </table:table-cell>
          <table:table-cell office:value-type="float" office:value="-0.00000000097923344947128" calcext:value-type="float">
            <text:p>-9.7923344947128E-10</text:p>
          </table:table-cell>
          <table:table-cell table:formula="of:=[.A18]*1000000000" office:value-type="float" office:value="2.59673469387583" calcext:value-type="float">
            <text:p>2.59673469387583</text:p>
          </table:table-cell>
          <table:table-cell table:formula="of:=[.B18]*1000000000" office:value-type="float" office:value="-0.97923344947128" calcext:value-type="float">
            <text:p>-0.97923344947128</text:p>
          </table:table-cell>
          <table:table-cell table:number-columns-repeated="3"/>
        </table:table-row>
        <table:table-row table:style-name="ro1">
          <table:table-cell office:value-type="float" office:value="-0.000000000533265306122899" calcext:value-type="float">
            <text:p>-5.33265306122899E-10</text:p>
          </table:table-cell>
          <table:table-cell office:value-type="float" office:value="0.00000000225076655053106" calcext:value-type="float">
            <text:p>2.25076655053106E-09</text:p>
          </table:table-cell>
          <table:table-cell table:formula="of:=[.A19]*1000000000" office:value-type="float" office:value="-0.533265306122899" calcext:value-type="float">
            <text:p>-0.533265306122899</text:p>
          </table:table-cell>
          <table:table-cell table:formula="of:=[.B19]*1000000000" office:value-type="float" office:value="2.25076655053106" calcext:value-type="float">
            <text:p>2.25076655053106</text:p>
          </table:table-cell>
          <table:table-cell table:number-columns-repeated="3"/>
        </table:table-row>
        <table:table-row table:style-name="ro1">
          <table:table-cell office:value-type="float" office:value="-0.00000000321326530612234" calcext:value-type="float">
            <text:p>-3.21326530612234E-09</text:p>
          </table:table-cell>
          <table:table-cell office:value-type="float" office:value="0.00000000396076655052871" calcext:value-type="float">
            <text:p>3.96076655052871E-09</text:p>
          </table:table-cell>
          <table:table-cell table:formula="of:=[.A20]*1000000000" office:value-type="float" office:value="-3.21326530612234" calcext:value-type="float">
            <text:p>-3.21326530612234</text:p>
          </table:table-cell>
          <table:table-cell table:formula="of:=[.B20]*1000000000" office:value-type="float" office:value="3.96076655052871" calcext:value-type="float">
            <text:p>3.96076655052871</text:p>
          </table:table-cell>
          <table:table-cell table:number-columns-repeated="3"/>
        </table:table-row>
        <table:table-row table:style-name="ro1">
          <table:table-cell office:value-type="float" office:value="-0.00000000199326530612339" calcext:value-type="float">
            <text:p>-1.99326530612339E-09</text:p>
          </table:table-cell>
          <table:table-cell office:value-type="float" office:value="0.00000000124076655052817" calcext:value-type="float">
            <text:p>1.24076655052817E-09</text:p>
          </table:table-cell>
          <table:table-cell table:formula="of:=[.A21]*1000000000" office:value-type="float" office:value="-1.99326530612339" calcext:value-type="float">
            <text:p>-1.99326530612339</text:p>
          </table:table-cell>
          <table:table-cell table:formula="of:=[.B21]*1000000000" office:value-type="float" office:value="1.24076655052817" calcext:value-type="float">
            <text:p>1.24076655052817</text:p>
          </table:table-cell>
          <table:table-cell table:number-columns-repeated="3"/>
        </table:table-row>
        <table:table-row table:style-name="ro1">
          <table:table-cell office:value-type="float" office:value="-0.000000003513265306123" calcext:value-type="float">
            <text:p>-3.513265306123E-09</text:p>
          </table:table-cell>
          <table:table-cell office:value-type="float" office:value="0.00000000124076655052817" calcext:value-type="float">
            <text:p>1.24076655052817E-09</text:p>
          </table:table-cell>
          <table:table-cell table:formula="of:=[.A22]*1000000000" office:value-type="float" office:value="-3.513265306123" calcext:value-type="float">
            <text:p>-3.513265306123</text:p>
          </table:table-cell>
          <table:table-cell table:formula="of:=[.B22]*1000000000" office:value-type="float" office:value="1.24076655052817" calcext:value-type="float">
            <text:p>1.24076655052817</text:p>
          </table:table-cell>
          <table:table-cell table:number-columns-repeated="3"/>
        </table:table-row>
        <table:table-row table:style-name="ro1">
          <table:table-cell office:value-type="float" office:value="-0.0000000144632653061233" calcext:value-type="float">
            <text:p>-1.44632653061233E-08</text:p>
          </table:table-cell>
          <table:table-cell office:value-type="float" office:value="0.000000000280766550530466" calcext:value-type="float">
            <text:p>2.80766550530466E-10</text:p>
          </table:table-cell>
          <table:table-cell table:formula="of:=[.A23]*1000000000" office:value-type="float" office:value="-14.4632653061233" calcext:value-type="float">
            <text:p>-14.4632653061233</text:p>
          </table:table-cell>
          <table:table-cell table:formula="of:=[.B23]*1000000000" office:value-type="float" office:value="0.280766550530466" calcext:value-type="float">
            <text:p>0.280766550530466</text:p>
          </table:table-cell>
          <table:table-cell table:number-columns-repeated="3"/>
        </table:table-row>
        <table:table-row table:style-name="ro1">
          <table:table-cell office:value-type="float" office:value="-0.0000000127432653061232" calcext:value-type="float">
            <text:p>-1.27432653061232E-08</text:p>
          </table:table-cell>
          <table:table-cell office:value-type="float" office:value="-0.0000000020392334494692" calcext:value-type="float">
            <text:p>-2.0392334494692E-09</text:p>
          </table:table-cell>
          <table:table-cell table:formula="of:=[.A24]*1000000000" office:value-type="float" office:value="-12.7432653061232" calcext:value-type="float">
            <text:p>-12.7432653061232</text:p>
          </table:table-cell>
          <table:table-cell table:formula="of:=[.B24]*1000000000" office:value-type="float" office:value="-2.0392334494692" calcext:value-type="float">
            <text:p>-2.0392334494692</text:p>
          </table:table-cell>
          <table:table-cell table:number-columns-repeated="3"/>
        </table:table-row>
        <table:table-row table:style-name="ro1">
          <table:table-cell office:value-type="float" office:value="-0.00000000608326530612152" calcext:value-type="float">
            <text:p>-6.08326530612152E-09</text:p>
          </table:table-cell>
          <table:table-cell office:value-type="float" office:value="-0.00000000243923344947008" calcext:value-type="float">
            <text:p>-2.43923344947008E-09</text:p>
          </table:table-cell>
          <table:table-cell table:formula="of:=[.A25]*1000000000" office:value-type="float" office:value="-6.08326530612152" calcext:value-type="float">
            <text:p>-6.08326530612152</text:p>
          </table:table-cell>
          <table:table-cell table:formula="of:=[.B25]*1000000000" office:value-type="float" office:value="-2.43923344947008" calcext:value-type="float">
            <text:p>-2.43923344947008</text:p>
          </table:table-cell>
          <table:table-cell table:number-columns-repeated="3"/>
        </table:table-row>
        <table:table-row table:style-name="ro1">
          <table:table-cell office:value-type="float" office:value="-0.00000000921326530612194" calcext:value-type="float">
            <text:p>-9.21326530612194E-09</text:p>
          </table:table-cell>
          <table:table-cell office:value-type="float" office:value="-0.00000000163923344947002" calcext:value-type="float">
            <text:p>-1.63923344947002E-09</text:p>
          </table:table-cell>
          <table:table-cell table:formula="of:=[.A26]*1000000000" office:value-type="float" office:value="-9.21326530612194" calcext:value-type="float">
            <text:p>-9.21326530612194</text:p>
          </table:table-cell>
          <table:table-cell table:formula="of:=[.B26]*1000000000" office:value-type="float" office:value="-1.63923344947002" calcext:value-type="float">
            <text:p>-1.63923344947002</text:p>
          </table:table-cell>
          <table:table-cell table:number-columns-repeated="3"/>
        </table:table-row>
        <table:table-row table:style-name="ro1">
          <table:table-cell office:value-type="float" office:value="-0.0000000106732653061224" calcext:value-type="float">
            <text:p>-1.06732653061224E-08</text:p>
          </table:table-cell>
          <table:table-cell office:value-type="float" office:value="-0.00000000491923344947077" calcext:value-type="float">
            <text:p>-4.91923344947077E-09</text:p>
          </table:table-cell>
          <table:table-cell table:formula="of:=[.A27]*1000000000" office:value-type="float" office:value="-10.6732653061224" calcext:value-type="float">
            <text:p>-10.6732653061224</text:p>
          </table:table-cell>
          <table:table-cell table:formula="of:=[.B27]*1000000000" office:value-type="float" office:value="-4.91923344947077" calcext:value-type="float">
            <text:p>-4.91923344947077</text:p>
          </table:table-cell>
          <table:table-cell table:number-columns-repeated="3"/>
        </table:table-row>
        <table:table-row table:style-name="ro1">
          <table:table-cell office:value-type="float" office:value="-0.00000000457326530612261" calcext:value-type="float">
            <text:p>-4.57326530612261E-09</text:p>
          </table:table-cell>
          <table:table-cell office:value-type="float" office:value="0.000000000130766550528443" calcext:value-type="float">
            <text:p>1.30766550528443E-10</text:p>
          </table:table-cell>
          <table:table-cell table:formula="of:=[.A28]*1000000000" office:value-type="float" office:value="-4.57326530612261" calcext:value-type="float">
            <text:p>-4.57326530612261</text:p>
          </table:table-cell>
          <table:table-cell table:formula="of:=[.B28]*1000000000" office:value-type="float" office:value="0.130766550528443" calcext:value-type="float">
            <text:p>0.130766550528443</text:p>
          </table:table-cell>
          <table:table-cell table:number-columns-repeated="3"/>
        </table:table-row>
        <table:table-row table:style-name="ro1">
          <table:table-cell office:value-type="float" office:value="-0.0000000025532653061236" calcext:value-type="float">
            <text:p>-2.5532653061236E-09</text:p>
          </table:table-cell>
          <table:table-cell office:value-type="float" office:value="-0.00000000657923344947001" calcext:value-type="float">
            <text:p>-6.57923344947001E-09</text:p>
          </table:table-cell>
          <table:table-cell table:formula="of:=[.A29]*1000000000" office:value-type="float" office:value="-2.5532653061236" calcext:value-type="float">
            <text:p>-2.5532653061236</text:p>
          </table:table-cell>
          <table:table-cell table:formula="of:=[.B29]*1000000000" office:value-type="float" office:value="-6.57923344947001" calcext:value-type="float">
            <text:p>-6.57923344947001</text:p>
          </table:table-cell>
          <table:table-cell table:number-columns-repeated="3"/>
        </table:table-row>
        <table:table-row table:style-name="ro1">
          <table:table-cell office:value-type="float" office:value="-0.0000000107232653061225" calcext:value-type="float">
            <text:p>-1.07232653061225E-08</text:p>
          </table:table-cell>
          <table:table-cell office:value-type="float" office:value="-0.00000000385923344947116" calcext:value-type="float">
            <text:p>-3.85923344947116E-09</text:p>
          </table:table-cell>
          <table:table-cell table:formula="of:=[.A30]*1000000000" office:value-type="float" office:value="-10.7232653061225" calcext:value-type="float">
            <text:p>-10.7232653061225</text:p>
          </table:table-cell>
          <table:table-cell table:formula="of:=[.B30]*1000000000" office:value-type="float" office:value="-3.85923344947116" calcext:value-type="float">
            <text:p>-3.85923344947116</text:p>
          </table:table-cell>
          <table:table-cell table:number-columns-repeated="3"/>
        </table:table-row>
        <table:table-row table:style-name="ro1">
          <table:table-cell office:value-type="float" office:value="-0.00000000941326530612407" calcext:value-type="float">
            <text:p>-9.41326530612407E-09</text:p>
          </table:table-cell>
          <table:table-cell office:value-type="float" office:value="0.00000000154076655053052" calcext:value-type="float">
            <text:p>1.54076655053052E-09</text:p>
          </table:table-cell>
          <table:table-cell table:formula="of:=[.A31]*1000000000" office:value-type="float" office:value="-9.41326530612407" calcext:value-type="float">
            <text:p>-9.41326530612407</text:p>
          </table:table-cell>
          <table:table-cell table:formula="of:=[.B31]*1000000000" office:value-type="float" office:value="1.54076655053052" calcext:value-type="float">
            <text:p>1.54076655053052</text:p>
          </table:table-cell>
          <table:table-cell table:number-columns-repeated="3"/>
        </table:table-row>
        <table:table-row table:style-name="ro1">
          <table:table-cell office:value-type="float" office:value="-0.00000000734326530612326" calcext:value-type="float">
            <text:p>-7.34326530612326E-09</text:p>
          </table:table-cell>
          <table:table-cell office:value-type="float" office:value="-0.000000000879233449469367" calcext:value-type="float">
            <text:p>-8.79233449469367E-10</text:p>
          </table:table-cell>
          <table:table-cell table:formula="of:=[.A32]*1000000000" office:value-type="float" office:value="-7.34326530612326" calcext:value-type="float">
            <text:p>-7.34326530612326</text:p>
          </table:table-cell>
          <table:table-cell table:formula="of:=[.B32]*1000000000" office:value-type="float" office:value="-0.879233449469367" calcext:value-type="float">
            <text:p>-0.879233449469367</text:p>
          </table:table-cell>
          <table:table-cell table:number-columns-repeated="3"/>
        </table:table-row>
        <table:table-row table:style-name="ro1">
          <table:table-cell office:value-type="float" office:value="-0.0000000100732653061228" calcext:value-type="float">
            <text:p>-1.00732653061228E-08</text:p>
          </table:table-cell>
          <table:table-cell office:value-type="float" office:value="-0.00000000541923344947017" calcext:value-type="float">
            <text:p>-5.41923344947017E-09</text:p>
          </table:table-cell>
          <table:table-cell table:formula="of:=[.A33]*1000000000" office:value-type="float" office:value="-10.0732653061228" calcext:value-type="float">
            <text:p>-10.0732653061228</text:p>
          </table:table-cell>
          <table:table-cell table:formula="of:=[.B33]*1000000000" office:value-type="float" office:value="-5.41923344947017" calcext:value-type="float">
            <text:p>-5.41923344947017</text:p>
          </table:table-cell>
          <table:table-cell table:number-columns-repeated="3"/>
        </table:table-row>
        <table:table-row table:style-name="ro1">
          <table:table-cell office:value-type="float" office:value="-0.0000000121432653061236" calcext:value-type="float">
            <text:p>-1.21432653061236E-08</text:p>
          </table:table-cell>
          <table:table-cell office:value-type="float" office:value="0.00000000240076655052969" calcext:value-type="float">
            <text:p>2.40076655052969E-09</text:p>
          </table:table-cell>
          <table:table-cell table:formula="of:=[.A34]*1000000000" office:value-type="float" office:value="-12.1432653061236" calcext:value-type="float">
            <text:p>-12.1432653061236</text:p>
          </table:table-cell>
          <table:table-cell table:formula="of:=[.B34]*1000000000" office:value-type="float" office:value="2.40076655052969" calcext:value-type="float">
            <text:p>2.40076655052969</text:p>
          </table:table-cell>
          <table:table-cell table:number-columns-repeated="3"/>
        </table:table-row>
        <table:table-row table:style-name="ro1">
          <table:table-cell office:value-type="float" office:value="-0.00000000427326530612195" calcext:value-type="float">
            <text:p>-4.27326530612195E-09</text:p>
          </table:table-cell>
          <table:table-cell office:value-type="float" office:value="-0.000000000779233449469148" calcext:value-type="float">
            <text:p>-7.79233449469148E-10</text:p>
          </table:table-cell>
          <table:table-cell table:formula="of:=[.A35]*1000000000" office:value-type="float" office:value="-4.27326530612195" calcext:value-type="float">
            <text:p>-4.27326530612195</text:p>
          </table:table-cell>
          <table:table-cell table:formula="of:=[.B35]*1000000000" office:value-type="float" office:value="-0.779233449469148" calcext:value-type="float">
            <text:p>-0.779233449469148</text:p>
          </table:table-cell>
          <table:table-cell table:number-columns-repeated="3"/>
        </table:table-row>
        <table:table-row table:style-name="ro1">
          <table:table-cell office:value-type="float" office:value="-0.00000000623326530612354" calcext:value-type="float">
            <text:p>-6.23326530612354E-09</text:p>
          </table:table-cell>
          <table:table-cell office:value-type="float" office:value="-0.00000000470923344946963" calcext:value-type="float">
            <text:p>-4.70923344946963E-09</text:p>
          </table:table-cell>
          <table:table-cell table:formula="of:=[.A36]*1000000000" office:value-type="float" office:value="-6.23326530612354" calcext:value-type="float">
            <text:p>-6.23326530612354</text:p>
          </table:table-cell>
          <table:table-cell table:formula="of:=[.B36]*1000000000" office:value-type="float" office:value="-4.70923344946963" calcext:value-type="float">
            <text:p>-4.70923344946963</text:p>
          </table:table-cell>
          <table:table-cell table:number-columns-repeated="3"/>
        </table:table-row>
        <table:table-row table:style-name="ro1">
          <table:table-cell office:value-type="float" office:value="-0.0000000173332653061225" calcext:value-type="float">
            <text:p>-1.73332653061225E-08</text:p>
          </table:table-cell>
          <table:table-cell office:value-type="float" office:value="0.00000000371076655052986" calcext:value-type="float">
            <text:p>3.71076655052986E-09</text:p>
          </table:table-cell>
          <table:table-cell table:formula="of:=[.A37]*1000000000" office:value-type="float" office:value="-17.3332653061225" calcext:value-type="float">
            <text:p>-17.3332653061225</text:p>
          </table:table-cell>
          <table:table-cell table:formula="of:=[.B37]*1000000000" office:value-type="float" office:value="3.71076655052986" calcext:value-type="float">
            <text:p>3.71076655052986</text:p>
          </table:table-cell>
          <table:table-cell table:number-columns-repeated="3"/>
        </table:table-row>
        <table:table-row table:style-name="ro1">
          <table:table-cell office:value-type="float" office:value="-0.0000000145632653061235" calcext:value-type="float">
            <text:p>-1.45632653061235E-08</text:p>
          </table:table-cell>
          <table:table-cell office:value-type="float" office:value="0.00000000331076655052898" calcext:value-type="float">
            <text:p>3.31076655052898E-09</text:p>
          </table:table-cell>
          <table:table-cell table:formula="of:=[.A38]*1000000000" office:value-type="float" office:value="-14.5632653061235" calcext:value-type="float">
            <text:p>-14.5632653061235</text:p>
          </table:table-cell>
          <table:table-cell table:formula="of:=[.B38]*1000000000" office:value-type="float" office:value="3.31076655052898" calcext:value-type="float">
            <text:p>3.31076655052898</text:p>
          </table:table-cell>
          <table:table-cell table:number-columns-repeated="3"/>
        </table:table-row>
        <table:table-row table:style-name="ro1">
          <table:table-cell office:value-type="float" office:value="-0.0000000152132653061232" calcext:value-type="float">
            <text:p>-1.52132653061232E-08</text:p>
          </table:table-cell>
          <table:table-cell office:value-type="float" office:value="-0.00000000400923344946979" calcext:value-type="float">
            <text:p>-4.00923344946979E-09</text:p>
          </table:table-cell>
          <table:table-cell table:formula="of:=[.A39]*1000000000" office:value-type="float" office:value="-15.2132653061232" calcext:value-type="float">
            <text:p>-15.2132653061232</text:p>
          </table:table-cell>
          <table:table-cell table:formula="of:=[.B39]*1000000000" office:value-type="float" office:value="-4.00923344946979" calcext:value-type="float">
            <text:p>-4.00923344946979</text:p>
          </table:table-cell>
          <table:table-cell table:number-columns-repeated="3"/>
        </table:table-row>
        <table:table-row table:style-name="ro1">
          <table:table-cell office:value-type="float" office:value="-0.0000000127432653061232" calcext:value-type="float">
            <text:p>-1.27432653061232E-08</text:p>
          </table:table-cell>
          <table:table-cell office:value-type="float" office:value="-0.000000000629233449470513" calcext:value-type="float">
            <text:p>-6.29233449470513E-10</text:p>
          </table:table-cell>
          <table:table-cell table:formula="of:=[.A40]*1000000000" office:value-type="float" office:value="-12.7432653061232" calcext:value-type="float">
            <text:p>-12.7432653061232</text:p>
          </table:table-cell>
          <table:table-cell table:formula="of:=[.B40]*1000000000" office:value-type="float" office:value="-0.629233449470513" calcext:value-type="float">
            <text:p>-0.629233449470513</text:p>
          </table:table-cell>
          <table:table-cell table:number-columns-repeated="3"/>
        </table:table-row>
        <table:table-row table:style-name="ro1">
          <table:table-cell office:value-type="float" office:value="-0.0000000070432653061226" calcext:value-type="float">
            <text:p>-7.0432653061226E-09</text:p>
          </table:table-cell>
          <table:table-cell office:value-type="float" office:value="-0.000000000529233449470294" calcext:value-type="float">
            <text:p>-5.29233449470294E-10</text:p>
          </table:table-cell>
          <table:table-cell table:formula="of:=[.A41]*1000000000" office:value-type="float" office:value="-7.0432653061226" calcext:value-type="float">
            <text:p>-7.0432653061226</text:p>
          </table:table-cell>
          <table:table-cell table:formula="of:=[.B41]*1000000000" office:value-type="float" office:value="-0.529233449470294" calcext:value-type="float">
            <text:p>-0.529233449470294</text:p>
          </table:table-cell>
          <table:table-cell table:number-columns-repeated="3"/>
        </table:table-row>
        <table:table-row table:style-name="ro1">
          <table:table-cell office:value-type="float" office:value="-0.0000000095132653061226" calcext:value-type="float">
            <text:p>-9.5132653061226E-09</text:p>
          </table:table-cell>
          <table:table-cell office:value-type="float" office:value="0.00000000053076655052932" calcext:value-type="float">
            <text:p>5.3076655052932E-10</text:p>
          </table:table-cell>
          <table:table-cell table:formula="of:=[.A42]*1000000000" office:value-type="float" office:value="-9.5132653061226" calcext:value-type="float">
            <text:p>-9.5132653061226</text:p>
          </table:table-cell>
          <table:table-cell table:formula="of:=[.B42]*1000000000" office:value-type="float" office:value="0.53076655052932" calcext:value-type="float">
            <text:p>0.53076655052932</text:p>
          </table:table-cell>
          <table:table-cell table:number-columns-repeated="3"/>
        </table:table-row>
        <table:table-row table:style-name="ro1">
          <table:table-cell office:value-type="float" office:value="-0.0000000102732653061233" calcext:value-type="float">
            <text:p>-1.02732653061233E-08</text:p>
          </table:table-cell>
          <table:table-cell office:value-type="float" office:value="-0.000000000529233449470294" calcext:value-type="float">
            <text:p>-5.29233449470294E-10</text:p>
          </table:table-cell>
          <table:table-cell table:formula="of:=[.A43]*1000000000" office:value-type="float" office:value="-10.2732653061233" calcext:value-type="float">
            <text:p>-10.2732653061233</text:p>
          </table:table-cell>
          <table:table-cell table:formula="of:=[.B43]*1000000000" office:value-type="float" office:value="-0.529233449470294" calcext:value-type="float">
            <text:p>-0.529233449470294</text:p>
          </table:table-cell>
          <table:table-cell table:number-columns-repeated="3"/>
        </table:table-row>
        <table:table-row table:style-name="ro1">
          <table:table-cell office:value-type="float" office:value="-0.0000000116332653061235" calcext:value-type="float">
            <text:p>-1.16332653061235E-08</text:p>
          </table:table-cell>
          <table:table-cell office:value-type="float" office:value="-0.0000000000692334494703013" calcext:value-type="float">
            <text:p>-6.92334494703013E-11</text:p>
          </table:table-cell>
          <table:table-cell table:formula="of:=[.A44]*1000000000" office:value-type="float" office:value="-11.6332653061235" calcext:value-type="float">
            <text:p>-11.6332653061235</text:p>
          </table:table-cell>
          <table:table-cell table:formula="of:=[.B44]*1000000000" office:value-type="float" office:value="-0.0692334494703013" calcext:value-type="float">
            <text:p>-0.069233449470301</text:p>
          </table:table-cell>
          <table:table-cell table:number-columns-repeated="3"/>
        </table:table-row>
        <table:table-row table:style-name="ro1">
          <table:table-cell office:value-type="float" office:value="-0.0000000103732653061218" calcext:value-type="float">
            <text:p>-1.03732653061218E-08</text:p>
          </table:table-cell>
          <table:table-cell office:value-type="float" office:value="0.00000000119076655053145" calcext:value-type="float">
            <text:p>1.19076655053145E-09</text:p>
          </table:table-cell>
          <table:table-cell table:formula="of:=[.A45]*1000000000" office:value-type="float" office:value="-10.3732653061218" calcext:value-type="float">
            <text:p>-10.3732653061218</text:p>
          </table:table-cell>
          <table:table-cell table:formula="of:=[.B45]*1000000000" office:value-type="float" office:value="1.19076655053145" calcext:value-type="float">
            <text:p>1.19076655053145</text:p>
          </table:table-cell>
          <table:table-cell table:number-columns-repeated="3"/>
        </table:table-row>
        <table:table-row table:style-name="ro1">
          <table:table-cell office:value-type="float" office:value="-0.000000000333265306122461" calcext:value-type="float">
            <text:p>-3.33265306122461E-10</text:p>
          </table:table-cell>
          <table:table-cell office:value-type="float" office:value="0.000000000430766550529101" calcext:value-type="float">
            <text:p>4.30766550529101E-10</text:p>
          </table:table-cell>
          <table:table-cell table:formula="of:=[.A46]*1000000000" office:value-type="float" office:value="-0.333265306122461" calcext:value-type="float">
            <text:p>-0.333265306122461</text:p>
          </table:table-cell>
          <table:table-cell table:formula="of:=[.B46]*1000000000" office:value-type="float" office:value="0.430766550529101" calcext:value-type="float">
            <text:p>0.430766550529101</text:p>
          </table:table-cell>
          <table:table-cell table:number-columns-repeated="3"/>
        </table:table-row>
        <table:table-row table:style-name="ro1">
          <table:table-cell office:value-type="float" office:value="-0.000000000633265306121424" calcext:value-type="float">
            <text:p>-6.33265306121424E-10</text:p>
          </table:table-cell>
          <table:table-cell office:value-type="float" office:value="0.00000000104076655052942" calcext:value-type="float">
            <text:p>1.04076655052942E-09</text:p>
          </table:table-cell>
          <table:table-cell table:formula="of:=[.A47]*1000000000" office:value-type="float" office:value="-0.633265306121424" calcext:value-type="float">
            <text:p>-0.633265306121424</text:p>
          </table:table-cell>
          <table:table-cell table:formula="of:=[.B47]*1000000000" office:value-type="float" office:value="1.04076655052942" calcext:value-type="float">
            <text:p>1.04076655052942</text:p>
          </table:table-cell>
          <table:table-cell table:number-columns-repeated="3"/>
        </table:table-row>
        <table:table-row table:style-name="ro1">
          <table:table-cell office:value-type="float" office:value="-0.00000000654326530612151" calcext:value-type="float">
            <text:p>-6.54326530612151E-09</text:p>
          </table:table-cell>
          <table:table-cell office:value-type="float" office:value="-0.00000000117923344947002" calcext:value-type="float">
            <text:p>-1.17923344947002E-09</text:p>
          </table:table-cell>
          <table:table-cell table:formula="of:=[.A48]*1000000000" office:value-type="float" office:value="-6.54326530612151" calcext:value-type="float">
            <text:p>-6.54326530612151</text:p>
          </table:table-cell>
          <table:table-cell table:formula="of:=[.B48]*1000000000" office:value-type="float" office:value="-1.17923344947002" calcext:value-type="float">
            <text:p>-1.17923344947002</text:p>
          </table:table-cell>
          <table:table-cell table:number-columns-repeated="3"/>
        </table:table-row>
        <table:table-row table:style-name="ro1">
          <table:table-cell office:value-type="float" office:value="-0.0000000000832653061236065" calcext:value-type="float">
            <text:p>-8.32653061236065E-11</text:p>
          </table:table-cell>
          <table:table-cell office:value-type="float" office:value="0.00000000412076655052974" calcext:value-type="float">
            <text:p>4.12076655052974E-09</text:p>
          </table:table-cell>
          <table:table-cell table:formula="of:=[.A49]*1000000000" office:value-type="float" office:value="-0.0832653061236065" calcext:value-type="float">
            <text:p>-0.083265306123607</text:p>
          </table:table-cell>
          <table:table-cell table:formula="of:=[.B49]*1000000000" office:value-type="float" office:value="4.12076655052974" calcext:value-type="float">
            <text:p>4.12076655052974</text:p>
          </table:table-cell>
          <table:table-cell table:number-columns-repeated="3"/>
        </table:table-row>
        <table:table-row table:style-name="ro1">
          <table:table-cell office:value-type="float" office:value="0.00000000138673469387589" calcext:value-type="float">
            <text:p>1.38673469387589E-09</text:p>
          </table:table-cell>
          <table:table-cell office:value-type="float" office:value="0.00000000205076655052893" calcext:value-type="float">
            <text:p>2.05076655052893E-09</text:p>
          </table:table-cell>
          <table:table-cell table:formula="of:=[.A50]*1000000000" office:value-type="float" office:value="1.38673469387589" calcext:value-type="float">
            <text:p>1.38673469387589</text:p>
          </table:table-cell>
          <table:table-cell table:formula="of:=[.B50]*1000000000" office:value-type="float" office:value="2.05076655052893" calcext:value-type="float">
            <text:p>2.05076655052893</text:p>
          </table:table-cell>
          <table:table-cell table:number-columns-repeated="3"/>
        </table:table-row>
        <table:table-row table:style-name="ro1">
          <table:table-cell office:value-type="float" office:value="-0.00000000215326530612442" calcext:value-type="float">
            <text:p>-2.15326530612442E-09</text:p>
          </table:table-cell>
          <table:table-cell office:value-type="float" office:value="-0.000000000779233449469148" calcext:value-type="float">
            <text:p>-7.79233449469148E-10</text:p>
          </table:table-cell>
          <table:table-cell table:formula="of:=[.A51]*1000000000" office:value-type="float" office:value="-2.15326530612442" calcext:value-type="float">
            <text:p>-2.15326530612442</text:p>
          </table:table-cell>
          <table:table-cell table:formula="of:=[.B51]*1000000000" office:value-type="float" office:value="-0.779233449469148" calcext:value-type="float">
            <text:p>-0.779233449469148</text:p>
          </table:table-cell>
          <table:table-cell table:number-columns-repeated="3"/>
        </table:table-row>
        <table:table-row table:style-name="ro1">
          <table:table-cell office:value-type="float" office:value="-0.00000000043326530612268" calcext:value-type="float">
            <text:p>-4.3326530612268E-10</text:p>
          </table:table-cell>
          <table:table-cell office:value-type="float" office:value="-0.00000000440923344947067" calcext:value-type="float">
            <text:p>-4.40923344947067E-09</text:p>
          </table:table-cell>
          <table:table-cell table:formula="of:=[.A52]*1000000000" office:value-type="float" office:value="-0.43326530612268" calcext:value-type="float">
            <text:p>-0.43326530612268</text:p>
          </table:table-cell>
          <table:table-cell table:formula="of:=[.B52]*1000000000" office:value-type="float" office:value="-4.40923344947067" calcext:value-type="float">
            <text:p>-4.40923344947067</text:p>
          </table:table-cell>
          <table:table-cell table:number-columns-repeated="3"/>
        </table:table-row>
        <table:table-row table:style-name="ro1">
          <table:table-cell office:value-type="float" office:value="-0.00000000174326530612115" calcext:value-type="float">
            <text:p>-1.74326530612115E-09</text:p>
          </table:table-cell>
          <table:table-cell office:value-type="float" office:value="0.000000000030766550531612" calcext:value-type="float">
            <text:p>3.0766550531612E-11</text:p>
          </table:table-cell>
          <table:table-cell table:formula="of:=[.A53]*1000000000" office:value-type="float" office:value="-1.74326530612115" calcext:value-type="float">
            <text:p>-1.74326530612115</text:p>
          </table:table-cell>
          <table:table-cell table:formula="of:=[.B53]*1000000000" office:value-type="float" office:value="0.030766550531612" calcext:value-type="float">
            <text:p>0.030766550531612</text:p>
          </table:table-cell>
          <table:table-cell table:number-columns-repeated="3"/>
        </table:table-row>
        <table:table-row table:style-name="ro1">
          <table:table-cell office:value-type="float" office:value="0.00000000385673469387758" calcext:value-type="float">
            <text:p>3.85673469387758E-09</text:p>
          </table:table-cell>
          <table:table-cell office:value-type="float" office:value="-0.0000000010792334494715" calcext:value-type="float">
            <text:p>-1.0792334494715E-09</text:p>
          </table:table-cell>
          <table:table-cell table:formula="of:=[.A54]*1000000000" office:value-type="float" office:value="3.85673469387758" calcext:value-type="float">
            <text:p>3.85673469387758</text:p>
          </table:table-cell>
          <table:table-cell table:formula="of:=[.B54]*1000000000" office:value-type="float" office:value="-1.0792334494715" calcext:value-type="float">
            <text:p>-1.0792334494715</text:p>
          </table:table-cell>
          <table:table-cell table:number-columns-repeated="3"/>
        </table:table-row>
        <table:table-row table:style-name="ro1">
          <table:table-cell office:value-type="float" office:value="0.00000000158673469387802" calcext:value-type="float">
            <text:p>1.58673469387802E-09</text:p>
          </table:table-cell>
          <table:table-cell office:value-type="float" office:value="-0.00000000213923344947111" calcext:value-type="float">
            <text:p>-2.13923344947111E-09</text:p>
          </table:table-cell>
          <table:table-cell table:formula="of:=[.A55]*1000000000" office:value-type="float" office:value="1.58673469387802" calcext:value-type="float">
            <text:p>1.58673469387802</text:p>
          </table:table-cell>
          <table:table-cell table:formula="of:=[.B55]*1000000000" office:value-type="float" office:value="-2.13923344947111" calcext:value-type="float">
            <text:p>-2.13923344947111</text:p>
          </table:table-cell>
          <table:table-cell table:number-columns-repeated="3"/>
        </table:table-row>
        <table:table-row table:style-name="ro1">
          <table:table-cell office:value-type="float" office:value="-0.000000000233265306123935" calcext:value-type="float">
            <text:p>-2.33265306123935E-10</text:p>
          </table:table-cell>
          <table:table-cell office:value-type="float" office:value="0.00000000063076655052954" calcext:value-type="float">
            <text:p>6.3076655052954E-10</text:p>
          </table:table-cell>
          <table:table-cell table:formula="of:=[.A56]*1000000000" office:value-type="float" office:value="-0.233265306123935" calcext:value-type="float">
            <text:p>-0.233265306123935</text:p>
          </table:table-cell>
          <table:table-cell table:formula="of:=[.B56]*1000000000" office:value-type="float" office:value="0.63076655052954" calcext:value-type="float">
            <text:p>0.63076655052954</text:p>
          </table:table-cell>
          <table:table-cell table:number-columns-repeated="3"/>
        </table:table-row>
        <table:table-row table:style-name="ro1">
          <table:table-cell office:value-type="float" office:value="-0.00000000593326530612288" calcext:value-type="float">
            <text:p>-5.93326530612288E-09</text:p>
          </table:table-cell>
          <table:table-cell office:value-type="float" office:value="-0.00000000289923344947007" calcext:value-type="float">
            <text:p>-2.89923344947007E-09</text:p>
          </table:table-cell>
          <table:table-cell table:formula="of:=[.A57]*1000000000" office:value-type="float" office:value="-5.93326530612288" calcext:value-type="float">
            <text:p>-5.93326530612288</text:p>
          </table:table-cell>
          <table:table-cell table:formula="of:=[.B57]*1000000000" office:value-type="float" office:value="-2.89923344947007" calcext:value-type="float">
            <text:p>-2.89923344947007</text:p>
          </table:table-cell>
          <table:table-cell table:number-columns-repeated="3"/>
        </table:table-row>
        <table:table-row table:style-name="ro1">
          <table:table-cell office:value-type="float" office:value="-0.00000000775326530612314" calcext:value-type="float">
            <text:p>-7.75326530612314E-09</text:p>
          </table:table-cell>
          <table:table-cell office:value-type="float" office:value="-0.00000000809923344947131" calcext:value-type="float">
            <text:p>-8.09923344947131E-09</text:p>
          </table:table-cell>
          <table:table-cell table:formula="of:=[.A58]*1000000000" office:value-type="float" office:value="-7.75326530612314" calcext:value-type="float">
            <text:p>-7.75326530612314</text:p>
          </table:table-cell>
          <table:table-cell table:formula="of:=[.B58]*1000000000" office:value-type="float" office:value="-8.09923344947131" calcext:value-type="float">
            <text:p>-8.09923344947131</text:p>
          </table:table-cell>
          <table:table-cell table:number-columns-repeated="3"/>
        </table:table-row>
        <table:table-row table:style-name="ro1">
          <table:table-cell office:value-type="float" office:value="-0.00000000179326530612295" calcext:value-type="float">
            <text:p>-1.79326530612295E-09</text:p>
          </table:table-cell>
          <table:table-cell office:value-type="float" office:value="-0.00000000264923344947121" calcext:value-type="float">
            <text:p>-2.64923344947121E-09</text:p>
          </table:table-cell>
          <table:table-cell table:formula="of:=[.A59]*1000000000" office:value-type="float" office:value="-1.79326530612295" calcext:value-type="float">
            <text:p>-1.79326530612295</text:p>
          </table:table-cell>
          <table:table-cell table:formula="of:=[.B59]*1000000000" office:value-type="float" office:value="-2.64923344947121" calcext:value-type="float">
            <text:p>-2.64923344947121</text:p>
          </table:table-cell>
          <table:table-cell table:number-columns-repeated="3"/>
        </table:table-row>
        <table:table-row table:style-name="ro1">
          <table:table-cell office:value-type="float" office:value="-0.00000000603326530612141" calcext:value-type="float">
            <text:p>-6.03326530612141E-09</text:p>
          </table:table-cell>
          <table:table-cell office:value-type="float" office:value="0.000000000330766550530576" calcext:value-type="float">
            <text:p>3.30766550530576E-10</text:p>
          </table:table-cell>
          <table:table-cell table:formula="of:=[.A60]*1000000000" office:value-type="float" office:value="-6.03326530612141" calcext:value-type="float">
            <text:p>-6.03326530612141</text:p>
          </table:table-cell>
          <table:table-cell table:formula="of:=[.B60]*1000000000" office:value-type="float" office:value="0.330766550530576" calcext:value-type="float">
            <text:p>0.330766550530576</text:p>
          </table:table-cell>
          <table:table-cell table:number-columns-repeated="3"/>
        </table:table-row>
        <table:table-row table:style-name="ro1">
          <table:table-cell office:value-type="float" office:value="-0.00000000664326530612342" calcext:value-type="float">
            <text:p>-6.64326530612342E-09</text:p>
          </table:table-cell>
          <table:table-cell office:value-type="float" office:value="-0.00000000173923344947024" calcext:value-type="float">
            <text:p>-1.73923344947024E-09</text:p>
          </table:table-cell>
          <table:table-cell table:formula="of:=[.A61]*1000000000" office:value-type="float" office:value="-6.64326530612342" calcext:value-type="float">
            <text:p>-6.64326530612342</text:p>
          </table:table-cell>
          <table:table-cell table:formula="of:=[.B61]*1000000000" office:value-type="float" office:value="-1.73923344947024" calcext:value-type="float">
            <text:p>-1.73923344947024</text:p>
          </table:table-cell>
          <table:table-cell table:number-columns-repeated="3"/>
        </table:table-row>
        <table:table-row table:style-name="ro1">
          <table:table-cell office:value-type="float" office:value="0.00000000133673469387747" calcext:value-type="float">
            <text:p>1.33673469387747E-09</text:p>
          </table:table-cell>
          <table:table-cell office:value-type="float" office:value="0.000000000430766550529101" calcext:value-type="float">
            <text:p>4.30766550529101E-10</text:p>
          </table:table-cell>
          <table:table-cell table:formula="of:=[.A62]*1000000000" office:value-type="float" office:value="1.33673469387747" calcext:value-type="float">
            <text:p>1.33673469387747</text:p>
          </table:table-cell>
          <table:table-cell table:formula="of:=[.B62]*1000000000" office:value-type="float" office:value="0.430766550529101" calcext:value-type="float">
            <text:p>0.430766550529101</text:p>
          </table:table-cell>
          <table:table-cell table:number-columns-repeated="3"/>
        </table:table-row>
        <table:table-row table:style-name="ro1">
          <table:table-cell office:value-type="float" office:value="-0.000000000333265306122461" calcext:value-type="float">
            <text:p>-3.33265306122461E-10</text:p>
          </table:table-cell>
          <table:table-cell office:value-type="float" office:value="-0.000000000879233449469367" calcext:value-type="float">
            <text:p>-8.79233449469367E-10</text:p>
          </table:table-cell>
          <table:table-cell table:formula="of:=[.A63]*1000000000" office:value-type="float" office:value="-0.333265306122461" calcext:value-type="float">
            <text:p>-0.333265306122461</text:p>
          </table:table-cell>
          <table:table-cell table:formula="of:=[.B63]*1000000000" office:value-type="float" office:value="-0.879233449469367" calcext:value-type="float">
            <text:p>-0.879233449469367</text:p>
          </table:table-cell>
          <table:table-cell table:number-columns-repeated="3"/>
        </table:table-row>
        <table:table-row table:style-name="ro1">
          <table:table-cell office:value-type="float" office:value="-0.0000000020432653061235" calcext:value-type="float">
            <text:p>-2.0432653061235E-09</text:p>
          </table:table-cell>
          <table:table-cell office:value-type="float" office:value="-0.00000000274923344946974" calcext:value-type="float">
            <text:p>-2.74923344946974E-09</text:p>
          </table:table-cell>
          <table:table-cell table:formula="of:=[.A64]*1000000000" office:value-type="float" office:value="-2.0432653061235" calcext:value-type="float">
            <text:p>-2.0432653061235</text:p>
          </table:table-cell>
          <table:table-cell table:formula="of:=[.B64]*1000000000" office:value-type="float" office:value="-2.74923344946974" calcext:value-type="float">
            <text:p>-2.74923344946974</text:p>
          </table:table-cell>
          <table:table-cell table:number-columns-repeated="3"/>
        </table:table-row>
        <table:table-row table:style-name="ro1">
          <table:table-cell office:value-type="float" office:value="-0.00000000432326530612206" calcext:value-type="float">
            <text:p>-4.32326530612206E-09</text:p>
          </table:table-cell>
          <table:table-cell office:value-type="float" office:value="0.000000000130766550528443" calcext:value-type="float">
            <text:p>1.30766550528443E-10</text:p>
          </table:table-cell>
          <table:table-cell table:formula="of:=[.A65]*1000000000" office:value-type="float" office:value="-4.32326530612206" calcext:value-type="float">
            <text:p>-4.32326530612206</text:p>
          </table:table-cell>
          <table:table-cell table:formula="of:=[.B65]*1000000000" office:value-type="float" office:value="0.130766550528443" calcext:value-type="float">
            <text:p>0.130766550528443</text:p>
          </table:table-cell>
          <table:table-cell table:number-columns-repeated="3"/>
        </table:table-row>
        <table:table-row table:style-name="ro1">
          <table:table-cell office:value-type="float" office:value="-0.00000000169326530612443" calcext:value-type="float">
            <text:p>-1.69326530612443E-09</text:p>
          </table:table-cell>
          <table:table-cell office:value-type="float" office:value="-0.00000000274923344946974" calcext:value-type="float">
            <text:p>-2.74923344946974E-09</text:p>
          </table:table-cell>
          <table:table-cell table:formula="of:=[.A66]*1000000000" office:value-type="float" office:value="-1.69326530612443" calcext:value-type="float">
            <text:p>-1.69326530612443</text:p>
          </table:table-cell>
          <table:table-cell table:formula="of:=[.B66]*1000000000" office:value-type="float" office:value="-2.74923344946974" calcext:value-type="float">
            <text:p>-2.74923344946974</text:p>
          </table:table-cell>
          <table:table-cell table:number-columns-repeated="3"/>
        </table:table-row>
        <table:table-row table:style-name="ro1">
          <table:table-cell office:value-type="float" office:value="0.000000000226734693876057" calcext:value-type="float">
            <text:p>2.26734693876057E-10</text:p>
          </table:table-cell>
          <table:table-cell office:value-type="float" office:value="0.000000000280766550530466" calcext:value-type="float">
            <text:p>2.80766550530466E-10</text:p>
          </table:table-cell>
          <table:table-cell table:formula="of:=[.A67]*1000000000" office:value-type="float" office:value="0.226734693876057" calcext:value-type="float">
            <text:p>0.226734693876057</text:p>
          </table:table-cell>
          <table:table-cell table:formula="of:=[.B67]*1000000000" office:value-type="float" office:value="0.280766550530466" calcext:value-type="float">
            <text:p>0.280766550530466</text:p>
          </table:table-cell>
          <table:table-cell table:number-columns-repeated="3"/>
        </table:table-row>
        <table:table-row table:style-name="ro1">
          <table:table-cell office:value-type="float" office:value="-0.00000000457326530612261" calcext:value-type="float">
            <text:p>-4.57326530612261E-09</text:p>
          </table:table-cell>
          <table:table-cell office:value-type="float" office:value="0.00000000603076655052952" calcext:value-type="float">
            <text:p>6.03076655052952E-09</text:p>
          </table:table-cell>
          <table:table-cell table:formula="of:=[.A68]*1000000000" office:value-type="float" office:value="-4.57326530612261" calcext:value-type="float">
            <text:p>-4.57326530612261</text:p>
          </table:table-cell>
          <table:table-cell table:formula="of:=[.B68]*1000000000" office:value-type="float" office:value="6.03076655052952" calcext:value-type="float">
            <text:p>6.03076655052952</text:p>
          </table:table-cell>
          <table:table-cell table:number-columns-repeated="3"/>
        </table:table-row>
        <table:table-row table:style-name="ro1">
          <table:table-cell office:value-type="float" office:value="-0.00000000391326530612387" calcext:value-type="float">
            <text:p>-3.91326530612387E-09</text:p>
          </table:table-cell>
          <table:table-cell office:value-type="float" office:value="0.00000000336076655053078" calcext:value-type="float">
            <text:p>3.36076655053078E-09</text:p>
          </table:table-cell>
          <table:table-cell table:formula="of:=[.A69]*1000000000" office:value-type="float" office:value="-3.91326530612387" calcext:value-type="float">
            <text:p>-3.91326530612387</text:p>
          </table:table-cell>
          <table:table-cell table:formula="of:=[.B69]*1000000000" office:value-type="float" office:value="3.36076655053078" calcext:value-type="float">
            <text:p>3.36076655053078</text:p>
          </table:table-cell>
          <table:table-cell table:number-columns-repeated="3"/>
        </table:table-row>
        <table:table-row table:style-name="ro1">
          <table:table-cell office:value-type="float" office:value="-0.0000000050232653061236" calcext:value-type="float">
            <text:p>-5.0232653061236E-09</text:p>
          </table:table-cell>
          <table:table-cell office:value-type="float" office:value="0.00000000058076655052943" calcext:value-type="float">
            <text:p>5.8076655052943E-10</text:p>
          </table:table-cell>
          <table:table-cell table:formula="of:=[.A70]*1000000000" office:value-type="float" office:value="-5.0232653061236" calcext:value-type="float">
            <text:p>-5.0232653061236</text:p>
          </table:table-cell>
          <table:table-cell table:formula="of:=[.B70]*1000000000" office:value-type="float" office:value="0.58076655052943" calcext:value-type="float">
            <text:p>0.58076655052943</text:p>
          </table:table-cell>
          <table:table-cell table:number-columns-repeated="3"/>
        </table:table-row>
        <table:table-row table:style-name="ro1">
          <table:table-cell office:value-type="float" office:value="-0.00000000527326530612245" calcext:value-type="float">
            <text:p>-5.27326530612245E-09</text:p>
          </table:table-cell>
          <table:table-cell office:value-type="float" office:value="-0.00000000158923344946991" calcext:value-type="float">
            <text:p>-1.58923344946991E-09</text:p>
          </table:table-cell>
          <table:table-cell table:formula="of:=[.A71]*1000000000" office:value-type="float" office:value="-5.27326530612245" calcext:value-type="float">
            <text:p>-5.27326530612245</text:p>
          </table:table-cell>
          <table:table-cell table:formula="of:=[.B71]*1000000000" office:value-type="float" office:value="-1.58923344946991" calcext:value-type="float">
            <text:p>-1.58923344946991</text:p>
          </table:table-cell>
          <table:table-cell table:number-columns-repeated="3"/>
        </table:table-row>
        <table:table-row table:style-name="ro1">
          <table:table-cell office:value-type="float" office:value="0.00000000284673469387807" calcext:value-type="float">
            <text:p>2.84673469387807E-09</text:p>
          </table:table-cell>
          <table:table-cell office:value-type="float" office:value="0.0000000000807665505283336" calcext:value-type="float">
            <text:p>8.07665505283336E-11</text:p>
          </table:table-cell>
          <table:table-cell table:formula="of:=[.A72]*1000000000" office:value-type="float" office:value="2.84673469387807" calcext:value-type="float">
            <text:p>2.84673469387807</text:p>
          </table:table-cell>
          <table:table-cell table:formula="of:=[.B72]*1000000000" office:value-type="float" office:value="0.0807665505283336" calcext:value-type="float">
            <text:p>0.080766550528334</text:p>
          </table:table-cell>
          <table:table-cell table:number-columns-repeated="3"/>
        </table:table-row>
        <table:table-row table:style-name="ro1">
          <table:table-cell office:value-type="float" office:value="0.00000000112673469387803" calcext:value-type="float">
            <text:p>1.12673469387803E-09</text:p>
          </table:table-cell>
          <table:table-cell office:value-type="float" office:value="-0.00000000269923344947132" calcext:value-type="float">
            <text:p>-2.69923344947132E-09</text:p>
          </table:table-cell>
          <table:table-cell table:formula="of:=[.A73]*1000000000" office:value-type="float" office:value="1.12673469387803" calcext:value-type="float">
            <text:p>1.12673469387803</text:p>
          </table:table-cell>
          <table:table-cell table:formula="of:=[.B73]*1000000000" office:value-type="float" office:value="-2.69923344947132" calcext:value-type="float">
            <text:p>-2.69923344947132</text:p>
          </table:table-cell>
          <table:table-cell table:number-columns-repeated="3"/>
        </table:table-row>
        <table:table-row table:style-name="ro1">
          <table:table-cell office:value-type="float" office:value="-0.00000000497326530612179" calcext:value-type="float">
            <text:p>-4.97326530612179E-09</text:p>
          </table:table-cell>
          <table:table-cell office:value-type="float" office:value="0.000000000330766550530576" calcext:value-type="float">
            <text:p>3.30766550530576E-10</text:p>
          </table:table-cell>
          <table:table-cell table:formula="of:=[.A74]*1000000000" office:value-type="float" office:value="-4.97326530612179" calcext:value-type="float">
            <text:p>-4.97326530612179</text:p>
          </table:table-cell>
          <table:table-cell table:formula="of:=[.B74]*1000000000" office:value-type="float" office:value="0.330766550530576" calcext:value-type="float">
            <text:p>0.330766550530576</text:p>
          </table:table-cell>
          <table:table-cell table:number-columns-repeated="3"/>
        </table:table-row>
        <table:table-row table:style-name="ro1">
          <table:table-cell office:value-type="float" office:value="-0.00000000295326530612278" calcext:value-type="float">
            <text:p>-2.95326530612278E-09</text:p>
          </table:table-cell>
          <table:table-cell office:value-type="float" office:value="-0.000000000169233449470521" calcext:value-type="float">
            <text:p>-1.69233449470521E-10</text:p>
          </table:table-cell>
          <table:table-cell table:formula="of:=[.A75]*1000000000" office:value-type="float" office:value="-2.95326530612278" calcext:value-type="float">
            <text:p>-2.95326530612278</text:p>
          </table:table-cell>
          <table:table-cell table:formula="of:=[.B75]*1000000000" office:value-type="float" office:value="-0.169233449470521" calcext:value-type="float">
            <text:p>-0.169233449470521</text:p>
          </table:table-cell>
          <table:table-cell table:number-columns-repeated="3"/>
        </table:table-row>
        <table:table-row table:style-name="ro1">
          <table:table-cell office:value-type="float" office:value="0.0000000019367346938771" calcext:value-type="float">
            <text:p>1.9367346938771E-09</text:p>
          </table:table-cell>
          <table:table-cell office:value-type="float" office:value="0.00000000174076655052926" calcext:value-type="float">
            <text:p>1.74076655052926E-09</text:p>
          </table:table-cell>
          <table:table-cell table:formula="of:=[.A76]*1000000000" office:value-type="float" office:value="1.9367346938771" calcext:value-type="float">
            <text:p>1.9367346938771</text:p>
          </table:table-cell>
          <table:table-cell table:formula="of:=[.B76]*1000000000" office:value-type="float" office:value="1.74076655052926" calcext:value-type="float">
            <text:p>1.74076655052926</text:p>
          </table:table-cell>
          <table:table-cell table:number-columns-repeated="3"/>
        </table:table-row>
        <table:table-row table:style-name="ro1">
          <table:table-cell office:value-type="float" office:value="0.0000000049667346938773" calcext:value-type="float">
            <text:p>4.9667346938773E-09</text:p>
          </table:table-cell>
          <table:table-cell office:value-type="float" office:value="0.00000000512076655053024" calcext:value-type="float">
            <text:p>5.12076655053024E-09</text:p>
          </table:table-cell>
          <table:table-cell table:formula="of:=[.A77]*1000000000" office:value-type="float" office:value="4.9667346938773" calcext:value-type="float">
            <text:p>4.9667346938773</text:p>
          </table:table-cell>
          <table:table-cell table:formula="of:=[.B77]*1000000000" office:value-type="float" office:value="5.12076655053024" calcext:value-type="float">
            <text:p>5.12076655053024</text:p>
          </table:table-cell>
          <table:table-cell table:number-columns-repeated="3"/>
        </table:table-row>
        <table:table-row table:style-name="ro1">
          <table:table-cell office:value-type="float" office:value="-0.00000000507326530612371" calcext:value-type="float">
            <text:p>-5.07326530612371E-09</text:p>
          </table:table-cell>
          <table:table-cell office:value-type="float" office:value="-0.00000000163923344947002" calcext:value-type="float">
            <text:p>-1.63923344947002E-09</text:p>
          </table:table-cell>
          <table:table-cell table:formula="of:=[.A78]*1000000000" office:value-type="float" office:value="-5.07326530612371" calcext:value-type="float">
            <text:p>-5.07326530612371</text:p>
          </table:table-cell>
          <table:table-cell table:formula="of:=[.B78]*1000000000" office:value-type="float" office:value="-1.63923344947002" calcext:value-type="float">
            <text:p>-1.63923344947002</text:p>
          </table:table-cell>
          <table:table-cell table:number-columns-repeated="3"/>
        </table:table-row>
        <table:table-row table:style-name="ro1">
          <table:table-cell office:value-type="float" office:value="-0.00000000911326530612342" calcext:value-type="float">
            <text:p>-9.11326530612342E-09</text:p>
          </table:table-cell>
          <table:table-cell office:value-type="float" office:value="-0.00000000339923344947117" calcext:value-type="float">
            <text:p>-3.39923344947117E-09</text:p>
          </table:table-cell>
          <table:table-cell table:formula="of:=[.A79]*1000000000" office:value-type="float" office:value="-9.11326530612342" calcext:value-type="float">
            <text:p>-9.11326530612342</text:p>
          </table:table-cell>
          <table:table-cell table:formula="of:=[.B79]*1000000000" office:value-type="float" office:value="-3.39923344947117" calcext:value-type="float">
            <text:p>-3.39923344947117</text:p>
          </table:table-cell>
          <table:table-cell table:number-columns-repeated="3"/>
        </table:table-row>
        <table:table-row table:style-name="ro1">
          <table:table-cell office:value-type="float" office:value="-0.00000000911326530612342" calcext:value-type="float">
            <text:p>-9.11326530612342E-09</text:p>
          </table:table-cell>
          <table:table-cell office:value-type="float" office:value="-0.000000000379233449471659" calcext:value-type="float">
            <text:p>-3.79233449471659E-10</text:p>
          </table:table-cell>
          <table:table-cell table:formula="of:=[.A80]*1000000000" office:value-type="float" office:value="-9.11326530612342" calcext:value-type="float">
            <text:p>-9.11326530612342</text:p>
          </table:table-cell>
          <table:table-cell table:formula="of:=[.B80]*1000000000" office:value-type="float" office:value="-0.379233449471659" calcext:value-type="float">
            <text:p>-0.379233449471659</text:p>
          </table:table-cell>
          <table:table-cell table:number-columns-repeated="3"/>
        </table:table-row>
        <table:table-row table:style-name="ro1">
          <table:table-cell office:value-type="float" office:value="-0.0000000085032653061231" calcext:value-type="float">
            <text:p>-8.5032653061231E-09</text:p>
          </table:table-cell>
          <table:table-cell office:value-type="float" office:value="-0.00000000314923344946892" calcext:value-type="float">
            <text:p>-3.14923344946892E-09</text:p>
          </table:table-cell>
          <table:table-cell table:formula="of:=[.A81]*1000000000" office:value-type="float" office:value="-8.5032653061231" calcext:value-type="float">
            <text:p>-8.5032653061231</text:p>
          </table:table-cell>
          <table:table-cell table:formula="of:=[.B81]*1000000000" office:value-type="float" office:value="-3.14923344946892" calcext:value-type="float">
            <text:p>-3.14923344946892</text:p>
          </table:table-cell>
          <table:table-cell table:number-columns-repeated="3"/>
        </table:table-row>
        <table:table-row table:style-name="ro1">
          <table:table-cell office:value-type="float" office:value="-0.00000000341326530612278" calcext:value-type="float">
            <text:p>-3.41326530612278E-09</text:p>
          </table:table-cell>
          <table:table-cell office:value-type="float" office:value="-0.00000000733923344947066" calcext:value-type="float">
            <text:p>-7.33923344947066E-09</text:p>
          </table:table-cell>
          <table:table-cell table:formula="of:=[.A82]*1000000000" office:value-type="float" office:value="-3.41326530612278" calcext:value-type="float">
            <text:p>-3.41326530612278</text:p>
          </table:table-cell>
          <table:table-cell table:formula="of:=[.B82]*1000000000" office:value-type="float" office:value="-7.33923344947066" calcext:value-type="float">
            <text:p>-7.33923344947066</text:p>
          </table:table-cell>
          <table:table-cell table:number-columns-repeated="3"/>
        </table:table-row>
        <table:table-row table:style-name="ro1">
          <table:table-cell office:value-type="float" office:value="-0.00000000280326530612415" calcext:value-type="float">
            <text:p>-2.80326530612415E-09</text:p>
          </table:table-cell>
          <table:table-cell office:value-type="float" office:value="-0.00000000042923344946838" calcext:value-type="float">
            <text:p>-4.2923344946838E-10</text:p>
          </table:table-cell>
          <table:table-cell table:formula="of:=[.A83]*1000000000" office:value-type="float" office:value="-2.80326530612415" calcext:value-type="float">
            <text:p>-2.80326530612415</text:p>
          </table:table-cell>
          <table:table-cell table:formula="of:=[.B83]*1000000000" office:value-type="float" office:value="-0.42923344946838" calcext:value-type="float">
            <text:p>-0.42923344946838</text:p>
          </table:table-cell>
          <table:table-cell table:number-columns-repeated="3"/>
        </table:table-row>
        <table:table-row table:style-name="ro1">
          <table:table-cell office:value-type="float" office:value="-0.00000000517326530612393" calcext:value-type="float">
            <text:p>-5.17326530612393E-09</text:p>
          </table:table-cell>
          <table:table-cell office:value-type="float" office:value="0.00000000225076655053106" calcext:value-type="float">
            <text:p>2.25076655053106E-09</text:p>
          </table:table-cell>
          <table:table-cell table:formula="of:=[.A84]*1000000000" office:value-type="float" office:value="-5.17326530612393" calcext:value-type="float">
            <text:p>-5.17326530612393</text:p>
          </table:table-cell>
          <table:table-cell table:formula="of:=[.B84]*1000000000" office:value-type="float" office:value="2.25076655053106" calcext:value-type="float">
            <text:p>2.25076655053106</text:p>
          </table:table-cell>
          <table:table-cell table:number-columns-repeated="3"/>
        </table:table-row>
        <table:table-row table:style-name="ro1">
          <table:table-cell office:value-type="float" office:value="-0.00000000926326530612205" calcext:value-type="float">
            <text:p>-9.26326530612205E-09</text:p>
          </table:table-cell>
          <table:table-cell office:value-type="float" office:value="-0.00000000243923344947008" calcext:value-type="float">
            <text:p>-2.43923344947008E-09</text:p>
          </table:table-cell>
          <table:table-cell table:formula="of:=[.A85]*1000000000" office:value-type="float" office:value="-9.26326530612205" calcext:value-type="float">
            <text:p>-9.26326530612205</text:p>
          </table:table-cell>
          <table:table-cell table:formula="of:=[.B85]*1000000000" office:value-type="float" office:value="-2.43923344947008" calcext:value-type="float">
            <text:p>-2.43923344947008</text:p>
          </table:table-cell>
          <table:table-cell table:number-columns-repeated="3"/>
        </table:table-row>
        <table:table-row table:style-name="ro1">
          <table:table-cell office:value-type="float" office:value="-0.00000000714326530612452" calcext:value-type="float">
            <text:p>-7.14326530612452E-09</text:p>
          </table:table-cell>
          <table:table-cell office:value-type="float" office:value="-0.00000000238923344946997" calcext:value-type="float">
            <text:p>-2.38923344946997E-09</text:p>
          </table:table-cell>
          <table:table-cell table:formula="of:=[.A86]*1000000000" office:value-type="float" office:value="-7.14326530612452" calcext:value-type="float">
            <text:p>-7.14326530612452</text:p>
          </table:table-cell>
          <table:table-cell table:formula="of:=[.B86]*1000000000" office:value-type="float" office:value="-2.38923344946997" calcext:value-type="float">
            <text:p>-2.38923344946997</text:p>
          </table:table-cell>
          <table:table-cell table:number-columns-repeated="3"/>
        </table:table-row>
        <table:table-row table:style-name="ro1">
          <table:table-cell office:value-type="float" office:value="-0.00000000956326530612271" calcext:value-type="float">
            <text:p>-9.56326530612271E-09</text:p>
          </table:table-cell>
          <table:table-cell office:value-type="float" office:value="0.00000000240076655052969" calcext:value-type="float">
            <text:p>2.40076655052969E-09</text:p>
          </table:table-cell>
          <table:table-cell table:formula="of:=[.A87]*1000000000" office:value-type="float" office:value="-9.56326530612271" calcext:value-type="float">
            <text:p>-9.56326530612271</text:p>
          </table:table-cell>
          <table:table-cell table:formula="of:=[.B87]*1000000000" office:value-type="float" office:value="2.40076655052969" calcext:value-type="float">
            <text:p>2.40076655052969</text:p>
          </table:table-cell>
          <table:table-cell table:number-columns-repeated="3"/>
        </table:table-row>
        <table:table-row table:style-name="ro1">
          <table:table-cell office:value-type="float" office:value="-0.00000000891326530612298" calcext:value-type="float">
            <text:p>-8.91326530612298E-09</text:p>
          </table:table-cell>
          <table:table-cell office:value-type="float" office:value="0.00000000109076655052953" calcext:value-type="float">
            <text:p>1.09076655052953E-09</text:p>
          </table:table-cell>
          <table:table-cell table:formula="of:=[.A88]*1000000000" office:value-type="float" office:value="-8.91326530612298" calcext:value-type="float">
            <text:p>-8.91326530612298</text:p>
          </table:table-cell>
          <table:table-cell table:formula="of:=[.B88]*1000000000" office:value-type="float" office:value="1.09076655052953" calcext:value-type="float">
            <text:p>1.09076655052953</text:p>
          </table:table-cell>
          <table:table-cell table:number-columns-repeated="3"/>
        </table:table-row>
        <table:table-row table:style-name="ro1">
          <table:table-cell office:value-type="float" office:value="-0.00000000845326530612299" calcext:value-type="float">
            <text:p>-8.45326530612299E-09</text:p>
          </table:table-cell>
          <table:table-cell office:value-type="float" office:value="-0.000000000529233449470294" calcext:value-type="float">
            <text:p>-5.29233449470294E-10</text:p>
          </table:table-cell>
          <table:table-cell table:formula="of:=[.A89]*1000000000" office:value-type="float" office:value="-8.45326530612299" calcext:value-type="float">
            <text:p>-8.45326530612299</text:p>
          </table:table-cell>
          <table:table-cell table:formula="of:=[.B89]*1000000000" office:value-type="float" office:value="-0.529233449470294" calcext:value-type="float">
            <text:p>-0.529233449470294</text:p>
          </table:table-cell>
          <table:table-cell table:number-columns-repeated="3"/>
        </table:table-row>
        <table:table-row table:style-name="ro1">
          <table:table-cell office:value-type="float" office:value="-0.00000000623326530612354" calcext:value-type="float">
            <text:p>-6.23326530612354E-09</text:p>
          </table:table-cell>
          <table:table-cell office:value-type="float" office:value="0.000000000180766550530247" calcext:value-type="float">
            <text:p>1.80766550530247E-10</text:p>
          </table:table-cell>
          <table:table-cell table:formula="of:=[.A90]*1000000000" office:value-type="float" office:value="-6.23326530612354" calcext:value-type="float">
            <text:p>-6.23326530612354</text:p>
          </table:table-cell>
          <table:table-cell table:formula="of:=[.B90]*1000000000" office:value-type="float" office:value="0.180766550530247" calcext:value-type="float">
            <text:p>0.180766550530247</text:p>
          </table:table-cell>
          <table:table-cell table:number-columns-repeated="3"/>
        </table:table-row>
        <table:table-row table:style-name="ro1">
          <table:table-cell office:value-type="float" office:value="-0.00000000815326530612233" calcext:value-type="float">
            <text:p>-8.15326530612233E-09</text:p>
          </table:table-cell>
          <table:table-cell office:value-type="float" office:value="0.00000000179076655053107" calcext:value-type="float">
            <text:p>1.79076655053107E-09</text:p>
          </table:table-cell>
          <table:table-cell table:formula="of:=[.A91]*1000000000" office:value-type="float" office:value="-8.15326530612233" calcext:value-type="float">
            <text:p>-8.15326530612233</text:p>
          </table:table-cell>
          <table:table-cell table:formula="of:=[.B91]*1000000000" office:value-type="float" office:value="1.79076655053107" calcext:value-type="float">
            <text:p>1.79076655053107</text:p>
          </table:table-cell>
          <table:table-cell table:number-columns-repeated="3"/>
        </table:table-row>
        <table:table-row table:style-name="ro1">
          <table:table-cell office:value-type="float" office:value="-0.00000000825326530612424" calcext:value-type="float">
            <text:p>-8.25326530612424E-09</text:p>
          </table:table-cell>
          <table:table-cell office:value-type="float" office:value="0.00000000316076655053034" calcext:value-type="float">
            <text:p>3.16076655053034E-09</text:p>
          </table:table-cell>
          <table:table-cell table:formula="of:=[.A92]*1000000000" office:value-type="float" office:value="-8.25326530612424" calcext:value-type="float">
            <text:p>-8.25326530612424</text:p>
          </table:table-cell>
          <table:table-cell table:formula="of:=[.B92]*1000000000" office:value-type="float" office:value="3.16076655053034" calcext:value-type="float">
            <text:p>3.16076655053034</text:p>
          </table:table-cell>
          <table:table-cell table:number-columns-repeated="3"/>
        </table:table-row>
        <table:table-row table:style-name="ro1">
          <table:table-cell office:value-type="float" office:value="-0.00000000447326530612408" calcext:value-type="float">
            <text:p>-4.47326530612408E-09</text:p>
          </table:table-cell>
          <table:table-cell office:value-type="float" office:value="-0.00000000264923344947121" calcext:value-type="float">
            <text:p>-2.64923344947121E-09</text:p>
          </table:table-cell>
          <table:table-cell table:formula="of:=[.A93]*1000000000" office:value-type="float" office:value="-4.47326530612408" calcext:value-type="float">
            <text:p>-4.47326530612408</text:p>
          </table:table-cell>
          <table:table-cell table:formula="of:=[.B93]*1000000000" office:value-type="float" office:value="-2.64923344947121" calcext:value-type="float">
            <text:p>-2.64923344947121</text:p>
          </table:table-cell>
          <table:table-cell table:number-columns-repeated="3"/>
        </table:table-row>
        <table:table-row table:style-name="ro1">
          <table:table-cell office:value-type="float" office:value="-0.0000000137032653061243" calcext:value-type="float">
            <text:p>-1.37032653061243E-08</text:p>
          </table:table-cell>
          <table:table-cell office:value-type="float" office:value="0.000000000030766550531612" calcext:value-type="float">
            <text:p>3.0766550531612E-11</text:p>
          </table:table-cell>
          <table:table-cell table:formula="of:=[.A94]*1000000000" office:value-type="float" office:value="-13.7032653061243" calcext:value-type="float">
            <text:p>-13.7032653061243</text:p>
          </table:table-cell>
          <table:table-cell table:formula="of:=[.B94]*1000000000" office:value-type="float" office:value="0.030766550531612" calcext:value-type="float">
            <text:p>0.030766550531612</text:p>
          </table:table-cell>
          <table:table-cell table:number-columns-repeated="3"/>
        </table:table-row>
        <table:table-row table:style-name="ro1">
          <table:table-cell office:value-type="float" office:value="-0.0000000105232653061238" calcext:value-type="float">
            <text:p>-1.05232653061238E-08</text:p>
          </table:table-cell>
          <table:table-cell office:value-type="float" office:value="-0.000000002089233449471" calcext:value-type="float">
            <text:p>-2.089233449471E-09</text:p>
          </table:table-cell>
          <table:table-cell table:formula="of:=[.A95]*1000000000" office:value-type="float" office:value="-10.5232653061238" calcext:value-type="float">
            <text:p>-10.5232653061238</text:p>
          </table:table-cell>
          <table:table-cell table:formula="of:=[.B95]*1000000000" office:value-type="float" office:value="-2.089233449471" calcext:value-type="float">
            <text:p>-2.089233449471</text:p>
          </table:table-cell>
          <table:table-cell table:number-columns-repeated="3"/>
        </table:table-row>
        <table:table-row table:style-name="ro1">
          <table:table-cell office:value-type="float" office:value="-0.00000000381326530612196" calcext:value-type="float">
            <text:p>-3.81326530612196E-09</text:p>
          </table:table-cell>
          <table:table-cell office:value-type="float" office:value="-0.00000000264923344947121" calcext:value-type="float">
            <text:p>-2.64923344947121E-09</text:p>
          </table:table-cell>
          <table:table-cell table:formula="of:=[.A96]*1000000000" office:value-type="float" office:value="-3.81326530612196" calcext:value-type="float">
            <text:p>-3.81326530612196</text:p>
          </table:table-cell>
          <table:table-cell table:formula="of:=[.B96]*1000000000" office:value-type="float" office:value="-2.64923344947121" calcext:value-type="float">
            <text:p>-2.64923344947121</text:p>
          </table:table-cell>
          <table:table-cell table:number-columns-repeated="3"/>
        </table:table-row>
        <table:table-row table:style-name="ro1">
          <table:table-cell office:value-type="float" office:value="-0.00000000709326530612441" calcext:value-type="float">
            <text:p>-7.09326530612441E-09</text:p>
          </table:table-cell>
          <table:table-cell office:value-type="float" office:value="0.00000000058076655052943" calcext:value-type="float">
            <text:p>5.8076655052943E-10</text:p>
          </table:table-cell>
          <table:table-cell table:formula="of:=[.A97]*1000000000" office:value-type="float" office:value="-7.09326530612441" calcext:value-type="float">
            <text:p>-7.09326530612441</text:p>
          </table:table-cell>
          <table:table-cell table:formula="of:=[.B97]*1000000000" office:value-type="float" office:value="0.58076655052943" calcext:value-type="float">
            <text:p>0.58076655052943</text:p>
          </table:table-cell>
          <table:table-cell table:number-columns-repeated="3"/>
        </table:table-row>
        <table:table-row table:style-name="ro1">
          <table:table-cell office:value-type="float" office:value="-0.00000000194326530612328" calcext:value-type="float">
            <text:p>-1.94326530612328E-09</text:p>
          </table:table-cell>
          <table:table-cell office:value-type="float" office:value="-0.00000000193923344946898" calcext:value-type="float">
            <text:p>-1.93923344946898E-09</text:p>
          </table:table-cell>
          <table:table-cell table:formula="of:=[.A98]*1000000000" office:value-type="float" office:value="-1.94326530612328" calcext:value-type="float">
            <text:p>-1.94326530612328</text:p>
          </table:table-cell>
          <table:table-cell table:formula="of:=[.B98]*1000000000" office:value-type="float" office:value="-1.93923344946898" calcext:value-type="float">
            <text:p>-1.93923344946898</text:p>
          </table:table-cell>
          <table:table-cell table:number-columns-repeated="3"/>
        </table:table-row>
        <table:table-row table:style-name="ro1">
          <table:table-cell office:value-type="float" office:value="-0.00000000371326530612174" calcext:value-type="float">
            <text:p>-3.71326530612174E-09</text:p>
          </table:table-cell>
          <table:table-cell office:value-type="float" office:value="-0.0000000080492334494712" calcext:value-type="float">
            <text:p>-8.0492334494712E-09</text:p>
          </table:table-cell>
          <table:table-cell table:formula="of:=[.A99]*1000000000" office:value-type="float" office:value="-3.71326530612174" calcext:value-type="float">
            <text:p>-3.71326530612174</text:p>
          </table:table-cell>
          <table:table-cell table:formula="of:=[.B99]*1000000000" office:value-type="float" office:value="-8.0492334494712" calcext:value-type="float">
            <text:p>-8.0492334494712</text:p>
          </table:table-cell>
          <table:table-cell table:number-columns-repeated="3"/>
        </table:table-row>
        <table:table-row table:style-name="ro1">
          <table:table-cell office:value-type="float" office:value="-0.00000000654326530612151" calcext:value-type="float">
            <text:p>-6.54326530612151E-09</text:p>
          </table:table-cell>
          <table:table-cell office:value-type="float" office:value="-0.0000000114792334494706" calcext:value-type="float">
            <text:p>-1.14792334494706E-08</text:p>
          </table:table-cell>
          <table:table-cell table:formula="of:=[.A100]*1000000000" office:value-type="float" office:value="-6.54326530612151" calcext:value-type="float">
            <text:p>-6.54326530612151</text:p>
          </table:table-cell>
          <table:table-cell table:formula="of:=[.B100]*1000000000" office:value-type="float" office:value="-11.4792334494706" calcext:value-type="float">
            <text:p>-11.4792334494706</text:p>
          </table:table-cell>
          <table:table-cell table:number-columns-repeated="3"/>
        </table:table-row>
        <table:table-row table:style-name="ro1">
          <table:table-cell office:value-type="float" office:value="-0.00000000558326530612381" calcext:value-type="float">
            <text:p>-5.58326530612381E-09</text:p>
          </table:table-cell>
          <table:table-cell office:value-type="float" office:value="-0.00000000344923344946958" calcext:value-type="float">
            <text:p>-3.44923344946958E-09</text:p>
          </table:table-cell>
          <table:table-cell table:formula="of:=[.A101]*1000000000" office:value-type="float" office:value="-5.58326530612381" calcext:value-type="float">
            <text:p>-5.58326530612381</text:p>
          </table:table-cell>
          <table:table-cell table:formula="of:=[.B101]*1000000000" office:value-type="float" office:value="-3.44923344946958" calcext:value-type="float">
            <text:p>-3.44923344946958</text:p>
          </table:table-cell>
          <table:table-cell table:number-columns-repeated="3"/>
        </table:table-row>
        <table:table-row table:style-name="ro1">
          <table:table-cell office:value-type="float" office:value="-0.000000000983265306122192" calcext:value-type="float">
            <text:p>-9.83265306122192E-10</text:p>
          </table:table-cell>
          <table:table-cell office:value-type="float" office:value="-0.00000000122923344947013" calcext:value-type="float">
            <text:p>-1.22923344947013E-09</text:p>
          </table:table-cell>
          <table:table-cell table:formula="of:=[.A102]*1000000000" office:value-type="float" office:value="-0.983265306122192" calcext:value-type="float">
            <text:p>-0.983265306122192</text:p>
          </table:table-cell>
          <table:table-cell table:formula="of:=[.B102]*1000000000" office:value-type="float" office:value="-1.22923344947013" calcext:value-type="float">
            <text:p>-1.22923344947013</text:p>
          </table:table-cell>
          <table:table-cell table:number-columns-repeated="3"/>
        </table:table-row>
        <table:table-row table:style-name="ro1">
          <table:table-cell office:value-type="float" office:value="0.00000000107673469387623" calcext:value-type="float">
            <text:p>1.07673469387623E-09</text:p>
          </table:table-cell>
          <table:table-cell office:value-type="float" office:value="-0.00000000233923344946986" calcext:value-type="float">
            <text:p>-2.33923344946986E-09</text:p>
          </table:table-cell>
          <table:table-cell table:formula="of:=[.A103]*1000000000" office:value-type="float" office:value="1.07673469387623" calcext:value-type="float">
            <text:p>1.07673469387623</text:p>
          </table:table-cell>
          <table:table-cell table:formula="of:=[.B103]*1000000000" office:value-type="float" office:value="-2.33923344946986" calcext:value-type="float">
            <text:p>-2.33923344946986</text:p>
          </table:table-cell>
          <table:table-cell table:number-columns-repeated="3"/>
        </table:table-row>
        <table:table-row table:style-name="ro1">
          <table:table-cell office:value-type="float" office:value="-0.00000000356326530612311" calcext:value-type="float">
            <text:p>-3.56326530612311E-09</text:p>
          </table:table-cell>
          <table:table-cell office:value-type="float" office:value="-0.00000000178923344947035" calcext:value-type="float">
            <text:p>-1.78923344947035E-09</text:p>
          </table:table-cell>
          <table:table-cell table:formula="of:=[.A104]*1000000000" office:value-type="float" office:value="-3.56326530612311" calcext:value-type="float">
            <text:p>-3.56326530612311</text:p>
          </table:table-cell>
          <table:table-cell table:formula="of:=[.B104]*1000000000" office:value-type="float" office:value="-1.78923344947035" calcext:value-type="float">
            <text:p>-1.78923344947035</text:p>
          </table:table-cell>
          <table:table-cell table:number-columns-repeated="3"/>
        </table:table-row>
        <table:table-row table:style-name="ro1">
          <table:table-cell office:value-type="float" office:value="0.00000000289673469387649" calcext:value-type="float">
            <text:p>2.89673469387649E-09</text:p>
          </table:table-cell>
          <table:table-cell office:value-type="float" office:value="-0.00000000425923344946865" calcext:value-type="float">
            <text:p>-4.25923344946865E-09</text:p>
          </table:table-cell>
          <table:table-cell table:formula="of:=[.A105]*1000000000" office:value-type="float" office:value="2.89673469387649" calcext:value-type="float">
            <text:p>2.89673469387649</text:p>
          </table:table-cell>
          <table:table-cell table:formula="of:=[.B105]*1000000000" office:value-type="float" office:value="-4.25923344946865" calcext:value-type="float">
            <text:p>-4.25923344946865</text:p>
          </table:table-cell>
          <table:table-cell table:number-columns-repeated="3"/>
        </table:table-row>
        <table:table-row table:style-name="ro1">
          <table:table-cell office:value-type="float" office:value="-0.0000000025532653061236" calcext:value-type="float">
            <text:p>-2.5532653061236E-09</text:p>
          </table:table-cell>
          <table:table-cell office:value-type="float" office:value="-0.00000000788923344947017" calcext:value-type="float">
            <text:p>-7.88923344947017E-09</text:p>
          </table:table-cell>
          <table:table-cell table:formula="of:=[.A106]*1000000000" office:value-type="float" office:value="-2.5532653061236" calcext:value-type="float">
            <text:p>-2.5532653061236</text:p>
          </table:table-cell>
          <table:table-cell table:formula="of:=[.B106]*1000000000" office:value-type="float" office:value="-7.88923344947017" calcext:value-type="float">
            <text:p>-7.88923344947017</text:p>
          </table:table-cell>
          <table:table-cell table:number-columns-repeated="3"/>
        </table:table-row>
        <table:table-row table:style-name="ro1">
          <table:table-cell office:value-type="float" office:value="-0.00000000134326530612366" calcext:value-type="float">
            <text:p>-1.34326530612366E-09</text:p>
          </table:table-cell>
          <table:table-cell office:value-type="float" office:value="-0.00000000793923344947028" calcext:value-type="float">
            <text:p>-7.93923344947028E-09</text:p>
          </table:table-cell>
          <table:table-cell table:formula="of:=[.A107]*1000000000" office:value-type="float" office:value="-1.34326530612366" calcext:value-type="float">
            <text:p>-1.34326530612366</text:p>
          </table:table-cell>
          <table:table-cell table:formula="of:=[.B107]*1000000000" office:value-type="float" office:value="-7.93923344947028" calcext:value-type="float">
            <text:p>-7.93923344947028</text:p>
          </table:table-cell>
          <table:table-cell table:number-columns-repeated="3"/>
        </table:table-row>
        <table:table-row table:style-name="ro1">
          <table:table-cell office:value-type="float" office:value="0.000000000326734693876276" calcext:value-type="float">
            <text:p>3.26734693876276E-10</text:p>
          </table:table-cell>
          <table:table-cell office:value-type="float" office:value="-0.00000000435923344947056" calcext:value-type="float">
            <text:p>-4.35923344947056E-09</text:p>
          </table:table-cell>
          <table:table-cell table:formula="of:=[.A108]*1000000000" office:value-type="float" office:value="0.326734693876276" calcext:value-type="float">
            <text:p>0.326734693876276</text:p>
          </table:table-cell>
          <table:table-cell table:formula="of:=[.B108]*1000000000" office:value-type="float" office:value="-4.35923344947056" calcext:value-type="float">
            <text:p>-4.35923344947056</text:p>
          </table:table-cell>
          <table:table-cell table:number-columns-repeated="3"/>
        </table:table-row>
        <table:table-row table:style-name="ro1">
          <table:table-cell office:value-type="float" office:value="0.000000000226734693876057" calcext:value-type="float">
            <text:p>2.26734693876057E-10</text:p>
          </table:table-cell>
          <table:table-cell office:value-type="float" office:value="-0.0000000020392334494692" calcext:value-type="float">
            <text:p>-2.0392334494692E-09</text:p>
          </table:table-cell>
          <table:table-cell table:formula="of:=[.A109]*1000000000" office:value-type="float" office:value="0.226734693876057" calcext:value-type="float">
            <text:p>0.226734693876057</text:p>
          </table:table-cell>
          <table:table-cell table:formula="of:=[.B109]*1000000000" office:value-type="float" office:value="-2.0392334494692" calcext:value-type="float">
            <text:p>-2.0392334494692</text:p>
          </table:table-cell>
          <table:table-cell table:number-columns-repeated="3"/>
        </table:table-row>
        <table:table-row table:style-name="ro1">
          <table:table-cell office:value-type="float" office:value="-0.00000000109326530612142" calcext:value-type="float">
            <text:p>-1.09326530612142E-09</text:p>
          </table:table-cell>
          <table:table-cell office:value-type="float" office:value="0.0000000049207665505298" calcext:value-type="float">
            <text:p>4.9207665505298E-09</text:p>
          </table:table-cell>
          <table:table-cell table:formula="of:=[.A110]*1000000000" office:value-type="float" office:value="-1.09326530612142" calcext:value-type="float">
            <text:p>-1.09326530612142</text:p>
          </table:table-cell>
          <table:table-cell table:formula="of:=[.B110]*1000000000" office:value-type="float" office:value="4.9207665505298" calcext:value-type="float">
            <text:p>4.9207665505298</text:p>
          </table:table-cell>
          <table:table-cell table:number-columns-repeated="3"/>
        </table:table-row>
        <table:table-row table:style-name="ro1">
          <table:table-cell office:value-type="float" office:value="-0.0000000020432653061235" calcext:value-type="float">
            <text:p>-2.0432653061235E-09</text:p>
          </table:table-cell>
          <table:table-cell office:value-type="float" office:value="0.00000000583076655052908" calcext:value-type="float">
            <text:p>5.83076655052908E-09</text:p>
          </table:table-cell>
          <table:table-cell table:formula="of:=[.A111]*1000000000" office:value-type="float" office:value="-2.0432653061235" calcext:value-type="float">
            <text:p>-2.0432653061235</text:p>
          </table:table-cell>
          <table:table-cell table:formula="of:=[.B111]*1000000000" office:value-type="float" office:value="5.83076655052908" calcext:value-type="float">
            <text:p>5.83076655052908</text:p>
          </table:table-cell>
          <table:table-cell table:number-columns-repeated="3"/>
        </table:table-row>
        <table:table-row table:style-name="ro1">
          <table:table-cell office:value-type="float" office:value="-0.00000000144326530612218" calcext:value-type="float">
            <text:p>-1.44326530612218E-09</text:p>
          </table:table-cell>
          <table:table-cell office:value-type="float" office:value="0.00000000270076655052866" calcext:value-type="float">
            <text:p>2.70076655052866E-09</text:p>
          </table:table-cell>
          <table:table-cell table:formula="of:=[.A112]*1000000000" office:value-type="float" office:value="-1.44326530612218" calcext:value-type="float">
            <text:p>-1.44326530612218</text:p>
          </table:table-cell>
          <table:table-cell table:formula="of:=[.B112]*1000000000" office:value-type="float" office:value="2.70076655052866" calcext:value-type="float">
            <text:p>2.70076655052866</text:p>
          </table:table-cell>
          <table:table-cell table:number-columns-repeated="3"/>
        </table:table-row>
        <table:table-row table:style-name="ro1">
          <table:table-cell office:value-type="float" office:value="0.00000000450673469387731" calcext:value-type="float">
            <text:p>4.50673469387731E-09</text:p>
          </table:table-cell>
          <table:table-cell office:value-type="float" office:value="-0.00000000299923344947029" calcext:value-type="float">
            <text:p>-2.99923344947029E-09</text:p>
          </table:table-cell>
          <table:table-cell table:formula="of:=[.A113]*1000000000" office:value-type="float" office:value="4.50673469387731" calcext:value-type="float">
            <text:p>4.50673469387731</text:p>
          </table:table-cell>
          <table:table-cell table:formula="of:=[.B113]*1000000000" office:value-type="float" office:value="-2.99923344947029" calcext:value-type="float">
            <text:p>-2.99923344947029</text:p>
          </table:table-cell>
          <table:table-cell table:number-columns-repeated="3"/>
        </table:table-row>
        <table:table-row table:style-name="ro1">
          <table:table-cell office:value-type="float" office:value="0.00000000259673469387583" calcext:value-type="float">
            <text:p>2.59673469387583E-09</text:p>
          </table:table-cell>
          <table:table-cell office:value-type="float" office:value="0.0000000000807665505283336" calcext:value-type="float">
            <text:p>8.07665505283336E-11</text:p>
          </table:table-cell>
          <table:table-cell table:formula="of:=[.A114]*1000000000" office:value-type="float" office:value="2.59673469387583" calcext:value-type="float">
            <text:p>2.59673469387583</text:p>
          </table:table-cell>
          <table:table-cell table:formula="of:=[.B114]*1000000000" office:value-type="float" office:value="0.0807665505283336" calcext:value-type="float">
            <text:p>0.080766550528334</text:p>
          </table:table-cell>
          <table:table-cell table:number-columns-repeated="3"/>
        </table:table-row>
        <table:table-row table:style-name="ro1">
          <table:table-cell office:value-type="float" office:value="0.00000000324673469387556" calcext:value-type="float">
            <text:p>3.24673469387556E-09</text:p>
          </table:table-cell>
          <table:table-cell office:value-type="float" office:value="-0.00000000546923344947028" calcext:value-type="float">
            <text:p>-5.46923344947028E-09</text:p>
          </table:table-cell>
          <table:table-cell table:formula="of:=[.A115]*1000000000" office:value-type="float" office:value="3.24673469387556" calcext:value-type="float">
            <text:p>3.24673469387556</text:p>
          </table:table-cell>
          <table:table-cell table:formula="of:=[.B115]*1000000000" office:value-type="float" office:value="-5.46923344947028" calcext:value-type="float">
            <text:p>-5.46923344947028</text:p>
          </table:table-cell>
          <table:table-cell table:number-columns-repeated="3"/>
        </table:table-row>
        <table:table-row table:style-name="ro1">
          <table:table-cell office:value-type="float" office:value="0.00000000667673469387665" calcext:value-type="float">
            <text:p>6.67673469387665E-09</text:p>
          </table:table-cell>
          <table:table-cell office:value-type="float" office:value="-0.00000000112923344946992" calcext:value-type="float">
            <text:p>-1.12923344946992E-09</text:p>
          </table:table-cell>
          <table:table-cell table:formula="of:=[.A116]*1000000000" office:value-type="float" office:value="6.67673469387665" calcext:value-type="float">
            <text:p>6.67673469387665</text:p>
          </table:table-cell>
          <table:table-cell table:formula="of:=[.B116]*1000000000" office:value-type="float" office:value="-1.12923344946992" calcext:value-type="float">
            <text:p>-1.12923344946992</text:p>
          </table:table-cell>
          <table:table-cell table:number-columns-repeated="3"/>
        </table:table-row>
        <table:table-row table:style-name="ro1">
          <table:table-cell office:value-type="float" office:value="0.0000000118767346938762" calcext:value-type="float">
            <text:p>1.18767346938762E-08</text:p>
          </table:table-cell>
          <table:table-cell office:value-type="float" office:value="0.0000000019507665505304" calcext:value-type="float">
            <text:p>1.9507665505304E-09</text:p>
          </table:table-cell>
          <table:table-cell table:formula="of:=[.A117]*1000000000" office:value-type="float" office:value="11.8767346938762" calcext:value-type="float">
            <text:p>11.8767346938762</text:p>
          </table:table-cell>
          <table:table-cell table:formula="of:=[.B117]*1000000000" office:value-type="float" office:value="1.9507665505304" calcext:value-type="float">
            <text:p>1.9507665505304</text:p>
          </table:table-cell>
          <table:table-cell table:number-columns-repeated="3"/>
        </table:table-row>
        <table:table-row table:style-name="ro1">
          <table:table-cell office:value-type="float" office:value="0.00000000309673469387693" calcext:value-type="float">
            <text:p>3.09673469387693E-09</text:p>
          </table:table-cell>
          <table:table-cell office:value-type="float" office:value="0.00000000139076655053019" calcext:value-type="float">
            <text:p>1.39076655053019E-09</text:p>
          </table:table-cell>
          <table:table-cell table:formula="of:=[.A118]*1000000000" office:value-type="float" office:value="3.09673469387693" calcext:value-type="float">
            <text:p>3.09673469387693</text:p>
          </table:table-cell>
          <table:table-cell table:formula="of:=[.B118]*1000000000" office:value-type="float" office:value="1.39076655053019" calcext:value-type="float">
            <text:p>1.39076655053019</text:p>
          </table:table-cell>
          <table:table-cell table:number-columns-repeated="3"/>
        </table:table-row>
        <table:table-row table:style-name="ro1">
          <table:table-cell office:value-type="float" office:value="0.0000000079367346938767" calcext:value-type="float">
            <text:p>7.9367346938767E-09</text:p>
          </table:table-cell>
          <table:table-cell office:value-type="float" office:value="-0.00000000137923344947046" calcext:value-type="float">
            <text:p>-1.37923344947046E-09</text:p>
          </table:table-cell>
          <table:table-cell table:formula="of:=[.A119]*1000000000" office:value-type="float" office:value="7.9367346938767" calcext:value-type="float">
            <text:p>7.9367346938767</text:p>
          </table:table-cell>
          <table:table-cell table:formula="of:=[.B119]*1000000000" office:value-type="float" office:value="-1.37923344947046" calcext:value-type="float">
            <text:p>-1.37923344947046</text:p>
          </table:table-cell>
          <table:table-cell table:number-columns-repeated="3"/>
        </table:table-row>
        <table:table-row table:style-name="ro1">
          <table:table-cell office:value-type="float" office:value="0.0000000100067346938775" calcext:value-type="float">
            <text:p>1.00067346938775E-08</text:p>
          </table:table-cell>
          <table:table-cell office:value-type="float" office:value="-0.00000000521923344946974" calcext:value-type="float">
            <text:p>-5.21923344946974E-09</text:p>
          </table:table-cell>
          <table:table-cell table:formula="of:=[.A120]*1000000000" office:value-type="float" office:value="10.0067346938775" calcext:value-type="float">
            <text:p>10.0067346938775</text:p>
          </table:table-cell>
          <table:table-cell table:formula="of:=[.B120]*1000000000" office:value-type="float" office:value="-5.21923344946974" calcext:value-type="float">
            <text:p>-5.21923344946974</text:p>
          </table:table-cell>
          <table:table-cell table:number-columns-repeated="3"/>
        </table:table-row>
        <table:table-row table:style-name="ro1">
          <table:table-cell office:value-type="float" office:value="0.0000000079367346938767" calcext:value-type="float">
            <text:p>7.9367346938767E-09</text:p>
          </table:table-cell>
          <table:table-cell office:value-type="float" office:value="-0.00000000188923344947057" calcext:value-type="float">
            <text:p>-1.88923344947057E-09</text:p>
          </table:table-cell>
          <table:table-cell table:formula="of:=[.A121]*1000000000" office:value-type="float" office:value="7.9367346938767" calcext:value-type="float">
            <text:p>7.9367346938767</text:p>
          </table:table-cell>
          <table:table-cell table:formula="of:=[.B121]*1000000000" office:value-type="float" office:value="-1.88923344947057" calcext:value-type="float">
            <text:p>-1.88923344947057</text:p>
          </table:table-cell>
          <table:table-cell table:number-columns-repeated="3"/>
        </table:table-row>
        <table:table-row table:style-name="ro1">
          <table:table-cell office:value-type="float" office:value="0.00000000869673469387566" calcext:value-type="float">
            <text:p>8.69673469387566E-09</text:p>
          </table:table-cell>
          <table:table-cell office:value-type="float" office:value="0.00000000225076655053106" calcext:value-type="float">
            <text:p>2.25076655053106E-09</text:p>
          </table:table-cell>
          <table:table-cell table:formula="of:=[.A122]*1000000000" office:value-type="float" office:value="8.69673469387566" calcext:value-type="float">
            <text:p>8.69673469387566</text:p>
          </table:table-cell>
          <table:table-cell table:formula="of:=[.B122]*1000000000" office:value-type="float" office:value="2.25076655053106" calcext:value-type="float">
            <text:p>2.25076655053106</text:p>
          </table:table-cell>
          <table:table-cell table:number-columns-repeated="3"/>
        </table:table-row>
        <table:table-row table:style-name="ro1">
          <table:table-cell office:value-type="float" office:value="0.0000000019367346938771" calcext:value-type="float">
            <text:p>1.9367346938771E-09</text:p>
          </table:table-cell>
          <table:table-cell office:value-type="float" office:value="-0.00000000410923344947001" calcext:value-type="float">
            <text:p>-4.10923344947001E-09</text:p>
          </table:table-cell>
          <table:table-cell table:formula="of:=[.A123]*1000000000" office:value-type="float" office:value="1.9367346938771" calcext:value-type="float">
            <text:p>1.9367346938771</text:p>
          </table:table-cell>
          <table:table-cell table:formula="of:=[.B123]*1000000000" office:value-type="float" office:value="-4.10923344947001" calcext:value-type="float">
            <text:p>-4.10923344947001</text:p>
          </table:table-cell>
          <table:table-cell table:number-columns-repeated="3"/>
        </table:table-row>
        <table:table-row table:style-name="ro1">
          <table:table-cell office:value-type="float" office:value="0.00000000768673469387785" calcext:value-type="float">
            <text:p>7.68673469387785E-09</text:p>
          </table:table-cell>
          <table:table-cell office:value-type="float" office:value="-0.00000000486923344947066" calcext:value-type="float">
            <text:p>-4.86923344947066E-09</text:p>
          </table:table-cell>
          <table:table-cell table:formula="of:=[.A124]*1000000000" office:value-type="float" office:value="7.68673469387785" calcext:value-type="float">
            <text:p>7.68673469387785</text:p>
          </table:table-cell>
          <table:table-cell table:formula="of:=[.B124]*1000000000" office:value-type="float" office:value="-4.86923344947066" calcext:value-type="float">
            <text:p>-4.86923344947066</text:p>
          </table:table-cell>
          <table:table-cell table:number-columns-repeated="3"/>
        </table:table-row>
        <table:table-row table:style-name="ro1">
          <table:table-cell office:value-type="float" office:value="0.0000000108667346938784" calcext:value-type="float">
            <text:p>1.08667346938784E-08</text:p>
          </table:table-cell>
          <table:table-cell office:value-type="float" office:value="-0.00000000233923344946986" calcext:value-type="float">
            <text:p>-2.33923344946986E-09</text:p>
          </table:table-cell>
          <table:table-cell table:formula="of:=[.A125]*1000000000" office:value-type="float" office:value="10.8667346938784" calcext:value-type="float">
            <text:p>10.8667346938784</text:p>
          </table:table-cell>
          <table:table-cell table:formula="of:=[.B125]*1000000000" office:value-type="float" office:value="-2.33923344946986" calcext:value-type="float">
            <text:p>-2.33923344946986</text:p>
          </table:table-cell>
          <table:table-cell table:number-columns-repeated="3"/>
        </table:table-row>
        <table:table-row table:style-name="ro1">
          <table:table-cell office:value-type="float" office:value="0.00000000713673469387664" calcext:value-type="float">
            <text:p>7.13673469387664E-09</text:p>
          </table:table-cell>
          <table:table-cell office:value-type="float" office:value="-0.00000000698923344947158" calcext:value-type="float">
            <text:p>-6.98923344947158E-09</text:p>
          </table:table-cell>
          <table:table-cell table:formula="of:=[.A126]*1000000000" office:value-type="float" office:value="7.13673469387664" calcext:value-type="float">
            <text:p>7.13673469387664</text:p>
          </table:table-cell>
          <table:table-cell table:formula="of:=[.B126]*1000000000" office:value-type="float" office:value="-6.98923344947158" calcext:value-type="float">
            <text:p>-6.98923344947158</text:p>
          </table:table-cell>
          <table:table-cell table:number-columns-repeated="3"/>
        </table:table-row>
        <table:table-row table:style-name="ro1">
          <table:table-cell office:value-type="float" office:value="0.00000000329673469387567" calcext:value-type="float">
            <text:p>3.29673469387567E-09</text:p>
          </table:table-cell>
          <table:table-cell office:value-type="float" office:value="-0.00000000672923344947034" calcext:value-type="float">
            <text:p>-6.72923344947034E-09</text:p>
          </table:table-cell>
          <table:table-cell table:formula="of:=[.A127]*1000000000" office:value-type="float" office:value="3.29673469387567" calcext:value-type="float">
            <text:p>3.29673469387567</text:p>
          </table:table-cell>
          <table:table-cell table:formula="of:=[.B127]*1000000000" office:value-type="float" office:value="-6.72923344947034" calcext:value-type="float">
            <text:p>-6.72923344947034</text:p>
          </table:table-cell>
          <table:table-cell table:number-columns-repeated="3"/>
        </table:table-row>
        <table:table-row table:style-name="ro1">
          <table:table-cell office:value-type="float" office:value="0.0000000049667346938773" calcext:value-type="float">
            <text:p>4.9667346938773E-09</text:p>
          </table:table-cell>
          <table:table-cell office:value-type="float" office:value="-0.00000000248923344947019" calcext:value-type="float">
            <text:p>-2.48923344947019E-09</text:p>
          </table:table-cell>
          <table:table-cell table:formula="of:=[.A128]*1000000000" office:value-type="float" office:value="4.9667346938773" calcext:value-type="float">
            <text:p>4.9667346938773</text:p>
          </table:table-cell>
          <table:table-cell table:formula="of:=[.B128]*1000000000" office:value-type="float" office:value="-2.48923344947019" calcext:value-type="float">
            <text:p>-2.48923344947019</text:p>
          </table:table-cell>
          <table:table-cell table:number-columns-repeated="3"/>
        </table:table-row>
        <table:table-row table:style-name="ro1">
          <table:table-cell office:value-type="float" office:value="0.00000000829673469387647" calcext:value-type="float">
            <text:p>8.29673469387647E-09</text:p>
          </table:table-cell>
          <table:table-cell office:value-type="float" office:value="0.000000000780766550529868" calcext:value-type="float">
            <text:p>7.80766550529868E-10</text:p>
          </table:table-cell>
          <table:table-cell table:formula="of:=[.A129]*1000000000" office:value-type="float" office:value="8.29673469387647" calcext:value-type="float">
            <text:p>8.29673469387647</text:p>
          </table:table-cell>
          <table:table-cell table:formula="of:=[.B129]*1000000000" office:value-type="float" office:value="0.780766550529868" calcext:value-type="float">
            <text:p>0.780766550529868</text:p>
          </table:table-cell>
          <table:table-cell table:number-columns-repeated="3"/>
        </table:table-row>
        <table:table-row table:style-name="ro1">
          <table:table-cell office:value-type="float" office:value="0.00000000632673469387588" calcext:value-type="float">
            <text:p>6.32673469387588E-09</text:p>
          </table:table-cell>
          <table:table-cell office:value-type="float" office:value="-0.00000000698923344947158" calcext:value-type="float">
            <text:p>-6.98923344947158E-09</text:p>
          </table:table-cell>
          <table:table-cell table:formula="of:=[.A130]*1000000000" office:value-type="float" office:value="6.32673469387588" calcext:value-type="float">
            <text:p>6.32673469387588</text:p>
          </table:table-cell>
          <table:table-cell table:formula="of:=[.B130]*1000000000" office:value-type="float" office:value="-6.98923344947158" calcext:value-type="float">
            <text:p>-6.98923344947158</text:p>
          </table:table-cell>
          <table:table-cell table:number-columns-repeated="3"/>
        </table:table-row>
        <table:table-row table:style-name="ro1">
          <table:table-cell office:value-type="float" office:value="0.0000000109167346938751" calcext:value-type="float">
            <text:p>1.09167346938751E-08</text:p>
          </table:table-cell>
          <table:table-cell office:value-type="float" office:value="-0.00000000602923344947049" calcext:value-type="float">
            <text:p>-6.02923344947049E-09</text:p>
          </table:table-cell>
          <table:table-cell table:formula="of:=[.A131]*1000000000" office:value-type="float" office:value="10.9167346938751" calcext:value-type="float">
            <text:p>10.9167346938751</text:p>
          </table:table-cell>
          <table:table-cell table:formula="of:=[.B131]*1000000000" office:value-type="float" office:value="-6.02923344947049" calcext:value-type="float">
            <text:p>-6.02923344947049</text:p>
          </table:table-cell>
          <table:table-cell table:number-columns-repeated="3"/>
        </table:table-row>
        <table:table-row table:style-name="ro1">
          <table:table-cell office:value-type="float" office:value="0.0000000126367346938768" calcext:value-type="float">
            <text:p>1.26367346938768E-08</text:p>
          </table:table-cell>
          <table:table-cell office:value-type="float" office:value="-0.000000000379233449471659" calcext:value-type="float">
            <text:p>-3.79233449471659E-10</text:p>
          </table:table-cell>
          <table:table-cell table:formula="of:=[.A132]*1000000000" office:value-type="float" office:value="12.6367346938768" calcext:value-type="float">
            <text:p>12.6367346938768</text:p>
          </table:table-cell>
          <table:table-cell table:formula="of:=[.B132]*1000000000" office:value-type="float" office:value="-0.379233449471659" calcext:value-type="float">
            <text:p>-0.379233449471659</text:p>
          </table:table-cell>
          <table:table-cell table:number-columns-repeated="3"/>
        </table:table-row>
        <table:table-row table:style-name="ro1">
          <table:table-cell office:value-type="float" office:value="0.00000000738673469387719" calcext:value-type="float">
            <text:p>7.38673469387719E-09</text:p>
          </table:table-cell>
          <table:table-cell office:value-type="float" office:value="0.000000000280766550530466" calcext:value-type="float">
            <text:p>2.80766550530466E-10</text:p>
          </table:table-cell>
          <table:table-cell table:formula="of:=[.A133]*1000000000" office:value-type="float" office:value="7.38673469387719" calcext:value-type="float">
            <text:p>7.38673469387719</text:p>
          </table:table-cell>
          <table:table-cell table:formula="of:=[.B133]*1000000000" office:value-type="float" office:value="0.280766550530466" calcext:value-type="float">
            <text:p>0.280766550530466</text:p>
          </table:table-cell>
          <table:table-cell table:number-columns-repeated="3"/>
        </table:table-row>
        <table:table-row table:style-name="ro1">
          <table:table-cell office:value-type="float" office:value="0.00000000228673469387786" calcext:value-type="float">
            <text:p>2.28673469387786E-09</text:p>
          </table:table-cell>
          <table:table-cell office:value-type="float" office:value="0.00000000270076655052866" calcext:value-type="float">
            <text:p>2.70076655052866E-09</text:p>
          </table:table-cell>
          <table:table-cell table:formula="of:=[.A134]*1000000000" office:value-type="float" office:value="2.28673469387786" calcext:value-type="float">
            <text:p>2.28673469387786</text:p>
          </table:table-cell>
          <table:table-cell table:formula="of:=[.B134]*1000000000" office:value-type="float" office:value="2.70076655052866" calcext:value-type="float">
            <text:p>2.70076655052866</text:p>
          </table:table-cell>
          <table:table-cell table:number-columns-repeated="3"/>
        </table:table-row>
        <table:table-row table:style-name="ro1">
          <table:table-cell office:value-type="float" office:value="0.0000000049667346938773" calcext:value-type="float">
            <text:p>4.9667346938773E-09</text:p>
          </table:table-cell>
          <table:table-cell office:value-type="float" office:value="0.000000003460766550531" calcext:value-type="float">
            <text:p>3.460766550531E-09</text:p>
          </table:table-cell>
          <table:table-cell table:formula="of:=[.A135]*1000000000" office:value-type="float" office:value="4.9667346938773" calcext:value-type="float">
            <text:p>4.9667346938773</text:p>
          </table:table-cell>
          <table:table-cell table:formula="of:=[.B135]*1000000000" office:value-type="float" office:value="3.460766550531" calcext:value-type="float">
            <text:p>3.460766550531</text:p>
          </table:table-cell>
          <table:table-cell table:number-columns-repeated="3"/>
        </table:table-row>
        <table:table-row table:style-name="ro1">
          <table:table-cell office:value-type="float" office:value="0.00000000587673469387659" calcext:value-type="float">
            <text:p>5.87673469387659E-09</text:p>
          </table:table-cell>
          <table:table-cell office:value-type="float" office:value="-0.00000000137923344947046" calcext:value-type="float">
            <text:p>-1.37923344947046E-09</text:p>
          </table:table-cell>
          <table:table-cell table:formula="of:=[.A136]*1000000000" office:value-type="float" office:value="5.87673469387659" calcext:value-type="float">
            <text:p>5.87673469387659</text:p>
          </table:table-cell>
          <table:table-cell table:formula="of:=[.B136]*1000000000" office:value-type="float" office:value="-1.37923344947046" calcext:value-type="float">
            <text:p>-1.37923344947046</text:p>
          </table:table-cell>
          <table:table-cell table:number-columns-repeated="3"/>
        </table:table-row>
        <table:table-row table:style-name="ro1">
          <table:table-cell office:value-type="float" office:value="0.00000000355673469387692" calcext:value-type="float">
            <text:p>3.55673469387692E-09</text:p>
          </table:table-cell>
          <table:table-cell office:value-type="float" office:value="-0.00000000829923344947005" calcext:value-type="float">
            <text:p>-8.29923344947005E-09</text:p>
          </table:table-cell>
          <table:table-cell table:formula="of:=[.A137]*1000000000" office:value-type="float" office:value="3.55673469387692" calcext:value-type="float">
            <text:p>3.55673469387692</text:p>
          </table:table-cell>
          <table:table-cell table:formula="of:=[.B137]*1000000000" office:value-type="float" office:value="-8.29923344947005" calcext:value-type="float">
            <text:p>-8.29923344947005</text:p>
          </table:table-cell>
          <table:table-cell table:number-columns-repeated="3"/>
        </table:table-row>
        <table:table-row table:style-name="ro1">
          <table:table-cell office:value-type="float" office:value="0.0000000079367346938767" calcext:value-type="float">
            <text:p>7.9367346938767E-09</text:p>
          </table:table-cell>
          <table:table-cell office:value-type="float" office:value="-0.00000000269923344947132" calcext:value-type="float">
            <text:p>-2.69923344947132E-09</text:p>
          </table:table-cell>
          <table:table-cell table:formula="of:=[.A138]*1000000000" office:value-type="float" office:value="7.9367346938767" calcext:value-type="float">
            <text:p>7.9367346938767</text:p>
          </table:table-cell>
          <table:table-cell table:formula="of:=[.B138]*1000000000" office:value-type="float" office:value="-2.69923344947132" calcext:value-type="float">
            <text:p>-2.69923344947132</text:p>
          </table:table-cell>
          <table:table-cell table:number-columns-repeated="3"/>
        </table:table-row>
        <table:table-row table:style-name="ro1">
          <table:table-cell office:value-type="float" office:value="0.00000000430673469387857" calcext:value-type="float">
            <text:p>4.30673469387857E-09</text:p>
          </table:table-cell>
          <table:table-cell office:value-type="float" office:value="0.00000000270076655052866" calcext:value-type="float">
            <text:p>2.70076655052866E-09</text:p>
          </table:table-cell>
          <table:table-cell table:formula="of:=[.A139]*1000000000" office:value-type="float" office:value="4.30673469387857" calcext:value-type="float">
            <text:p>4.30673469387857</text:p>
          </table:table-cell>
          <table:table-cell table:formula="of:=[.B139]*1000000000" office:value-type="float" office:value="2.70076655052866" calcext:value-type="float">
            <text:p>2.70076655052866</text:p>
          </table:table-cell>
          <table:table-cell table:number-columns-repeated="3"/>
        </table:table-row>
        <table:table-row table:style-name="ro1">
          <table:table-cell office:value-type="float" office:value="0.00000000249673469387731" calcext:value-type="float">
            <text:p>2.49673469387731E-09</text:p>
          </table:table-cell>
          <table:table-cell office:value-type="float" office:value="-0.00000000193923344946898" calcext:value-type="float">
            <text:p>-1.93923344946898E-09</text:p>
          </table:table-cell>
          <table:table-cell table:formula="of:=[.A140]*1000000000" office:value-type="float" office:value="2.49673469387731" calcext:value-type="float">
            <text:p>2.49673469387731</text:p>
          </table:table-cell>
          <table:table-cell table:formula="of:=[.B140]*1000000000" office:value-type="float" office:value="-1.93923344946898" calcext:value-type="float">
            <text:p>-1.93923344946898</text:p>
          </table:table-cell>
          <table:table-cell table:number-columns-repeated="3"/>
        </table:table-row>
        <table:table-row table:style-name="ro1">
          <table:table-cell office:value-type="float" office:value="0.00000000516673469387605" calcext:value-type="float">
            <text:p>5.16673469387605E-09</text:p>
          </table:table-cell>
          <table:table-cell office:value-type="float" office:value="-0.0000000080492334494712" calcext:value-type="float">
            <text:p>-8.0492334494712E-09</text:p>
          </table:table-cell>
          <table:table-cell table:formula="of:=[.A141]*1000000000" office:value-type="float" office:value="5.16673469387605" calcext:value-type="float">
            <text:p>5.16673469387605</text:p>
          </table:table-cell>
          <table:table-cell table:formula="of:=[.B141]*1000000000" office:value-type="float" office:value="-8.0492334494712" calcext:value-type="float">
            <text:p>-8.0492334494712</text:p>
          </table:table-cell>
          <table:table-cell table:number-columns-repeated="3"/>
        </table:table-row>
        <table:table-row table:style-name="ro1">
          <table:table-cell office:value-type="float" office:value="0.00000000249673469387731" calcext:value-type="float">
            <text:p>2.49673469387731E-09</text:p>
          </table:table-cell>
          <table:table-cell office:value-type="float" office:value="-0.00000000334923344947106" calcext:value-type="float">
            <text:p>-3.34923344947106E-09</text:p>
          </table:table-cell>
          <table:table-cell table:formula="of:=[.A142]*1000000000" office:value-type="float" office:value="2.49673469387731" calcext:value-type="float">
            <text:p>2.49673469387731</text:p>
          </table:table-cell>
          <table:table-cell table:formula="of:=[.B142]*1000000000" office:value-type="float" office:value="-3.34923344947106" calcext:value-type="float">
            <text:p>-3.34923344947106</text:p>
          </table:table-cell>
          <table:table-cell table:number-columns-repeated="3"/>
        </table:table-row>
        <table:table-row table:style-name="ro1">
          <table:table-cell office:value-type="float" office:value="0.00000000551673469387512" calcext:value-type="float">
            <text:p>5.51673469387512E-09</text:p>
          </table:table-cell>
          <table:table-cell office:value-type="float" office:value="-0.00000000021923344947063" calcext:value-type="float">
            <text:p>-2.1923344947063E-10</text:p>
          </table:table-cell>
          <table:table-cell table:formula="of:=[.A143]*1000000000" office:value-type="float" office:value="5.51673469387512" calcext:value-type="float">
            <text:p>5.51673469387512</text:p>
          </table:table-cell>
          <table:table-cell table:formula="of:=[.B143]*1000000000" office:value-type="float" office:value="-0.21923344947063" calcext:value-type="float">
            <text:p>-0.21923344947063</text:p>
          </table:table-cell>
          <table:table-cell table:number-columns-repeated="3"/>
        </table:table-row>
        <table:table-row table:style-name="ro1">
          <table:table-cell office:value-type="float" office:value="0.0000000100567346938776" calcext:value-type="float">
            <text:p>1.00567346938776E-08</text:p>
          </table:table-cell>
          <table:table-cell office:value-type="float" office:value="0.00000000417076655052985" calcext:value-type="float">
            <text:p>4.17076655052985E-09</text:p>
          </table:table-cell>
          <table:table-cell table:formula="of:=[.A144]*1000000000" office:value-type="float" office:value="10.0567346938776" calcext:value-type="float">
            <text:p>10.0567346938776</text:p>
          </table:table-cell>
          <table:table-cell table:formula="of:=[.B144]*1000000000" office:value-type="float" office:value="4.17076655052985" calcext:value-type="float">
            <text:p>4.17076655052985</text:p>
          </table:table-cell>
          <table:table-cell table:number-columns-repeated="3"/>
        </table:table-row>
        <table:table-row table:style-name="ro1">
          <table:table-cell office:value-type="float" office:value="0.00000000920673469387576" calcext:value-type="float">
            <text:p>9.20673469387576E-09</text:p>
          </table:table-cell>
          <table:table-cell office:value-type="float" office:value="0.00000000371076655052986" calcext:value-type="float">
            <text:p>3.71076655052986E-09</text:p>
          </table:table-cell>
          <table:table-cell table:formula="of:=[.A145]*1000000000" office:value-type="float" office:value="9.20673469387576" calcext:value-type="float">
            <text:p>9.20673469387576</text:p>
          </table:table-cell>
          <table:table-cell table:formula="of:=[.B145]*1000000000" office:value-type="float" office:value="3.71076655052986" calcext:value-type="float">
            <text:p>3.71076655052986</text:p>
          </table:table-cell>
          <table:table-cell table:number-columns-repeated="3"/>
        </table:table-row>
        <table:table-row table:style-name="ro1">
          <table:table-cell office:value-type="float" office:value="0.0000000149567346938765" calcext:value-type="float">
            <text:p>1.49567346938765E-08</text:p>
          </table:table-cell>
          <table:table-cell office:value-type="float" office:value="0.00000000169076655052915" calcext:value-type="float">
            <text:p>1.69076655052915E-09</text:p>
          </table:table-cell>
          <table:table-cell table:formula="of:=[.A146]*1000000000" office:value-type="float" office:value="14.9567346938765" calcext:value-type="float">
            <text:p>14.9567346938765</text:p>
          </table:table-cell>
          <table:table-cell table:formula="of:=[.B146]*1000000000" office:value-type="float" office:value="1.69076655052915" calcext:value-type="float">
            <text:p>1.69076655052915</text:p>
          </table:table-cell>
          <table:table-cell table:number-columns-repeated="3"/>
        </table:table-row>
        <table:table-row table:style-name="ro1">
          <table:table-cell office:value-type="float" office:value="0.000000011476734693877" calcext:value-type="float">
            <text:p>1.1476734693877E-08</text:p>
          </table:table-cell>
          <table:table-cell office:value-type="float" office:value="0.00000000205076655052893" calcext:value-type="float">
            <text:p>2.05076655052893E-09</text:p>
          </table:table-cell>
          <table:table-cell table:formula="of:=[.A147]*1000000000" office:value-type="float" office:value="11.476734693877" calcext:value-type="float">
            <text:p>11.476734693877</text:p>
          </table:table-cell>
          <table:table-cell table:formula="of:=[.B147]*1000000000" office:value-type="float" office:value="2.05076655052893" calcext:value-type="float">
            <text:p>2.05076655052893</text:p>
          </table:table-cell>
          <table:table-cell table:number-columns-repeated="3"/>
        </table:table-row>
        <table:table-row table:style-name="ro1">
          <table:table-cell office:value-type="float" office:value="0.00000000506673469387752" calcext:value-type="float">
            <text:p>5.06673469387752E-09</text:p>
          </table:table-cell>
          <table:table-cell office:value-type="float" office:value="0.00000000745076655052891" calcext:value-type="float">
            <text:p>7.45076655052891E-09</text:p>
          </table:table-cell>
          <table:table-cell table:formula="of:=[.A148]*1000000000" office:value-type="float" office:value="5.06673469387752" calcext:value-type="float">
            <text:p>5.06673469387752</text:p>
          </table:table-cell>
          <table:table-cell table:formula="of:=[.B148]*1000000000" office:value-type="float" office:value="7.45076655052891" calcext:value-type="float">
            <text:p>7.45076655052891</text:p>
          </table:table-cell>
          <table:table-cell table:number-columns-repeated="3"/>
        </table:table-row>
        <table:table-row table:style-name="ro1">
          <table:table-cell office:value-type="float" office:value="0.00000000289673469387649" calcext:value-type="float">
            <text:p>2.89673469387649E-09</text:p>
          </table:table-cell>
          <table:table-cell office:value-type="float" office:value="0.00000000240076655052969" calcext:value-type="float">
            <text:p>2.40076655052969E-09</text:p>
          </table:table-cell>
          <table:table-cell table:formula="of:=[.A149]*1000000000" office:value-type="float" office:value="2.89673469387649" calcext:value-type="float">
            <text:p>2.89673469387649</text:p>
          </table:table-cell>
          <table:table-cell table:formula="of:=[.B149]*1000000000" office:value-type="float" office:value="2.40076655052969" calcext:value-type="float">
            <text:p>2.40076655052969</text:p>
          </table:table-cell>
          <table:table-cell table:number-columns-repeated="3"/>
        </table:table-row>
        <table:table-row table:style-name="ro1">
          <table:table-cell office:value-type="float" office:value="0.00000000884673469387768" calcext:value-type="float">
            <text:p>8.84673469387768E-09</text:p>
          </table:table-cell>
          <table:table-cell office:value-type="float" office:value="0.00000000326076655052887" calcext:value-type="float">
            <text:p>3.26076655052887E-09</text:p>
          </table:table-cell>
          <table:table-cell table:formula="of:=[.A150]*1000000000" office:value-type="float" office:value="8.84673469387768" calcext:value-type="float">
            <text:p>8.84673469387768</text:p>
          </table:table-cell>
          <table:table-cell table:formula="of:=[.B150]*1000000000" office:value-type="float" office:value="3.26076655052887" calcext:value-type="float">
            <text:p>3.26076655052887</text:p>
          </table:table-cell>
          <table:table-cell table:number-columns-repeated="3"/>
        </table:table-row>
        <table:table-row table:style-name="ro1">
          <table:table-cell office:value-type="float" office:value="0.00000000491673469387719" calcext:value-type="float">
            <text:p>4.91673469387719E-09</text:p>
          </table:table-cell>
          <table:table-cell office:value-type="float" office:value="0.00000000497076655052991" calcext:value-type="float">
            <text:p>4.97076655052991E-09</text:p>
          </table:table-cell>
          <table:table-cell table:formula="of:=[.A151]*1000000000" office:value-type="float" office:value="4.91673469387719" calcext:value-type="float">
            <text:p>4.91673469387719</text:p>
          </table:table-cell>
          <table:table-cell table:formula="of:=[.B151]*1000000000" office:value-type="float" office:value="4.97076655052991" calcext:value-type="float">
            <text:p>4.97076655052991</text:p>
          </table:table-cell>
          <table:table-cell table:number-columns-repeated="3"/>
        </table:table-row>
        <table:table-row table:style-name="ro1">
          <table:table-cell office:value-type="float" office:value="0.00000000107673469387623" calcext:value-type="float">
            <text:p>1.07673469387623E-09</text:p>
          </table:table-cell>
          <table:table-cell office:value-type="float" office:value="0.00000000210076655052904" calcext:value-type="float">
            <text:p>2.10076655052904E-09</text:p>
          </table:table-cell>
          <table:table-cell table:formula="of:=[.A152]*1000000000" office:value-type="float" office:value="1.07673469387623" calcext:value-type="float">
            <text:p>1.07673469387623</text:p>
          </table:table-cell>
          <table:table-cell table:formula="of:=[.B152]*1000000000" office:value-type="float" office:value="2.10076655052904" calcext:value-type="float">
            <text:p>2.10076655052904</text:p>
          </table:table-cell>
          <table:table-cell table:number-columns-repeated="3"/>
        </table:table-row>
        <table:table-row table:style-name="ro1">
          <table:table-cell office:value-type="float" office:value="0.00000000435673469387868" calcext:value-type="float">
            <text:p>4.35673469387868E-09</text:p>
          </table:table-cell>
          <table:table-cell office:value-type="float" office:value="0.00000000306076655053012" calcext:value-type="float">
            <text:p>3.06076655053012E-09</text:p>
          </table:table-cell>
          <table:table-cell table:formula="of:=[.A153]*1000000000" office:value-type="float" office:value="4.35673469387868" calcext:value-type="float">
            <text:p>4.35673469387868</text:p>
          </table:table-cell>
          <table:table-cell table:formula="of:=[.B153]*1000000000" office:value-type="float" office:value="3.06076655053012" calcext:value-type="float">
            <text:p>3.06076655053012</text:p>
          </table:table-cell>
          <table:table-cell table:number-columns-repeated="3"/>
        </table:table-row>
        <table:table-row table:style-name="ro1">
          <table:table-cell office:value-type="float" office:value="0.00000000602673469387692" calcext:value-type="float">
            <text:p>6.02673469387692E-09</text:p>
          </table:table-cell>
          <table:table-cell office:value-type="float" office:value="0.00000000114076655053134" calcext:value-type="float">
            <text:p>1.14076655053134E-09</text:p>
          </table:table-cell>
          <table:table-cell table:formula="of:=[.A154]*1000000000" office:value-type="float" office:value="6.02673469387692" calcext:value-type="float">
            <text:p>6.02673469387692</text:p>
          </table:table-cell>
          <table:table-cell table:formula="of:=[.B154]*1000000000" office:value-type="float" office:value="1.14076655053134" calcext:value-type="float">
            <text:p>1.14076655053134</text:p>
          </table:table-cell>
          <table:table-cell table:number-columns-repeated="3"/>
        </table:table-row>
        <table:table-row table:style-name="ro1">
          <table:table-cell office:value-type="float" office:value="0.00000000864673469387555" calcext:value-type="float">
            <text:p>8.64673469387555E-09</text:p>
          </table:table-cell>
          <table:table-cell office:value-type="float" office:value="-0.0000000020392334494692" calcext:value-type="float">
            <text:p>-2.0392334494692E-09</text:p>
          </table:table-cell>
          <table:table-cell table:formula="of:=[.A155]*1000000000" office:value-type="float" office:value="8.64673469387555" calcext:value-type="float">
            <text:p>8.64673469387555</text:p>
          </table:table-cell>
          <table:table-cell table:formula="of:=[.B155]*1000000000" office:value-type="float" office:value="-2.0392334494692" calcext:value-type="float">
            <text:p>-2.0392334494692</text:p>
          </table:table-cell>
          <table:table-cell table:number-columns-repeated="3"/>
        </table:table-row>
        <table:table-row table:style-name="ro1">
          <table:table-cell office:value-type="float" office:value="0.0000000117267346938776" calcext:value-type="float">
            <text:p>1.17267346938776E-08</text:p>
          </table:table-cell>
          <table:table-cell office:value-type="float" office:value="-0.00000000223923344947133" calcext:value-type="float">
            <text:p>-2.23923344947133E-09</text:p>
          </table:table-cell>
          <table:table-cell table:formula="of:=[.A156]*1000000000" office:value-type="float" office:value="11.7267346938776" calcext:value-type="float">
            <text:p>11.7267346938776</text:p>
          </table:table-cell>
          <table:table-cell table:formula="of:=[.B156]*1000000000" office:value-type="float" office:value="-2.23923344947133" calcext:value-type="float">
            <text:p>-2.23923344947133</text:p>
          </table:table-cell>
          <table:table-cell table:number-columns-repeated="3"/>
        </table:table-row>
        <table:table-row table:style-name="ro1">
          <table:table-cell office:value-type="float" office:value="0.00000000879673469387757" calcext:value-type="float">
            <text:p>8.79673469387757E-09</text:p>
          </table:table-cell>
          <table:table-cell office:value-type="float" office:value="-0.0000000000192334494701917" calcext:value-type="float">
            <text:p>-1.92334494701917E-11</text:p>
          </table:table-cell>
          <table:table-cell table:formula="of:=[.A157]*1000000000" office:value-type="float" office:value="8.79673469387757" calcext:value-type="float">
            <text:p>8.79673469387757</text:p>
          </table:table-cell>
          <table:table-cell table:formula="of:=[.B157]*1000000000" office:value-type="float" office:value="-0.0192334494701917" calcext:value-type="float">
            <text:p>-0.019233449470192</text:p>
          </table:table-cell>
          <table:table-cell table:number-columns-repeated="3"/>
        </table:table-row>
        <table:table-row table:style-name="ro1">
          <table:table-cell office:value-type="float" office:value="0.00000000960673469387663" calcext:value-type="float">
            <text:p>9.60673469387663E-09</text:p>
          </table:table-cell>
          <table:table-cell office:value-type="float" office:value="-0.000000000729233449470732" calcext:value-type="float">
            <text:p>-7.29233449470732E-10</text:p>
          </table:table-cell>
          <table:table-cell table:formula="of:=[.A158]*1000000000" office:value-type="float" office:value="9.60673469387663" calcext:value-type="float">
            <text:p>9.60673469387663</text:p>
          </table:table-cell>
          <table:table-cell table:formula="of:=[.B158]*1000000000" office:value-type="float" office:value="-0.729233449470732" calcext:value-type="float">
            <text:p>-0.729233449470732</text:p>
          </table:table-cell>
          <table:table-cell table:number-columns-repeated="3"/>
        </table:table-row>
        <table:table-row table:style-name="ro1">
          <table:table-cell office:value-type="float" office:value="0.0000000138967346938769" calcext:value-type="float">
            <text:p>1.38967346938769E-08</text:p>
          </table:table-cell>
          <table:table-cell office:value-type="float" office:value="-0.00000000516923344946963" calcext:value-type="float">
            <text:p>-5.16923344946963E-09</text:p>
          </table:table-cell>
          <table:table-cell table:formula="of:=[.A159]*1000000000" office:value-type="float" office:value="13.8967346938769" calcext:value-type="float">
            <text:p>13.8967346938769</text:p>
          </table:table-cell>
          <table:table-cell table:formula="of:=[.B159]*1000000000" office:value-type="float" office:value="-5.16923344946963" calcext:value-type="float">
            <text:p>-5.16923344946963</text:p>
          </table:table-cell>
          <table:table-cell table:number-columns-repeated="3"/>
        </table:table-row>
        <table:table-row table:style-name="ro1">
          <table:table-cell office:value-type="float" office:value="0.00000000511673469387763" calcext:value-type="float">
            <text:p>5.11673469387763E-09</text:p>
          </table:table-cell>
          <table:table-cell office:value-type="float" office:value="-0.00000000385923344947116" calcext:value-type="float">
            <text:p>-3.85923344947116E-09</text:p>
          </table:table-cell>
          <table:table-cell table:formula="of:=[.A160]*1000000000" office:value-type="float" office:value="5.11673469387763" calcext:value-type="float">
            <text:p>5.11673469387763</text:p>
          </table:table-cell>
          <table:table-cell table:formula="of:=[.B160]*1000000000" office:value-type="float" office:value="-3.85923344947116" calcext:value-type="float">
            <text:p>-3.85923344947116</text:p>
          </table:table-cell>
          <table:table-cell table:number-columns-repeated="3"/>
        </table:table-row>
        <table:table-row table:style-name="ro1">
          <table:table-cell office:value-type="float" office:value="0.00000000420673469387665" calcext:value-type="float">
            <text:p>4.20673469387665E-09</text:p>
          </table:table-cell>
          <table:table-cell office:value-type="float" office:value="0.00000000568076655053045" calcext:value-type="float">
            <text:p>5.68076655053045E-09</text:p>
          </table:table-cell>
          <table:table-cell table:formula="of:=[.A161]*1000000000" office:value-type="float" office:value="4.20673469387665" calcext:value-type="float">
            <text:p>4.20673469387665</text:p>
          </table:table-cell>
          <table:table-cell table:formula="of:=[.B161]*1000000000" office:value-type="float" office:value="5.68076655053045" calcext:value-type="float">
            <text:p>5.68076655053045</text:p>
          </table:table-cell>
          <table:table-cell table:number-columns-repeated="3"/>
        </table:table-row>
        <table:table-row table:style-name="ro1">
          <table:table-cell office:value-type="float" office:value="0.00000000723673469387686" calcext:value-type="float">
            <text:p>7.23673469387686E-09</text:p>
          </table:table-cell>
          <table:table-cell office:value-type="float" office:value="0.00000000669076655052995" calcext:value-type="float">
            <text:p>6.69076655052995E-09</text:p>
          </table:table-cell>
          <table:table-cell table:formula="of:=[.A162]*1000000000" office:value-type="float" office:value="7.23673469387686" calcext:value-type="float">
            <text:p>7.23673469387686</text:p>
          </table:table-cell>
          <table:table-cell table:formula="of:=[.B162]*1000000000" office:value-type="float" office:value="6.69076655052995" calcext:value-type="float">
            <text:p>6.69076655052995</text:p>
          </table:table-cell>
          <table:table-cell table:number-columns-repeated="3"/>
        </table:table-row>
        <table:table-row table:style-name="ro1">
          <table:table-cell office:value-type="float" office:value="0.000000000726734693877153" calcext:value-type="float">
            <text:p>7.26734693877153E-10</text:p>
          </table:table-cell>
          <table:table-cell office:value-type="float" office:value="0.00000000306076655053012" calcext:value-type="float">
            <text:p>3.06076655053012E-09</text:p>
          </table:table-cell>
          <table:table-cell table:formula="of:=[.A163]*1000000000" office:value-type="float" office:value="0.726734693877153" calcext:value-type="float">
            <text:p>0.726734693877153</text:p>
          </table:table-cell>
          <table:table-cell table:formula="of:=[.B163]*1000000000" office:value-type="float" office:value="3.06076655053012" calcext:value-type="float">
            <text:p>3.06076655053012</text:p>
          </table:table-cell>
          <table:table-cell table:number-columns-repeated="3"/>
        </table:table-row>
        <table:table-row table:style-name="ro1">
          <table:table-cell office:value-type="float" office:value="0.00000000723673469387686" calcext:value-type="float">
            <text:p>7.23673469387686E-09</text:p>
          </table:table-cell>
          <table:table-cell office:value-type="float" office:value="-0.00000000486923344947066" calcext:value-type="float">
            <text:p>-4.86923344947066E-09</text:p>
          </table:table-cell>
          <table:table-cell table:formula="of:=[.A164]*1000000000" office:value-type="float" office:value="7.23673469387686" calcext:value-type="float">
            <text:p>7.23673469387686</text:p>
          </table:table-cell>
          <table:table-cell table:formula="of:=[.B164]*1000000000" office:value-type="float" office:value="-4.86923344947066" calcext:value-type="float">
            <text:p>-4.86923344947066</text:p>
          </table:table-cell>
          <table:table-cell table:number-columns-repeated="3"/>
        </table:table-row>
        <table:table-row table:style-name="ro1">
          <table:table-cell office:value-type="float" office:value="0.0000000111667346938773" calcext:value-type="float">
            <text:p>1.11667346938773E-08</text:p>
          </table:table-cell>
          <table:table-cell office:value-type="float" office:value="-0.00000000168923344947013" calcext:value-type="float">
            <text:p>-1.68923344947013E-09</text:p>
          </table:table-cell>
          <table:table-cell table:formula="of:=[.A165]*1000000000" office:value-type="float" office:value="11.1667346938773" calcext:value-type="float">
            <text:p>11.1667346938773</text:p>
          </table:table-cell>
          <table:table-cell table:formula="of:=[.B165]*1000000000" office:value-type="float" office:value="-1.68923344947013" calcext:value-type="float">
            <text:p>-1.68923344947013</text:p>
          </table:table-cell>
          <table:table-cell table:number-columns-repeated="3"/>
        </table:table-row>
        <table:table-row table:style-name="ro1">
          <table:table-cell office:value-type="float" office:value="0.00000000355673469387692" calcext:value-type="float">
            <text:p>3.55673469387692E-09</text:p>
          </table:table-cell>
          <table:table-cell office:value-type="float" office:value="-0.0000000025392334494703" calcext:value-type="float">
            <text:p>-2.5392334494703E-09</text:p>
          </table:table-cell>
          <table:table-cell table:formula="of:=[.A166]*1000000000" office:value-type="float" office:value="3.55673469387692" calcext:value-type="float">
            <text:p>3.55673469387692</text:p>
          </table:table-cell>
          <table:table-cell table:formula="of:=[.B166]*1000000000" office:value-type="float" office:value="-2.5392334494703" calcext:value-type="float">
            <text:p>-2.5392334494703</text:p>
          </table:table-cell>
          <table:table-cell table:number-columns-repeated="3"/>
        </table:table-row>
        <table:table-row table:style-name="ro1">
          <table:table-cell office:value-type="float" office:value="0.00000000390673469387769" calcext:value-type="float">
            <text:p>3.90673469387769E-09</text:p>
          </table:table-cell>
          <table:table-cell office:value-type="float" office:value="-0.00000000470923344946963" calcext:value-type="float">
            <text:p>-4.70923344946963E-09</text:p>
          </table:table-cell>
          <table:table-cell table:formula="of:=[.A167]*1000000000" office:value-type="float" office:value="3.90673469387769" calcext:value-type="float">
            <text:p>3.90673469387769</text:p>
          </table:table-cell>
          <table:table-cell table:formula="of:=[.B167]*1000000000" office:value-type="float" office:value="-4.70923344946963" calcext:value-type="float">
            <text:p>-4.70923344946963</text:p>
          </table:table-cell>
          <table:table-cell table:number-columns-repeated="3"/>
        </table:table-row>
        <table:table-row table:style-name="ro1">
          <table:table-cell office:value-type="float" office:value="0.00000000365673469387714" calcext:value-type="float">
            <text:p>3.65673469387714E-09</text:p>
          </table:table-cell>
          <table:table-cell office:value-type="float" office:value="0.00000000053076655052932" calcext:value-type="float">
            <text:p>5.3076655052932E-10</text:p>
          </table:table-cell>
          <table:table-cell table:formula="of:=[.A168]*1000000000" office:value-type="float" office:value="3.65673469387714" calcext:value-type="float">
            <text:p>3.65673469387714</text:p>
          </table:table-cell>
          <table:table-cell table:formula="of:=[.B168]*1000000000" office:value-type="float" office:value="0.53076655052932" calcext:value-type="float">
            <text:p>0.53076655052932</text:p>
          </table:table-cell>
          <table:table-cell table:number-columns-repeated="3"/>
        </table:table-row>
        <table:table-row table:style-name="ro1">
          <table:table-cell office:value-type="float" office:value="0.00000000173673469387666" calcext:value-type="float">
            <text:p>1.73673469387666E-09</text:p>
          </table:table-cell>
          <table:table-cell office:value-type="float" office:value="0.00000000457076655053073" calcext:value-type="float">
            <text:p>4.57076655053073E-09</text:p>
          </table:table-cell>
          <table:table-cell table:formula="of:=[.A169]*1000000000" office:value-type="float" office:value="1.73673469387666" calcext:value-type="float">
            <text:p>1.73673469387666</text:p>
          </table:table-cell>
          <table:table-cell table:formula="of:=[.B169]*1000000000" office:value-type="float" office:value="4.57076655053073" calcext:value-type="float">
            <text:p>4.57076655053073</text:p>
          </table:table-cell>
          <table:table-cell table:number-columns-repeated="3"/>
        </table:table-row>
        <table:table-row table:style-name="ro1">
          <table:table-cell office:value-type="float" office:value="-0.000000000333265306122461" calcext:value-type="float">
            <text:p>-3.33265306122461E-10</text:p>
          </table:table-cell>
          <table:table-cell office:value-type="float" office:value="-0.00000000147923344946899" calcext:value-type="float">
            <text:p>-1.47923344946899E-09</text:p>
          </table:table-cell>
          <table:table-cell table:formula="of:=[.A170]*1000000000" office:value-type="float" office:value="-0.333265306122461" calcext:value-type="float">
            <text:p>-0.333265306122461</text:p>
          </table:table-cell>
          <table:table-cell table:formula="of:=[.B170]*1000000000" office:value-type="float" office:value="-1.47923344946899" calcext:value-type="float">
            <text:p>-1.47923344946899</text:p>
          </table:table-cell>
          <table:table-cell table:number-columns-repeated="3"/>
        </table:table-row>
        <table:table-row table:style-name="ro1">
          <table:table-cell office:value-type="float" office:value="0.000000000826734693877372" calcext:value-type="float">
            <text:p>8.26734693877372E-10</text:p>
          </table:table-cell>
          <table:table-cell office:value-type="float" office:value="0.00000000412076655052974" calcext:value-type="float">
            <text:p>4.12076655052974E-09</text:p>
          </table:table-cell>
          <table:table-cell table:formula="of:=[.A171]*1000000000" office:value-type="float" office:value="0.826734693877372" calcext:value-type="float">
            <text:p>0.826734693877372</text:p>
          </table:table-cell>
          <table:table-cell table:formula="of:=[.B171]*1000000000" office:value-type="float" office:value="4.12076655052974" calcext:value-type="float">
            <text:p>4.12076655052974</text:p>
          </table:table-cell>
          <table:table-cell table:number-columns-repeated="3"/>
        </table:table-row>
        <table:table-row table:style-name="ro1">
          <table:table-cell office:value-type="float" office:value="0.00000000208673469387573" calcext:value-type="float">
            <text:p>2.08673469387573E-09</text:p>
          </table:table-cell>
          <table:table-cell office:value-type="float" office:value="0.0000000054807665505317" calcext:value-type="float">
            <text:p>5.4807665505317E-09</text:p>
          </table:table-cell>
          <table:table-cell table:formula="of:=[.A172]*1000000000" office:value-type="float" office:value="2.08673469387573" calcext:value-type="float">
            <text:p>2.08673469387573</text:p>
          </table:table-cell>
          <table:table-cell table:formula="of:=[.B172]*1000000000" office:value-type="float" office:value="5.4807665505317" calcext:value-type="float">
            <text:p>5.4807665505317</text:p>
          </table:table-cell>
          <table:table-cell table:number-columns-repeated="3"/>
        </table:table-row>
        <table:table-row table:style-name="ro1">
          <table:table-cell office:value-type="float" office:value="0.000000000116734693876832" calcext:value-type="float">
            <text:p>1.16734693876832E-10</text:p>
          </table:table-cell>
          <table:table-cell office:value-type="float" office:value="0.00000000280076655052888" calcext:value-type="float">
            <text:p>2.80076655052888E-09</text:p>
          </table:table-cell>
          <table:table-cell table:formula="of:=[.A173]*1000000000" office:value-type="float" office:value="0.116734693876832" calcext:value-type="float">
            <text:p>0.116734693876832</text:p>
          </table:table-cell>
          <table:table-cell table:formula="of:=[.B173]*1000000000" office:value-type="float" office:value="2.80076655052888" calcext:value-type="float">
            <text:p>2.80076655052888</text:p>
          </table:table-cell>
          <table:table-cell table:number-columns-repeated="3"/>
        </table:table-row>
        <table:table-row table:style-name="ro1">
          <table:table-cell office:value-type="float" office:value="-0.000000000333265306122461" calcext:value-type="float">
            <text:p>-3.33265306122461E-10</text:p>
          </table:table-cell>
          <table:table-cell office:value-type="float" office:value="0.00000000134076655053008" calcext:value-type="float">
            <text:p>1.34076655053008E-09</text:p>
          </table:table-cell>
          <table:table-cell table:formula="of:=[.A174]*1000000000" office:value-type="float" office:value="-0.333265306122461" calcext:value-type="float">
            <text:p>-0.333265306122461</text:p>
          </table:table-cell>
          <table:table-cell table:formula="of:=[.B174]*1000000000" office:value-type="float" office:value="1.34076655053008" calcext:value-type="float">
            <text:p>1.34076655053008</text:p>
          </table:table-cell>
          <table:table-cell table:number-columns-repeated="3"/>
        </table:table-row>
        <table:table-row table:style-name="ro1">
          <table:table-cell office:value-type="float" office:value="0.00000000168673469387824" calcext:value-type="float">
            <text:p>1.68673469387824E-09</text:p>
          </table:table-cell>
          <table:table-cell office:value-type="float" office:value="0.0000000044207665505287" calcext:value-type="float">
            <text:p>4.4207665505287E-09</text:p>
          </table:table-cell>
          <table:table-cell table:formula="of:=[.A175]*1000000000" office:value-type="float" office:value="1.68673469387824" calcext:value-type="float">
            <text:p>1.68673469387824</text:p>
          </table:table-cell>
          <table:table-cell table:formula="of:=[.B175]*1000000000" office:value-type="float" office:value="4.4207665505287" calcext:value-type="float">
            <text:p>4.4207665505287</text:p>
          </table:table-cell>
          <table:table-cell table:number-columns-repeated="3"/>
        </table:table-row>
        <table:table-row table:style-name="ro1">
          <table:table-cell office:value-type="float" office:value="0.00000000198673469387721" calcext:value-type="float">
            <text:p>1.98673469387721E-09</text:p>
          </table:table-cell>
          <table:table-cell office:value-type="float" office:value="0.00000000114076655053134" calcext:value-type="float">
            <text:p>1.14076655053134E-09</text:p>
          </table:table-cell>
          <table:table-cell table:formula="of:=[.A176]*1000000000" office:value-type="float" office:value="1.98673469387721" calcext:value-type="float">
            <text:p>1.98673469387721</text:p>
          </table:table-cell>
          <table:table-cell table:formula="of:=[.B176]*1000000000" office:value-type="float" office:value="1.14076655053134" calcext:value-type="float">
            <text:p>1.14076655053134</text:p>
          </table:table-cell>
          <table:table-cell table:number-columns-repeated="3"/>
        </table:table-row>
        <table:table-row table:style-name="ro1">
          <table:table-cell office:value-type="float" office:value="0.00000000450673469387731" calcext:value-type="float">
            <text:p>4.50673469387731E-09</text:p>
          </table:table-cell>
          <table:table-cell office:value-type="float" office:value="0.00000000154076655053052" calcext:value-type="float">
            <text:p>1.54076655053052E-09</text:p>
          </table:table-cell>
          <table:table-cell table:formula="of:=[.A177]*1000000000" office:value-type="float" office:value="4.50673469387731" calcext:value-type="float">
            <text:p>4.50673469387731</text:p>
          </table:table-cell>
          <table:table-cell table:formula="of:=[.B177]*1000000000" office:value-type="float" office:value="1.54076655053052" calcext:value-type="float">
            <text:p>1.54076655053052</text:p>
          </table:table-cell>
          <table:table-cell table:number-columns-repeated="3"/>
        </table:table-row>
        <table:table-row table:style-name="ro1">
          <table:table-cell office:value-type="float" office:value="0.00000000582673469387648" calcext:value-type="float">
            <text:p>5.82673469387648E-09</text:p>
          </table:table-cell>
          <table:table-cell office:value-type="float" office:value="0.00000000412076655052974" calcext:value-type="float">
            <text:p>4.12076655052974E-09</text:p>
          </table:table-cell>
          <table:table-cell table:formula="of:=[.A178]*1000000000" office:value-type="float" office:value="5.82673469387648" calcext:value-type="float">
            <text:p>5.82673469387648</text:p>
          </table:table-cell>
          <table:table-cell table:formula="of:=[.B178]*1000000000" office:value-type="float" office:value="4.12076655052974" calcext:value-type="float">
            <text:p>4.12076655052974</text:p>
          </table:table-cell>
          <table:table-cell table:number-columns-repeated="3"/>
        </table:table-row>
        <table:table-row table:style-name="ro1">
          <table:table-cell office:value-type="float" office:value="0.00000000536673469387649" calcext:value-type="float">
            <text:p>5.36673469387649E-09</text:p>
          </table:table-cell>
          <table:table-cell office:value-type="float" office:value="0.0000000024507665505298" calcext:value-type="float">
            <text:p>2.4507665505298E-09</text:p>
          </table:table-cell>
          <table:table-cell table:formula="of:=[.A179]*1000000000" office:value-type="float" office:value="5.36673469387649" calcext:value-type="float">
            <text:p>5.36673469387649</text:p>
          </table:table-cell>
          <table:table-cell table:formula="of:=[.B179]*1000000000" office:value-type="float" office:value="2.4507665505298" calcext:value-type="float">
            <text:p>2.4507665505298</text:p>
          </table:table-cell>
          <table:table-cell table:number-columns-repeated="3"/>
        </table:table-row>
        <table:table-row table:style-name="ro1">
          <table:table-cell office:value-type="float" office:value="-0.00000000119326530612333" calcext:value-type="float">
            <text:p>-1.19326530612333E-09</text:p>
          </table:table-cell>
          <table:table-cell office:value-type="float" office:value="0.00000000341076655053089" calcext:value-type="float">
            <text:p>3.41076655053089E-09</text:p>
          </table:table-cell>
          <table:table-cell table:formula="of:=[.A180]*1000000000" office:value-type="float" office:value="-1.19326530612333" calcext:value-type="float">
            <text:p>-1.19326530612333</text:p>
          </table:table-cell>
          <table:table-cell table:formula="of:=[.B180]*1000000000" office:value-type="float" office:value="3.41076655053089" calcext:value-type="float">
            <text:p>3.41076655053089</text:p>
          </table:table-cell>
          <table:table-cell table:number-columns-repeated="3"/>
        </table:table-row>
        <table:table-row table:style-name="ro1">
          <table:table-cell office:value-type="float" office:value="-0.00000000447326530612408" calcext:value-type="float">
            <text:p>-4.47326530612408E-09</text:p>
          </table:table-cell>
          <table:table-cell office:value-type="float" office:value="0.00000000502076655052832" calcext:value-type="float">
            <text:p>5.02076655052832E-09</text:p>
          </table:table-cell>
          <table:table-cell table:formula="of:=[.A181]*1000000000" office:value-type="float" office:value="-4.47326530612408" calcext:value-type="float">
            <text:p>-4.47326530612408</text:p>
          </table:table-cell>
          <table:table-cell table:formula="of:=[.B181]*1000000000" office:value-type="float" office:value="5.02076655052832" calcext:value-type="float">
            <text:p>5.02076655052832</text:p>
          </table:table-cell>
          <table:table-cell table:number-columns-repeated="3"/>
        </table:table-row>
        <table:table-row table:style-name="ro1">
          <table:table-cell office:value-type="float" office:value="-0.00000000835326530612277" calcext:value-type="float">
            <text:p>-8.35326530612277E-09</text:p>
          </table:table-cell>
          <table:table-cell office:value-type="float" office:value="0.00000000225076655053106" calcext:value-type="float">
            <text:p>2.25076655053106E-09</text:p>
          </table:table-cell>
          <table:table-cell table:formula="of:=[.A182]*1000000000" office:value-type="float" office:value="-8.35326530612277" calcext:value-type="float">
            <text:p>-8.35326530612277</text:p>
          </table:table-cell>
          <table:table-cell table:formula="of:=[.B182]*1000000000" office:value-type="float" office:value="2.25076655053106" calcext:value-type="float">
            <text:p>2.25076655053106</text:p>
          </table:table-cell>
          <table:table-cell table:number-columns-repeated="3"/>
        </table:table-row>
        <table:table-row table:style-name="ro1">
          <table:table-cell office:value-type="float" office:value="-0.0000000010432653061247" calcext:value-type="float">
            <text:p>-1.0432653061247E-09</text:p>
          </table:table-cell>
          <table:table-cell office:value-type="float" office:value="0.000000000780766550529868" calcext:value-type="float">
            <text:p>7.80766550529868E-10</text:p>
          </table:table-cell>
          <table:table-cell table:formula="of:=[.A183]*1000000000" office:value-type="float" office:value="-1.0432653061247" calcext:value-type="float">
            <text:p>-1.0432653061247</text:p>
          </table:table-cell>
          <table:table-cell table:formula="of:=[.B183]*1000000000" office:value-type="float" office:value="0.780766550529868" calcext:value-type="float">
            <text:p>0.780766550529868</text:p>
          </table:table-cell>
          <table:table-cell table:number-columns-repeated="3"/>
        </table:table-row>
        <table:table-row table:style-name="ro1">
          <table:table-cell office:value-type="float" office:value="0.000000000116734693876832" calcext:value-type="float">
            <text:p>1.16734693876832E-10</text:p>
          </table:table-cell>
          <table:table-cell office:value-type="float" office:value="-0.00000000147923344946899" calcext:value-type="float">
            <text:p>-1.47923344946899E-09</text:p>
          </table:table-cell>
          <table:table-cell table:formula="of:=[.A184]*1000000000" office:value-type="float" office:value="0.116734693876832" calcext:value-type="float">
            <text:p>0.116734693876832</text:p>
          </table:table-cell>
          <table:table-cell table:formula="of:=[.B184]*1000000000" office:value-type="float" office:value="-1.47923344946899" calcext:value-type="float">
            <text:p>-1.47923344946899</text:p>
          </table:table-cell>
          <table:table-cell table:number-columns-repeated="3"/>
        </table:table-row>
        <table:table-row table:style-name="ro1">
          <table:table-cell office:value-type="float" office:value="-0.000000000533265306122899" calcext:value-type="float">
            <text:p>-5.33265306122899E-10</text:p>
          </table:table-cell>
          <table:table-cell office:value-type="float" office:value="-0.00000000158923344946991" calcext:value-type="float">
            <text:p>-1.58923344946991E-09</text:p>
          </table:table-cell>
          <table:table-cell table:formula="of:=[.A185]*1000000000" office:value-type="float" office:value="-0.533265306122899" calcext:value-type="float">
            <text:p>-0.533265306122899</text:p>
          </table:table-cell>
          <table:table-cell table:formula="of:=[.B185]*1000000000" office:value-type="float" office:value="-1.58923344946991" calcext:value-type="float">
            <text:p>-1.58923344946991</text:p>
          </table:table-cell>
          <table:table-cell table:number-columns-repeated="3"/>
        </table:table-row>
        <table:table-row table:style-name="ro1">
          <table:table-cell office:value-type="float" office:value="-0.00000000038326530612257" calcext:value-type="float">
            <text:p>-3.8326530612257E-10</text:p>
          </table:table-cell>
          <table:table-cell office:value-type="float" office:value="0.000000000780766550529868" calcext:value-type="float">
            <text:p>7.80766550529868E-10</text:p>
          </table:table-cell>
          <table:table-cell table:formula="of:=[.A186]*1000000000" office:value-type="float" office:value="-0.38326530612257" calcext:value-type="float">
            <text:p>-0.38326530612257</text:p>
          </table:table-cell>
          <table:table-cell table:formula="of:=[.B186]*1000000000" office:value-type="float" office:value="0.780766550529868" calcext:value-type="float">
            <text:p>0.780766550529868</text:p>
          </table:table-cell>
          <table:table-cell table:number-columns-repeated="3"/>
        </table:table-row>
        <table:table-row table:style-name="ro1">
          <table:table-cell office:value-type="float" office:value="-0.00000000129326530612355" calcext:value-type="float">
            <text:p>-1.29326530612355E-09</text:p>
          </table:table-cell>
          <table:table-cell office:value-type="float" office:value="0.00000000386076655052849" calcext:value-type="float">
            <text:p>3.86076655052849E-09</text:p>
          </table:table-cell>
          <table:table-cell table:formula="of:=[.A187]*1000000000" office:value-type="float" office:value="-1.29326530612355" calcext:value-type="float">
            <text:p>-1.29326530612355</text:p>
          </table:table-cell>
          <table:table-cell table:formula="of:=[.B187]*1000000000" office:value-type="float" office:value="3.86076655052849" calcext:value-type="float">
            <text:p>3.86076655052849</text:p>
          </table:table-cell>
          <table:table-cell table:number-columns-repeated="3"/>
        </table:table-row>
        <table:table-row table:style-name="ro1">
          <table:table-cell office:value-type="float" office:value="0.00000000274673469387786" calcext:value-type="float">
            <text:p>2.74673469387786E-09</text:p>
          </table:table-cell>
          <table:table-cell office:value-type="float" office:value="0.00000000179076655053107" calcext:value-type="float">
            <text:p>1.79076655053107E-09</text:p>
          </table:table-cell>
          <table:table-cell table:formula="of:=[.A188]*1000000000" office:value-type="float" office:value="2.74673469387786" calcext:value-type="float">
            <text:p>2.74673469387786</text:p>
          </table:table-cell>
          <table:table-cell table:formula="of:=[.B188]*1000000000" office:value-type="float" office:value="1.79076655053107" calcext:value-type="float">
            <text:p>1.79076655053107</text:p>
          </table:table-cell>
          <table:table-cell table:number-columns-repeated="3"/>
        </table:table-row>
        <table:table-row table:style-name="ro1">
          <table:table-cell office:value-type="float" office:value="0.00000000168673469387824" calcext:value-type="float">
            <text:p>1.68673469387824E-09</text:p>
          </table:table-cell>
          <table:table-cell office:value-type="float" office:value="-0.0000000000192334494701917" calcext:value-type="float">
            <text:p>-1.92334494701917E-11</text:p>
          </table:table-cell>
          <table:table-cell table:formula="of:=[.A189]*1000000000" office:value-type="float" office:value="1.68673469387824" calcext:value-type="float">
            <text:p>1.68673469387824</text:p>
          </table:table-cell>
          <table:table-cell table:formula="of:=[.B189]*1000000000" office:value-type="float" office:value="-0.0192334494701917" calcext:value-type="float">
            <text:p>-0.019233449470192</text:p>
          </table:table-cell>
          <table:table-cell table:number-columns-repeated="3"/>
        </table:table-row>
        <table:table-row table:style-name="ro1">
          <table:table-cell office:value-type="float" office:value="0.00000000430673469387857" calcext:value-type="float">
            <text:p>4.30673469387857E-09</text:p>
          </table:table-cell>
          <table:table-cell office:value-type="float" office:value="-0.00000000294923344947018" calcext:value-type="float">
            <text:p>-2.94923344947018E-09</text:p>
          </table:table-cell>
          <table:table-cell table:formula="of:=[.A190]*1000000000" office:value-type="float" office:value="4.30673469387857" calcext:value-type="float">
            <text:p>4.30673469387857</text:p>
          </table:table-cell>
          <table:table-cell table:formula="of:=[.B190]*1000000000" office:value-type="float" office:value="-2.94923344947018" calcext:value-type="float">
            <text:p>-2.94923344947018</text:p>
          </table:table-cell>
          <table:table-cell table:number-columns-repeated="3"/>
        </table:table-row>
        <table:table-row table:style-name="ro1">
          <table:table-cell office:value-type="float" office:value="0.00000000955673469387653" calcext:value-type="float">
            <text:p>9.55673469387653E-09</text:p>
          </table:table-cell>
          <table:table-cell office:value-type="float" office:value="-0.00000000546923344947028" calcext:value-type="float">
            <text:p>-5.46923344947028E-09</text:p>
          </table:table-cell>
          <table:table-cell table:formula="of:=[.A191]*1000000000" office:value-type="float" office:value="9.55673469387653" calcext:value-type="float">
            <text:p>9.55673469387653</text:p>
          </table:table-cell>
          <table:table-cell table:formula="of:=[.B191]*1000000000" office:value-type="float" office:value="-5.46923344947028" calcext:value-type="float">
            <text:p>-5.46923344947028</text:p>
          </table:table-cell>
          <table:table-cell table:number-columns-repeated="3"/>
        </table:table-row>
        <table:table-row table:style-name="ro1">
          <table:table-cell office:value-type="float" office:value="0.000000000476734693878299" calcext:value-type="float">
            <text:p>4.76734693878299E-10</text:p>
          </table:table-cell>
          <table:table-cell office:value-type="float" office:value="-0.00000000248923344947019" calcext:value-type="float">
            <text:p>-2.48923344947019E-09</text:p>
          </table:table-cell>
          <table:table-cell table:formula="of:=[.A192]*1000000000" office:value-type="float" office:value="0.476734693878299" calcext:value-type="float">
            <text:p>0.476734693878299</text:p>
          </table:table-cell>
          <table:table-cell table:formula="of:=[.B192]*1000000000" office:value-type="float" office:value="-2.48923344947019" calcext:value-type="float">
            <text:p>-2.48923344947019</text:p>
          </table:table-cell>
          <table:table-cell table:number-columns-repeated="3"/>
        </table:table-row>
        <table:table-row table:style-name="ro1">
          <table:table-cell office:value-type="float" office:value="0.00000000218673469387595" calcext:value-type="float">
            <text:p>2.18673469387595E-09</text:p>
          </table:table-cell>
          <table:table-cell office:value-type="float" office:value="0.00000000280076655052888" calcext:value-type="float">
            <text:p>2.80076655052888E-09</text:p>
          </table:table-cell>
          <table:table-cell table:formula="of:=[.A193]*1000000000" office:value-type="float" office:value="2.18673469387595" calcext:value-type="float">
            <text:p>2.18673469387595</text:p>
          </table:table-cell>
          <table:table-cell table:formula="of:=[.B193]*1000000000" office:value-type="float" office:value="2.80076655052888" calcext:value-type="float">
            <text:p>2.80076655052888</text:p>
          </table:table-cell>
          <table:table-cell table:number-columns-repeated="3"/>
        </table:table-row>
        <table:table-row table:style-name="ro1">
          <table:table-cell office:value-type="float" office:value="0.00000000314673469387704" calcext:value-type="float">
            <text:p>3.14673469387704E-09</text:p>
          </table:table-cell>
          <table:table-cell office:value-type="float" office:value="0.00000000063076655052954" calcext:value-type="float">
            <text:p>6.3076655052954E-10</text:p>
          </table:table-cell>
          <table:table-cell table:formula="of:=[.A194]*1000000000" office:value-type="float" office:value="3.14673469387704" calcext:value-type="float">
            <text:p>3.14673469387704</text:p>
          </table:table-cell>
          <table:table-cell table:formula="of:=[.B194]*1000000000" office:value-type="float" office:value="0.63076655052954" calcext:value-type="float">
            <text:p>0.63076655052954</text:p>
          </table:table-cell>
          <table:table-cell table:number-columns-repeated="3"/>
        </table:table-row>
        <table:table-row table:style-name="ro1">
          <table:table-cell office:value-type="float" office:value="0.00000000198673469387721" calcext:value-type="float">
            <text:p>1.98673469387721E-09</text:p>
          </table:table-cell>
          <table:table-cell office:value-type="float" office:value="0.00000000376076655052996" calcext:value-type="float">
            <text:p>3.76076655052996E-09</text:p>
          </table:table-cell>
          <table:table-cell table:formula="of:=[.A195]*1000000000" office:value-type="float" office:value="1.98673469387721" calcext:value-type="float">
            <text:p>1.98673469387721</text:p>
          </table:table-cell>
          <table:table-cell table:formula="of:=[.B195]*1000000000" office:value-type="float" office:value="3.76076655052996" calcext:value-type="float">
            <text:p>3.76076655052996</text:p>
          </table:table-cell>
          <table:table-cell table:number-columns-repeated="3"/>
        </table:table-row>
        <table:table-row table:style-name="ro1">
          <table:table-cell office:value-type="float" office:value="0.00000000178673469387677" calcext:value-type="float">
            <text:p>1.78673469387677E-09</text:p>
          </table:table-cell>
          <table:table-cell office:value-type="float" office:value="0.00000000321076655052876" calcext:value-type="float">
            <text:p>3.21076655052876E-09</text:p>
          </table:table-cell>
          <table:table-cell table:formula="of:=[.A196]*1000000000" office:value-type="float" office:value="1.78673469387677" calcext:value-type="float">
            <text:p>1.78673469387677</text:p>
          </table:table-cell>
          <table:table-cell table:formula="of:=[.B196]*1000000000" office:value-type="float" office:value="3.21076655052876" calcext:value-type="float">
            <text:p>3.21076655052876</text:p>
          </table:table-cell>
          <table:table-cell table:number-columns-repeated="3"/>
        </table:table-row>
        <table:table-row table:style-name="ro1">
          <table:table-cell office:value-type="float" office:value="0.00000000733673469387708" calcext:value-type="float">
            <text:p>7.33673469387708E-09</text:p>
          </table:table-cell>
          <table:table-cell office:value-type="float" office:value="0.00000000563076655053034" calcext:value-type="float">
            <text:p>5.63076655053034E-09</text:p>
          </table:table-cell>
          <table:table-cell table:formula="of:=[.A197]*1000000000" office:value-type="float" office:value="7.33673469387708" calcext:value-type="float">
            <text:p>7.33673469387708</text:p>
          </table:table-cell>
          <table:table-cell table:formula="of:=[.B197]*1000000000" office:value-type="float" office:value="5.63076655053034" calcext:value-type="float">
            <text:p>5.63076655053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0000000147923344946899" calcext:value-type="float">
            <text:p>-1.47923344946899E-09</text:p>
          </table:table-cell>
          <table:table-cell table:formula="of:=[.A198]*1000000000" office:value-type="float" office:value="0" calcext:value-type="float">
            <text:p>0</text:p>
          </table:table-cell>
          <table:table-cell table:formula="of:=[.B198]*1000000000" office:value-type="float" office:value="-1.47923344946899" calcext:value-type="float">
            <text:p>-1.47923344946899</text:p>
          </table:table-cell>
          <table:table-cell/>
          <table:table-cell table:formula="of:=STDEV([.C2:.C197])" office:value-type="float" office:value="6.54404960101417" calcext:value-type="float">
            <text:p>6.54404960101417</text:p>
          </table:table-cell>
          <table:table-cell table:formula="of:=STDEV([.D2:.D197])" office:value-type="float" office:value="3.4947159495858" calcext:value-type="float">
            <text:p>3.4947159495858</text:p>
          </table:table-cell>
        </table:table-row>
        <table:table-row table:style-name="ro1">
          <table:table-cell/>
          <table:table-cell office:value-type="float" office:value="0.00000000169076655052915" calcext:value-type="float">
            <text:p>1.69076655052915E-09</text:p>
          </table:table-cell>
          <table:table-cell table:formula="of:=[.A199]*1000000000" office:value-type="float" office:value="0" calcext:value-type="float">
            <text:p>0</text:p>
          </table:table-cell>
          <table:table-cell table:formula="of:=[.B199]*1000000000" office:value-type="float" office:value="1.69076655052915" calcext:value-type="float">
            <text:p>1.690766550529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0000000364923344947002" calcext:value-type="float">
            <text:p>-3.64923344947002E-09</text:p>
          </table:table-cell>
          <table:table-cell table:formula="of:=[.A200]*1000000000" office:value-type="float" office:value="0" calcext:value-type="float">
            <text:p>0</text:p>
          </table:table-cell>
          <table:table-cell table:formula="of:=[.B200]*1000000000" office:value-type="float" office:value="-3.64923344947002" calcext:value-type="float">
            <text:p>-3.64923344947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0000000102923344947139" calcext:value-type="float">
            <text:p>-1.02923344947139E-09</text:p>
          </table:table-cell>
          <table:table-cell table:formula="of:=[.A201]*1000000000" office:value-type="float" office:value="0" calcext:value-type="float">
            <text:p>0</text:p>
          </table:table-cell>
          <table:table-cell table:formula="of:=[.B201]*1000000000" office:value-type="float" office:value="-1.02923344947139" calcext:value-type="float">
            <text:p>-1.029233449471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139076655053019" calcext:value-type="float">
            <text:p>1.39076655053019E-09</text:p>
          </table:table-cell>
          <table:table-cell table:formula="of:=[.A202]*1000000000" office:value-type="float" office:value="0" calcext:value-type="float">
            <text:p>0</text:p>
          </table:table-cell>
          <table:table-cell table:formula="of:=[.B202]*1000000000" office:value-type="float" office:value="1.39076655053019" calcext:value-type="float">
            <text:p>1.390766550530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361076655052964" calcext:value-type="float">
            <text:p>3.61076655052964E-09</text:p>
          </table:table-cell>
          <table:table-cell table:formula="of:=[.A203]*1000000000" office:value-type="float" office:value="0" calcext:value-type="float">
            <text:p>0</text:p>
          </table:table-cell>
          <table:table-cell table:formula="of:=[.B203]*1000000000" office:value-type="float" office:value="3.61076655052964" calcext:value-type="float">
            <text:p>3.610766550529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3460766550531" calcext:value-type="float">
            <text:p>3.460766550531E-09</text:p>
          </table:table-cell>
          <table:table-cell table:formula="of:=[.A204]*1000000000" office:value-type="float" office:value="0" calcext:value-type="float">
            <text:p>0</text:p>
          </table:table-cell>
          <table:table-cell table:formula="of:=[.B204]*1000000000" office:value-type="float" office:value="3.460766550531" calcext:value-type="float">
            <text:p>3.4607665505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412076655052974" calcext:value-type="float">
            <text:p>4.12076655052974E-09</text:p>
          </table:table-cell>
          <table:table-cell table:formula="of:=[.A205]*1000000000" office:value-type="float" office:value="0" calcext:value-type="float">
            <text:p>0</text:p>
          </table:table-cell>
          <table:table-cell table:formula="of:=[.B205]*1000000000" office:value-type="float" office:value="4.12076655052974" calcext:value-type="float">
            <text:p>4.120766550529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0030766550531612" calcext:value-type="float">
            <text:p>3.0766550531612E-11</text:p>
          </table:table-cell>
          <table:table-cell table:formula="of:=[.A206]*1000000000" office:value-type="float" office:value="0" calcext:value-type="float">
            <text:p>0</text:p>
          </table:table-cell>
          <table:table-cell table:formula="of:=[.B206]*1000000000" office:value-type="float" office:value="0.030766550531612" calcext:value-type="float">
            <text:p>0.0307665505316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00000000729233449470732" calcext:value-type="float">
            <text:p>-7.29233449470732E-10</text:p>
          </table:table-cell>
          <table:table-cell table:formula="of:=[.A207]*1000000000" office:value-type="float" office:value="0" calcext:value-type="float">
            <text:p>0</text:p>
          </table:table-cell>
          <table:table-cell table:formula="of:=[.B207]*1000000000" office:value-type="float" office:value="-0.729233449470732" calcext:value-type="float">
            <text:p>-0.7292334494707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109076655052953" calcext:value-type="float">
            <text:p>1.09076655052953E-09</text:p>
          </table:table-cell>
          <table:table-cell table:formula="of:=[.A208]*1000000000" office:value-type="float" office:value="0" calcext:value-type="float">
            <text:p>0</text:p>
          </table:table-cell>
          <table:table-cell table:formula="of:=[.B208]*1000000000" office:value-type="float" office:value="1.09076655052953" calcext:value-type="float">
            <text:p>1.090766550529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0480766550529211" calcext:value-type="float">
            <text:p>4.80766550529211E-10</text:p>
          </table:table-cell>
          <table:table-cell table:formula="of:=[.A209]*1000000000" office:value-type="float" office:value="0" calcext:value-type="float">
            <text:p>0</text:p>
          </table:table-cell>
          <table:table-cell table:formula="of:=[.B209]*1000000000" office:value-type="float" office:value="0.480766550529211" calcext:value-type="float">
            <text:p>0.4807665505292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3460766550531" calcext:value-type="float">
            <text:p>3.460766550531E-09</text:p>
          </table:table-cell>
          <table:table-cell table:formula="of:=[.A210]*1000000000" office:value-type="float" office:value="0" calcext:value-type="float">
            <text:p>0</text:p>
          </table:table-cell>
          <table:table-cell table:formula="of:=[.B210]*1000000000" office:value-type="float" office:value="3.460766550531" calcext:value-type="float">
            <text:p>3.4607665505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427076655053007" calcext:value-type="float">
            <text:p>4.27076655053007E-09</text:p>
          </table:table-cell>
          <table:table-cell table:formula="of:=[.A211]*1000000000" office:value-type="float" office:value="0" calcext:value-type="float">
            <text:p>0</text:p>
          </table:table-cell>
          <table:table-cell table:formula="of:=[.B211]*1000000000" office:value-type="float" office:value="4.27076655053007" calcext:value-type="float">
            <text:p>4.270766550530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184076655053118" calcext:value-type="float">
            <text:p>1.84076655053118E-09</text:p>
          </table:table-cell>
          <table:table-cell table:formula="of:=[.A212]*1000000000" office:value-type="float" office:value="0" calcext:value-type="float">
            <text:p>0</text:p>
          </table:table-cell>
          <table:table-cell table:formula="of:=[.B212]*1000000000" office:value-type="float" office:value="1.84076655053118" calcext:value-type="float">
            <text:p>1.840766550531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000000025392334494703" calcext:value-type="float">
            <text:p>-2.5392334494703E-09</text:p>
          </table:table-cell>
          <table:table-cell table:formula="of:=[.A213]*1000000000" office:value-type="float" office:value="0" calcext:value-type="float">
            <text:p>0</text:p>
          </table:table-cell>
          <table:table-cell table:formula="of:=[.B213]*1000000000" office:value-type="float" office:value="-2.5392334494703" calcext:value-type="float">
            <text:p>-2.53923344947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000000010792334494715" calcext:value-type="float">
            <text:p>-1.0792334494715E-09</text:p>
          </table:table-cell>
          <table:table-cell table:formula="of:=[.A214]*1000000000" office:value-type="float" office:value="0" calcext:value-type="float">
            <text:p>0</text:p>
          </table:table-cell>
          <table:table-cell table:formula="of:=[.B214]*1000000000" office:value-type="float" office:value="-1.0792334494715" calcext:value-type="float">
            <text:p>-1.07923344947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0000000137923344947046" calcext:value-type="float">
            <text:p>-1.37923344947046E-09</text:p>
          </table:table-cell>
          <table:table-cell table:formula="of:=[.A215]*1000000000" office:value-type="float" office:value="0" calcext:value-type="float">
            <text:p>0</text:p>
          </table:table-cell>
          <table:table-cell table:formula="of:=[.B215]*1000000000" office:value-type="float" office:value="-1.37923344947046" calcext:value-type="float">
            <text:p>-1.379233449470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0780766550529868" calcext:value-type="float">
            <text:p>7.80766550529868E-10</text:p>
          </table:table-cell>
          <table:table-cell table:formula="of:=[.A216]*1000000000" office:value-type="float" office:value="0" calcext:value-type="float">
            <text:p>0</text:p>
          </table:table-cell>
          <table:table-cell table:formula="of:=[.B216]*1000000000" office:value-type="float" office:value="0.780766550529868" calcext:value-type="float">
            <text:p>0.7807665505298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149076655053041" calcext:value-type="float">
            <text:p>1.49076655053041E-09</text:p>
          </table:table-cell>
          <table:table-cell table:formula="of:=[.A217]*1000000000" office:value-type="float" office:value="0" calcext:value-type="float">
            <text:p>0</text:p>
          </table:table-cell>
          <table:table-cell table:formula="of:=[.B217]*1000000000" office:value-type="float" office:value="1.49076655053041" calcext:value-type="float">
            <text:p>1.490766550530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174076655052926" calcext:value-type="float">
            <text:p>1.74076655052926E-09</text:p>
          </table:table-cell>
          <table:table-cell table:formula="of:=[.A218]*1000000000" office:value-type="float" office:value="0" calcext:value-type="float">
            <text:p>0</text:p>
          </table:table-cell>
          <table:table-cell table:formula="of:=[.B218]*1000000000" office:value-type="float" office:value="1.74076655052926" calcext:value-type="float">
            <text:p>1.740766550529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280076655052888" calcext:value-type="float">
            <text:p>2.80076655052888E-09</text:p>
          </table:table-cell>
          <table:table-cell table:formula="of:=[.A219]*1000000000" office:value-type="float" office:value="0" calcext:value-type="float">
            <text:p>0</text:p>
          </table:table-cell>
          <table:table-cell table:formula="of:=[.B219]*1000000000" office:value-type="float" office:value="2.80076655052888" calcext:value-type="float">
            <text:p>2.800766550528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00000000929233449469477" calcext:value-type="float">
            <text:p>-9.29233449469477E-10</text:p>
          </table:table-cell>
          <table:table-cell table:formula="of:=[.A220]*1000000000" office:value-type="float" office:value="0" calcext:value-type="float">
            <text:p>0</text:p>
          </table:table-cell>
          <table:table-cell table:formula="of:=[.B220]*1000000000" office:value-type="float" office:value="-0.929233449469477" calcext:value-type="float">
            <text:p>-0.9292334494694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0000000793923344947028" calcext:value-type="float">
            <text:p>-7.93923344947028E-09</text:p>
          </table:table-cell>
          <table:table-cell table:formula="of:=[.A221]*1000000000" office:value-type="float" office:value="0" calcext:value-type="float">
            <text:p>0</text:p>
          </table:table-cell>
          <table:table-cell table:formula="of:=[.B221]*1000000000" office:value-type="float" office:value="-7.93923344947028" calcext:value-type="float">
            <text:p>-7.939233449470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0000000380923344947105" calcext:value-type="float">
            <text:p>-3.80923344947105E-09</text:p>
          </table:table-cell>
          <table:table-cell table:formula="of:=[.A222]*1000000000" office:value-type="float" office:value="0" calcext:value-type="float">
            <text:p>0</text:p>
          </table:table-cell>
          <table:table-cell table:formula="of:=[.B222]*1000000000" office:value-type="float" office:value="-3.80923344947105" calcext:value-type="float">
            <text:p>-3.809233449471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482076655052958" calcext:value-type="float">
            <text:p>4.82076655052958E-09</text:p>
          </table:table-cell>
          <table:table-cell table:formula="of:=[.A223]*1000000000" office:value-type="float" office:value="0" calcext:value-type="float">
            <text:p>0</text:p>
          </table:table-cell>
          <table:table-cell table:formula="of:=[.B223]*1000000000" office:value-type="float" office:value="4.82076655052958" calcext:value-type="float">
            <text:p>4.820766550529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235076655052789" calcext:value-type="float">
            <text:p>2.35076655052789E-09</text:p>
          </table:table-cell>
          <table:table-cell table:formula="of:=[.A224]*1000000000" office:value-type="float" office:value="0" calcext:value-type="float">
            <text:p>0</text:p>
          </table:table-cell>
          <table:table-cell table:formula="of:=[.B224]*1000000000" office:value-type="float" office:value="2.35076655052789" calcext:value-type="float">
            <text:p>2.350766550527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00000000879233449469367" calcext:value-type="float">
            <text:p>-8.79233449469367E-10</text:p>
          </table:table-cell>
          <table:table-cell table:formula="of:=[.A225]*1000000000" office:value-type="float" office:value="0" calcext:value-type="float">
            <text:p>0</text:p>
          </table:table-cell>
          <table:table-cell table:formula="of:=[.B225]*1000000000" office:value-type="float" office:value="-0.879233449469367" calcext:value-type="float">
            <text:p>-0.8792334494693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190076655053029" calcext:value-type="float">
            <text:p>1.90076655053029E-09</text:p>
          </table:table-cell>
          <table:table-cell table:formula="of:=[.A226]*1000000000" office:value-type="float" office:value="0" calcext:value-type="float">
            <text:p>0</text:p>
          </table:table-cell>
          <table:table-cell table:formula="of:=[.B226]*1000000000" office:value-type="float" office:value="1.90076655053029" calcext:value-type="float">
            <text:p>1.900766550530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0000000112923344946992" calcext:value-type="float">
            <text:p>-1.12923344946992E-09</text:p>
          </table:table-cell>
          <table:table-cell table:formula="of:=[.A227]*1000000000" office:value-type="float" office:value="0" calcext:value-type="float">
            <text:p>0</text:p>
          </table:table-cell>
          <table:table-cell table:formula="of:=[.B227]*1000000000" office:value-type="float" office:value="-1.12923344946992" calcext:value-type="float">
            <text:p>-1.12923344946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401076655053051" calcext:value-type="float">
            <text:p>4.01076655053051E-09</text:p>
          </table:table-cell>
          <table:table-cell table:formula="of:=[.A228]*1000000000" office:value-type="float" office:value="0" calcext:value-type="float">
            <text:p>0</text:p>
          </table:table-cell>
          <table:table-cell table:formula="of:=[.B228]*1000000000" office:value-type="float" office:value="4.01076655053051" calcext:value-type="float">
            <text:p>4.010766550530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407076655052963" calcext:value-type="float">
            <text:p>4.07076655052963E-09</text:p>
          </table:table-cell>
          <table:table-cell table:formula="of:=[.A229]*1000000000" office:value-type="float" office:value="0" calcext:value-type="float">
            <text:p>0</text:p>
          </table:table-cell>
          <table:table-cell table:formula="of:=[.B229]*1000000000" office:value-type="float" office:value="4.07076655052963" calcext:value-type="float">
            <text:p>4.070766550529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0000000198923344946909" calcext:value-type="float">
            <text:p>-1.98923344946909E-09</text:p>
          </table:table-cell>
          <table:table-cell table:formula="of:=[.A230]*1000000000" office:value-type="float" office:value="0" calcext:value-type="float">
            <text:p>0</text:p>
          </table:table-cell>
          <table:table-cell table:formula="of:=[.B230]*1000000000" office:value-type="float" office:value="-1.98923344946909" calcext:value-type="float">
            <text:p>-1.989233449469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00000000779233449469148" calcext:value-type="float">
            <text:p>-7.79233449469148E-10</text:p>
          </table:table-cell>
          <table:table-cell table:formula="of:=[.A231]*1000000000" office:value-type="float" office:value="0" calcext:value-type="float">
            <text:p>0</text:p>
          </table:table-cell>
          <table:table-cell table:formula="of:=[.B231]*1000000000" office:value-type="float" office:value="-0.779233449469148" calcext:value-type="float">
            <text:p>-0.7792334494691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260076655053013" calcext:value-type="float">
            <text:p>2.60076655053013E-09</text:p>
          </table:table-cell>
          <table:table-cell table:formula="of:=[.A232]*1000000000" office:value-type="float" office:value="0" calcext:value-type="float">
            <text:p>0</text:p>
          </table:table-cell>
          <table:table-cell table:formula="of:=[.B232]*1000000000" office:value-type="float" office:value="2.60076655053013" calcext:value-type="float">
            <text:p>2.60076655053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0000000233923344946986" calcext:value-type="float">
            <text:p>-2.33923344946986E-09</text:p>
          </table:table-cell>
          <table:table-cell table:formula="of:=[.A233]*1000000000" office:value-type="float" office:value="0" calcext:value-type="float">
            <text:p>0</text:p>
          </table:table-cell>
          <table:table-cell table:formula="of:=[.B233]*1000000000" office:value-type="float" office:value="-2.33923344946986" calcext:value-type="float">
            <text:p>-2.339233449469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0000000763923344947131" calcext:value-type="float">
            <text:p>-7.63923344947131E-09</text:p>
          </table:table-cell>
          <table:table-cell table:formula="of:=[.A234]*1000000000" office:value-type="float" office:value="0" calcext:value-type="float">
            <text:p>0</text:p>
          </table:table-cell>
          <table:table-cell table:formula="of:=[.B234]*1000000000" office:value-type="float" office:value="-7.63923344947131" calcext:value-type="float">
            <text:p>-7.639233449471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0000000506923344946941" calcext:value-type="float">
            <text:p>-5.06923344946941E-09</text:p>
          </table:table-cell>
          <table:table-cell table:formula="of:=[.A235]*1000000000" office:value-type="float" office:value="0" calcext:value-type="float">
            <text:p>0</text:p>
          </table:table-cell>
          <table:table-cell table:formula="of:=[.B235]*1000000000" office:value-type="float" office:value="-5.06923344946941" calcext:value-type="float">
            <text:p>-5.069233449469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0380766550528991" calcext:value-type="float">
            <text:p>3.80766550528991E-10</text:p>
          </table:table-cell>
          <table:table-cell table:formula="of:=[.A236]*1000000000" office:value-type="float" office:value="0" calcext:value-type="float">
            <text:p>0</text:p>
          </table:table-cell>
          <table:table-cell table:formula="of:=[.B236]*1000000000" office:value-type="float" office:value="0.380766550528991" calcext:value-type="float">
            <text:p>0.3807665505289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0000000425923344946865" calcext:value-type="float">
            <text:p>-4.25923344946865E-09</text:p>
          </table:table-cell>
          <table:table-cell table:formula="of:=[.A237]*1000000000" office:value-type="float" office:value="0" calcext:value-type="float">
            <text:p>0</text:p>
          </table:table-cell>
          <table:table-cell table:formula="of:=[.B237]*1000000000" office:value-type="float" office:value="-4.25923344946865" calcext:value-type="float">
            <text:p>-4.259233449468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0000000289923344947007" calcext:value-type="float">
            <text:p>-2.89923344947007E-09</text:p>
          </table:table-cell>
          <table:table-cell table:formula="of:=[.A238]*1000000000" office:value-type="float" office:value="0" calcext:value-type="float">
            <text:p>0</text:p>
          </table:table-cell>
          <table:table-cell table:formula="of:=[.B238]*1000000000" office:value-type="float" office:value="-2.89923344947007" calcext:value-type="float">
            <text:p>-2.899233449470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114076655053134" calcext:value-type="float">
            <text:p>1.14076655053134E-09</text:p>
          </table:table-cell>
          <table:table-cell table:formula="of:=[.A239]*1000000000" office:value-type="float" office:value="0" calcext:value-type="float">
            <text:p>0</text:p>
          </table:table-cell>
          <table:table-cell table:formula="of:=[.B239]*1000000000" office:value-type="float" office:value="1.14076655053134" calcext:value-type="float">
            <text:p>1.140766550531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336076655053078" calcext:value-type="float">
            <text:p>3.36076655053078E-09</text:p>
          </table:table-cell>
          <table:table-cell table:formula="of:=[.A240]*1000000000" office:value-type="float" office:value="0" calcext:value-type="float">
            <text:p>0</text:p>
          </table:table-cell>
          <table:table-cell table:formula="of:=[.B240]*1000000000" office:value-type="float" office:value="3.36076655053078" calcext:value-type="float">
            <text:p>3.360766550530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000000000192334494701917" calcext:value-type="float">
            <text:p>-1.92334494701917E-11</text:p>
          </table:table-cell>
          <table:table-cell table:formula="of:=[.A241]*1000000000" office:value-type="float" office:value="0" calcext:value-type="float">
            <text:p>0</text:p>
          </table:table-cell>
          <table:table-cell table:formula="of:=[.B241]*1000000000" office:value-type="float" office:value="-0.0192334494701917" calcext:value-type="float">
            <text:p>-0.0192334494701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54807665505317" calcext:value-type="float">
            <text:p>5.4807665505317E-09</text:p>
          </table:table-cell>
          <table:table-cell table:formula="of:=[.A242]*1000000000" office:value-type="float" office:value="0" calcext:value-type="float">
            <text:p>0</text:p>
          </table:table-cell>
          <table:table-cell table:formula="of:=[.B242]*1000000000" office:value-type="float" office:value="5.4807665505317" calcext:value-type="float">
            <text:p>5.48076655053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356076655052953" calcext:value-type="float">
            <text:p>3.56076655052953E-09</text:p>
          </table:table-cell>
          <table:table-cell table:formula="of:=[.A243]*1000000000" office:value-type="float" office:value="0" calcext:value-type="float">
            <text:p>0</text:p>
          </table:table-cell>
          <table:table-cell table:formula="of:=[.B243]*1000000000" office:value-type="float" office:value="3.56076655052953" calcext:value-type="float">
            <text:p>3.560766550529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523076655052946" calcext:value-type="float">
            <text:p>5.23076655052946E-09</text:p>
          </table:table-cell>
          <table:table-cell table:formula="of:=[.A244]*1000000000" office:value-type="float" office:value="0" calcext:value-type="float">
            <text:p>0</text:p>
          </table:table-cell>
          <table:table-cell table:formula="of:=[.B244]*1000000000" office:value-type="float" office:value="5.23076655052946" calcext:value-type="float">
            <text:p>5.230766550529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331076655052898" calcext:value-type="float">
            <text:p>3.31076655052898E-09</text:p>
          </table:table-cell>
          <table:table-cell table:formula="of:=[.A245]*1000000000" office:value-type="float" office:value="0" calcext:value-type="float">
            <text:p>0</text:p>
          </table:table-cell>
          <table:table-cell table:formula="of:=[.B245]*1000000000" office:value-type="float" office:value="3.31076655052898" calcext:value-type="float">
            <text:p>3.310766550528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0000000198923344946909" calcext:value-type="float">
            <text:p>-1.98923344946909E-09</text:p>
          </table:table-cell>
          <table:table-cell table:formula="of:=[.A246]*1000000000" office:value-type="float" office:value="0" calcext:value-type="float">
            <text:p>0</text:p>
          </table:table-cell>
          <table:table-cell table:formula="of:=[.B246]*1000000000" office:value-type="float" office:value="-1.98923344946909" calcext:value-type="float">
            <text:p>-1.989233449469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0430766550529101" calcext:value-type="float">
            <text:p>4.30766550529101E-10</text:p>
          </table:table-cell>
          <table:table-cell table:formula="of:=[.A247]*1000000000" office:value-type="float" office:value="0" calcext:value-type="float">
            <text:p>0</text:p>
          </table:table-cell>
          <table:table-cell table:formula="of:=[.B247]*1000000000" office:value-type="float" office:value="0.430766550529101" calcext:value-type="float">
            <text:p>0.4307665505291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280076655052888" calcext:value-type="float">
            <text:p>2.80076655052888E-09</text:p>
          </table:table-cell>
          <table:table-cell table:formula="of:=[.A248]*1000000000" office:value-type="float" office:value="0" calcext:value-type="float">
            <text:p>0</text:p>
          </table:table-cell>
          <table:table-cell table:formula="of:=[.B248]*1000000000" office:value-type="float" office:value="2.80076655052888" calcext:value-type="float">
            <text:p>2.800766550528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134076655053008" calcext:value-type="float">
            <text:p>1.34076655053008E-09</text:p>
          </table:table-cell>
          <table:table-cell table:formula="of:=[.A249]*1000000000" office:value-type="float" office:value="0" calcext:value-type="float">
            <text:p>0</text:p>
          </table:table-cell>
          <table:table-cell table:formula="of:=[.B249]*1000000000" office:value-type="float" office:value="1.34076655053008" calcext:value-type="float">
            <text:p>1.34076655053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200076655053051" calcext:value-type="float">
            <text:p>2.00076655053051E-09</text:p>
          </table:table-cell>
          <table:table-cell table:formula="of:=[.A250]*1000000000" office:value-type="float" office:value="0" calcext:value-type="float">
            <text:p>0</text:p>
          </table:table-cell>
          <table:table-cell table:formula="of:=[.B250]*1000000000" office:value-type="float" office:value="2.00076655053051" calcext:value-type="float">
            <text:p>2.000766550530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497076655052991" calcext:value-type="float">
            <text:p>4.97076655052991E-09</text:p>
          </table:table-cell>
          <table:table-cell table:formula="of:=[.A251]*1000000000" office:value-type="float" office:value="0" calcext:value-type="float">
            <text:p>0</text:p>
          </table:table-cell>
          <table:table-cell table:formula="of:=[.B251]*1000000000" office:value-type="float" office:value="4.97076655052991" calcext:value-type="float">
            <text:p>4.970766550529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00000000879233449469367" calcext:value-type="float">
            <text:p>-8.79233449469367E-10</text:p>
          </table:table-cell>
          <table:table-cell table:formula="of:=[.A252]*1000000000" office:value-type="float" office:value="0" calcext:value-type="float">
            <text:p>0</text:p>
          </table:table-cell>
          <table:table-cell table:formula="of:=[.B252]*1000000000" office:value-type="float" office:value="-0.879233449469367" calcext:value-type="float">
            <text:p>-0.8792334494693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336076655053078" calcext:value-type="float">
            <text:p>3.36076655053078E-09</text:p>
          </table:table-cell>
          <table:table-cell table:formula="of:=[.A253]*1000000000" office:value-type="float" office:value="0" calcext:value-type="float">
            <text:p>0</text:p>
          </table:table-cell>
          <table:table-cell table:formula="of:=[.B253]*1000000000" office:value-type="float" office:value="3.36076655053078" calcext:value-type="float">
            <text:p>3.360766550530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982076655052868" calcext:value-type="float">
            <text:p>9.82076655052868E-09</text:p>
          </table:table-cell>
          <table:table-cell table:formula="of:=[.A254]*1000000000" office:value-type="float" office:value="0" calcext:value-type="float">
            <text:p>0</text:p>
          </table:table-cell>
          <table:table-cell table:formula="of:=[.B254]*1000000000" office:value-type="float" office:value="9.82076655052868" calcext:value-type="float">
            <text:p>9.820766550528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432076655052848" calcext:value-type="float">
            <text:p>4.32076655052848E-09</text:p>
          </table:table-cell>
          <table:table-cell table:formula="of:=[.A255]*1000000000" office:value-type="float" office:value="0" calcext:value-type="float">
            <text:p>0</text:p>
          </table:table-cell>
          <table:table-cell table:formula="of:=[.B255]*1000000000" office:value-type="float" office:value="4.32076655052848" calcext:value-type="float">
            <text:p>4.320766550528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103707665505299" calcext:value-type="float">
            <text:p>1.03707665505299E-08</text:p>
          </table:table-cell>
          <table:table-cell table:formula="of:=[.A256]*1000000000" office:value-type="float" office:value="0" calcext:value-type="float">
            <text:p>0</text:p>
          </table:table-cell>
          <table:table-cell table:formula="of:=[.B256]*1000000000" office:value-type="float" office:value="10.3707665505299" calcext:value-type="float">
            <text:p>10.37076655052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0990766550529312" calcext:value-type="float">
            <text:p>9.90766550529312E-10</text:p>
          </table:table-cell>
          <table:table-cell table:formula="of:=[.A257]*1000000000" office:value-type="float" office:value="0" calcext:value-type="float">
            <text:p>0</text:p>
          </table:table-cell>
          <table:table-cell table:formula="of:=[.B257]*1000000000" office:value-type="float" office:value="0.990766550529312" calcext:value-type="float">
            <text:p>0.9907665505293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0000000147923344946899" calcext:value-type="float">
            <text:p>-1.47923344946899E-09</text:p>
          </table:table-cell>
          <table:table-cell table:formula="of:=[.A258]*1000000000" office:value-type="float" office:value="0" calcext:value-type="float">
            <text:p>0</text:p>
          </table:table-cell>
          <table:table-cell table:formula="of:=[.B258]*1000000000" office:value-type="float" office:value="-1.47923344946899" calcext:value-type="float">
            <text:p>-1.479233449468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497076655052991" calcext:value-type="float">
            <text:p>4.97076655052991E-09</text:p>
          </table:table-cell>
          <table:table-cell table:formula="of:=[.A259]*1000000000" office:value-type="float" office:value="0" calcext:value-type="float">
            <text:p>0</text:p>
          </table:table-cell>
          <table:table-cell table:formula="of:=[.B259]*1000000000" office:value-type="float" office:value="4.97076655052991" calcext:value-type="float">
            <text:p>4.970766550529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538076655052979" calcext:value-type="float">
            <text:p>5.38076655052979E-09</text:p>
          </table:table-cell>
          <table:table-cell table:formula="of:=[.A260]*1000000000" office:value-type="float" office:value="0" calcext:value-type="float">
            <text:p>0</text:p>
          </table:table-cell>
          <table:table-cell table:formula="of:=[.B260]*1000000000" office:value-type="float" office:value="5.38076655052979" calcext:value-type="float">
            <text:p>5.38076655052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361076655052964" calcext:value-type="float">
            <text:p>3.61076655052964E-09</text:p>
          </table:table-cell>
          <table:table-cell table:formula="of:=[.A261]*1000000000" office:value-type="float" office:value="0" calcext:value-type="float">
            <text:p>0</text:p>
          </table:table-cell>
          <table:table-cell table:formula="of:=[.B261]*1000000000" office:value-type="float" office:value="3.61076655052964" calcext:value-type="float">
            <text:p>3.610766550529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210076655052904" calcext:value-type="float">
            <text:p>2.10076655052904E-09</text:p>
          </table:table-cell>
          <table:table-cell table:formula="of:=[.A262]*1000000000" office:value-type="float" office:value="0" calcext:value-type="float">
            <text:p>0</text:p>
          </table:table-cell>
          <table:table-cell table:formula="of:=[.B262]*1000000000" office:value-type="float" office:value="2.10076655052904" calcext:value-type="float">
            <text:p>2.100766550529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0000000339923344947117" calcext:value-type="float">
            <text:p>-3.39923344947117E-09</text:p>
          </table:table-cell>
          <table:table-cell table:formula="of:=[.A263]*1000000000" office:value-type="float" office:value="0" calcext:value-type="float">
            <text:p>0</text:p>
          </table:table-cell>
          <table:table-cell table:formula="of:=[.B263]*1000000000" office:value-type="float" office:value="-3.39923344947117" calcext:value-type="float">
            <text:p>-3.399233449471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0000000349923344946969" calcext:value-type="float">
            <text:p>-3.49923344946969E-09</text:p>
          </table:table-cell>
          <table:table-cell table:formula="of:=[.A264]*1000000000" office:value-type="float" office:value="0" calcext:value-type="float">
            <text:p>0</text:p>
          </table:table-cell>
          <table:table-cell table:formula="of:=[.B264]*1000000000" office:value-type="float" office:value="-3.49923344946969" calcext:value-type="float">
            <text:p>-3.499233449469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250076655052991" calcext:value-type="float">
            <text:p>2.50076655052991E-09</text:p>
          </table:table-cell>
          <table:table-cell table:formula="of:=[.A265]*1000000000" office:value-type="float" office:value="0" calcext:value-type="float">
            <text:p>0</text:p>
          </table:table-cell>
          <table:table-cell table:formula="of:=[.B265]*1000000000" office:value-type="float" office:value="2.50076655052991" calcext:value-type="float">
            <text:p>2.500766550529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205076655052893" calcext:value-type="float">
            <text:p>2.05076655052893E-09</text:p>
          </table:table-cell>
          <table:table-cell table:formula="of:=[.A266]*1000000000" office:value-type="float" office:value="0" calcext:value-type="float">
            <text:p>0</text:p>
          </table:table-cell>
          <table:table-cell table:formula="of:=[.B266]*1000000000" office:value-type="float" office:value="2.05076655052893" calcext:value-type="float">
            <text:p>2.050766550528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00000000579233449470403" calcext:value-type="float">
            <text:p>-5.79233449470403E-10</text:p>
          </table:table-cell>
          <table:table-cell table:formula="of:=[.A267]*1000000000" office:value-type="float" office:value="0" calcext:value-type="float">
            <text:p>0</text:p>
          </table:table-cell>
          <table:table-cell table:formula="of:=[.B267]*1000000000" office:value-type="float" office:value="-0.579233449470403" calcext:value-type="float">
            <text:p>-0.5792334494704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124076655052817" calcext:value-type="float">
            <text:p>1.24076655052817E-09</text:p>
          </table:table-cell>
          <table:table-cell table:formula="of:=[.A268]*1000000000" office:value-type="float" office:value="0" calcext:value-type="float">
            <text:p>0</text:p>
          </table:table-cell>
          <table:table-cell table:formula="of:=[.B268]*1000000000" office:value-type="float" office:value="1.24076655052817" calcext:value-type="float">
            <text:p>1.240766550528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000000000692334494703013" calcext:value-type="float">
            <text:p>-6.92334494703013E-11</text:p>
          </table:table-cell>
          <table:table-cell table:formula="of:=[.A269]*1000000000" office:value-type="float" office:value="0" calcext:value-type="float">
            <text:p>0</text:p>
          </table:table-cell>
          <table:table-cell table:formula="of:=[.B269]*1000000000" office:value-type="float" office:value="-0.0692334494703013" calcext:value-type="float">
            <text:p>-0.0692334494703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0990766550529312" calcext:value-type="float">
            <text:p>9.90766550529312E-10</text:p>
          </table:table-cell>
          <table:table-cell table:formula="of:=[.A270]*1000000000" office:value-type="float" office:value="0" calcext:value-type="float">
            <text:p>0</text:p>
          </table:table-cell>
          <table:table-cell table:formula="of:=[.B270]*1000000000" office:value-type="float" office:value="0.990766550529312" calcext:value-type="float">
            <text:p>0.9907665505293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608076655052963" calcext:value-type="float">
            <text:p>6.08076655052963E-09</text:p>
          </table:table-cell>
          <table:table-cell table:formula="of:=[.A271]*1000000000" office:value-type="float" office:value="0" calcext:value-type="float">
            <text:p>0</text:p>
          </table:table-cell>
          <table:table-cell table:formula="of:=[.B271]*1000000000" office:value-type="float" office:value="6.08076655052963" calcext:value-type="float">
            <text:p>6.080766550529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321076655052876" calcext:value-type="float">
            <text:p>3.21076655052876E-09</text:p>
          </table:table-cell>
          <table:table-cell table:formula="of:=[.A272]*1000000000" office:value-type="float" office:value="0" calcext:value-type="float">
            <text:p>0</text:p>
          </table:table-cell>
          <table:table-cell table:formula="of:=[.B272]*1000000000" office:value-type="float" office:value="3.21076655052876" calcext:value-type="float">
            <text:p>3.210766550528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154076655053052" calcext:value-type="float">
            <text:p>1.54076655053052E-09</text:p>
          </table:table-cell>
          <table:table-cell table:formula="of:=[.A273]*1000000000" office:value-type="float" office:value="0" calcext:value-type="float">
            <text:p>0</text:p>
          </table:table-cell>
          <table:table-cell table:formula="of:=[.B273]*1000000000" office:value-type="float" office:value="1.54076655053052" calcext:value-type="float">
            <text:p>1.540766550530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0990766550529312" calcext:value-type="float">
            <text:p>9.90766550529312E-10</text:p>
          </table:table-cell>
          <table:table-cell table:formula="of:=[.A274]*1000000000" office:value-type="float" office:value="0" calcext:value-type="float">
            <text:p>0</text:p>
          </table:table-cell>
          <table:table-cell table:formula="of:=[.B274]*1000000000" office:value-type="float" office:value="0.990766550529312" calcext:value-type="float">
            <text:p>0.9907665505293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0000000198923344946909" calcext:value-type="float">
            <text:p>-1.98923344946909E-09</text:p>
          </table:table-cell>
          <table:table-cell table:formula="of:=[.A275]*1000000000" office:value-type="float" office:value="0" calcext:value-type="float">
            <text:p>0</text:p>
          </table:table-cell>
          <table:table-cell table:formula="of:=[.B275]*1000000000" office:value-type="float" office:value="-1.98923344946909" calcext:value-type="float">
            <text:p>-1.989233449469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00000000379233449471659" calcext:value-type="float">
            <text:p>-3.79233449471659E-10</text:p>
          </table:table-cell>
          <table:table-cell table:formula="of:=[.A276]*1000000000" office:value-type="float" office:value="0" calcext:value-type="float">
            <text:p>0</text:p>
          </table:table-cell>
          <table:table-cell table:formula="of:=[.B276]*1000000000" office:value-type="float" office:value="-0.379233449471659" calcext:value-type="float">
            <text:p>-0.3792334494716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316076655053034" calcext:value-type="float">
            <text:p>3.16076655053034E-09</text:p>
          </table:table-cell>
          <table:table-cell table:formula="of:=[.A277]*1000000000" office:value-type="float" office:value="0" calcext:value-type="float">
            <text:p>0</text:p>
          </table:table-cell>
          <table:table-cell table:formula="of:=[.B277]*1000000000" office:value-type="float" office:value="3.16076655053034" calcext:value-type="float">
            <text:p>3.16076655053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64407665505294" calcext:value-type="float">
            <text:p>6.4407665505294E-09</text:p>
          </table:table-cell>
          <table:table-cell table:formula="of:=[.A278]*1000000000" office:value-type="float" office:value="0" calcext:value-type="float">
            <text:p>0</text:p>
          </table:table-cell>
          <table:table-cell table:formula="of:=[.B278]*1000000000" office:value-type="float" office:value="6.4407665505294" calcext:value-type="float">
            <text:p>6.44076655052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0230766550530357" calcext:value-type="float">
            <text:p>2.30766550530357E-10</text:p>
          </table:table-cell>
          <table:table-cell table:formula="of:=[.A279]*1000000000" office:value-type="float" office:value="0" calcext:value-type="float">
            <text:p>0</text:p>
          </table:table-cell>
          <table:table-cell table:formula="of:=[.B279]*1000000000" office:value-type="float" office:value="0.230766550530357" calcext:value-type="float">
            <text:p>0.2307665505303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0990766550529312" calcext:value-type="float">
            <text:p>9.90766550529312E-10</text:p>
          </table:table-cell>
          <table:table-cell table:formula="of:=[.A280]*1000000000" office:value-type="float" office:value="0" calcext:value-type="float">
            <text:p>0</text:p>
          </table:table-cell>
          <table:table-cell table:formula="of:=[.B280]*1000000000" office:value-type="float" office:value="0.990766550529312" calcext:value-type="float">
            <text:p>0.9907665505293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265076655053024" calcext:value-type="float">
            <text:p>2.65076655053024E-09</text:p>
          </table:table-cell>
          <table:table-cell table:formula="of:=[.A281]*1000000000" office:value-type="float" office:value="0" calcext:value-type="float">
            <text:p>0</text:p>
          </table:table-cell>
          <table:table-cell table:formula="of:=[.B281]*1000000000" office:value-type="float" office:value="2.65076655053024" calcext:value-type="float">
            <text:p>2.650766550530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00190076655053029" calcext:value-type="float">
            <text:p>1.90076655053029E-09</text:p>
          </table:table-cell>
          <table:table-cell table:formula="of:=[.A282]*1000000000" office:value-type="float" office:value="0" calcext:value-type="float">
            <text:p>0</text:p>
          </table:table-cell>
          <table:table-cell table:formula="of:=[.B282]*1000000000" office:value-type="float" office:value="1.90076655053029" calcext:value-type="float">
            <text:p>1.900766550530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00000000579233449470403" calcext:value-type="float">
            <text:p>-5.79233449470403E-10</text:p>
          </table:table-cell>
          <table:table-cell table:formula="of:=[.A283]*1000000000" office:value-type="float" office:value="0" calcext:value-type="float">
            <text:p>0</text:p>
          </table:table-cell>
          <table:table-cell table:formula="of:=[.B283]*1000000000" office:value-type="float" office:value="-0.579233449470403" calcext:value-type="float">
            <text:p>-0.5792334494704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00000000329233449469855" calcext:value-type="float">
            <text:p>-3.29233449469855E-10</text:p>
          </table:table-cell>
          <table:table-cell table:formula="of:=[.A284]*1000000000" office:value-type="float" office:value="0" calcext:value-type="float">
            <text:p>0</text:p>
          </table:table-cell>
          <table:table-cell table:formula="of:=[.B284]*1000000000" office:value-type="float" office:value="-0.329233449469855" calcext:value-type="float">
            <text:p>-0.3292334494698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0000000465923344946952" calcext:value-type="float">
            <text:p>-4.65923344946952E-09</text:p>
          </table:table-cell>
          <table:table-cell table:formula="of:=[.A285]*1000000000" office:value-type="float" office:value="0" calcext:value-type="float">
            <text:p>0</text:p>
          </table:table-cell>
          <table:table-cell table:formula="of:=[.B285]*1000000000" office:value-type="float" office:value="-4.65923344946952" calcext:value-type="float">
            <text:p>-4.659233449469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0000000349923344946969" calcext:value-type="float">
            <text:p>-3.49923344946969E-09</text:p>
          </table:table-cell>
          <table:table-cell table:formula="of:=[.A286]*1000000000" office:value-type="float" office:value="0" calcext:value-type="float">
            <text:p>0</text:p>
          </table:table-cell>
          <table:table-cell table:formula="of:=[.B286]*1000000000" office:value-type="float" office:value="-3.49923344946969" calcext:value-type="float">
            <text:p>-3.499233449469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0000000198923344946909" calcext:value-type="float">
            <text:p>-1.98923344946909E-09</text:p>
          </table:table-cell>
          <table:table-cell table:formula="of:=[.A287]*1000000000" office:value-type="float" office:value="0" calcext:value-type="float">
            <text:p>0</text:p>
          </table:table-cell>
          <table:table-cell table:formula="of:=[.B287]*1000000000" office:value-type="float" office:value="-1.98923344946909" calcext:value-type="float">
            <text:p>-1.989233449469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0000000470923344946963" calcext:value-type="float">
            <text:p>-4.70923344946963E-09</text:p>
          </table:table-cell>
          <table:table-cell table:formula="of:=[.A288]*1000000000" office:value-type="float" office:value="0" calcext:value-type="float">
            <text:p>0</text:p>
          </table:table-cell>
          <table:table-cell table:formula="of:=[.B288]*1000000000" office:value-type="float" office:value="-4.70923344946963" calcext:value-type="float">
            <text:p>-4.7092334494696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5">00/00/0000</text:date>, <text:time style:data-style-name="N2" text:time-value="21:09:07.9296754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7T22:31:21.073336250</meta:creation-date>
    <dc:date>2022-05-15T21:11:33.023435034</dc:date>
    <meta:editing-duration>PT1H12M48S</meta:editing-duration>
    <meta:editing-cycles>3</meta:editing-cycles>
    <meta:generator>LibreOffice/6.4.7.2$Linux_X86_64 LibreOffice_project/40$Build-2</meta:generator>
    <meta:document-statistic meta:table-count="5" meta:cell-count="3427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1.343cm" svg:height="17.63cm" xlink:href=".." xlink:type="simple" chart:class="chart:line" chart:style-name="ch1">
        <chart:plot-area chart:style-name="ch2" table:cell-range-address="Sheet1.D2:Sheet1.D86" svg:x="0.626cm" svg:y="0.352cm" svg:width="30.091cm" svg:height="16.926cm">
          <chartooo:coordinate-region svg:x="1.882cm" svg:y="0.551cm" svg:width="28.695cm" svg:height="16.52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D2:Sheet1.D86" chart:class="chart:line">
            <chart:data-point chart:repeated="8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000000142352941177979">
                <text:p>-0.00000000142352941177979</text:p>
                <draw:g>
                  <svg:desc>Sheet1.D2:Sheet1.D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0167647058822024">
                <text:p>0.000000001676470588220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000176470588196618">
                <text:p>0.0000000001764705881966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00000392352941179204">
                <text:p>-0.000000003923529411792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000000442352941177281">
                <text:p>-0.000000004423529411772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00317647058821675">
                <text:p>0.000000003176470588216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00417647058820539">
                <text:p>0.000000004176470588205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00767647058820629">
                <text:p>0.000000007676470588206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00767647058820629">
                <text:p>0.000000007676470588206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00117647058821236">
                <text:p>0.00000000117647058821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000000392352941179204">
                <text:p>-0.000000003923529411792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000000242352941179553">
                <text:p>-0.000000002423529411795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00000142352941177979">
                <text:p>-0.000000001423529411779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000000492352941178068">
                <text:p>-0.000000004923529411780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0000000423529411791145">
                <text:p>-0.0000000004235294117911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0000000923529411771913">
                <text:p>-0.0000000009235294117719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000117647058821236">
                <text:p>0.000000001176470588212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000000392352941179204">
                <text:p>-0.000000003923529411792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00000029235294117763">
                <text:p>-0.00000000292352941177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000167647058822024">
                <text:p>0.000000001676470588220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000000242352941179553">
                <text:p>-0.000000002423529411795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000000742352941179294">
                <text:p>-0.000000007423529411792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000000842352941178158">
                <text:p>-0.000000008423529411781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000000192352941178766">
                <text:p>-0.000000001923529411787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000567647058822901">
                <text:p>0.000000005676470588229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000167647058822024">
                <text:p>0.000000001676470588220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0000000423529411791145">
                <text:p>-0.0000000004235294117911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0000000423529411791145">
                <text:p>-0.0000000004235294117911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0000176470588196618">
                <text:p>0.0000000001764705881966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000117647058821236">
                <text:p>0.000000001176470588212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000367647058819752">
                <text:p>0.000000003676470588197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0000676470588204491">
                <text:p>0.0000000006764705882044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0000000423529411791145">
                <text:p>-0.0000000004235294117911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000000142352941177979">
                <text:p>-0.000000001423529411779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000217647058822811">
                <text:p>0.000000002176470588228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0000176470588196618">
                <text:p>0.0000000001764705881966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000000242352941179553">
                <text:p>-0.000000002423529411795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000167647058822024">
                <text:p>0.000000001676470588220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000617647058820977">
                <text:p>0.000000006176470588209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000267647058820888">
                <text:p>0.000000002676470588208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000000242352941179553">
                <text:p>-0.000000002423529411795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000217647058822811">
                <text:p>0.000000002176470588228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0000167647058822024">
                <text:p>0.000000001676470588220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000000142352941177979">
                <text:p>-0.000000001423529411779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000000342352941178417">
                <text:p>-0.000000003423529411784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000117647058821236">
                <text:p>0.000000001176470588212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00000029235294117763">
                <text:p>-0.00000000292352941177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000000142352941177979">
                <text:p>-0.000000001423529411779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000000242352941179553">
                <text:p>-0.000000002423529411795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0000000923529411771913">
                <text:p>-0.0000000009235294117719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0000267647058820888">
                <text:p>0.000000002676470588208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0000367647058819752">
                <text:p>0.000000003676470588197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000367647058819752">
                <text:p>0.000000003676470588197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000417647058820539">
                <text:p>0.000000004176470588205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00000029235294117763">
                <text:p>-0.00000000292352941177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0000000242352941179553">
                <text:p>-0.000000002423529411795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0000217647058822811">
                <text:p>0.000000002176470588228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000000142352941177979">
                <text:p>-0.000000001423529411779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0000000492352941178068">
                <text:p>-0.000000004923529411780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00000029235294117763">
                <text:p>-0.00000000292352941177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00000000923529411771913">
                <text:p>-0.0000000009235294117719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000000029235294117763">
                <text:p>-0.00000000292352941177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0000167647058822024">
                <text:p>0.000000001676470588220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00000000423529411791145">
                <text:p>-0.0000000004235294117911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0000000142352941177979">
                <text:p>-0.000000001423529411779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000000029235294117763">
                <text:p>-0.00000000292352941177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0000000342352941178417">
                <text:p>-0.000000003423529411784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0000000592352941179643">
                <text:p>-0.000000005923529411796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0000267647058820888">
                <text:p>0.000000002676470588208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0000417647058820539">
                <text:p>0.000000004176470588205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0000117647058821236">
                <text:p>0.000000001176470588212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0000000192352941178766">
                <text:p>-0.000000001923529411787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0000000142352941177979">
                <text:p>-0.000000001423529411779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000217647058822811">
                <text:p>0.000000002176470588228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0000176470588196618">
                <text:p>0.0000000001764705881966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000167647058822024">
                <text:p>0.000000001676470588220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0000417647058820539">
                <text:p>0.000000004176470588205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000817647058821416">
                <text:p>0.000000008176470588214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0000617647058820977">
                <text:p>0.000000006176470588209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00000000423529411791145">
                <text:p>-0.0000000004235294117911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0000000142352941177979">
                <text:p>-0.000000001423529411779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0000217647058822811">
                <text:p>0.000000002176470588228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0000000142352941177979">
                <text:p>-0.000000001423529411779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0000000842352941178158">
                <text:p>-0.000000008423529411781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0000817647058821416">
                <text:p>0.000000008176470588214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4.06cm" svg:height="19.737cm" xlink:href=".." xlink:type="simple" chart:class="chart:line" chart:style-name="ch1">
        <chart:plot-area chart:style-name="ch2" table:cell-range-address="Sheet2.D2:Sheet2.D124" svg:x="0.681cm" svg:y="0.394cm" svg:width="32.698cm" svg:height="18.949cm">
          <chartooo:coordinate-region svg:x="2.228cm" svg:y="0.593cm" svg:width="31.151cm" svg:height="18.55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2.D2:Sheet2.D124" chart:class="chart:line">
            <chart:data-point chart:repeated="12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00000019095934959343">
                <text:p>-0.0000000019095934959343</text:p>
                <draw:g>
                  <svg:desc>Sheet2.D2:Sheet2.D1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00000225959349593422">
                <text:p>-0.000000002259593495934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00000026695934959341">
                <text:p>-0.00000000266959349593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00187040650406628">
                <text:p>0.000000001870406504066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00560406504065697">
                <text:p>0.000000000560406504065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00238040650406596">
                <text:p>0.000000002380406504065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000000387959349593447">
                <text:p>-0.000000003879593495934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000000306959349593455">
                <text:p>-0.000000003069593495934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00000851959349593422">
                <text:p>-0.000000008519593495934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0000068995934959344">
                <text:p>-0.00000000689959349593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000000155959349593438">
                <text:p>-0.000000001559593495934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000000306959349593455">
                <text:p>-0.000000003069593495934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00000089959349593437">
                <text:p>-0.000000000899593495934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000379040650406592">
                <text:p>0.000000003790406504065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000000261959349593441">
                <text:p>-0.000000002619593495934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000000362959349593434">
                <text:p>-0.000000003629593495934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000243040650406565">
                <text:p>0.000000002430406504065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000000392959349593373">
                <text:p>-0.000000003929593495933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000000145959349593416">
                <text:p>-0.000000001459593495934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000334040650406578">
                <text:p>0.000000003340406504065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000541040650406574">
                <text:p>0.000000005410406504065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000440040650406582">
                <text:p>0.000000004400406504065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000808040650406575">
                <text:p>0.000000008080406504065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00019304065040654">
                <text:p>0.00000000193040650406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000162040650406573">
                <text:p>0.000000001620406504065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000000145959349593416">
                <text:p>-0.000000001459593495934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000107040650406622">
                <text:p>0.000000001070406504066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000000245959349593423">
                <text:p>-0.000000002459593495934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000000316959349593435">
                <text:p>-0.000000003169593495934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000000180959349593408">
                <text:p>-0.000000001809593495934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000228040650406574">
                <text:p>0.000000002280406504065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0000870406504065784">
                <text:p>0.0000000008704065040657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000000427959349593407">
                <text:p>-0.000000004279593495934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000208040650406573">
                <text:p>0.000000002080406504065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000152040650406552">
                <text:p>0.000000001520406504065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000000251959349593419">
                <text:p>-0.000000002519593495934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000000382959349593393">
                <text:p>-0.000000003829593495933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0000560406504065697">
                <text:p>0.0000000005604065040656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000117040650406602">
                <text:p>0.000000001170406504066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000000109959349593439">
                <text:p>-0.000000001099593495934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000167040650406584">
                <text:p>0.000000001670406504065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0000000189593495934253">
                <text:p>-0.0000000001895934959342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000000553959349593455">
                <text:p>-0.000000005539593495934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00000101295934959342">
                <text:p>-0.00000001012959349593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000000392959349593373">
                <text:p>-0.000000003929593495933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000000462959349593399">
                <text:p>-0.000000004629593495933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000000175959349593439">
                <text:p>-0.000000001759593495934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0000374040650406581">
                <text:p>0.000000003740406504065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000000251959349593419">
                <text:p>-0.000000002519593495934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000000286959349593412">
                <text:p>-0.000000002869593495934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0000268040650406577">
                <text:p>0.000000002680406504065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000000306959349593455">
                <text:p>-0.000000003069593495934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0000000654959349593448">
                <text:p>-0.000000006549593495934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000000114959349593407">
                <text:p>-0.000000001149593495934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000000054959349593445">
                <text:p>-0.000000000549593495934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0000000145959349593416">
                <text:p>-0.000000001459593495934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00000000999593495934166">
                <text:p>-0.0000000009995934959341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000000200959349593409">
                <text:p>-0.000000002009593495934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0000000417959349593428">
                <text:p>-0.000000004179593495934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000000679959349593418">
                <text:p>-0.000000006799593495934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0000112040650406549">
                <text:p>0.000000001120406504065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0000283040650406568">
                <text:p>0.000000002830406504065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0000000999593495934166">
                <text:p>-0.0000000009995934959341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000000020595934959342">
                <text:p>-0.00000000205959349593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00000660406504065493">
                <text:p>0.0000000006604065040654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0000132040650406592">
                <text:p>0.000000001320406504065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00000210406504065777">
                <text:p>0.0000000002104065040657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0000601040650406579">
                <text:p>0.000000006010406504065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0000278040650406557">
                <text:p>0.000000002780406504065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00000460406504065901">
                <text:p>0.0000000004604065040659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000000045295934959342">
                <text:p>-0.00000000452959349593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000000019095934959343">
                <text:p>-0.00000000190959349593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000440040650406582">
                <text:p>0.000000004400406504065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000566040650406587">
                <text:p>0.000000005660406504065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000000016595934959346">
                <text:p>-0.00000000165959349593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0000000139959349593462">
                <text:p>-0.000000001399593495934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00000660406504065493">
                <text:p>0.0000000006604065040654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000187040650406628">
                <text:p>0.000000001870406504066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0000000367959349593403">
                <text:p>-0.000000003679593495934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0000000175959349593439">
                <text:p>-0.000000001759593495934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00000000849593495934261">
                <text:p>-0.0000000008495934959342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0000248040650406576">
                <text:p>0.000000002480406504065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0000409040650406573">
                <text:p>0.000000004090406504065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0000288040650406579">
                <text:p>0.000000002880406504065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000105504065040657">
                <text:p>0.00000001055040650406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0000924040650406559">
                <text:p>0.000000009240406504065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0000823040650406566">
                <text:p>0.000000008230406504065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0000884040650406598">
                <text:p>0.000000008840406504065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0000768040650406572">
                <text:p>0.000000007680406504065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0000319040650406587">
                <text:p>0.000000003190406504065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0000526040650406542">
                <text:p>0.000000005260406504065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000143404065040658">
                <text:p>0.00000001434040650406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000119204065040654">
                <text:p>0.00000001192040650406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0000248040650406576">
                <text:p>0.000000002480406504065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0000571040650406555">
                <text:p>0.000000005710406504065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0000571040650406555">
                <text:p>0.000000005710406504065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0000490040650406564">
                <text:p>0.000000004900406504065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0000304040650406554">
                <text:p>0.000000003040406504065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0000662040650406569">
                <text:p>0.000000006620406504065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00000110406504065558">
                <text:p>0.0000000001104065040655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0000268040650406577">
                <text:p>0.000000002680406504065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0000440040650406582">
                <text:p>0.000000004400406504065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0000000589959349593432">
                <text:p>-0.000000005899593495934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000000510406504066011">
                <text:p>0.0000000005104065040660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0000000377959349593425">
                <text:p>-0.000000003779593495934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0000000523959349593432">
                <text:p>-0.000000005239593495934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00000112040650406549">
                <text:p>0.000000001120406504065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0000000336959349593436">
                <text:p>-0.000000003369593495934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000000075595934959344">
                <text:p>-0.00000000755959349593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0000000220959349593453">
                <text:p>-0.000000002209593495934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0000000271959349593421">
                <text:p>-0.000000002719593495934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0000000124959349593429">
                <text:p>-0.000000001249593495934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0000000175959349593439">
                <text:p>-0.000000001759593495934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0000000417959349593428">
                <text:p>-0.000000004179593495934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0000000563959349593435">
                <text:p>-0.000000005639593495934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0000000578959349593425">
                <text:p>-0.000000005789593495934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00000218040650406595">
                <text:p>0.000000002180406504065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0000000619959349593413">
                <text:p>-0.000000006199593495934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000000110406504065558">
                <text:p>0.0000000001104065040655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00000304040650406554">
                <text:p>0.000000003040406504065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0000000271959349593421">
                <text:p>-0.000000002719593495934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0000000462959349593399">
                <text:p>-0.000000004629593495933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0000000563959349593435">
                <text:p>-0.000000005639593495934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8.912cm" svg:height="17.426cm" xlink:href=".." xlink:type="simple" chart:class="chart:line" chart:style-name="ch1">
        <chart:plot-area chart:style-name="ch2" table:cell-range-address="Sheet3.D2:Sheet3.D197" svg:x="0.578cm" svg:y="0.348cm" svg:width="27.756cm" svg:height="16.73cm">
          <chartooo:coordinate-region svg:x="2.125cm" svg:y="0.547cm" svg:width="26.069cm" svg:height="16.33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3.D2:Sheet3.D197" chart:class="chart:line">
            <chart:data-point chart:repeated="19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0339673469387759">
                <text:p>0.00000000339673469387759</text:p>
                <draw:g>
                  <svg:desc>Sheet3.D2:Sheet3.D1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0198673469387721">
                <text:p>0.000000001986734693877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000000467326530612283">
                <text:p>-0.000000004673265306122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00102673469387612">
                <text:p>0.000000001026734693876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13186734693878">
                <text:p>0.0000000131867346938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00728673469387697">
                <text:p>0.000000007286734693876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000776734693877263">
                <text:p>0.0000000007767346938772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00319673469387545">
                <text:p>0.000000003196734693875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00425673469387676">
                <text:p>0.000000004256734693876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0059767346938785">
                <text:p>0.00000000597673469387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00049667346938773">
                <text:p>0.00000000496673469387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000713673469387664">
                <text:p>0.000000007136734693876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00039567346938778">
                <text:p>0.00000000395673469387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0000526734693878409">
                <text:p>0.000000000526734693878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0000276734693876166">
                <text:p>0.0000000002767346938761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000122673469387656">
                <text:p>0.000000001226734693876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000259673469387583">
                <text:p>0.000000002596734693875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0000000533265306122899">
                <text:p>-0.0000000005332653061228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000000321326530612234">
                <text:p>-0.000000003213265306122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00000199326530612339">
                <text:p>-0.000000001993265306123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0000003513265306123">
                <text:p>-0.0000000035132653061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00000144632653061233">
                <text:p>-0.00000001446326530612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00000127432653061232">
                <text:p>-0.00000001274326530612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000000608326530612152">
                <text:p>-0.000000006083265306121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000000921326530612194">
                <text:p>-0.000000009213265306121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00000106732653061224">
                <text:p>-0.00000001067326530612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000000457326530612261">
                <text:p>-0.000000004573265306122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00000025532653061236">
                <text:p>-0.00000000255326530612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00000107232653061225">
                <text:p>-0.00000001072326530612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000000941326530612407">
                <text:p>-0.000000009413265306124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000000734326530612326">
                <text:p>-0.000000007343265306123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00000100732653061228">
                <text:p>-0.00000001007326530612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00000121432653061236">
                <text:p>-0.00000001214326530612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000000427326530612195">
                <text:p>-0.000000004273265306121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000000623326530612354">
                <text:p>-0.000000006233265306123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00000173332653061225">
                <text:p>-0.00000001733326530612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00000145632653061235">
                <text:p>-0.00000001456326530612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00000152132653061232">
                <text:p>-0.00000001521326530612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00000127432653061232">
                <text:p>-0.00000001274326530612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00000070432653061226">
                <text:p>-0.00000000704326530612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00000095132653061226">
                <text:p>-0.00000000951326530612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00000102732653061233">
                <text:p>-0.00000001027326530612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00000116332653061235">
                <text:p>-0.00000001163326530612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00000103732653061218">
                <text:p>-0.00000001037326530612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0000000333265306122461">
                <text:p>-0.0000000003332653061224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0000000633265306121424">
                <text:p>-0.0000000006332653061214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000000654326530612151">
                <text:p>-0.000000006543265306121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00000000832653061236065">
                <text:p>-0.00000000008326530612360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000138673469387589">
                <text:p>0.000000001386734693875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000000215326530612442">
                <text:p>-0.000000002153265306124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000000043326530612268">
                <text:p>-0.000000000433265306122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000000174326530612115">
                <text:p>-0.000000001743265306121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000385673469387758">
                <text:p>0.000000003856734693877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000158673469387802">
                <text:p>0.000000001586734693878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0000000233265306123935">
                <text:p>-0.0000000002332653061239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0000000593326530612288">
                <text:p>-0.000000005933265306122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0000000775326530612314">
                <text:p>-0.000000007753265306123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000000179326530612295">
                <text:p>-0.000000001793265306122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0000000603326530612141">
                <text:p>-0.000000006033265306121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000000664326530612342">
                <text:p>-0.000000006643265306123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0000133673469387747">
                <text:p>0.000000001336734693877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00000000333265306122461">
                <text:p>-0.0000000003332653061224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00000020432653061235">
                <text:p>-0.00000000204326530612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0000000432326530612206">
                <text:p>-0.000000004323265306122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0000000169326530612443">
                <text:p>-0.000000001693265306124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00000226734693876057">
                <text:p>0.0000000002267346938760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0000000457326530612261">
                <text:p>-0.000000004573265306122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0000000391326530612387">
                <text:p>-0.000000003913265306123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000000050232653061236">
                <text:p>-0.00000000502326530612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0000000527326530612245">
                <text:p>-0.000000005273265306122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0000284673469387807">
                <text:p>0.000000002846734693878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000112673469387803">
                <text:p>0.000000001126734693878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0000000497326530612179">
                <text:p>-0.000000004973265306121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0000000295326530612278">
                <text:p>-0.000000002953265306122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00019367346938771">
                <text:p>0.00000000193673469387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00049667346938773">
                <text:p>0.00000000496673469387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0000000507326530612371">
                <text:p>-0.000000005073265306123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0000000911326530612342">
                <text:p>-0.000000009113265306123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0000000911326530612342">
                <text:p>-0.000000009113265306123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000000085032653061231">
                <text:p>-0.00000000850326530612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0000000341326530612278">
                <text:p>-0.000000003413265306122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0000000280326530612415">
                <text:p>-0.000000002803265306124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0000000517326530612393">
                <text:p>-0.000000005173265306123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0000000926326530612205">
                <text:p>-0.000000009263265306122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0000000714326530612452">
                <text:p>-0.000000007143265306124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000000956326530612271">
                <text:p>-0.000000009563265306122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000000891326530612298">
                <text:p>-0.000000008913265306122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0000000845326530612299">
                <text:p>-0.000000008453265306122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0000000623326530612354">
                <text:p>-0.000000006233265306123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0000000815326530612233">
                <text:p>-0.000000008153265306122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0000000825326530612424">
                <text:p>-0.000000008253265306124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0000000447326530612408">
                <text:p>-0.000000004473265306124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000000137032653061243">
                <text:p>-0.00000001370326530612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000000105232653061238">
                <text:p>-0.00000001052326530612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0000000381326530612196">
                <text:p>-0.000000003813265306121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0000000709326530612441">
                <text:p>-0.000000007093265306124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0000000194326530612328">
                <text:p>-0.000000001943265306123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0000000371326530612174">
                <text:p>-0.000000003713265306121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0000000654326530612151">
                <text:p>-0.000000006543265306121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000000558326530612381">
                <text:p>-0.000000005583265306123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0000000983265306122192">
                <text:p>-0.0000000009832653061221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0000107673469387623">
                <text:p>0.000000001076734693876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0000000356326530612311">
                <text:p>-0.000000003563265306123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00000289673469387649">
                <text:p>0.000000002896734693876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000000025532653061236">
                <text:p>-0.00000000255326530612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0000000134326530612366">
                <text:p>-0.000000001343265306123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000000326734693876276">
                <text:p>0.0000000003267346938762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000000226734693876057">
                <text:p>0.0000000002267346938760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0000000109326530612142">
                <text:p>-0.000000001093265306121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000000020432653061235">
                <text:p>-0.00000000204326530612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0000000144326530612218">
                <text:p>-0.000000001443265306122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00000450673469387731">
                <text:p>0.000000004506734693877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00000259673469387583">
                <text:p>0.000000002596734693875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00000324673469387556">
                <text:p>0.000000003246734693875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00000667673469387665">
                <text:p>0.000000006676734693876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0000118767346938762">
                <text:p>0.00000001187673469387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00000309673469387693">
                <text:p>0.0000000030967346938769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0000079367346938767">
                <text:p>0.00000000793673469387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0000100067346938775">
                <text:p>0.00000001000673469387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0000079367346938767">
                <text:p>0.00000000793673469387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00000869673469387566">
                <text:p>0.000000008696734693875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0000019367346938771">
                <text:p>0.00000000193673469387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00000768673469387785">
                <text:p>0.000000007686734693877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0000108667346938784">
                <text:p>0.00000001086673469387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00000713673469387664">
                <text:p>0.000000007136734693876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00000329673469387567">
                <text:p>0.000000003296734693875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0000049667346938773">
                <text:p>0.00000000496673469387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00000829673469387647">
                <text:p>0.000000008296734693876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00000632673469387588">
                <text:p>0.000000006326734693875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0000109167346938751">
                <text:p>0.00000001091673469387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0000126367346938768">
                <text:p>0.00000001263673469387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00000738673469387719">
                <text:p>0.000000007386734693877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00000228673469387786">
                <text:p>0.0000000022867346938778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0000049667346938773">
                <text:p>0.00000000496673469387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00000587673469387659">
                <text:p>0.000000005876734693876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00000355673469387692">
                <text:p>0.000000003556734693876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0000079367346938767">
                <text:p>0.00000000793673469387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00000430673469387857">
                <text:p>0.000000004306734693878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00000249673469387731">
                <text:p>0.000000002496734693877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00000516673469387605">
                <text:p>0.000000005166734693876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00000249673469387731">
                <text:p>0.000000002496734693877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00000551673469387512">
                <text:p>0.000000005516734693875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0000100567346938776">
                <text:p>0.00000001005673469387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00000920673469387576">
                <text:p>0.000000009206734693875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0000149567346938765">
                <text:p>0.00000001495673469387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000011476734693877">
                <text:p>0.00000001147673469387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00000506673469387752">
                <text:p>0.000000005066734693877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00000289673469387649">
                <text:p>0.000000002896734693876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00000884673469387768">
                <text:p>0.000000008846734693877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00000491673469387719">
                <text:p>0.000000004916734693877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00000107673469387623">
                <text:p>0.000000001076734693876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00000435673469387868">
                <text:p>0.000000004356734693878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00000602673469387692">
                <text:p>0.000000006026734693876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00000864673469387555">
                <text:p>0.000000008646734693875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0000117267346938776">
                <text:p>0.00000001172673469387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00000879673469387757">
                <text:p>0.000000008796734693877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00000960673469387663">
                <text:p>0.0000000096067346938766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0000138967346938769">
                <text:p>0.00000001389673469387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00000511673469387763">
                <text:p>0.000000005116734693877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00000420673469387665">
                <text:p>0.0000000042067346938766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00000723673469387686">
                <text:p>0.0000000072367346938768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000000726734693877153">
                <text:p>0.0000000007267346938771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00000723673469387686">
                <text:p>0.000000007236734693876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0000111667346938773">
                <text:p>0.00000001116673469387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00000355673469387692">
                <text:p>0.000000003556734693876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00000390673469387769">
                <text:p>0.000000003906734693877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00000365673469387714">
                <text:p>0.000000003656734693877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00000173673469387666">
                <text:p>0.000000001736734693876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0000000333265306122461">
                <text:p>-0.0000000003332653061224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000000826734693877372">
                <text:p>0.0000000008267346938773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00000208673469387573">
                <text:p>0.000000002086734693875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000000116734693876832">
                <text:p>0.0000000001167346938768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0000000333265306122461">
                <text:p>-0.0000000003332653061224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00000168673469387824">
                <text:p>0.000000001686734693878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00000198673469387721">
                <text:p>0.000000001986734693877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00000450673469387731">
                <text:p>0.000000004506734693877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00000582673469387648">
                <text:p>0.000000005826734693876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00000536673469387649">
                <text:p>0.000000005366734693876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000000119326530612333">
                <text:p>-0.00000000119326530612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000000447326530612408">
                <text:p>-0.000000004473265306124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0000000835326530612277">
                <text:p>-0.000000008353265306122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00000010432653061247">
                <text:p>-0.00000000104326530612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000000116734693876832">
                <text:p>0.0000000001167346938768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0000000533265306122899">
                <text:p>-0.0000000005332653061228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000000038326530612257">
                <text:p>-0.000000000383265306122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000000129326530612355">
                <text:p>-0.000000001293265306123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00000274673469387786">
                <text:p>0.000000002746734693877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00000168673469387824">
                <text:p>0.000000001686734693878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00000430673469387857">
                <text:p>0.000000004306734693878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00000955673469387653">
                <text:p>0.0000000095567346938765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000000476734693878299">
                <text:p>0.0000000004767346938782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00000218673469387595">
                <text:p>0.000000002186734693875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00000314673469387704">
                <text:p>0.000000003146734693877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00000198673469387721">
                <text:p>0.000000001986734693877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00000178673469387677">
                <text:p>0.000000001786734693876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00000733673469387708">
                <text:p>0.000000007336734693877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svg:stroke-opacity="50%" draw:fill-color="#004586" draw:opacity="5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0000" svg:stroke-opacity="50%" draw:fill-color="#ff0000" draw:opacity="50%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657cm" svg:height="20.619cm" xlink:href=".." xlink:type="simple" chart:class="chart:line" chart:style-name="ch1">
        <chart:title svg:x="11.776cm" svg:y="0.548cm" chart:style-name="ch2">
          <text:p>Effect of plastic shield over LNA (2NPLC, AZ=OFF, 100uV range)</text:p>
        </chart:title>
        <chart:legend chart:legend-position="end" svg:x="33.884cm" svg:y="9.761cm" style:legend-expansion="high" chart:style-name="ch3"/>
        <chart:plot-area chart:style-name="ch4" table:cell-range-address="Sheet5.C1:Sheet5.D288" chart:data-source-has-labels="row" svg:x="1.744cm" svg:y="1.739cm" svg:width="31.407cm" svg:height="17.487cm">
          <chartooo:coordinate-region svg:x="2.471cm" svg:y="1.938cm" svg:width="30.68cm" svg:height="17.089cm"/>
          <chart:axis chart:dimension="x" chart:name="primary-x" chart:style-name="ch5">
            <chart:title svg:x="16.239cm" svg:y="19.638cm" chart:style-name="ch6">
              <text:p>Sample number</text:p>
            </chart:title>
          </chart:axis>
          <chart:axis chart:dimension="y" chart:name="primary-y" chart:style-name="ch5">
            <chart:title svg:x="0.451cm" svg:y="11.412cm" chart:style-name="ch7">
              <text:p>Voltage [nV]</text:p>
            </chart:title>
            <chart:grid chart:style-name="ch8" chart:class="major"/>
          </chart:axis>
          <chart:series chart:style-name="ch9" chart:values-cell-range-address="Sheet5.C2:Sheet5.C288" chart:label-cell-address="Sheet5.C1:Sheet5.C1" chart:class="chart:line">
            <chart:data-point chart:repeated="287"/>
          </chart:series>
          <chart:series chart:style-name="ch10" chart:values-cell-range-address="Sheet5.D2:Sheet5.D288" chart:label-cell-address="Sheet5.D1:Sheet5.D1" chart:class="chart:line">
            <chart:data-point chart:repeated="28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shield</text:p>
                <draw:g>
                  <svg:desc>Sheet5.C1:Sheet5.C1</svg:desc>
                </draw:g>
              </table:table-cell>
              <table:table-cell office:value-type="string">
                <text:p>Shield</text:p>
                <draw:g>
                  <svg:desc>Sheet5.D1:Sheet5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9673469387759">
                <text:p>3.39673469387759</text:p>
                <draw:g>
                  <svg:desc>Sheet5.C2:Sheet5.C288</svg:desc>
                </draw:g>
              </table:table-cell>
              <table:table-cell office:value-type="float" office:value="-0.729233449470732">
                <text:p>-0.729233449470732</text:p>
                <draw:g>
                  <svg:desc>Sheet5.D2:Sheet5.D2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8673469387721">
                <text:p>1.98673469387721</text:p>
              </table:table-cell>
              <table:table-cell office:value-type="float" office:value="-0.729233449470732">
                <text:p>-0.7292334494707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67326530612283">
                <text:p>-4.67326530612283</text:p>
              </table:table-cell>
              <table:table-cell office:value-type="float" office:value="-0.779233449469148">
                <text:p>-0.779233449469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2673469387612">
                <text:p>1.02673469387612</text:p>
              </table:table-cell>
              <table:table-cell office:value-type="float" office:value="0.780766550529868">
                <text:p>0.7807665505298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186734693878">
                <text:p>13.186734693878</text:p>
              </table:table-cell>
              <table:table-cell office:value-type="float" office:value="-0.169233449470521">
                <text:p>-0.1692334494705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28673469387697">
                <text:p>7.28673469387697</text:p>
              </table:table-cell>
              <table:table-cell office:value-type="float" office:value="-9.14923344947191">
                <text:p>-9.149233449471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6734693877263">
                <text:p>0.776734693877263</text:p>
              </table:table-cell>
              <table:table-cell office:value-type="float" office:value="-5.61923344947061">
                <text:p>-5.619233449470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19673469387545">
                <text:p>3.19673469387545</text:p>
              </table:table-cell>
              <table:table-cell office:value-type="float" office:value="0.840766550530678">
                <text:p>0.8407665505306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25673469387676">
                <text:p>4.25673469387676</text:p>
              </table:table-cell>
              <table:table-cell office:value-type="float" office:value="-4.40923344947067">
                <text:p>-4.409233449470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9767346938785">
                <text:p>5.9767346938785</text:p>
              </table:table-cell>
              <table:table-cell office:value-type="float" office:value="5.23076655052946">
                <text:p>5.230766550529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9667346938773">
                <text:p>4.9667346938773</text:p>
              </table:table-cell>
              <table:table-cell office:value-type="float" office:value="1.69076655052915">
                <text:p>1.690766550529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13673469387664">
                <text:p>7.13673469387664</text:p>
              </table:table-cell>
              <table:table-cell office:value-type="float" office:value="0.63076655052954">
                <text:p>0.630766550529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9567346938778">
                <text:p>3.9567346938778</text:p>
              </table:table-cell>
              <table:table-cell office:value-type="float" office:value="5.02076655052832">
                <text:p>5.020766550528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26734693878409">
                <text:p>0.526734693878409</text:p>
              </table:table-cell>
              <table:table-cell office:value-type="float" office:value="4.82076655052958">
                <text:p>4.820766550529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76734693876166">
                <text:p>0.276734693876166</text:p>
              </table:table-cell>
              <table:table-cell office:value-type="float" office:value="0.130766550528443">
                <text:p>0.1307665505284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2673469387656">
                <text:p>1.22673469387656</text:p>
              </table:table-cell>
              <table:table-cell office:value-type="float" office:value="2.10076655052904">
                <text:p>2.100766550529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59673469387583">
                <text:p>2.59673469387583</text:p>
              </table:table-cell>
              <table:table-cell office:value-type="float" office:value="-0.97923344947128">
                <text:p>-0.979233449471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533265306122899">
                <text:p>-0.533265306122899</text:p>
              </table:table-cell>
              <table:table-cell office:value-type="float" office:value="2.25076655053106">
                <text:p>2.250766550531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1326530612234">
                <text:p>-3.21326530612234</text:p>
              </table:table-cell>
              <table:table-cell office:value-type="float" office:value="3.96076655052871">
                <text:p>3.960766550528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99326530612339">
                <text:p>-1.99326530612339</text:p>
              </table:table-cell>
              <table:table-cell office:value-type="float" office:value="1.24076655052817">
                <text:p>1.240766550528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513265306123">
                <text:p>-3.513265306123</text:p>
              </table:table-cell>
              <table:table-cell office:value-type="float" office:value="1.24076655052817">
                <text:p>1.240766550528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4.4632653061233">
                <text:p>-14.4632653061233</text:p>
              </table:table-cell>
              <table:table-cell office:value-type="float" office:value="0.280766550530466">
                <text:p>0.2807665505304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2.7432653061232">
                <text:p>-12.7432653061232</text:p>
              </table:table-cell>
              <table:table-cell office:value-type="float" office:value="-2.0392334494692">
                <text:p>-2.03923344946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.08326530612152">
                <text:p>-6.08326530612152</text:p>
              </table:table-cell>
              <table:table-cell office:value-type="float" office:value="-2.43923344947008">
                <text:p>-2.439233449470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9.21326530612194">
                <text:p>-9.21326530612194</text:p>
              </table:table-cell>
              <table:table-cell office:value-type="float" office:value="-1.63923344947002">
                <text:p>-1.639233449470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0.6732653061224">
                <text:p>-10.6732653061224</text:p>
              </table:table-cell>
              <table:table-cell office:value-type="float" office:value="-4.91923344947077">
                <text:p>-4.919233449470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.57326530612261">
                <text:p>-4.57326530612261</text:p>
              </table:table-cell>
              <table:table-cell office:value-type="float" office:value="0.130766550528443">
                <text:p>0.130766550528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5532653061236">
                <text:p>-2.5532653061236</text:p>
              </table:table-cell>
              <table:table-cell office:value-type="float" office:value="-6.57923344947001">
                <text:p>-6.57923344947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0.7232653061225">
                <text:p>-10.7232653061225</text:p>
              </table:table-cell>
              <table:table-cell office:value-type="float" office:value="-3.85923344947116">
                <text:p>-3.859233449471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9.41326530612407">
                <text:p>-9.41326530612407</text:p>
              </table:table-cell>
              <table:table-cell office:value-type="float" office:value="1.54076655053052">
                <text:p>1.540766550530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.34326530612326">
                <text:p>-7.34326530612326</text:p>
              </table:table-cell>
              <table:table-cell office:value-type="float" office:value="-0.879233449469367">
                <text:p>-0.8792334494693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0.0732653061228">
                <text:p>-10.0732653061228</text:p>
              </table:table-cell>
              <table:table-cell office:value-type="float" office:value="-5.41923344947017">
                <text:p>-5.419233449470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2.1432653061236">
                <text:p>-12.1432653061236</text:p>
              </table:table-cell>
              <table:table-cell office:value-type="float" office:value="2.40076655052969">
                <text:p>2.400766550529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4.27326530612195">
                <text:p>-4.27326530612195</text:p>
              </table:table-cell>
              <table:table-cell office:value-type="float" office:value="-0.779233449469148">
                <text:p>-0.7792334494691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.23326530612354">
                <text:p>-6.23326530612354</text:p>
              </table:table-cell>
              <table:table-cell office:value-type="float" office:value="-4.70923344946963">
                <text:p>-4.709233449469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7.3332653061225">
                <text:p>-17.3332653061225</text:p>
              </table:table-cell>
              <table:table-cell office:value-type="float" office:value="3.71076655052986">
                <text:p>3.710766550529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4.5632653061235">
                <text:p>-14.5632653061235</text:p>
              </table:table-cell>
              <table:table-cell office:value-type="float" office:value="3.31076655052898">
                <text:p>3.310766550528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5.2132653061232">
                <text:p>-15.2132653061232</text:p>
              </table:table-cell>
              <table:table-cell office:value-type="float" office:value="-4.00923344946979">
                <text:p>-4.009233449469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2.7432653061232">
                <text:p>-12.7432653061232</text:p>
              </table:table-cell>
              <table:table-cell office:value-type="float" office:value="-0.629233449470513">
                <text:p>-0.6292334494705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7.0432653061226">
                <text:p>-7.0432653061226</text:p>
              </table:table-cell>
              <table:table-cell office:value-type="float" office:value="-0.529233449470294">
                <text:p>-0.5292334494702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9.5132653061226">
                <text:p>-9.5132653061226</text:p>
              </table:table-cell>
              <table:table-cell office:value-type="float" office:value="0.53076655052932">
                <text:p>0.530766550529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0.2732653061233">
                <text:p>-10.2732653061233</text:p>
              </table:table-cell>
              <table:table-cell office:value-type="float" office:value="-0.529233449470294">
                <text:p>-0.5292334494702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1.6332653061235">
                <text:p>-11.6332653061235</text:p>
              </table:table-cell>
              <table:table-cell office:value-type="float" office:value="-0.0692334494703013">
                <text:p>-0.06923344947030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0.3732653061218">
                <text:p>-10.3732653061218</text:p>
              </table:table-cell>
              <table:table-cell office:value-type="float" office:value="1.19076655053145">
                <text:p>1.190766550531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333265306122461">
                <text:p>-0.333265306122461</text:p>
              </table:table-cell>
              <table:table-cell office:value-type="float" office:value="0.430766550529101">
                <text:p>0.4307665505291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633265306121424">
                <text:p>-0.633265306121424</text:p>
              </table:table-cell>
              <table:table-cell office:value-type="float" office:value="1.04076655052942">
                <text:p>1.040766550529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6.54326530612151">
                <text:p>-6.54326530612151</text:p>
              </table:table-cell>
              <table:table-cell office:value-type="float" office:value="-1.17923344947002">
                <text:p>-1.179233449470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832653061236065">
                <text:p>-0.0832653061236065</text:p>
              </table:table-cell>
              <table:table-cell office:value-type="float" office:value="4.12076655052974">
                <text:p>4.120766550529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38673469387589">
                <text:p>1.38673469387589</text:p>
              </table:table-cell>
              <table:table-cell office:value-type="float" office:value="2.05076655052893">
                <text:p>2.050766550528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.15326530612442">
                <text:p>-2.15326530612442</text:p>
              </table:table-cell>
              <table:table-cell office:value-type="float" office:value="-0.779233449469148">
                <text:p>-0.7792334494691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43326530612268">
                <text:p>-0.43326530612268</text:p>
              </table:table-cell>
              <table:table-cell office:value-type="float" office:value="-4.40923344947067">
                <text:p>-4.409233449470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74326530612115">
                <text:p>-1.74326530612115</text:p>
              </table:table-cell>
              <table:table-cell office:value-type="float" office:value="0.030766550531612">
                <text:p>0.0307665505316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85673469387758">
                <text:p>3.85673469387758</text:p>
              </table:table-cell>
              <table:table-cell office:value-type="float" office:value="-1.0792334494715">
                <text:p>-1.07923344947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8673469387802">
                <text:p>1.58673469387802</text:p>
              </table:table-cell>
              <table:table-cell office:value-type="float" office:value="-2.13923344947111">
                <text:p>-2.139233449471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233265306123935">
                <text:p>-0.233265306123935</text:p>
              </table:table-cell>
              <table:table-cell office:value-type="float" office:value="0.63076655052954">
                <text:p>0.630766550529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.93326530612288">
                <text:p>-5.93326530612288</text:p>
              </table:table-cell>
              <table:table-cell office:value-type="float" office:value="-2.89923344947007">
                <text:p>-2.899233449470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7.75326530612314">
                <text:p>-7.75326530612314</text:p>
              </table:table-cell>
              <table:table-cell office:value-type="float" office:value="-8.09923344947131">
                <text:p>-8.099233449471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79326530612295">
                <text:p>-1.79326530612295</text:p>
              </table:table-cell>
              <table:table-cell office:value-type="float" office:value="-2.64923344947121">
                <text:p>-2.649233449471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6.03326530612141">
                <text:p>-6.03326530612141</text:p>
              </table:table-cell>
              <table:table-cell office:value-type="float" office:value="0.330766550530576">
                <text:p>0.3307665505305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.64326530612342">
                <text:p>-6.64326530612342</text:p>
              </table:table-cell>
              <table:table-cell office:value-type="float" office:value="-1.73923344947024">
                <text:p>-1.739233449470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3673469387747">
                <text:p>1.33673469387747</text:p>
              </table:table-cell>
              <table:table-cell office:value-type="float" office:value="0.430766550529101">
                <text:p>0.4307665505291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33265306122461">
                <text:p>-0.333265306122461</text:p>
              </table:table-cell>
              <table:table-cell office:value-type="float" office:value="-0.879233449469367">
                <text:p>-0.8792334494693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.0432653061235">
                <text:p>-2.0432653061235</text:p>
              </table:table-cell>
              <table:table-cell office:value-type="float" office:value="-2.74923344946974">
                <text:p>-2.749233449469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.32326530612206">
                <text:p>-4.32326530612206</text:p>
              </table:table-cell>
              <table:table-cell office:value-type="float" office:value="0.130766550528443">
                <text:p>0.1307665505284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69326530612443">
                <text:p>-1.69326530612443</text:p>
              </table:table-cell>
              <table:table-cell office:value-type="float" office:value="-2.74923344946974">
                <text:p>-2.749233449469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26734693876057">
                <text:p>0.226734693876057</text:p>
              </table:table-cell>
              <table:table-cell office:value-type="float" office:value="0.280766550530466">
                <text:p>0.2807665505304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4.57326530612261">
                <text:p>-4.57326530612261</text:p>
              </table:table-cell>
              <table:table-cell office:value-type="float" office:value="6.03076655052952">
                <text:p>6.030766550529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91326530612387">
                <text:p>-3.91326530612387</text:p>
              </table:table-cell>
              <table:table-cell office:value-type="float" office:value="3.36076655053078">
                <text:p>3.360766550530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5.0232653061236">
                <text:p>-5.0232653061236</text:p>
              </table:table-cell>
              <table:table-cell office:value-type="float" office:value="0.58076655052943">
                <text:p>0.580766550529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5.27326530612245">
                <text:p>-5.27326530612245</text:p>
              </table:table-cell>
              <table:table-cell office:value-type="float" office:value="-1.58923344946991">
                <text:p>-1.589233449469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84673469387807">
                <text:p>2.84673469387807</text:p>
              </table:table-cell>
              <table:table-cell office:value-type="float" office:value="0.0807665505283336">
                <text:p>0.08076655052833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2673469387803">
                <text:p>1.12673469387803</text:p>
              </table:table-cell>
              <table:table-cell office:value-type="float" office:value="-2.69923344947132">
                <text:p>-2.699233449471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4.97326530612179">
                <text:p>-4.97326530612179</text:p>
              </table:table-cell>
              <table:table-cell office:value-type="float" office:value="0.330766550530576">
                <text:p>0.3307665505305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.95326530612278">
                <text:p>-2.95326530612278</text:p>
              </table:table-cell>
              <table:table-cell office:value-type="float" office:value="-0.169233449470521">
                <text:p>-0.1692334494705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9367346938771">
                <text:p>1.9367346938771</text:p>
              </table:table-cell>
              <table:table-cell office:value-type="float" office:value="1.74076655052926">
                <text:p>1.740766550529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9667346938773">
                <text:p>4.9667346938773</text:p>
              </table:table-cell>
              <table:table-cell office:value-type="float" office:value="5.12076655053024">
                <text:p>5.120766550530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.07326530612371">
                <text:p>-5.07326530612371</text:p>
              </table:table-cell>
              <table:table-cell office:value-type="float" office:value="-1.63923344947002">
                <text:p>-1.639233449470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9.11326530612342">
                <text:p>-9.11326530612342</text:p>
              </table:table-cell>
              <table:table-cell office:value-type="float" office:value="-3.39923344947117">
                <text:p>-3.399233449471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9.11326530612342">
                <text:p>-9.11326530612342</text:p>
              </table:table-cell>
              <table:table-cell office:value-type="float" office:value="-0.379233449471659">
                <text:p>-0.3792334494716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8.5032653061231">
                <text:p>-8.5032653061231</text:p>
              </table:table-cell>
              <table:table-cell office:value-type="float" office:value="-3.14923344946892">
                <text:p>-3.149233449468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3.41326530612278">
                <text:p>-3.41326530612278</text:p>
              </table:table-cell>
              <table:table-cell office:value-type="float" office:value="-7.33923344947066">
                <text:p>-7.339233449470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.80326530612415">
                <text:p>-2.80326530612415</text:p>
              </table:table-cell>
              <table:table-cell office:value-type="float" office:value="-0.42923344946838">
                <text:p>-0.429233449468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5.17326530612393">
                <text:p>-5.17326530612393</text:p>
              </table:table-cell>
              <table:table-cell office:value-type="float" office:value="2.25076655053106">
                <text:p>2.250766550531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9.26326530612205">
                <text:p>-9.26326530612205</text:p>
              </table:table-cell>
              <table:table-cell office:value-type="float" office:value="-2.43923344947008">
                <text:p>-2.439233449470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7.14326530612452">
                <text:p>-7.14326530612452</text:p>
              </table:table-cell>
              <table:table-cell office:value-type="float" office:value="-2.38923344946997">
                <text:p>-2.389233449469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9.56326530612271">
                <text:p>-9.56326530612271</text:p>
              </table:table-cell>
              <table:table-cell office:value-type="float" office:value="2.40076655052969">
                <text:p>2.400766550529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8.91326530612298">
                <text:p>-8.91326530612298</text:p>
              </table:table-cell>
              <table:table-cell office:value-type="float" office:value="1.09076655052953">
                <text:p>1.090766550529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8.45326530612299">
                <text:p>-8.45326530612299</text:p>
              </table:table-cell>
              <table:table-cell office:value-type="float" office:value="-0.529233449470294">
                <text:p>-0.5292334494702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6.23326530612354">
                <text:p>-6.23326530612354</text:p>
              </table:table-cell>
              <table:table-cell office:value-type="float" office:value="0.180766550530247">
                <text:p>0.1807665505302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8.15326530612233">
                <text:p>-8.15326530612233</text:p>
              </table:table-cell>
              <table:table-cell office:value-type="float" office:value="1.79076655053107">
                <text:p>1.790766550531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8.25326530612424">
                <text:p>-8.25326530612424</text:p>
              </table:table-cell>
              <table:table-cell office:value-type="float" office:value="3.16076655053034">
                <text:p>3.160766550530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.47326530612408">
                <text:p>-4.47326530612408</text:p>
              </table:table-cell>
              <table:table-cell office:value-type="float" office:value="-2.64923344947121">
                <text:p>-2.649233449471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3.7032653061243">
                <text:p>-13.7032653061243</text:p>
              </table:table-cell>
              <table:table-cell office:value-type="float" office:value="0.030766550531612">
                <text:p>0.0307665505316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0.5232653061238">
                <text:p>-10.5232653061238</text:p>
              </table:table-cell>
              <table:table-cell office:value-type="float" office:value="-2.089233449471">
                <text:p>-2.0892334494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.81326530612196">
                <text:p>-3.81326530612196</text:p>
              </table:table-cell>
              <table:table-cell office:value-type="float" office:value="-2.64923344947121">
                <text:p>-2.649233449471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7.09326530612441">
                <text:p>-7.09326530612441</text:p>
              </table:table-cell>
              <table:table-cell office:value-type="float" office:value="0.58076655052943">
                <text:p>0.580766550529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94326530612328">
                <text:p>-1.94326530612328</text:p>
              </table:table-cell>
              <table:table-cell office:value-type="float" office:value="-1.93923344946898">
                <text:p>-1.939233449468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.71326530612174">
                <text:p>-3.71326530612174</text:p>
              </table:table-cell>
              <table:table-cell office:value-type="float" office:value="-8.0492334494712">
                <text:p>-8.04923344947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6.54326530612151">
                <text:p>-6.54326530612151</text:p>
              </table:table-cell>
              <table:table-cell office:value-type="float" office:value="-11.4792334494706">
                <text:p>-11.47923344947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5.58326530612381">
                <text:p>-5.58326530612381</text:p>
              </table:table-cell>
              <table:table-cell office:value-type="float" office:value="-3.44923344946958">
                <text:p>-3.449233449469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983265306122192">
                <text:p>-0.983265306122192</text:p>
              </table:table-cell>
              <table:table-cell office:value-type="float" office:value="-1.22923344947013">
                <text:p>-1.229233449470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7673469387623">
                <text:p>1.07673469387623</text:p>
              </table:table-cell>
              <table:table-cell office:value-type="float" office:value="-2.33923344946986">
                <text:p>-2.339233449469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3.56326530612311">
                <text:p>-3.56326530612311</text:p>
              </table:table-cell>
              <table:table-cell office:value-type="float" office:value="-1.78923344947035">
                <text:p>-1.789233449470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89673469387649">
                <text:p>2.89673469387649</text:p>
              </table:table-cell>
              <table:table-cell office:value-type="float" office:value="-4.25923344946865">
                <text:p>-4.259233449468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.5532653061236">
                <text:p>-2.5532653061236</text:p>
              </table:table-cell>
              <table:table-cell office:value-type="float" office:value="-7.88923344947017">
                <text:p>-7.889233449470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.34326530612366">
                <text:p>-1.34326530612366</text:p>
              </table:table-cell>
              <table:table-cell office:value-type="float" office:value="-7.93923344947028">
                <text:p>-7.939233449470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26734693876276">
                <text:p>0.326734693876276</text:p>
              </table:table-cell>
              <table:table-cell office:value-type="float" office:value="-4.35923344947056">
                <text:p>-4.359233449470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26734693876057">
                <text:p>0.226734693876057</text:p>
              </table:table-cell>
              <table:table-cell office:value-type="float" office:value="-2.0392334494692">
                <text:p>-2.03923344946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.09326530612142">
                <text:p>-1.09326530612142</text:p>
              </table:table-cell>
              <table:table-cell office:value-type="float" office:value="4.9207665505298">
                <text:p>4.92076655052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.0432653061235">
                <text:p>-2.0432653061235</text:p>
              </table:table-cell>
              <table:table-cell office:value-type="float" office:value="5.83076655052908">
                <text:p>5.830766550529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.44326530612218">
                <text:p>-1.44326530612218</text:p>
              </table:table-cell>
              <table:table-cell office:value-type="float" office:value="2.70076655052866">
                <text:p>2.700766550528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50673469387731">
                <text:p>4.50673469387731</text:p>
              </table:table-cell>
              <table:table-cell office:value-type="float" office:value="-2.99923344947029">
                <text:p>-2.999233449470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59673469387583">
                <text:p>2.59673469387583</text:p>
              </table:table-cell>
              <table:table-cell office:value-type="float" office:value="0.0807665505283336">
                <text:p>0.08076655052833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24673469387556">
                <text:p>3.24673469387556</text:p>
              </table:table-cell>
              <table:table-cell office:value-type="float" office:value="-5.46923344947028">
                <text:p>-5.469233449470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67673469387665">
                <text:p>6.67673469387665</text:p>
              </table:table-cell>
              <table:table-cell office:value-type="float" office:value="-1.12923344946992">
                <text:p>-1.129233449469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8767346938762">
                <text:p>11.8767346938762</text:p>
              </table:table-cell>
              <table:table-cell office:value-type="float" office:value="1.9507665505304">
                <text:p>1.95076655053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09673469387693">
                <text:p>3.09673469387693</text:p>
              </table:table-cell>
              <table:table-cell office:value-type="float" office:value="1.39076655053019">
                <text:p>1.390766550530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9367346938767">
                <text:p>7.9367346938767</text:p>
              </table:table-cell>
              <table:table-cell office:value-type="float" office:value="-1.37923344947046">
                <text:p>-1.379233449470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.0067346938775">
                <text:p>10.0067346938775</text:p>
              </table:table-cell>
              <table:table-cell office:value-type="float" office:value="-5.21923344946974">
                <text:p>-5.219233449469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9367346938767">
                <text:p>7.9367346938767</text:p>
              </table:table-cell>
              <table:table-cell office:value-type="float" office:value="-1.88923344947057">
                <text:p>-1.889233449470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.69673469387566">
                <text:p>8.69673469387566</text:p>
              </table:table-cell>
              <table:table-cell office:value-type="float" office:value="2.25076655053106">
                <text:p>2.250766550531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9367346938771">
                <text:p>1.9367346938771</text:p>
              </table:table-cell>
              <table:table-cell office:value-type="float" office:value="-4.10923344947001">
                <text:p>-4.109233449470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68673469387785">
                <text:p>7.68673469387785</text:p>
              </table:table-cell>
              <table:table-cell office:value-type="float" office:value="-4.86923344947066">
                <text:p>-4.869233449470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.8667346938784">
                <text:p>10.8667346938784</text:p>
              </table:table-cell>
              <table:table-cell office:value-type="float" office:value="-2.33923344946986">
                <text:p>-2.339233449469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13673469387664">
                <text:p>7.13673469387664</text:p>
              </table:table-cell>
              <table:table-cell office:value-type="float" office:value="-6.98923344947158">
                <text:p>-6.989233449471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29673469387567">
                <text:p>3.29673469387567</text:p>
              </table:table-cell>
              <table:table-cell office:value-type="float" office:value="-6.72923344947034">
                <text:p>-6.729233449470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9667346938773">
                <text:p>4.9667346938773</text:p>
              </table:table-cell>
              <table:table-cell office:value-type="float" office:value="-2.48923344947019">
                <text:p>-2.489233449470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.29673469387647">
                <text:p>8.29673469387647</text:p>
              </table:table-cell>
              <table:table-cell office:value-type="float" office:value="0.780766550529868">
                <text:p>0.7807665505298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32673469387588">
                <text:p>6.32673469387588</text:p>
              </table:table-cell>
              <table:table-cell office:value-type="float" office:value="-6.98923344947158">
                <text:p>-6.989233449471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.9167346938751">
                <text:p>10.9167346938751</text:p>
              </table:table-cell>
              <table:table-cell office:value-type="float" office:value="-6.02923344947049">
                <text:p>-6.029233449470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.6367346938768">
                <text:p>12.6367346938768</text:p>
              </table:table-cell>
              <table:table-cell office:value-type="float" office:value="-0.379233449471659">
                <text:p>-0.3792334494716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38673469387719">
                <text:p>7.38673469387719</text:p>
              </table:table-cell>
              <table:table-cell office:value-type="float" office:value="0.280766550530466">
                <text:p>0.2807665505304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28673469387786">
                <text:p>2.28673469387786</text:p>
              </table:table-cell>
              <table:table-cell office:value-type="float" office:value="2.70076655052866">
                <text:p>2.700766550528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9667346938773">
                <text:p>4.9667346938773</text:p>
              </table:table-cell>
              <table:table-cell office:value-type="float" office:value="3.460766550531">
                <text:p>3.4607665505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87673469387659">
                <text:p>5.87673469387659</text:p>
              </table:table-cell>
              <table:table-cell office:value-type="float" office:value="-1.37923344947046">
                <text:p>-1.379233449470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55673469387692">
                <text:p>3.55673469387692</text:p>
              </table:table-cell>
              <table:table-cell office:value-type="float" office:value="-8.29923344947005">
                <text:p>-8.299233449470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9367346938767">
                <text:p>7.9367346938767</text:p>
              </table:table-cell>
              <table:table-cell office:value-type="float" office:value="-2.69923344947132">
                <text:p>-2.699233449471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30673469387857">
                <text:p>4.30673469387857</text:p>
              </table:table-cell>
              <table:table-cell office:value-type="float" office:value="2.70076655052866">
                <text:p>2.700766550528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49673469387731">
                <text:p>2.49673469387731</text:p>
              </table:table-cell>
              <table:table-cell office:value-type="float" office:value="-1.93923344946898">
                <text:p>-1.939233449468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16673469387605">
                <text:p>5.16673469387605</text:p>
              </table:table-cell>
              <table:table-cell office:value-type="float" office:value="-8.0492334494712">
                <text:p>-8.04923344947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49673469387731">
                <text:p>2.49673469387731</text:p>
              </table:table-cell>
              <table:table-cell office:value-type="float" office:value="-3.34923344947106">
                <text:p>-3.349233449471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51673469387512">
                <text:p>5.51673469387512</text:p>
              </table:table-cell>
              <table:table-cell office:value-type="float" office:value="-0.21923344947063">
                <text:p>-0.219233449470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.0567346938776">
                <text:p>10.0567346938776</text:p>
              </table:table-cell>
              <table:table-cell office:value-type="float" office:value="4.17076655052985">
                <text:p>4.170766550529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.20673469387576">
                <text:p>9.20673469387576</text:p>
              </table:table-cell>
              <table:table-cell office:value-type="float" office:value="3.71076655052986">
                <text:p>3.710766550529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9567346938765">
                <text:p>14.9567346938765</text:p>
              </table:table-cell>
              <table:table-cell office:value-type="float" office:value="1.69076655052915">
                <text:p>1.690766550529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.476734693877">
                <text:p>11.476734693877</text:p>
              </table:table-cell>
              <table:table-cell office:value-type="float" office:value="2.05076655052893">
                <text:p>2.050766550528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06673469387752">
                <text:p>5.06673469387752</text:p>
              </table:table-cell>
              <table:table-cell office:value-type="float" office:value="7.45076655052891">
                <text:p>7.450766550528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89673469387649">
                <text:p>2.89673469387649</text:p>
              </table:table-cell>
              <table:table-cell office:value-type="float" office:value="2.40076655052969">
                <text:p>2.400766550529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.84673469387768">
                <text:p>8.84673469387768</text:p>
              </table:table-cell>
              <table:table-cell office:value-type="float" office:value="3.26076655052887">
                <text:p>3.260766550528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91673469387719">
                <text:p>4.91673469387719</text:p>
              </table:table-cell>
              <table:table-cell office:value-type="float" office:value="4.97076655052991">
                <text:p>4.970766550529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07673469387623">
                <text:p>1.07673469387623</text:p>
              </table:table-cell>
              <table:table-cell office:value-type="float" office:value="2.10076655052904">
                <text:p>2.100766550529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35673469387868">
                <text:p>4.35673469387868</text:p>
              </table:table-cell>
              <table:table-cell office:value-type="float" office:value="3.06076655053012">
                <text:p>3.060766550530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02673469387692">
                <text:p>6.02673469387692</text:p>
              </table:table-cell>
              <table:table-cell office:value-type="float" office:value="1.14076655053134">
                <text:p>1.1407665505313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.64673469387555">
                <text:p>8.64673469387555</text:p>
              </table:table-cell>
              <table:table-cell office:value-type="float" office:value="-2.0392334494692">
                <text:p>-2.039233449469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.7267346938776">
                <text:p>11.7267346938776</text:p>
              </table:table-cell>
              <table:table-cell office:value-type="float" office:value="-2.23923344947133">
                <text:p>-2.239233449471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79673469387757">
                <text:p>8.79673469387757</text:p>
              </table:table-cell>
              <table:table-cell office:value-type="float" office:value="-0.0192334494701917">
                <text:p>-0.01923344947019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.60673469387663">
                <text:p>9.60673469387663</text:p>
              </table:table-cell>
              <table:table-cell office:value-type="float" office:value="-0.729233449470732">
                <text:p>-0.7292334494707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.8967346938769">
                <text:p>13.8967346938769</text:p>
              </table:table-cell>
              <table:table-cell office:value-type="float" office:value="-5.16923344946963">
                <text:p>-5.169233449469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11673469387763">
                <text:p>5.11673469387763</text:p>
              </table:table-cell>
              <table:table-cell office:value-type="float" office:value="-3.85923344947116">
                <text:p>-3.859233449471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20673469387665">
                <text:p>4.20673469387665</text:p>
              </table:table-cell>
              <table:table-cell office:value-type="float" office:value="5.68076655053045">
                <text:p>5.680766550530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23673469387686">
                <text:p>7.23673469387686</text:p>
              </table:table-cell>
              <table:table-cell office:value-type="float" office:value="6.69076655052995">
                <text:p>6.690766550529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726734693877153">
                <text:p>0.726734693877153</text:p>
              </table:table-cell>
              <table:table-cell office:value-type="float" office:value="3.06076655053012">
                <text:p>3.060766550530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23673469387686">
                <text:p>7.23673469387686</text:p>
              </table:table-cell>
              <table:table-cell office:value-type="float" office:value="-4.86923344947066">
                <text:p>-4.869233449470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.1667346938773">
                <text:p>11.1667346938773</text:p>
              </table:table-cell>
              <table:table-cell office:value-type="float" office:value="-1.68923344947013">
                <text:p>-1.689233449470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55673469387692">
                <text:p>3.55673469387692</text:p>
              </table:table-cell>
              <table:table-cell office:value-type="float" office:value="-2.5392334494703">
                <text:p>-2.53923344947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90673469387769">
                <text:p>3.90673469387769</text:p>
              </table:table-cell>
              <table:table-cell office:value-type="float" office:value="-4.70923344946963">
                <text:p>-4.709233449469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65673469387714">
                <text:p>3.65673469387714</text:p>
              </table:table-cell>
              <table:table-cell office:value-type="float" office:value="0.53076655052932">
                <text:p>0.5307665505293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73673469387666">
                <text:p>1.73673469387666</text:p>
              </table:table-cell>
              <table:table-cell office:value-type="float" office:value="4.57076655053073">
                <text:p>4.570766550530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333265306122461">
                <text:p>-0.333265306122461</text:p>
              </table:table-cell>
              <table:table-cell office:value-type="float" office:value="-1.47923344946899">
                <text:p>-1.479233449468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26734693877372">
                <text:p>0.826734693877372</text:p>
              </table:table-cell>
              <table:table-cell office:value-type="float" office:value="4.12076655052974">
                <text:p>4.1207665505297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08673469387573">
                <text:p>2.08673469387573</text:p>
              </table:table-cell>
              <table:table-cell office:value-type="float" office:value="5.4807665505317">
                <text:p>5.48076655053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16734693876832">
                <text:p>0.116734693876832</text:p>
              </table:table-cell>
              <table:table-cell office:value-type="float" office:value="2.80076655052888">
                <text:p>2.8007665505288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333265306122461">
                <text:p>-0.333265306122461</text:p>
              </table:table-cell>
              <table:table-cell office:value-type="float" office:value="1.34076655053008">
                <text:p>1.340766550530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68673469387824">
                <text:p>1.68673469387824</text:p>
              </table:table-cell>
              <table:table-cell office:value-type="float" office:value="4.4207665505287">
                <text:p>4.420766550528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98673469387721">
                <text:p>1.98673469387721</text:p>
              </table:table-cell>
              <table:table-cell office:value-type="float" office:value="1.14076655053134">
                <text:p>1.140766550531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50673469387731">
                <text:p>4.50673469387731</text:p>
              </table:table-cell>
              <table:table-cell office:value-type="float" office:value="1.54076655053052">
                <text:p>1.540766550530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.82673469387648">
                <text:p>5.82673469387648</text:p>
              </table:table-cell>
              <table:table-cell office:value-type="float" office:value="4.12076655052974">
                <text:p>4.1207665505297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36673469387649">
                <text:p>5.36673469387649</text:p>
              </table:table-cell>
              <table:table-cell office:value-type="float" office:value="2.4507665505298">
                <text:p>2.45076655052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.19326530612333">
                <text:p>-1.19326530612333</text:p>
              </table:table-cell>
              <table:table-cell office:value-type="float" office:value="3.41076655053089">
                <text:p>3.410766550530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4.47326530612408">
                <text:p>-4.47326530612408</text:p>
              </table:table-cell>
              <table:table-cell office:value-type="float" office:value="5.02076655052832">
                <text:p>5.020766550528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8.35326530612277">
                <text:p>-8.35326530612277</text:p>
              </table:table-cell>
              <table:table-cell office:value-type="float" office:value="2.25076655053106">
                <text:p>2.250766550531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.0432653061247">
                <text:p>-1.0432653061247</text:p>
              </table:table-cell>
              <table:table-cell office:value-type="float" office:value="0.780766550529868">
                <text:p>0.7807665505298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16734693876832">
                <text:p>0.116734693876832</text:p>
              </table:table-cell>
              <table:table-cell office:value-type="float" office:value="-1.47923344946899">
                <text:p>-1.479233449468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533265306122899">
                <text:p>-0.533265306122899</text:p>
              </table:table-cell>
              <table:table-cell office:value-type="float" office:value="-1.58923344946991">
                <text:p>-1.589233449469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38326530612257">
                <text:p>-0.38326530612257</text:p>
              </table:table-cell>
              <table:table-cell office:value-type="float" office:value="0.780766550529868">
                <text:p>0.7807665505298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.29326530612355">
                <text:p>-1.29326530612355</text:p>
              </table:table-cell>
              <table:table-cell office:value-type="float" office:value="3.86076655052849">
                <text:p>3.860766550528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74673469387786">
                <text:p>2.74673469387786</text:p>
              </table:table-cell>
              <table:table-cell office:value-type="float" office:value="1.79076655053107">
                <text:p>1.790766550531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68673469387824">
                <text:p>1.68673469387824</text:p>
              </table:table-cell>
              <table:table-cell office:value-type="float" office:value="-0.0192334494701917">
                <text:p>-0.01923344947019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30673469387857">
                <text:p>4.30673469387857</text:p>
              </table:table-cell>
              <table:table-cell office:value-type="float" office:value="-2.94923344947018">
                <text:p>-2.949233449470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.55673469387653">
                <text:p>9.55673469387653</text:p>
              </table:table-cell>
              <table:table-cell office:value-type="float" office:value="-5.46923344947028">
                <text:p>-5.469233449470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476734693878299">
                <text:p>0.476734693878299</text:p>
              </table:table-cell>
              <table:table-cell office:value-type="float" office:value="-2.48923344947019">
                <text:p>-2.4892334494701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18673469387595">
                <text:p>2.18673469387595</text:p>
              </table:table-cell>
              <table:table-cell office:value-type="float" office:value="2.80076655052888">
                <text:p>2.8007665505288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14673469387704">
                <text:p>3.14673469387704</text:p>
              </table:table-cell>
              <table:table-cell office:value-type="float" office:value="0.63076655052954">
                <text:p>0.6307665505295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8673469387721">
                <text:p>1.98673469387721</text:p>
              </table:table-cell>
              <table:table-cell office:value-type="float" office:value="3.76076655052996">
                <text:p>3.760766550529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78673469387677">
                <text:p>1.78673469387677</text:p>
              </table:table-cell>
              <table:table-cell office:value-type="float" office:value="3.21076655052876">
                <text:p>3.2107665505287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33673469387708">
                <text:p>7.33673469387708</text:p>
              </table:table-cell>
              <table:table-cell office:value-type="float" office:value="5.63076655053034">
                <text:p>5.630766550530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-1.47923344946899">
                <text:p>-1.479233449468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1.69076655052915">
                <text:p>1.690766550529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-3.64923344947002">
                <text:p>-3.649233449470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-1.02923344947139">
                <text:p>-1.029233449471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1.39076655053019">
                <text:p>1.3907665505301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3.61076655052964">
                <text:p>3.610766550529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3.460766550531">
                <text:p>3.46076655053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4.12076655052974">
                <text:p>4.1207665505297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.030766550531612">
                <text:p>0.0307665505316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-0.729233449470732">
                <text:p>-0.72923344947073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1.09076655052953">
                <text:p>1.090766550529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.480766550529211">
                <text:p>0.4807665505292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3.460766550531">
                <text:p>3.46076655053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4.27076655053007">
                <text:p>4.2707665505300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1.84076655053118">
                <text:p>1.840766550531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-2.5392334494703">
                <text:p>-2.539233449470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-1.0792334494715">
                <text:p>-1.07923344947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-1.37923344947046">
                <text:p>-1.3792334494704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.780766550529868">
                <text:p>0.7807665505298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1.49076655053041">
                <text:p>1.4907665505304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1.74076655052926">
                <text:p>1.740766550529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2.80076655052888">
                <text:p>2.8007665505288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-0.929233449469477">
                <text:p>-0.92923344946947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-7.93923344947028">
                <text:p>-7.939233449470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-3.80923344947105">
                <text:p>-3.809233449471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4.82076655052958">
                <text:p>4.820766550529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2.35076655052789">
                <text:p>2.3507665505278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-0.879233449469367">
                <text:p>-0.8792334494693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1.90076655053029">
                <text:p>1.900766550530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-1.12923344946992">
                <text:p>-1.1292334494699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4.01076655053051">
                <text:p>4.0107665505305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4.07076655052963">
                <text:p>4.0707665505296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-1.98923344946909">
                <text:p>-1.989233449469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-0.779233449469148">
                <text:p>-0.7792334494691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2.60076655053013">
                <text:p>2.600766550530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-2.33923344946986">
                <text:p>-2.3392334494698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-7.63923344947131">
                <text:p>-7.6392334494713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-5.06923344946941">
                <text:p>-5.0692334494694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.380766550528991">
                <text:p>0.3807665505289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-4.25923344946865">
                <text:p>-4.259233449468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-2.89923344947007">
                <text:p>-2.8992334494700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1.14076655053134">
                <text:p>1.1407665505313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3.36076655053078">
                <text:p>3.3607665505307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-0.0192334494701917">
                <text:p>-0.01923344947019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5.4807665505317">
                <text:p>5.480766550531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3.56076655052953">
                <text:p>3.5607665505295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5.23076655052946">
                <text:p>5.2307665505294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3.31076655052898">
                <text:p>3.3107665505289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-1.98923344946909">
                <text:p>-1.9892334494690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.430766550529101">
                <text:p>0.4307665505291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2.80076655052888">
                <text:p>2.800766550528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1.34076655053008">
                <text:p>1.3407665505300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2.00076655053051">
                <text:p>2.0007665505305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4.97076655052991">
                <text:p>4.9707665505299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-0.879233449469367">
                <text:p>-0.8792334494693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3.36076655053078">
                <text:p>3.3607665505307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9.82076655052868">
                <text:p>9.8207665505286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4.32076655052848">
                <text:p>4.3207665505284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10.3707665505299">
                <text:p>10.37076655052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.990766550529312">
                <text:p>0.99076655052931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-1.47923344946899">
                <text:p>-1.4792334494689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4.97076655052991">
                <text:p>4.9707665505299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5.38076655052979">
                <text:p>5.3807665505297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3.61076655052964">
                <text:p>3.610766550529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2.10076655052904">
                <text:p>2.100766550529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-3.39923344947117">
                <text:p>-3.3992334494711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-3.49923344946969">
                <text:p>-3.4992334494696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2.50076655052991">
                <text:p>2.500766550529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2.05076655052893">
                <text:p>2.0507665505289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-0.579233449470403">
                <text:p>-0.57923344947040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1.24076655052817">
                <text:p>1.2407665505281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-0.0692334494703013">
                <text:p>-0.069233449470301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.990766550529312">
                <text:p>0.9907665505293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6.08076655052963">
                <text:p>6.0807665505296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3.21076655052876">
                <text:p>3.2107665505287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1.54076655053052">
                <text:p>1.5407665505305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.990766550529312">
                <text:p>0.9907665505293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-1.98923344946909">
                <text:p>-1.9892334494690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-0.379233449471659">
                <text:p>-0.37923344947165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3.16076655053034">
                <text:p>3.1607665505303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6.4407665505294">
                <text:p>6.440766550529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0.230766550530357">
                <text:p>0.23076655053035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.990766550529312">
                <text:p>0.9907665505293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2.65076655053024">
                <text:p>2.650766550530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1.90076655053029">
                <text:p>1.9007665505302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-0.579233449470403">
                <text:p>-0.57923344947040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-0.329233449469855">
                <text:p>-0.32923344946985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-4.65923344946952">
                <text:p>-4.6592334494695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-3.49923344946969">
                <text:p>-3.4992334494696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-1.98923344946909">
                <text:p>-1.9892334494690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-4.70923344946963">
                <text:p>-4.709233449469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